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1.3736in"/>
    </style:style>
    <style:style style:name="co4" style:family="table-column">
      <style:table-column-properties fo:break-before="auto" style:column-width="1.2516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2.0264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2in"/>
    </style:style>
    <style:style style:name="co13" style:family="table-column">
      <style:table-column-properties fo:break-before="auto" style:column-width="0.6744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4244in"/>
    </style:style>
    <style:style style:name="co16" style:family="table-column">
      <style:table-column-properties fo:break-before="auto" style:column-width="0.6417in"/>
    </style:style>
    <style:style style:name="co17" style:family="table-column">
      <style:table-column-properties fo:break-before="auto" style:column-width="1.2402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1.1992in"/>
    </style:style>
    <style:style style:name="co20" style:family="table-column">
      <style:table-column-properties fo:break-before="auto" style:column-width="2.1244in"/>
    </style:style>
    <style:style style:name="co21" style:family="table-column">
      <style:table-column-properties fo:break-before="auto" style:column-width="0.511in"/>
    </style:style>
    <style:style style:name="co22" style:family="table-column">
      <style:table-column-properties fo:break-before="auto" style:column-width="0.46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netg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34" table:default-cell-style-name="Default"/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1">
          <table:table-cell office:value-type="string">
            <text:p>#</text:p>
          </table:table-cell>
          <table:table-cell office:value-type="string">
            <text:p>this</text:p>
          </table:table-cell>
          <table:table-cell office:value-type="string">
            <text:p>config</text:p>
          </table:table-cell>
          <table:table-cell table:style-name="Default" office:value-type="string">
            <text:p>file</text:p>
          </table:table-cell>
          <table:table-cell office:value-type="string">
            <text:p>was</text:p>
          </table:table-cell>
          <table:table-cell office:value-type="string">
            <text:p>automatically</text:p>
          </table:table-cell>
          <table:table-cell office:value-type="string">
            <text:p>generated</text:p>
          </table:table-cell>
          <table:table-cell table:number-columns-repeated="32"/>
        </table:table-row>
        <table:table-row table:style-name="ro1">
          <table:table-cell office:value-type="string">
            <text:p>#</text:p>
          </table:table-cell>
          <table:table-cell office:value-type="string">
            <text:p>using</text:p>
          </table:table-cell>
          <table:table-cell office:value-type="string">
            <text:p>lirc-0.8.3pre1(default)</text:p>
          </table:table-cell>
          <table:table-cell table:style-name="Default" office:value-type="string">
            <text:p>on</text:p>
          </table:table-cell>
          <table:table-cell office:value-type="string">
            <text:p>Thu</text:p>
          </table:table-cell>
          <table:table-cell office:value-type="string">
            <text:p>Oct</text:p>
          </table:table-cell>
          <table:table-cell office:value-type="float" office:value="16">
            <text:p>16</text:p>
          </table:table-cell>
          <table:table-cell table:style-name="ce2" office:value-type="string">
            <text:p>21:38:05</text:p>
          </table:table-cell>
          <table:table-cell office:value-type="float" office:value="2008">
            <text:p>2008</text:p>
          </table:table-cell>
          <table:table-cell table:number-columns-repeated="30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1">
          <table:table-cell office:value-type="string">
            <text:p>#</text:p>
          </table:table-cell>
          <table:table-cell office:value-type="string">
            <text:p>contributed</text:p>
          </table:table-cell>
          <table:table-cell office:value-type="string">
            <text:p>by</text:p>
          </table:table-cell>
          <table:table-cell table:style-name="Default" office:value-type="string">
            <text:p>Martyn</text:p>
          </table:table-cell>
          <table:table-cell office:value-type="string">
            <text:p>Welch</text:p>
          </table:table-cell>
          <table:table-cell office:value-type="string">
            <text:p>&lt;martyn|welchs.me.uk&gt;</text:p>
          </table:table-cell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1">
          <table:table-cell office:value-type="string">
            <text:p>#</text:p>
          </table:table-cell>
          <table:table-cell office:value-type="string">
            <text:p>brand:</text:p>
          </table:table-cell>
          <table:table-cell office:value-type="string">
            <text:p>Netgem</text:p>
          </table:table-cell>
          <table:table-cell table:style-name="Default"/>
          <table:table-cell table:number-columns-repeated="35"/>
        </table:table-row>
        <table:table-row table:style-name="ro1">
          <table:table-cell office:value-type="string">
            <text:p>#</text:p>
          </table:table-cell>
          <table:table-cell office:value-type="string">
            <text:p>model</text:p>
          </table:table-cell>
          <table:table-cell office:value-type="string">
            <text:p>no.</text:p>
          </table:table-cell>
          <table:table-cell table:style-name="Default" office:value-type="string">
            <text:p>of</text:p>
          </table:table-cell>
          <table:table-cell office:value-type="string">
            <text:p>remote</text:p>
          </table:table-cell>
          <table:table-cell office:value-type="string">
            <text:p>control:</text:p>
          </table:table-cell>
          <table:table-cell table:number-columns-repeated="3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>
            <text:p>perio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35"/>
        </table:table-row>
        <table:table-row table:style-name="ro1"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Netgem_iPlayer</text:p>
          </table:table-cell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bit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SPACE_ENC|CONST_LENGTH</text:p>
          </table:table-cell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eps</text:p>
          </table:table-cell>
          <table:table-cell office:value-type="float" office:value="30">
            <text:p>30</text:p>
          </table:table-cell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aeps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35"/>
        </table:table-row>
        <table:table-row table:style-name="ro1"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number-columns-repeated="2" office:value-type="string">
            <text:p>header</text:p>
          </table:table-cell>
          <table:table-cell table:style-name="ce1" office:value-type="float" office:value="9040">
            <text:p>9040</text:p>
          </table:table-cell>
          <table:table-cell office:value-type="float" office:value="4425">
            <text:p>4425</text:p>
          </table:table-cell>
          <table:table-cell/>
          <table:table-cell table:formula="of:=ROUND([.C20]/[.B12])" office:value-type="float" office:value="9040">
            <text:p>9040</text:p>
          </table:table-cell>
          <table:table-cell table:formula="of:=ROUND([.D20]/[.B12])" office:value-type="float" office:value="4425">
            <text:p>4425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one</text:p>
          </table:table-cell>
          <table:table-cell table:style-name="ce1" office:value-type="float" office:value="628">
            <text:p>628</text:p>
          </table:table-cell>
          <table:table-cell office:value-type="float" office:value="1614">
            <text:p>1614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zero</text:p>
          </table:table-cell>
          <table:table-cell table:style-name="ce1" office:value-type="float" office:value="628">
            <text:p>628</text:p>
          </table:table-cell>
          <table:table-cell office:value-type="float" office:value="488">
            <text:p>488</text:p>
          </table:table-cell>
          <table:table-cell table:number-columns-repeated="35"/>
        </table:table-row>
        <table:table-row table:style-name="ro1">
          <table:table-cell/>
          <table:table-cell office:value-type="string">
            <text:p>ptrail</text:p>
          </table:table-cell>
          <table:table-cell office:value-type="float" office:value="608">
            <text:p>608</text:p>
          </table:table-cell>
          <table:table-cell table:style-name="Default"/>
          <table:table-cell table:number-columns-repeated="35"/>
        </table:table-row>
        <table:table-row table:style-name="ro1">
          <table:table-cell/>
          <table:table-cell office:value-type="string">
            <text:p>repeat</text:p>
          </table:table-cell>
          <table:table-cell office:value-type="float" office:value="9028">
            <text:p>9028</text:p>
          </table:table-cell>
          <table:table-cell table:style-name="Default" office:value-type="float" office:value="2199">
            <text:p>2199</text:p>
          </table:table-cell>
          <table:table-cell table:number-columns-repeated="35"/>
        </table:table-row>
        <table:table-row table:style-name="ro2">
          <table:table-cell/>
          <table:table-cell office:value-type="string">
            <text:p>pre_data_bits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formula="of:=[.H25]*2" office:value-type="float" office:value="32768">
            <text:p>32768</text:p>
          </table:table-cell>
          <table:table-cell/>
          <table:table-cell table:formula="of:=[.J25]*2" office:value-type="float" office:value="16384">
            <text:p>16384</text:p>
          </table:table-cell>
          <table:table-cell/>
          <table:table-cell table:formula="of:=[.L25]*2" office:value-type="float" office:value="8192">
            <text:p>8192</text:p>
          </table:table-cell>
          <table:table-cell/>
          <table:table-cell table:formula="of:=[.N25]*2" office:value-type="float" office:value="4096">
            <text:p>4096</text:p>
          </table:table-cell>
          <table:table-cell/>
          <table:table-cell table:formula="of:=[.P25]*2" office:value-type="float" office:value="2048">
            <text:p>2048</text:p>
          </table:table-cell>
          <table:table-cell/>
          <table:table-cell table:formula="of:=[.R25]*2" office:value-type="float" office:value="1024">
            <text:p>1024</text:p>
          </table:table-cell>
          <table:table-cell/>
          <table:table-cell table:formula="of:=[.T25]*2" office:value-type="float" office:value="512">
            <text:p>512</text:p>
          </table:table-cell>
          <table:table-cell/>
          <table:table-cell table:formula="of:=[.V25]*2" office:value-type="float" office:value="256">
            <text:p>256</text:p>
          </table:table-cell>
          <table:table-cell/>
          <table:table-cell table:formula="of:=[.X25]*2" office:value-type="float" office:value="128">
            <text:p>128</text:p>
          </table:table-cell>
          <table:table-cell/>
          <table:table-cell table:formula="of:=[.Z25]*2" office:value-type="float" office:value="64">
            <text:p>64</text:p>
          </table:table-cell>
          <table:table-cell/>
          <table:table-cell table:formula="of:=[.AB25]*2" office:value-type="float" office:value="32">
            <text:p>32</text:p>
          </table:table-cell>
          <table:table-cell/>
          <table:table-cell table:formula="of:=[.AD25]*2" office:value-type="float" office:value="16">
            <text:p>16</text:p>
          </table:table-cell>
          <table:table-cell/>
          <table:table-cell table:formula="of:=[.AF25]*2" office:value-type="float" office:value="8">
            <text:p>8</text:p>
          </table:table-cell>
          <table:table-cell/>
          <table:table-cell table:formula="of:=[.AH25]*2" office:value-type="float" office:value="4">
            <text:p>4</text:p>
          </table:table-cell>
          <table:table-cell/>
          <table:table-cell table:formula="of:=[.AJ25]*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efix</text:p>
          </table:table-cell>
          <table:table-cell office:value-type="string">
            <text:p>pre_data</text:p>
          </table:table-cell>
          <table:table-cell office:value-type="string">
            <text:p>0xC1CC</text:p>
          </table:table-cell>
          <table:table-cell table:formula="of:=DECIMAL(RIGHT([.C26];4); 16)" office:value-type="float" office:value="49612">
            <text:p>49612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2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2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26]);[.$D$21];[.$D$22])/[.$B$12])" office:value-type="float" office:value="488">
            <text:p>488</text:p>
          </table:table-cell>
          <table:table-cell table:number-columns-repeated="2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>
            <text:p>begin</text:p>
          </table:table-cell>
          <table:table-cell office:value-type="string">
            <text:p>codes</text:p>
          </table:table-cell>
          <table:table-cell table:number-columns-repeated="3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YPAD_1</text:p>
          </table:table-cell>
          <table:table-cell office:value-type="string">
            <text:p>0x8679</text:p>
          </table:table-cell>
          <table:table-cell table:formula="of:=DECIMAL(RIGHT([.C31];4); 16)" office:value-type="float" office:value="34425">
            <text:p>344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1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YPAD_2</text:p>
          </table:table-cell>
          <table:table-cell office:value-type="string">
            <text:p>0x46B9</text:p>
          </table:table-cell>
          <table:table-cell table:formula="of:=DECIMAL(RIGHT([.C32];4); 16)" office:value-type="float" office:value="18105">
            <text:p>181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2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EYPAD_3</text:p>
          </table:table-cell>
          <table:table-cell office:value-type="string">
            <text:p>0xC639</text:p>
          </table:table-cell>
          <table:table-cell table:formula="of:=DECIMAL(RIGHT([.C33];4); 16)" office:value-type="float" office:value="50745">
            <text:p>507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3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EYPAD_4</text:p>
          </table:table-cell>
          <table:table-cell office:value-type="string">
            <text:p>0x26D9</text:p>
          </table:table-cell>
          <table:table-cell table:formula="of:=DECIMAL(RIGHT([.C34];4); 16)" office:value-type="float" office:value="9945">
            <text:p>99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4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EYPAD_5</text:p>
          </table:table-cell>
          <table:table-cell office:value-type="string">
            <text:p>0xA659</text:p>
          </table:table-cell>
          <table:table-cell table:formula="of:=DECIMAL(RIGHT([.C35];4); 16)" office:value-type="float" office:value="42585">
            <text:p>425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5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EYPAD_6</text:p>
          </table:table-cell>
          <table:table-cell office:value-type="string">
            <text:p>0x6699</text:p>
          </table:table-cell>
          <table:table-cell table:formula="of:=DECIMAL(RIGHT([.C36];4); 16)" office:value-type="float" office:value="26265">
            <text:p>262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6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EYPAD_7</text:p>
          </table:table-cell>
          <table:table-cell office:value-type="string">
            <text:p>0xE619</text:p>
          </table:table-cell>
          <table:table-cell table:formula="of:=DECIMAL(RIGHT([.C37];4); 16)" office:value-type="float" office:value="58905">
            <text:p>589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7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EYPAD_8</text:p>
          </table:table-cell>
          <table:table-cell office:value-type="string">
            <text:p>0x16E9</text:p>
          </table:table-cell>
          <table:table-cell table:formula="of:=DECIMAL(RIGHT([.C38];4); 16)" office:value-type="float" office:value="5865">
            <text:p>58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8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EYPAD_9</text:p>
          </table:table-cell>
          <table:table-cell office:value-type="string">
            <text:p>0x9669</text:p>
          </table:table-cell>
          <table:table-cell table:formula="of:=DECIMAL(RIGHT([.C39];4); 16)" office:value-type="float" office:value="38505">
            <text:p>385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3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3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39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back</text:p>
          </table:table-cell>
          <table:table-cell office:value-type="string">
            <text:p>CANCEL</text:p>
          </table:table-cell>
          <table:table-cell office:value-type="string">
            <text:p>0x0EF1</text:p>
          </table:table-cell>
          <table:table-cell table:formula="of:=DECIMAL(RIGHT([.C40];4); 16)" office:value-type="float" office:value="3825">
            <text:p>38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0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EYPAD_0</text:p>
          </table:table-cell>
          <table:table-cell office:value-type="string">
            <text:p>0x06F9</text:p>
          </table:table-cell>
          <table:table-cell table:formula="of:=DECIMAL(RIGHT([.C41];4); 16)" office:value-type="float" office:value="1785">
            <text:p>17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1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list</text:p>
          </table:table-cell>
          <table:table-cell office:value-type="string">
            <text:p>LIST</text:p>
          </table:table-cell>
          <table:table-cell office:value-type="string">
            <text:p>0x8E71</text:p>
          </table:table-cell>
          <table:table-cell table:formula="of:=DECIMAL(RIGHT([.C42];4); 16)" office:value-type="float" office:value="36465">
            <text:p>364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2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0x629D</text:p>
          </table:table-cell>
          <table:table-cell table:formula="of:=DECIMAL(RIGHT([.C43];4); 16)" office:value-type="float" office:value="25245">
            <text:p>252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3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0xE21D</text:p>
          </table:table-cell>
          <table:table-cell table:formula="of:=DECIMAL(RIGHT([.C44];4); 16)" office:value-type="float" office:value="57885">
            <text:p>578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4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0x12ED</text:p>
          </table:table-cell>
          <table:table-cell table:formula="of:=DECIMAL(RIGHT([.C45];4); 16)" office:value-type="float" office:value="4845">
            <text:p>48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5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0x926D</text:p>
          </table:table-cell>
          <table:table-cell table:formula="of:=DECIMAL(RIGHT([.C46];4); 16)" office:value-type="float" office:value="37485">
            <text:p>374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6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up</text:p>
          </table:table-cell>
          <table:table-cell office:value-type="string">
            <text:p>DIRECTION_UP</text:p>
          </table:table-cell>
          <table:table-cell office:value-type="string">
            <text:p>0x42BD</text:p>
          </table:table-cell>
          <table:table-cell table:formula="of:=DECIMAL(RIGHT([.C47];4); 16)" office:value-type="float" office:value="17085">
            <text:p>170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7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down</text:p>
          </table:table-cell>
          <table:table-cell office:value-type="string">
            <text:p>DIRECTION_DOWN</text:p>
          </table:table-cell>
          <table:table-cell office:value-type="string">
            <text:p>0xC23D</text:p>
          </table:table-cell>
          <table:table-cell table:formula="of:=DECIMAL(RIGHT([.C48];4); 16)" office:value-type="float" office:value="49725">
            <text:p>497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8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left</text:p>
          </table:table-cell>
          <table:table-cell office:value-type="string">
            <text:p>DIRECTION_LEFT</text:p>
          </table:table-cell>
          <table:table-cell office:value-type="string">
            <text:p>0x22DD</text:p>
          </table:table-cell>
          <table:table-cell table:formula="of:=DECIMAL(RIGHT([.C49];4); 16)" office:value-type="float" office:value="8925">
            <text:p>89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4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4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49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right</text:p>
          </table:table-cell>
          <table:table-cell office:value-type="string">
            <text:p>DIRECTION_RIGHT</text:p>
          </table:table-cell>
          <table:table-cell office:value-type="string">
            <text:p>0xA25D</text:p>
          </table:table-cell>
          <table:table-cell table:formula="of:=DECIMAL(RIGHT([.C50];4); 16)" office:value-type="float" office:value="41565">
            <text:p>415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0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0x827D</text:p>
          </table:table-cell>
          <table:table-cell table:formula="of:=DECIMAL(RIGHT([.C51];4); 16)" office:value-type="float" office:value="33405">
            <text:p>334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1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string">
            <text:p>volup</text:p>
          </table:table-cell>
          <table:table-cell office:value-type="string">
            <text:p>VOLUME_UP</text:p>
          </table:table-cell>
          <table:table-cell office:value-type="string">
            <text:p>0x6A95</text:p>
          </table:table-cell>
          <table:table-cell table:formula="of:=DECIMAL(RIGHT([.C52];4); 16)" office:value-type="float" office:value="27285">
            <text:p>272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2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string">
            <text:p>voldown</text:p>
          </table:table-cell>
          <table:table-cell office:value-type="string">
            <text:p>VOLUME_DOWN</text:p>
          </table:table-cell>
          <table:table-cell office:value-type="string">
            <text:p>0xEA15</text:p>
          </table:table-cell>
          <table:table-cell table:formula="of:=DECIMAL(RIGHT([.C53];4); 16)" office:value-type="float" office:value="59925">
            <text:p>599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3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string">
            <text:p>chup</text:p>
          </table:table-cell>
          <table:table-cell office:value-type="string">
            <text:p>PROGRAM_UP</text:p>
          </table:table-cell>
          <table:table-cell office:value-type="string">
            <text:p>0x1AE5</text:p>
          </table:table-cell>
          <table:table-cell table:formula="of:=DECIMAL(RIGHT([.C54];4); 16)" office:value-type="float" office:value="6885">
            <text:p>68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4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4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4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string">
            <text:p>chdown</text:p>
          </table:table-cell>
          <table:table-cell office:value-type="string">
            <text:p>PROGRAM_DOWN</text:p>
          </table:table-cell>
          <table:table-cell office:value-type="string">
            <text:p>0x9A65</text:p>
          </table:table-cell>
          <table:table-cell table:formula="of:=DECIMAL(RIGHT([.C55];4); 16)" office:value-type="float" office:value="39525">
            <text:p>395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5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5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5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forward</text:p>
          </table:table-cell>
          <table:table-cell office:value-type="string">
            <text:p>FAST_FORWARD</text:p>
          </table:table-cell>
          <table:table-cell office:value-type="string">
            <text:p>0x8A75</text:p>
          </table:table-cell>
          <table:table-cell table:formula="of:=DECIMAL(RIGHT([.C56];4); 16)" office:value-type="float" office:value="35445">
            <text:p>354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6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6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6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backward</text:p>
          </table:table-cell>
          <table:table-cell office:value-type="string">
            <text:p>REWIND</text:p>
          </table:table-cell>
          <table:table-cell office:value-type="string">
            <text:p>0x0AF5</text:p>
          </table:table-cell>
          <table:table-cell table:formula="of:=DECIMAL(RIGHT([.C57];4); 16)" office:value-type="float" office:value="2805">
            <text:p>28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7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7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7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0x4AB5</text:p>
          </table:table-cell>
          <table:table-cell table:formula="of:=DECIMAL(RIGHT([.C58];4); 16)" office:value-type="float" office:value="19125">
            <text:p>1912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8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8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8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info</text:p>
          </table:table-cell>
          <table:table-cell office:value-type="string">
            <text:p>INFO</text:p>
          </table:table-cell>
          <table:table-cell office:value-type="string">
            <text:p>0xCA35</text:p>
          </table:table-cell>
          <table:table-cell table:formula="of:=DECIMAL(RIGHT([.C59];4); 16)" office:value-type="float" office:value="51765">
            <text:p>517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59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59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59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mute</text:p>
          </table:table-cell>
          <table:table-cell office:value-type="string">
            <text:p>MUTE</text:p>
          </table:table-cell>
          <table:table-cell office:value-type="string">
            <text:p>0x4EB1</text:p>
          </table:table-cell>
          <table:table-cell table:formula="of:=DECIMAL(RIGHT([.C60];4); 16)" office:value-type="float" office:value="20145">
            <text:p>2014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60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60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60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pip</text:p>
          </table:table-cell>
          <table:table-cell office:value-type="string">
            <text:p>PICTURE_IN_PICTURE</text:p>
          </table:table-cell>
          <table:table-cell office:value-type="string">
            <text:p>0x2AD5</text:p>
          </table:table-cell>
          <table:table-cell table:formula="of:=DECIMAL(RIGHT([.C61];4); 16)" office:value-type="float" office:value="10965">
            <text:p>1096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61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61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61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string">
            <text:p>MENU</text:p>
          </table:table-cell>
          <table:table-cell office:value-type="string">
            <text:p>0xAA55</text:p>
          </table:table-cell>
          <table:table-cell table:formula="of:=DECIMAL(RIGHT([.C62];4); 16)" office:value-type="float" office:value="43605">
            <text:p>4360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62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62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62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POWER</text:p>
          </table:table-cell>
          <table:table-cell office:value-type="string">
            <text:p>0xCE31</text:p>
          </table:table-cell>
          <table:table-cell table:formula="of:=DECIMAL(RIGHT([.C63];4); 16)" office:value-type="float" office:value="52785">
            <text:p>52785</text:p>
          </table:table-cell>
          <table:table-cell/>
          <table:table-cell table:formula="of:=ROUND([.$C$21]/[.$B$12])" office:value-type="float" office:value="628">
            <text:p>628</text:p>
          </table:table-cell>
          <table:table-cell table:formula="of:=ROUND(IF(BITAND([.F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H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J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L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N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P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R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T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V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X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Z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B$25];[.$D63]);[.$D$21];[.$D$22])/[.$B$12])" office:value-type="float" office:value="1614">
            <text:p>1614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D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F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H$25];[.$D63]);[.$D$21];[.$D$22])/[.$B$12])" office:value-type="float" office:value="488">
            <text:p>488</text:p>
          </table:table-cell>
          <table:table-cell table:formula="of:=ROUND([.$C$21]/[.$B$12])" office:value-type="float" office:value="628">
            <text:p>628</text:p>
          </table:table-cell>
          <table:table-cell table:formula="of:=ROUND(IF(BITAND([.AJ$25];[.$D63]);[.$D$21];[.$D$22])/[.$B$12])" office:value-type="float" office:value="1614">
            <text:p>1614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number-columns-repeated="3"/>
          <table:table-cell table:style-name="Default"/>
          <table:table-cell table:number-columns-repeated="35"/>
        </table:table-row>
      </table:table>
      <table:table table:name="samsung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5" table:default-cell-style-name="Default"/>
        <table:table-column table:style-name="co12" table:number-columns-repeated="32" table:default-cell-style-name="Default"/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office:value-type="string">
            <text:p>this</text:p>
          </table:table-cell>
          <table:table-cell office:value-type="string">
            <text:p>config</text:p>
          </table:table-cell>
          <table:table-cell table:style-name="Default" office:value-type="string">
            <text:p>file</text:p>
          </table:table-cell>
          <table:table-cell office:value-type="string">
            <text:p>was</text:p>
          </table:table-cell>
          <table:table-cell office:value-type="string">
            <text:p>automatically</text:p>
          </table:table-cell>
          <table:table-cell office:value-type="string">
            <text:p>generated</text:p>
          </table:table-cell>
          <table:table-cell table:number-columns-repeated="30"/>
        </table:table-row>
        <table:table-row table:style-name="ro1">
          <table:table-cell office:value-type="string">
            <text:p>#</text:p>
          </table:table-cell>
          <table:table-cell office:value-type="string">
            <text:p>using</text:p>
          </table:table-cell>
          <table:table-cell office:value-type="string">
            <text:p>lirc-0.8.3(default)</text:p>
          </table:table-cell>
          <table:table-cell table:style-name="Default" office:value-type="string">
            <text:p>on</text:p>
          </table:table-cell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23">
            <text:p>23</text:p>
          </table:table-cell>
          <table:table-cell table:style-name="ce2" office:value-type="string">
            <text:p>10:33:59</text:p>
          </table:table-cell>
          <table:table-cell office:value-type="float" office:value="2009">
            <text:p>2009</text:p>
          </table:table-cell>
          <table:table-cell table:number-columns-repeated="2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office:value-type="string">
            <text:p>contributed</text:p>
          </table:table-cell>
          <table:table-cell office:value-type="string">
            <text:p>by</text:p>
          </table:table-cell>
          <table:table-cell table:style-name="Default"/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office:value-type="string">
            <text:p>brand:</text:p>
          </table:table-cell>
          <table:table-cell office:value-type="string">
            <text:p>Samsung</text:p>
          </table:table-cell>
          <table:table-cell table:style-name="Default"/>
          <table:table-cell table:number-columns-repeated="33"/>
        </table:table-row>
        <table:table-row table:style-name="ro1">
          <table:table-cell office:value-type="string">
            <text:p>#</text:p>
          </table:table-cell>
          <table:table-cell office:value-type="string">
            <text:p>model</text:p>
          </table:table-cell>
          <table:table-cell office:value-type="string">
            <text:p>no.</text:p>
          </table:table-cell>
          <table:table-cell table:style-name="Default" office:value-type="string">
            <text:p>of</text:p>
          </table:table-cell>
          <table:table-cell office:value-type="string">
            <text:p>remote</text:p>
          </table:table-cell>
          <table:table-cell office:value-type="string">
            <text:p>control:</text:p>
          </table:table-cell>
          <table:table-cell office:value-type="string">
            <text:p>BN59-00861A</text:p>
          </table:table-cell>
          <table:table-cell table:number-columns-repeated="30"/>
        </table:table-row>
        <table:table-row table:style-name="ro1">
          <table:table-cell office:value-type="string">
            <text:p>#</text:p>
          </table:table-cell>
          <table:table-cell office:value-type="string">
            <text:p>devices</text:p>
          </table:table-cell>
          <table:table-cell office:value-type="string">
            <text:p>being</text:p>
          </table:table-cell>
          <table:table-cell table:style-name="Default" office:value-type="string">
            <text:p>controlled</text:p>
          </table:table-cell>
          <table:table-cell office:value-type="string">
            <text:p>by</text:p>
          </table:table-cell>
          <table:table-cell office:value-type="string">
            <text:p>this</text:p>
          </table:table-cell>
          <table:table-cell office:value-type="string">
            <text:p>remote:</text:p>
          </table:table-cell>
          <table:table-cell office:value-type="string">
            <text:p>LCD</text:p>
          </table:table-cell>
          <table:table-cell office:value-type="string">
            <text:p>TV</text:p>
          </table:table-cell>
          <table:table-cell office:value-type="string">
            <text:p>LE40B650</text:p>
          </table:table-cell>
          <table:table-cell table:number-columns-repeated="27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table:style-name="ce1" office:value-type="string">
            <text:p>period</text:p>
          </table:table-cell>
          <table:table-cell table:style-name="ce1" office:value-type="float" office:value="5">
            <text:p>5</text:p>
          </table:table-cell>
          <table:table-cell/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amsung_BN59-00861A</text:p>
          </table:table-cell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bit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SPACE_ENC|CONST_LENGTH</text:p>
          </table:table-cell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eps</text:p>
          </table:table-cell>
          <table:table-cell office:value-type="float" office:value="30">
            <text:p>30</text:p>
          </table:table-cell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aeps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table:number-columns-repeated="2" office:value-type="string">
            <text:p>header</text:p>
          </table:table-cell>
          <table:table-cell office:value-type="float" office:value="4498">
            <text:p>4498</text:p>
          </table:table-cell>
          <table:table-cell table:style-name="Default" office:value-type="float" office:value="4450">
            <text:p>4450</text:p>
          </table:table-cell>
          <table:table-cell/>
          <table:table-cell table:style-name="ce1" table:formula="of:=ROUND([.C20]/[.B12])" office:value-type="float" office:value="900">
            <text:p>900</text:p>
          </table:table-cell>
          <table:table-cell table:style-name="ce1" table:formula="of:=ROUND([.D20]/[.B12])" office:value-type="float" office:value="890">
            <text:p>890</text:p>
          </table:table-cell>
          <table:table-cell table:number-columns-repeated="4"/>
          <table:table-cell table:formula="of:=[.C20]/[.$B$12]" office:value-type="float" office:value="899.6">
            <text:p>899.6</text:p>
          </table:table-cell>
          <table:table-cell table:formula="of:=[.D20]/[.$B$12]" office:value-type="float" office:value="890">
            <text:p>890</text:p>
          </table:table-cell>
          <table:table-cell table:formula="of:=[.E20]/[.$B$12]" office:value-type="float" office:value="0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ne</text:p>
          </table:table-cell>
          <table:table-cell table:style-name="ce1" office:value-type="float" office:value="590">
            <text:p>590</text:p>
          </table:table-cell>
          <table:table-cell office:value-type="float" office:value="1650">
            <text:p>1650</text:p>
          </table:table-cell>
          <table:table-cell/>
          <table:table-cell table:number-columns-repeated="6"/>
          <table:table-cell table:formula="of:=[.C21]/[.$B$12]" office:value-type="float" office:value="118">
            <text:p>118</text:p>
          </table:table-cell>
          <table:table-cell table:formula="of:=[.D21]/[.$B$12]" office:value-type="float" office:value="330">
            <text:p>330</text:p>
          </table:table-cell>
          <table:table-cell table:formula="of:=[.E21]/[.$B$12]" office:value-type="float" office:value="0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zero</text:p>
          </table:table-cell>
          <table:table-cell table:style-name="ce1" office:value-type="float" office:value="590">
            <text:p>590</text:p>
          </table:table-cell>
          <table:table-cell office:value-type="float" office:value="535">
            <text:p>535</text:p>
          </table:table-cell>
          <table:table-cell table:number-columns-repeated="7"/>
          <table:table-cell table:formula="of:=[.C22]/[.$B$12]" office:value-type="float" office:value="118">
            <text:p>118</text:p>
          </table:table-cell>
          <table:table-cell table:formula="of:=[.D22]/[.$B$12]" office:value-type="float" office:value="107">
            <text:p>107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ptrail</text:p>
          </table:table-cell>
          <table:table-cell office:value-type="float" office:value="584">
            <text:p>584</text:p>
          </table:table-cell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2">
          <table:table-cell/>
          <table:table-cell office:value-type="string">
            <text:p>pre_data_bits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formula="of:=[.H25]*2" office:value-type="float" office:value="32768">
            <text:p>32768</text:p>
          </table:table-cell>
          <table:table-cell/>
          <table:table-cell table:formula="of:=[.J25]*2" office:value-type="float" office:value="16384">
            <text:p>16384</text:p>
          </table:table-cell>
          <table:table-cell/>
          <table:table-cell table:formula="of:=[.L25]*2" office:value-type="float" office:value="8192">
            <text:p>8192</text:p>
          </table:table-cell>
          <table:table-cell/>
          <table:table-cell table:formula="of:=[.N25]*2" office:value-type="float" office:value="4096">
            <text:p>4096</text:p>
          </table:table-cell>
          <table:table-cell/>
          <table:table-cell table:formula="of:=[.P25]*2" office:value-type="float" office:value="2048">
            <text:p>2048</text:p>
          </table:table-cell>
          <table:table-cell/>
          <table:table-cell table:formula="of:=[.R25]*2" office:value-type="float" office:value="1024">
            <text:p>1024</text:p>
          </table:table-cell>
          <table:table-cell/>
          <table:table-cell table:formula="of:=[.T25]*2" office:value-type="float" office:value="512">
            <text:p>512</text:p>
          </table:table-cell>
          <table:table-cell/>
          <table:table-cell table:formula="of:=[.V25]*2" office:value-type="float" office:value="256">
            <text:p>256</text:p>
          </table:table-cell>
          <table:table-cell/>
          <table:table-cell table:formula="of:=[.X25]*2" office:value-type="float" office:value="128">
            <text:p>128</text:p>
          </table:table-cell>
          <table:table-cell/>
          <table:table-cell table:formula="of:=[.Z25]*2" office:value-type="float" office:value="64">
            <text:p>64</text:p>
          </table:table-cell>
          <table:table-cell/>
          <table:table-cell table:formula="of:=[.AB25]*2" office:value-type="float" office:value="32">
            <text:p>32</text:p>
          </table:table-cell>
          <table:table-cell/>
          <table:table-cell table:formula="of:=[.AD25]*2" office:value-type="float" office:value="16">
            <text:p>16</text:p>
          </table:table-cell>
          <table:table-cell/>
          <table:table-cell table:formula="of:=[.AF25]*2" office:value-type="float" office:value="8">
            <text:p>8</text:p>
          </table:table-cell>
          <table:table-cell/>
          <table:table-cell table:formula="of:=[.AH25]*2" office:value-type="float" office:value="4">
            <text:p>4</text:p>
          </table:table-cell>
          <table:table-cell/>
          <table:table-cell table:formula="of:=[.AJ25]*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efix</text:p>
          </table:table-cell>
          <table:table-cell office:value-type="string">
            <text:p>pre_data</text:p>
          </table:table-cell>
          <table:table-cell office:value-type="string">
            <text:p>0xE0E0</text:p>
          </table:table-cell>
          <table:table-cell table:formula="of:=DECIMAL(RIGHT([.C26];4); 16)" office:value-type="float" office:value="57568">
            <text:p>57568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2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2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26]);[.$D$21];[.$D$22])/[.$B$12]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gap</text:p>
          </table:table-cell>
          <table:table-cell office:value-type="float" office:value="107635">
            <text:p>107635</text:p>
          </table:table-cell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>
            <text:p>toggle_bit_mask</text:p>
          </table:table-cell>
          <table:table-cell office:value-type="string">
            <text:p>0x0</text:p>
          </table:table-cell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office:value-type="string">
            <text:p>power</text:p>
          </table:table-cell>
          <table:table-cell office:value-type="string">
            <text:p>Power</text:p>
          </table:table-cell>
          <table:table-cell office:value-type="string">
            <text:p>0x40BF</text:p>
          </table:table-cell>
          <table:table-cell table:formula="of:=DECIMAL(RIGHT([.C30];4); 16)" office:value-type="float" office:value="16575">
            <text:p>1657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0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string">
            <text:p>TV</text:p>
          </table:table-cell>
          <table:table-cell office:value-type="string">
            <text:p>0xD827</text:p>
          </table:table-cell>
          <table:table-cell table:formula="of:=DECIMAL(RIGHT([.C31];4); 16)" office:value-type="float" office:value="55335">
            <text:p>5533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1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x20DF</text:p>
          </table:table-cell>
          <table:table-cell table:formula="of:=DECIMAL(RIGHT([.C32];4); 16)" office:value-type="float" office:value="8415">
            <text:p>841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2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0xA05F</text:p>
          </table:table-cell>
          <table:table-cell table:formula="of:=DECIMAL(RIGHT([.C33];4); 16)" office:value-type="float" office:value="41055">
            <text:p>410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3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0x609F</text:p>
          </table:table-cell>
          <table:table-cell table:formula="of:=DECIMAL(RIGHT([.C34];4); 16)" office:value-type="float" office:value="24735">
            <text:p>2473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4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0x10EF</text:p>
          </table:table-cell>
          <table:table-cell table:formula="of:=DECIMAL(RIGHT([.C35];4); 16)" office:value-type="float" office:value="4335">
            <text:p>433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5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0x906F</text:p>
          </table:table-cell>
          <table:table-cell table:formula="of:=DECIMAL(RIGHT([.C36];4); 16)" office:value-type="float" office:value="36975">
            <text:p>3697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6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0x50AF</text:p>
          </table:table-cell>
          <table:table-cell table:formula="of:=DECIMAL(RIGHT([.C37];4); 16)" office:value-type="float" office:value="20655">
            <text:p>206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7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0x30CF</text:p>
          </table:table-cell>
          <table:table-cell table:formula="of:=DECIMAL(RIGHT([.C38];4); 16)" office:value-type="float" office:value="12495">
            <text:p>124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8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0xB04F</text:p>
          </table:table-cell>
          <table:table-cell table:formula="of:=DECIMAL(RIGHT([.C39];4); 16)" office:value-type="float" office:value="45135">
            <text:p>4513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3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3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39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0x708F</text:p>
          </table:table-cell>
          <table:table-cell table:formula="of:=DECIMAL(RIGHT([.C40];4); 16)" office:value-type="float" office:value="28815">
            <text:p>2881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0]);[.$D$21];[.$D$22])/[.$B$12])"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x8877</text:p>
          </table:table-cell>
          <table:table-cell table:formula="of:=DECIMAL(RIGHT([.C41];4); 16)" office:value-type="float" office:value="34935">
            <text:p>3493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1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Enter</text:p>
          </table:table-cell>
          <table:table-cell office:value-type="string">
            <text:p>0x16E9</text:p>
          </table:table-cell>
          <table:table-cell table:formula="of:=DECIMAL(RIGHT([.C42];4); 16)" office:value-type="float" office:value="5865">
            <text:p>586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2]);[.$D$21];[.$D$22])/[.$B$12])" office:value-type="float" office:value="330">
            <text:p>330</text:p>
          </table:table-cell>
        </table:table-row>
        <table:table-row table:style-name="ro2">
          <table:table-cell/>
          <table:table-cell office:value-type="string">
            <text:p>Pre-Ch</text:p>
          </table:table-cell>
          <table:table-cell office:value-type="string">
            <text:p>0xC837</text:p>
          </table:table-cell>
          <table:table-cell table:formula="of:=DECIMAL(RIGHT([.C43];4); 16)" office:value-type="float" office:value="51255">
            <text:p>512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3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mute</text:p>
          </table:table-cell>
          <table:table-cell office:value-type="string">
            <text:p>Mute</text:p>
          </table:table-cell>
          <table:table-cell office:value-type="string">
            <text:p>0xF00F</text:p>
          </table:table-cell>
          <table:table-cell table:formula="of:=DECIMAL(RIGHT([.C44];4); 16)" office:value-type="float" office:value="61455">
            <text:p>614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4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string">
            <text:p>Source</text:p>
          </table:table-cell>
          <table:table-cell office:value-type="string">
            <text:p>0x807F</text:p>
          </table:table-cell>
          <table:table-cell table:formula="of:=DECIMAL(RIGHT([.C45];4); 16)" office:value-type="float" office:value="32895">
            <text:p>328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5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volup</text:p>
          </table:table-cell>
          <table:table-cell office:value-type="string">
            <text:p>Vol+</text:p>
          </table:table-cell>
          <table:table-cell office:value-type="string">
            <text:p>0xE01F</text:p>
          </table:table-cell>
          <table:table-cell table:formula="of:=DECIMAL(RIGHT([.C46];4); 16)" office:value-type="float" office:value="57375">
            <text:p>5737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6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voldown</text:p>
          </table:table-cell>
          <table:table-cell office:value-type="string">
            <text:p>Vol-</text:p>
          </table:table-cell>
          <table:table-cell office:value-type="string">
            <text:p>0xD02F</text:p>
          </table:table-cell>
          <table:table-cell table:formula="of:=DECIMAL(RIGHT([.C47];4); 16)" office:value-type="float" office:value="53295">
            <text:p>532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7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chup</text:p>
          </table:table-cell>
          <table:table-cell office:value-type="string">
            <text:p>Chan+</text:p>
          </table:table-cell>
          <table:table-cell office:value-type="string">
            <text:p>0x48B7</text:p>
          </table:table-cell>
          <table:table-cell table:formula="of:=DECIMAL(RIGHT([.C48];4); 16)" office:value-type="float" office:value="18615">
            <text:p>1861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8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chdown</text:p>
          </table:table-cell>
          <table:table-cell office:value-type="string">
            <text:p>Chan-</text:p>
          </table:table-cell>
          <table:table-cell office:value-type="string">
            <text:p>0x08F7</text:p>
          </table:table-cell>
          <table:table-cell table:formula="of:=DECIMAL(RIGHT([.C49];4); 16)" office:value-type="float" office:value="2295">
            <text:p>22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4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4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49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menu</text:p>
          </table:table-cell>
          <table:table-cell office:value-type="string">
            <text:p>Menu</text:p>
          </table:table-cell>
          <table:table-cell office:value-type="string">
            <text:p>0x58A7</text:p>
          </table:table-cell>
          <table:table-cell table:formula="of:=DECIMAL(RIGHT([.C50];4); 16)" office:value-type="float" office:value="22695">
            <text:p>226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0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list</text:p>
          </table:table-cell>
          <table:table-cell office:value-type="string">
            <text:p>Ch.List</text:p>
          </table:table-cell>
          <table:table-cell office:value-type="string">
            <text:p>0xD629</text:p>
          </table:table-cell>
          <table:table-cell table:formula="of:=DECIMAL(RIGHT([.C51];4); 16)" office:value-type="float" office:value="54825">
            <text:p>5482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1]);[.$D$21];[.$D$22])/[.$B$12])" office:value-type="float" office:value="330">
            <text:p>330</text:p>
          </table:table-cell>
        </table:table-row>
        <table:table-row table:style-name="ro2">
          <table:table-cell/>
          <table:table-cell office:value-type="string">
            <text:p>Fav.Ch</text:p>
          </table:table-cell>
          <table:table-cell office:value-type="string">
            <text:p>0x22DD</text:p>
          </table:table-cell>
          <table:table-cell table:formula="of:=DECIMAL(RIGHT([.C52];4); 16)" office:value-type="float" office:value="8925">
            <text:p>892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2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tools</text:p>
          </table:table-cell>
          <table:table-cell office:value-type="string">
            <text:p>Tools</text:p>
          </table:table-cell>
          <table:table-cell office:value-type="string">
            <text:p>0xD22D</text:p>
          </table:table-cell>
          <table:table-cell table:formula="of:=DECIMAL(RIGHT([.C53];4); 16)" office:value-type="float" office:value="53805">
            <text:p>5380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3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Return</text:p>
          </table:table-cell>
          <table:table-cell office:value-type="string">
            <text:p>0x1AE5</text:p>
          </table:table-cell>
          <table:table-cell table:formula="of:=DECIMAL(RIGHT([.C54];4); 16)" office:value-type="float" office:value="6885">
            <text:p>688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4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Up</text:p>
          </table:table-cell>
          <table:table-cell office:value-type="string">
            <text:p>0x06F9</text:p>
          </table:table-cell>
          <table:table-cell table:formula="of:=DECIMAL(RIGHT([.C55];4); 16)" office:value-type="float" office:value="1785">
            <text:p>178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5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string">
            <text:p>Down</text:p>
          </table:table-cell>
          <table:table-cell office:value-type="string">
            <text:p>0x8679</text:p>
          </table:table-cell>
          <table:table-cell table:formula="of:=DECIMAL(RIGHT([.C56];4); 16)" office:value-type="float" office:value="34425">
            <text:p>3442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6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Left</text:p>
          </table:table-cell>
          <table:table-cell office:value-type="string">
            <text:p>0xA659</text:p>
          </table:table-cell>
          <table:table-cell table:formula="of:=DECIMAL(RIGHT([.C57];4); 16)" office:value-type="float" office:value="42585">
            <text:p>4258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7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Right</text:p>
          </table:table-cell>
          <table:table-cell office:value-type="string">
            <text:p>0x46B9</text:p>
          </table:table-cell>
          <table:table-cell table:formula="of:=DECIMAL(RIGHT([.C58];4); 16)" office:value-type="float" office:value="18105">
            <text:p>1810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8]);[.$D$21];[.$D$22])/[.$B$12])" office:value-type="float" office:value="330">
            <text:p>330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string">
            <text:p>0x16E9</text:p>
          </table:table-cell>
          <table:table-cell table:formula="of:=DECIMAL(RIGHT([.C59];4); 16)" office:value-type="float" office:value="5865">
            <text:p>586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5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5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59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internet</text:p>
          </table:table-cell>
          <table:table-cell office:value-type="string">
            <text:p>Internet</text:p>
          </table:table-cell>
          <table:table-cell office:value-type="string">
            <text:p>0xC936</text:p>
          </table:table-cell>
          <table:table-cell table:formula="of:=DECIMAL(RIGHT([.C60];4); 16)" office:value-type="float" office:value="51510">
            <text:p>51510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0]);[.$D$21];[.$D$22])/[.$B$12])" office:value-type="float" office:value="107">
            <text:p>107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0xB44B</text:p>
          </table:table-cell>
          <table:table-cell table:formula="of:=DECIMAL(RIGHT([.C61];4); 16)" office:value-type="float" office:value="46155">
            <text:p>461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1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0x36C9</text:p>
          </table:table-cell>
          <table:table-cell table:formula="of:=DECIMAL(RIGHT([.C62];4); 16)" office:value-type="float" office:value="14025">
            <text:p>1402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2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0x28D7</text:p>
          </table:table-cell>
          <table:table-cell table:formula="of:=DECIMAL(RIGHT([.C63];4); 16)" office:value-type="float" office:value="10455">
            <text:p>1045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3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0xA857</text:p>
          </table:table-cell>
          <table:table-cell table:formula="of:=DECIMAL(RIGHT([.C64];4); 16)" office:value-type="float" office:value="43095">
            <text:p>430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4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0x6897</text:p>
          </table:table-cell>
          <table:table-cell table:formula="of:=DECIMAL(RIGHT([.C65];4); 16)" office:value-type="float" office:value="26775">
            <text:p>2677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5]);[.$D$21];[.$D$22])/[.$B$12])" office:value-type="float" office:value="330">
            <text:p>330</text:p>
          </table:table-cell>
        </table:table-row>
        <table:table-row table:style-name="ro1">
          <table:table-cell/>
          <table:table-cell office:value-type="string">
            <text:p>TTX/Mix</text:p>
          </table:table-cell>
          <table:table-cell office:value-type="string">
            <text:p>0x34CB</text:p>
          </table:table-cell>
          <table:table-cell table:formula="of:=DECIMAL(RIGHT([.C66];4); 16)" office:value-type="float" office:value="13515">
            <text:p>1351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6]);[.$D$21];[.$D$22])/[.$B$12])" office:value-type="float" office:value="330">
            <text:p>330</text:p>
          </table:table-cell>
        </table:table-row>
        <table:table-row table:style-name="ro2">
          <table:table-cell/>
          <table:table-cell office:value-type="string">
            <text:p>Media.P</text:p>
          </table:table-cell>
          <table:table-cell office:value-type="string">
            <text:p>0x31CE</text:p>
          </table:table-cell>
          <table:table-cell table:formula="of:=DECIMAL(RIGHT([.C67];4); 16)" office:value-type="float" office:value="12750">
            <text:p>12750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7]);[.$D$21];[.$D$22])/[.$B$12]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Content</text:p>
          </table:table-cell>
          <table:table-cell office:value-type="string">
            <text:p>0x9E61</text:p>
          </table:table-cell>
          <table:table-cell table:formula="of:=DECIMAL(RIGHT([.C68];4); 16)" office:value-type="float" office:value="40545">
            <text:p>4054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8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8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8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Info</text:p>
          </table:table-cell>
          <table:table-cell office:value-type="string">
            <text:p>0xF807</text:p>
          </table:table-cell>
          <table:table-cell table:formula="of:=DECIMAL(RIGHT([.C69];4); 16)" office:value-type="float" office:value="63495">
            <text:p>6349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69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69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69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guide</text:p>
          </table:table-cell>
          <table:table-cell office:value-type="string">
            <text:p>Guide</text:p>
          </table:table-cell>
          <table:table-cell office:value-type="string">
            <text:p>0xF20D</text:p>
          </table:table-cell>
          <table:table-cell table:formula="of:=DECIMAL(RIGHT([.C70];4); 16)" office:value-type="float" office:value="61965">
            <text:p>6196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0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0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0]);[.$D$21];[.$D$22])/[.$B$12])" office:value-type="float" office:value="330">
            <text:p>330</text:p>
          </table:table-cell>
        </table:table-row>
        <table:table-row table:style-name="ro2">
          <table:table-cell office:value-type="string">
            <text:p>subtitle</text:p>
          </table:table-cell>
          <table:table-cell office:value-type="string">
            <text:p>Subt.</text:p>
          </table:table-cell>
          <table:table-cell office:value-type="string">
            <text:p>0xA45B</text:p>
          </table:table-cell>
          <table:table-cell table:formula="of:=DECIMAL(RIGHT([.C71];4); 16)" office:value-type="float" office:value="42075">
            <text:p>4207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1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1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1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backward</text:p>
          </table:table-cell>
          <table:table-cell office:value-type="string">
            <text:p>Rewind</text:p>
          </table:table-cell>
          <table:table-cell office:value-type="string">
            <text:p>0xA25D</text:p>
          </table:table-cell>
          <table:table-cell table:formula="of:=DECIMAL(RIGHT([.C72];4); 16)" office:value-type="float" office:value="41565">
            <text:p>4156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2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2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2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pause</text:p>
          </table:table-cell>
          <table:table-cell office:value-type="string">
            <text:p>Pause</text:p>
          </table:table-cell>
          <table:table-cell office:value-type="string">
            <text:p>0x52AD</text:p>
          </table:table-cell>
          <table:table-cell table:formula="of:=DECIMAL(RIGHT([.C73];4); 16)" office:value-type="float" office:value="21165">
            <text:p>2116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3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3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3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Forward</text:p>
          </table:table-cell>
          <table:table-cell office:value-type="string">
            <text:p>0x12ED</text:p>
          </table:table-cell>
          <table:table-cell table:formula="of:=DECIMAL(RIGHT([.C74];4); 16)" office:value-type="float" office:value="4845">
            <text:p>484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4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4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4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rec</text:p>
          </table:table-cell>
          <table:table-cell office:value-type="string">
            <text:p>Record</text:p>
          </table:table-cell>
          <table:table-cell office:value-type="string">
            <text:p>0x926D</text:p>
          </table:table-cell>
          <table:table-cell table:formula="of:=DECIMAL(RIGHT([.C75];4); 16)" office:value-type="float" office:value="37485">
            <text:p>3748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5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5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5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Play</text:p>
          </table:table-cell>
          <table:table-cell office:value-type="string">
            <text:p>0xE21D</text:p>
          </table:table-cell>
          <table:table-cell table:formula="of:=DECIMAL(RIGHT([.C76];4); 16)" office:value-type="float" office:value="57885">
            <text:p>5788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6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6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6]);[.$D$21];[.$D$22])/[.$B$12])" office:value-type="float" office:value="330">
            <text:p>330</text:p>
          </table:table-cell>
        </table:table-row>
        <table:table-row table:style-name="ro1">
          <table:table-cell office:value-type="string">
            <text:p>stop</text:p>
          </table:table-cell>
          <table:table-cell office:value-type="string">
            <text:p>Stop</text:p>
          </table:table-cell>
          <table:table-cell office:value-type="string">
            <text:p>0x629D</text:p>
          </table:table-cell>
          <table:table-cell table:formula="of:=DECIMAL(RIGHT([.C77];4); 16)" office:value-type="float" office:value="25245">
            <text:p>25245</text:p>
          </table:table-cell>
          <table:table-cell/>
          <table:table-cell table:formula="of:=ROUND([.$C$21]/[.$B$12])" office:value-type="float" office:value="118">
            <text:p>118</text:p>
          </table:table-cell>
          <table:table-cell table:formula="of:=ROUND(IF(BITAND([.F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H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J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L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N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P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R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T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V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X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Z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B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D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F$25];[.$D77]);[.$D$21];[.$D$22])/[.$B$12])" office:value-type="float" office:value="330">
            <text:p>330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H$25];[.$D77]);[.$D$21];[.$D$22])/[.$B$12])" office:value-type="float" office:value="107">
            <text:p>107</text:p>
          </table:table-cell>
          <table:table-cell table:formula="of:=ROUND([.$C$21]/[.$B$12])" office:value-type="float" office:value="118">
            <text:p>118</text:p>
          </table:table-cell>
          <table:table-cell table:formula="of:=ROUND(IF(BITAND([.AJ$25];[.$D77]);[.$D$21];[.$D$22])/[.$B$12])" office:value-type="float" office:value="330">
            <text:p>330</text:p>
          </table:table-cell>
        </table:table-row>
        <table:table-row table:style-name="ro1">
          <table:table-cell/>
          <table:table-cell office:value-type="string">
            <text:p>end</text:p>
          </table:table-cell>
          <table:table-cell office:value-type="string">
            <text:p>codes</text:p>
          </table:table-cell>
          <table:table-cell table:style-name="Default"/>
          <table:table-cell table:number-columns-repeated="3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</table:table>
      <table:table table:name="panasonic" table:style-name="ta1">
        <table:table-column table:style-name="co1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ce1"/>
        <table:table-column table:style-name="co14" table:default-cell-style-name="Default"/>
        <table:table-column table:style-name="co15" table:default-cell-style-name="ce4"/>
        <table:table-column table:style-name="co15" table:number-columns-repeated="14" table:default-cell-style-name="ce6"/>
        <table:table-column table:style-name="co15" table:default-cell-style-name="ce8"/>
        <table:table-column table:style-name="co15" table:default-cell-style-name="ce4"/>
        <table:table-column table:style-name="co15" table:number-columns-repeated="14" table:default-cell-style-name="ce6"/>
        <table:table-column table:style-name="co15" table:default-cell-style-name="ce8"/>
        <table:table-column table:style-name="co15" table:default-cell-style-name="ce4"/>
        <table:table-column table:style-name="co15" table:number-columns-repeated="14" table:default-cell-style-name="ce6"/>
        <table:table-column table:style-name="co15" table:default-cell-style-name="ce8"/>
        <table:table-column table:style-name="co15" table:default-cell-style-name="ce4"/>
        <table:table-column table:style-name="co15" table:number-columns-repeated="14" table:default-cell-style-name="ce6"/>
        <table:table-column table:style-name="co15" table:default-cell-style-name="ce8"/>
        <table:table-column table:style-name="co15" table:default-cell-style-name="Default"/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this</text:p>
          </table:table-cell>
          <table:table-cell office:value-type="string">
            <text:p>config</text:p>
          </table:table-cell>
          <table:table-cell table:style-name="Default" office:value-type="string">
            <text:p>file</text:p>
          </table:table-cell>
          <table:table-cell office:value-type="string">
            <text:p>was</text:p>
          </table:table-cell>
          <table:table-cell table:style-name="Default" office:value-type="string">
            <text:p>automatically</text:p>
          </table:table-cell>
          <table:table-cell table:style-name="Default" office:value-type="string">
            <text:p>generated</text:p>
          </table:table-cell>
          <table:table-cell table:style-name="Default" table:number-columns-repeated="62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using</text:p>
          </table:table-cell>
          <table:table-cell office:value-type="string">
            <text:p>lirc-0.8.3pre1(default)</text:p>
          </table:table-cell>
          <table:table-cell table:style-name="Default" office:value-type="string">
            <text:p>on</text:p>
          </table:table-cell>
          <table:table-cell office:value-type="string">
            <text:p>Wed</text:p>
          </table:table-cell>
          <table:table-cell table:style-name="Default" office:value-type="string">
            <text:p>Sep</text:p>
          </table:table-cell>
          <table:table-cell table:style-name="Default" office:value-type="float" office:value="10">
            <text:p>10</text:p>
          </table:table-cell>
          <table:table-cell table:style-name="ce2" office:value-type="string">
            <text:p>00:14:36</text:p>
          </table:table-cell>
          <table:table-cell table:style-name="Default" office:value-type="float" office:value="2008">
            <text:p>2008</text:p>
          </table:table-cell>
          <table:table-cell table:style-name="Default" table:number-columns-repeated="60"/>
          <table:table-cell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contributed</text:p>
          </table:table-cell>
          <table:table-cell office:value-type="string">
            <text:p>by</text:p>
          </table:table-cell>
          <table:table-cell table:style-name="Default" office:value-type="string">
            <text:p>Tim</text:p>
          </table:table-cell>
          <table:table-cell office:value-type="string">
            <text:p>Davis</text:p>
          </table:table-cell>
          <table:table-cell table:style-name="Default" table:number-columns-repeated="64"/>
          <table:table-cell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brand:</text:p>
          </table:table-cell>
          <table:table-cell office:value-type="string">
            <text:p>Panasonic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model</text:p>
          </table:table-cell>
          <table:table-cell office:value-type="string">
            <text:p>no.</text:p>
          </table:table-cell>
          <table:table-cell table:style-name="Default" office:value-type="string">
            <text:p>of</text:p>
          </table:table-cell>
          <table:table-cell office:value-type="string">
            <text:p>remote</text:p>
          </table:table-cell>
          <table:table-cell table:style-name="Default" office:value-type="string">
            <text:p>control:</text:p>
          </table:table-cell>
          <table:table-cell table:style-name="Default" office:value-type="string">
            <text:p>N2QAYB000239</text:p>
          </table:table-cell>
          <table:table-cell table:style-name="Default" table:number-columns-repeated="62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devices</text:p>
          </table:table-cell>
          <table:table-cell office:value-type="string">
            <text:p>being</text:p>
          </table:table-cell>
          <table:table-cell table:style-name="Default" office:value-type="string">
            <text:p>controlled</text:p>
          </table:table-cell>
          <table:table-cell office:value-type="string">
            <text:p>by</text:p>
          </table:table-cell>
          <table:table-cell table:style-name="Default" office:value-type="string">
            <text:p>this</text:p>
          </table:table-cell>
          <table:table-cell table:style-name="Default" office:value-type="string">
            <text:p>remote:</text:p>
          </table:table-cell>
          <table:table-cell table:style-name="Default" table:number-columns-repeated="62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Viera</text:p>
          </table:table-cell>
          <table:table-cell office:value-type="string">
            <text:p>TX-32LZD80</text:p>
          </table:table-cell>
          <table:table-cell table:style-name="Default" office:value-type="string">
            <text:p>LCD</text:p>
          </table:table-cell>
          <table:table-cell office:value-type="string">
            <text:p>TV</text:p>
          </table:table-cell>
          <table:table-cell table:style-name="Default" table:number-columns-repeated="6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style-name="ce1" office:value-type="string">
            <text:p>period</text:p>
          </table:table-cell>
          <table:table-cell table:style-name="ce1" office:value-type="float" office:value="10">
            <text:p>10</text:p>
          </table:table-cell>
          <table:table-cell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anasonic_N2QAYB000239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bits</text:p>
          </table:table-cell>
          <table:table-cell office:value-type="float" office:value="32">
            <text:p>32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SPACE_ENC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eps</text:p>
          </table:table-cell>
          <table:table-cell office:value-type="float" office:value="30">
            <text:p>30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aeps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number-columns-repeated="2" office:value-type="string">
            <text:p>header</text:p>
          </table:table-cell>
          <table:table-cell office:value-type="float" office:value="3571">
            <text:p>3571</text:p>
          </table:table-cell>
          <table:table-cell table:style-name="Default" office:value-type="float" office:value="1634">
            <text:p>1634</text:p>
          </table:table-cell>
          <table:table-cell/>
          <table:table-cell table:style-name="ce1" table:formula="of:=ROUND([.C20]/[.B12])" office:value-type="float" office:value="357">
            <text:p>357</text:p>
          </table:table-cell>
          <table:table-cell table:style-name="ce1" table:formula="of:=ROUND([.D20]/[.B12])" office:value-type="float" office:value="163">
            <text:p>163</text:p>
          </table:table-cell>
          <table:table-cell table:style-name="Default" table:number-columns-repeated="4"/>
          <table:table-cell table:style-name="Default" table:formula="of:=[.C20]/[.$B$12]" office:value-type="float" office:value="357.1">
            <text:p>357.1</text:p>
          </table:table-cell>
          <table:table-cell table:style-name="Default" table:formula="of:=[.D20]/[.$B$12]" office:value-type="float" office:value="163.4">
            <text:p>163.4</text:p>
          </table:table-cell>
          <table:table-cell table:style-name="Default" table:formula="of:=[.E20]/[.$B$12]" office:value-type="float" office:value="0">
            <text:p>0</text:p>
          </table:table-cell>
          <table:table-cell table:style-name="Default" table:number-columns-repeated="55"/>
          <table:table-cell/>
        </table:table-row>
        <table:table-row table:style-name="ro1">
          <table:table-cell/>
          <table:table-cell office:value-type="string">
            <text:p>one</text:p>
          </table:table-cell>
          <table:table-cell office:value-type="float" office:value="497">
            <text:p>497</text:p>
          </table:table-cell>
          <table:table-cell table:style-name="Default" office:value-type="float" office:value="1239">
            <text:p>1239</text:p>
          </table:table-cell>
          <table:table-cell/>
          <table:table-cell table:style-name="Default" table:number-columns-repeated="6"/>
          <table:table-cell table:style-name="Default" table:formula="of:=[.C21]/[.$B$12]" office:value-type="float" office:value="49.7">
            <text:p>49.7</text:p>
          </table:table-cell>
          <table:table-cell table:style-name="Default" table:formula="of:=[.D21]/[.$B$12]" office:value-type="float" office:value="123.9">
            <text:p>123.9</text:p>
          </table:table-cell>
          <table:table-cell table:style-name="Default" table:formula="of:=[.E21]/[.$B$12]" office:value-type="float" office:value="0">
            <text:p>0</text:p>
          </table:table-cell>
          <table:table-cell table:style-name="Default" table:number-columns-repeated="55"/>
          <table:table-cell/>
        </table:table-row>
        <table:table-row table:style-name="ro1">
          <table:table-cell/>
          <table:table-cell office:value-type="string">
            <text:p>zero</text:p>
          </table:table-cell>
          <table:table-cell office:value-type="float" office:value="497">
            <text:p>497</text:p>
          </table:table-cell>
          <table:table-cell table:style-name="Default" office:value-type="float" office:value="366">
            <text:p>366</text:p>
          </table:table-cell>
          <table:table-cell/>
          <table:table-cell table:style-name="Default" table:number-columns-repeated="6"/>
          <table:table-cell table:style-name="Default" table:formula="of:=[.C22]/[.$B$12]" office:value-type="float" office:value="49.7">
            <text:p>49.7</text:p>
          </table:table-cell>
          <table:table-cell table:style-name="Default" table:formula="of:=[.D22]/[.$B$12]" office:value-type="float" office:value="36.6">
            <text:p>36.6</text:p>
          </table:table-cell>
          <table:table-cell table:style-name="Default" table:number-columns-repeated="56"/>
          <table:table-cell/>
        </table:table-row>
        <table:table-row table:style-name="ro2">
          <table:table-cell/>
          <table:table-cell office:value-type="string">
            <text:p>ptrail</text:p>
          </table:table-cell>
          <table:table-cell office:value-type="float" office:value="479">
            <text:p>479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2">
          <table:table-cell/>
          <table:table-cell office:value-type="string">
            <text:p>pre_data_bits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style-name="Default" table:formula="of:=[.H24]*2" office:value-type="float" office:value="32768">
            <text:p>32768</text:p>
          </table:table-cell>
          <table:table-cell table:style-name="Default"/>
          <table:table-cell table:style-name="Default" table:formula="of:=[.J24]*2" office:value-type="float" office:value="16384">
            <text:p>16384</text:p>
          </table:table-cell>
          <table:table-cell table:style-name="Default"/>
          <table:table-cell table:style-name="Default" table:formula="of:=[.L24]*2" office:value-type="float" office:value="8192">
            <text:p>8192</text:p>
          </table:table-cell>
          <table:table-cell table:style-name="Default"/>
          <table:table-cell table:style-name="Default" table:formula="of:=[.N24]*2" office:value-type="float" office:value="4096">
            <text:p>4096</text:p>
          </table:table-cell>
          <table:table-cell table:style-name="Default"/>
          <table:table-cell table:style-name="Default" table:formula="of:=[.P24]*2" office:value-type="float" office:value="2048">
            <text:p>2048</text:p>
          </table:table-cell>
          <table:table-cell table:style-name="Default"/>
          <table:table-cell table:style-name="Default" table:formula="of:=[.R24]*2" office:value-type="float" office:value="1024">
            <text:p>1024</text:p>
          </table:table-cell>
          <table:table-cell table:style-name="Default"/>
          <table:table-cell table:style-name="Default" table:formula="of:=[.T24]*2" office:value-type="float" office:value="512">
            <text:p>512</text:p>
          </table:table-cell>
          <table:table-cell table:style-name="Default"/>
          <table:table-cell table:style-name="Default" table:formula="of:=[.V24]*2" office:value-type="float" office:value="256">
            <text:p>256</text:p>
          </table:table-cell>
          <table:table-cell table:style-name="Default"/>
          <table:table-cell table:style-name="Default" table:formula="of:=[.X24]*2" office:value-type="float" office:value="128">
            <text:p>128</text:p>
          </table:table-cell>
          <table:table-cell table:style-name="Default"/>
          <table:table-cell table:style-name="Default" table:formula="of:=[.Z24]*2" office:value-type="float" office:value="64">
            <text:p>64</text:p>
          </table:table-cell>
          <table:table-cell table:style-name="Default"/>
          <table:table-cell table:style-name="Default" table:formula="of:=[.AB24]*2" office:value-type="float" office:value="32">
            <text:p>32</text:p>
          </table:table-cell>
          <table:table-cell table:style-name="Default"/>
          <table:table-cell table:style-name="Default" table:formula="of:=[.AD24]*2" office:value-type="float" office:value="16">
            <text:p>16</text:p>
          </table:table-cell>
          <table:table-cell table:style-name="Default"/>
          <table:table-cell table:style-name="Default" table:formula="of:=[.AF24]*2" office:value-type="float" office:value="8">
            <text:p>8</text:p>
          </table:table-cell>
          <table:table-cell table:style-name="Default"/>
          <table:table-cell table:style-name="Default" table:formula="of:=[.AH24]*2" office:value-type="float" office:value="4">
            <text:p>4</text:p>
          </table:table-cell>
          <table:table-cell table:style-name="Default"/>
          <table:table-cell table:style-name="Default" table:formula="of:=[.AJ24]*2" office:value-type="float" office:value="2">
            <text:p>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33"/>
          <table:table-cell/>
        </table:table-row>
        <table:table-row table:style-name="ro2">
          <table:table-cell office:value-type="string">
            <text:p>prefix</text:p>
          </table:table-cell>
          <table:table-cell office:value-type="string">
            <text:p>pre_data</text:p>
          </table:table-cell>
          <table:table-cell office:value-type="string">
            <text:p>0x4004</text:p>
          </table:table-cell>
          <table:table-cell table:formula="of:=DECIMAL(RIGHT([.C25];8); 16)" office:value-type="float" office:value="16388">
            <text:p>16388</text:p>
          </table:table-cell>
          <table:table-cell/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F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H$24];[.$D25]);[.$D$21];[.$D$22])/[.$B$12])" office:value-type="float" office:value="124">
            <text:p>124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J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L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N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P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R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T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V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X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Z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AB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AD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AF$24];[.$D25]);[.$D$21];[.$D$22])/[.$B$12])" office:value-type="float" office:value="124">
            <text:p>124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AH$24];[.$D25]);[.$D$21];[.$D$22])/[.$B$12])" office:value-type="float" office:value="37">
            <text:p>37</text:p>
          </table:table-cell>
          <table:table-cell table:style-name="Default" table:formula="of:=ROUND([.$C$21]/[.$B$12])" office:value-type="float" office:value="50">
            <text:p>50</text:p>
          </table:table-cell>
          <table:table-cell table:style-name="Default" table:formula="of:=ROUND(IF(BITAND([.AJ$24];[.$D25]);[.$D$21];[.$D$22])/[.$B$12])" office:value-type="float" office:value="37">
            <text:p>37</text:p>
          </table:table-cell>
          <table:table-cell table:style-name="Default" table:number-columns-repeated="32"/>
          <table:table-cell/>
        </table:table-row>
        <table:table-row table:style-name="ro1">
          <table:table-cell/>
          <table:table-cell office:value-type="string">
            <text:p>gap</text:p>
          </table:table-cell>
          <table:table-cell office:value-type="float" office:value="73900">
            <text:p>73900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toggle_bit_mask</text:p>
          </table:table-cell>
          <table:table-cell office:value-type="string">
            <text:p>0x0</text:p>
          </table:table-cell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/>
          <table:table-cell office:value-type="string">
            <text:p>begin</text:p>
          </table:table-cell>
          <table:table-cell office:value-type="string">
            <text:p>codes</text:p>
          </table:table-cell>
          <table:table-cell table:style-name="Default"/>
          <table:table-cell/>
          <table:table-cell table:style-name="ce3" table:formula="of:=[.H29]*2" office:value-type="float" office:value="2147483648">
            <text:p>2147483648</text:p>
          </table:table-cell>
          <table:table-cell table:style-name="ce5"/>
          <table:table-cell table:style-name="ce5" table:formula="of:=[.J29]*2" office:value-type="float" office:value="1073741824">
            <text:p>1073741824</text:p>
          </table:table-cell>
          <table:table-cell table:style-name="ce5"/>
          <table:table-cell table:style-name="ce5" table:formula="of:=[.L29]*2" office:value-type="float" office:value="536870912">
            <text:p>536870912</text:p>
          </table:table-cell>
          <table:table-cell table:style-name="ce5"/>
          <table:table-cell table:style-name="ce5" table:formula="of:=[.N29]*2" office:value-type="float" office:value="268435456">
            <text:p>268435456</text:p>
          </table:table-cell>
          <table:table-cell table:style-name="ce5"/>
          <table:table-cell table:style-name="ce5" table:formula="of:=[.P29]*2" office:value-type="float" office:value="134217728">
            <text:p>134217728</text:p>
          </table:table-cell>
          <table:table-cell table:style-name="ce5"/>
          <table:table-cell table:style-name="ce5" table:formula="of:=[.R29]*2" office:value-type="float" office:value="67108864">
            <text:p>67108864</text:p>
          </table:table-cell>
          <table:table-cell table:style-name="ce5"/>
          <table:table-cell table:style-name="ce5" table:formula="of:=[.T29]*2" office:value-type="float" office:value="33554432">
            <text:p>33554432</text:p>
          </table:table-cell>
          <table:table-cell table:style-name="ce5"/>
          <table:table-cell table:style-name="ce5" table:formula="of:=[.V29]*2" office:value-type="float" office:value="16777216">
            <text:p>16777216</text:p>
          </table:table-cell>
          <table:table-cell table:style-name="ce7"/>
          <table:table-cell table:style-name="ce3" table:formula="of:=[.X29]*2" office:value-type="float" office:value="8388608">
            <text:p>8388608</text:p>
          </table:table-cell>
          <table:table-cell table:style-name="ce5"/>
          <table:table-cell table:style-name="ce5" table:formula="of:=[.Z29]*2" office:value-type="float" office:value="4194304">
            <text:p>4194304</text:p>
          </table:table-cell>
          <table:table-cell table:style-name="ce5"/>
          <table:table-cell table:style-name="ce5" table:formula="of:=[.AB29]*2" office:value-type="float" office:value="2097152">
            <text:p>2097152</text:p>
          </table:table-cell>
          <table:table-cell table:style-name="ce5"/>
          <table:table-cell table:style-name="ce5" table:formula="of:=[.AD29]*2" office:value-type="float" office:value="1048576">
            <text:p>1048576</text:p>
          </table:table-cell>
          <table:table-cell table:style-name="ce5"/>
          <table:table-cell table:style-name="ce5" table:formula="of:=[.AF29]*2" office:value-type="float" office:value="524288">
            <text:p>524288</text:p>
          </table:table-cell>
          <table:table-cell table:style-name="ce5"/>
          <table:table-cell table:style-name="ce5" table:formula="of:=[.AH29]*2" office:value-type="float" office:value="262144">
            <text:p>262144</text:p>
          </table:table-cell>
          <table:table-cell table:style-name="ce5"/>
          <table:table-cell table:style-name="ce5" table:formula="of:=[.AJ29]*2" office:value-type="float" office:value="131072">
            <text:p>131072</text:p>
          </table:table-cell>
          <table:table-cell table:style-name="ce5"/>
          <table:table-cell table:style-name="ce5" table:formula="of:=[.AL29]*2" office:value-type="float" office:value="65536">
            <text:p>65536</text:p>
          </table:table-cell>
          <table:table-cell table:style-name="ce7"/>
          <table:table-cell table:style-name="ce3" table:formula="of:=[.AN29]*2" office:value-type="float" office:value="32768">
            <text:p>32768</text:p>
          </table:table-cell>
          <table:table-cell table:style-name="ce5"/>
          <table:table-cell table:style-name="ce5" table:formula="of:=[.AP29]*2" office:value-type="float" office:value="16384">
            <text:p>16384</text:p>
          </table:table-cell>
          <table:table-cell table:style-name="ce5"/>
          <table:table-cell table:style-name="ce5" table:formula="of:=[.AR29]*2" office:value-type="float" office:value="8192">
            <text:p>8192</text:p>
          </table:table-cell>
          <table:table-cell table:style-name="ce5"/>
          <table:table-cell table:style-name="ce5" table:formula="of:=[.AT29]*2" office:value-type="float" office:value="4096">
            <text:p>4096</text:p>
          </table:table-cell>
          <table:table-cell table:style-name="ce5"/>
          <table:table-cell table:style-name="ce5" table:formula="of:=[.AV29]*2" office:value-type="float" office:value="2048">
            <text:p>2048</text:p>
          </table:table-cell>
          <table:table-cell table:style-name="ce5"/>
          <table:table-cell table:style-name="ce5" table:formula="of:=[.AX29]*2" office:value-type="float" office:value="1024">
            <text:p>1024</text:p>
          </table:table-cell>
          <table:table-cell table:style-name="ce5"/>
          <table:table-cell table:style-name="ce5" table:formula="of:=[.AZ29]*2" office:value-type="float" office:value="512">
            <text:p>512</text:p>
          </table:table-cell>
          <table:table-cell table:style-name="ce5"/>
          <table:table-cell table:style-name="ce5" table:formula="of:=[.BB29]*2" office:value-type="float" office:value="256">
            <text:p>256</text:p>
          </table:table-cell>
          <table:table-cell table:style-name="ce7"/>
          <table:table-cell table:style-name="ce3" table:formula="of:=[.BD29]*2" office:value-type="float" office:value="128">
            <text:p>128</text:p>
          </table:table-cell>
          <table:table-cell table:style-name="ce5"/>
          <table:table-cell table:style-name="ce5" table:formula="of:=[.BF29]*2" office:value-type="float" office:value="64">
            <text:p>64</text:p>
          </table:table-cell>
          <table:table-cell table:style-name="ce5"/>
          <table:table-cell table:style-name="ce5" table:formula="of:=[.BH29]*2" office:value-type="float" office:value="32">
            <text:p>32</text:p>
          </table:table-cell>
          <table:table-cell table:style-name="ce5"/>
          <table:table-cell table:style-name="ce5" table:formula="of:=[.BJ29]*2" office:value-type="float" office:value="16">
            <text:p>16</text:p>
          </table:table-cell>
          <table:table-cell table:style-name="ce5"/>
          <table:table-cell table:style-name="ce5" table:formula="of:=[.BL29]*2" office:value-type="float" office:value="8">
            <text:p>8</text:p>
          </table:table-cell>
          <table:table-cell table:style-name="ce5"/>
          <table:table-cell table:style-name="ce5" table:formula="of:=[.BN29]*2" office:value-type="float" office:value="4">
            <text:p>4</text:p>
          </table:table-cell>
          <table:table-cell table:style-name="ce5"/>
          <table:table-cell table:style-name="ce5" table:formula="of:=[.BP29]*2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7"/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ower</text:p>
          </table:table-cell>
          <table:table-cell office:value-type="string">
            <text:p>0x0100BCBD</text:p>
          </table:table-cell>
          <table:table-cell table:formula="of:=DECIMAL(RIGHT([.C30];8); 16)" office:value-type="float" office:value="16825533">
            <text:p>1682553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0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string">
            <text:p>TV</text:p>
          </table:table-cell>
          <table:table-cell office:value-type="string">
            <text:p>0x01400C4D</text:p>
          </table:table-cell>
          <table:table-cell table:formula="of:=DECIMAL(RIGHT([.C31];8); 16)" office:value-type="float" office:value="20974669">
            <text:p>2097466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1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AV</text:p>
          </table:table-cell>
          <table:table-cell office:value-type="string">
            <text:p>0x0100A0A1</text:p>
          </table:table-cell>
          <table:table-cell table:formula="of:=DECIMAL(RIGHT([.C32];8); 16)" office:value-type="float" office:value="16818337">
            <text:p>1681833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2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Aspect</text:p>
          </table:table-cell>
          <table:table-cell office:value-type="string">
            <text:p>0x01207B5A</text:p>
          </table:table-cell>
          <table:table-cell table:formula="of:=DECIMAL(RIGHT([.C33];8); 16)" office:value-type="float" office:value="18905946">
            <text:p>18905946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3]);[.$D$21];[.$D$22])/[.$B$12])"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0x01908D1C</text:p>
          </table:table-cell>
          <table:table-cell table:formula="of:=DECIMAL(RIGHT([.C34];8); 16)" office:value-type="float" office:value="26250524">
            <text:p>26250524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4]);[.$D$21];[.$D$22])/[.$B$12])"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string">
            <text:p>Option</text:p>
          </table:table-cell>
          <table:table-cell office:value-type="string">
            <text:p>0x0190E574</text:p>
          </table:table-cell>
          <table:table-cell table:formula="of:=DECIMAL(RIGHT([.C35];8); 16)" office:value-type="float" office:value="26273140">
            <text:p>26273140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5]);[.$D$21];[.$D$22])/[.$B$12])" office:value-type="float" office:value="37">
            <text:p>37</text:p>
          </table:table-cell>
          <table:table-cell/>
        </table:table-row>
        <table:table-row table:style-name="ro2">
          <table:table-cell/>
          <table:table-cell office:value-type="string">
            <text:p>SDCard</text:p>
          </table:table-cell>
          <table:table-cell office:value-type="string">
            <text:p>0x0190D544</text:p>
          </table:table-cell>
          <table:table-cell table:formula="of:=DECIMAL(RIGHT([.C36];8); 16)" office:value-type="float" office:value="26268996">
            <text:p>26268996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6]);[.$D$21];[.$D$22])/[.$B$12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guide</text:p>
          </table:table-cell>
          <table:table-cell office:value-type="string">
            <text:p>Guide</text:p>
          </table:table-cell>
          <table:table-cell office:value-type="string">
            <text:p>0x0190E170</text:p>
          </table:table-cell>
          <table:table-cell table:formula="of:=DECIMAL(RIGHT([.C37];8); 16)" office:value-type="float" office:value="26272112">
            <text:p>26272112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7]);[.$D$21];[.$D$22])/[.$B$12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0x0100CBCA</text:p>
          </table:table-cell>
          <table:table-cell table:formula="of:=DECIMAL(RIGHT([.C38];8); 16)" office:value-type="float" office:value="16829386">
            <text:p>16829386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8]);[.$D$21];[.$D$22])/[.$B$12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up</text:p>
          </table:table-cell>
          <table:table-cell office:value-type="string">
            <text:p>Up</text:p>
          </table:table-cell>
          <table:table-cell office:value-type="string">
            <text:p>0x01005253</text:p>
          </table:table-cell>
          <table:table-cell table:formula="of:=DECIMAL(RIGHT([.C39];8); 16)" office:value-type="float" office:value="16798291">
            <text:p>1679829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3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3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39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down</text:p>
          </table:table-cell>
          <table:table-cell office:value-type="string">
            <text:p>Down</text:p>
          </table:table-cell>
          <table:table-cell office:value-type="string">
            <text:p>0x0100D2D3</text:p>
          </table:table-cell>
          <table:table-cell table:formula="of:=DECIMAL(RIGHT([.C40];8); 16)" office:value-type="float" office:value="16831187">
            <text:p>1683118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0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left</text:p>
          </table:table-cell>
          <table:table-cell office:value-type="string">
            <text:p>Left</text:p>
          </table:table-cell>
          <table:table-cell office:value-type="string">
            <text:p>0x01007273</text:p>
          </table:table-cell>
          <table:table-cell table:formula="of:=DECIMAL(RIGHT([.C41];8); 16)" office:value-type="float" office:value="16806515">
            <text:p>1680651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1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right</text:p>
          </table:table-cell>
          <table:table-cell office:value-type="string">
            <text:p>Right</text:p>
          </table:table-cell>
          <table:table-cell office:value-type="string">
            <text:p>0x0100F2F3</text:p>
          </table:table-cell>
          <table:table-cell table:formula="of:=DECIMAL(RIGHT([.C42];8); 16)" office:value-type="float" office:value="16839411">
            <text:p>1683941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2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0x01009293</text:p>
          </table:table-cell>
          <table:table-cell table:formula="of:=DECIMAL(RIGHT([.C43];8); 16)" office:value-type="float" office:value="16814739">
            <text:p>1681473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3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menu</text:p>
          </table:table-cell>
          <table:table-cell office:value-type="string">
            <text:p>Menu</text:p>
          </table:table-cell>
          <table:table-cell office:value-type="string">
            <text:p>0x01004A4B</text:p>
          </table:table-cell>
          <table:table-cell table:formula="of:=DECIMAL(RIGHT([.C44];8); 16)" office:value-type="float" office:value="16796235">
            <text:p>1679623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4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back</text:p>
          </table:table-cell>
          <table:table-cell office:value-type="string">
            <text:p>Return</text:p>
          </table:table-cell>
          <table:table-cell office:value-type="string">
            <text:p>0x01002B2A</text:p>
          </table:table-cell>
          <table:table-cell table:formula="of:=DECIMAL(RIGHT([.C45];8); 16)" office:value-type="float" office:value="16788266">
            <text:p>16788266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5]);[.$D$21];[.$D$22])/[.$B$12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0x01000E0F</text:p>
          </table:table-cell>
          <table:table-cell table:formula="of:=DECIMAL(RIGHT([.C46];8); 16)" office:value-type="float" office:value="16780815">
            <text:p>1678081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6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0x01008E8F</text:p>
          </table:table-cell>
          <table:table-cell table:formula="of:=DECIMAL(RIGHT([.C47];8); 16)" office:value-type="float" office:value="16813711">
            <text:p>1681371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7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0x01004E4F</text:p>
          </table:table-cell>
          <table:table-cell table:formula="of:=DECIMAL(RIGHT([.C48];8); 16)" office:value-type="float" office:value="16797263">
            <text:p>1679726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8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0x0100CECF</text:p>
          </table:table-cell>
          <table:table-cell table:formula="of:=DECIMAL(RIGHT([.C49];8); 16)" office:value-type="float" office:value="16830159">
            <text:p>1683015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4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4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49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0x0180C041</text:p>
          </table:table-cell>
          <table:table-cell table:formula="of:=DECIMAL(RIGHT([.C50];8); 16)" office:value-type="float" office:value="25215041">
            <text:p>2521504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0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Sttl</text:p>
          </table:table-cell>
          <table:table-cell office:value-type="string">
            <text:p>0x0180A021</text:p>
          </table:table-cell>
          <table:table-cell table:formula="of:=DECIMAL(RIGHT([.C51];8); 16)" office:value-type="float" office:value="25206817">
            <text:p>2520681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1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0x01801091</text:p>
          </table:table-cell>
          <table:table-cell table:formula="of:=DECIMAL(RIGHT([.C52];8); 16)" office:value-type="float" office:value="25170065">
            <text:p>2517006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2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Hold</text:p>
          </table:table-cell>
          <table:table-cell office:value-type="string">
            <text:p>0x01809011</text:p>
          </table:table-cell>
          <table:table-cell table:formula="of:=DECIMAL(RIGHT([.C53];8); 16)" office:value-type="float" office:value="25202705">
            <text:p>2520270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3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x01000809</text:p>
          </table:table-cell>
          <table:table-cell table:formula="of:=DECIMAL(RIGHT([.C54];8); 16)" office:value-type="float" office:value="16779273">
            <text:p>1677927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4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0x01008889</text:p>
          </table:table-cell>
          <table:table-cell table:formula="of:=DECIMAL(RIGHT([.C55];8); 16)" office:value-type="float" office:value="16812169">
            <text:p>1681216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5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0x01004849</text:p>
          </table:table-cell>
          <table:table-cell table:formula="of:=DECIMAL(RIGHT([.C56];8); 16)" office:value-type="float" office:value="16795721">
            <text:p>1679572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6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0x0100C8C9</text:p>
          </table:table-cell>
          <table:table-cell table:formula="of:=DECIMAL(RIGHT([.C57];8); 16)" office:value-type="float" office:value="16828617">
            <text:p>1682861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7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0x01002829</text:p>
          </table:table-cell>
          <table:table-cell table:formula="of:=DECIMAL(RIGHT([.C58];8); 16)" office:value-type="float" office:value="16787497">
            <text:p>1678749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8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0x0100A8A9</text:p>
          </table:table-cell>
          <table:table-cell table:formula="of:=DECIMAL(RIGHT([.C59];8); 16)" office:value-type="float" office:value="16820393">
            <text:p>1682039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5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5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59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0x01006869</text:p>
          </table:table-cell>
          <table:table-cell table:formula="of:=DECIMAL(RIGHT([.C60];8); 16)" office:value-type="float" office:value="16803945">
            <text:p>1680394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0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0x0100E8E9</text:p>
          </table:table-cell>
          <table:table-cell table:formula="of:=DECIMAL(RIGHT([.C61];8); 16)" office:value-type="float" office:value="16836841">
            <text:p>1683684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1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0x01001819</text:p>
          </table:table-cell>
          <table:table-cell table:formula="of:=DECIMAL(RIGHT([.C62];8); 16)" office:value-type="float" office:value="16783385">
            <text:p>1678338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2]);[.$D$21];[.$D$22])/[.$B$12])" office:value-type="float" office:value="124">
            <text:p>124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x01009899</text:p>
          </table:table-cell>
          <table:table-cell table:formula="of:=DECIMAL(RIGHT([.C63];8); 16)" office:value-type="float" office:value="16816281">
            <text:p>1681628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3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Info</text:p>
          </table:table-cell>
          <table:table-cell office:value-type="string">
            <text:p>0x01009C9D</text:p>
          </table:table-cell>
          <table:table-cell table:formula="of:=DECIMAL(RIGHT([.C64];8); 16)" office:value-type="float" office:value="16817309">
            <text:p>1681730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4]);[.$D$21];[.$D$22])/[.$B$12])"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mute</text:p>
          </table:table-cell>
          <table:table-cell office:value-type="string">
            <text:p>Mute</text:p>
          </table:table-cell>
          <table:table-cell office:value-type="string">
            <text:p>0x01004C4D</text:p>
          </table:table-cell>
          <table:table-cell table:formula="of:=DECIMAL(RIGHT([.C65];8); 16)" office:value-type="float" office:value="16796749">
            <text:p>16796749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5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chup</text:p>
          </table:table-cell>
          <table:table-cell office:value-type="string">
            <text:p>ProgUp</text:p>
          </table:table-cell>
          <table:table-cell office:value-type="string">
            <text:p>0x01002C2D</text:p>
          </table:table-cell>
          <table:table-cell table:formula="of:=DECIMAL(RIGHT([.C66];8); 16)" office:value-type="float" office:value="16788525">
            <text:p>1678852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6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chdown</text:p>
          </table:table-cell>
          <table:table-cell office:value-type="string">
            <text:p>ProgDown</text:p>
          </table:table-cell>
          <table:table-cell office:value-type="string">
            <text:p>0x0100ACAD</text:p>
          </table:table-cell>
          <table:table-cell table:formula="of:=DECIMAL(RIGHT([.C67];8); 16)" office:value-type="float" office:value="16821421">
            <text:p>1682142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7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volup</text:p>
          </table:table-cell>
          <table:table-cell office:value-type="string">
            <text:p>VolUp</text:p>
          </table:table-cell>
          <table:table-cell office:value-type="string">
            <text:p>0x01000405</text:p>
          </table:table-cell>
          <table:table-cell table:formula="of:=DECIMAL(RIGHT([.C68];8); 16)" office:value-type="float" office:value="16778245">
            <text:p>1677824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8]);[.$D$21];[.$D$22])/[.$B$12])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voldown</text:p>
          </table:table-cell>
          <table:table-cell office:value-type="string">
            <text:p>VolDown</text:p>
          </table:table-cell>
          <table:table-cell office:value-type="string">
            <text:p>0x01008485</text:p>
          </table:table-cell>
          <table:table-cell table:formula="of:=DECIMAL(RIGHT([.C69];8); 16)" office:value-type="float" office:value="16811141">
            <text:p>1681114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6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6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6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6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6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6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69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ProgDown</text:p>
          </table:table-cell>
          <table:table-cell office:value-type="string">
            <text:p>0x0900ACA5</text:p>
          </table:table-cell>
          <table:table-cell table:formula="of:=DECIMAL(RIGHT([.C70];8); 16)" office:value-type="float" office:value="151039141">
            <text:p>15103914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0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ProgUp</text:p>
          </table:table-cell>
          <table:table-cell office:value-type="string">
            <text:p>0x09002C25</text:p>
          </table:table-cell>
          <table:table-cell table:formula="of:=DECIMAL(RIGHT([.C71];8); 16)" office:value-type="float" office:value="151006245">
            <text:p>15100624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1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SkipBack</text:p>
          </table:table-cell>
          <table:table-cell office:value-type="string">
            <text:p>0x09004049</text:p>
          </table:table-cell>
          <table:table-cell table:formula="of:=DECIMAL(RIGHT([.C72];8); 16)" office:value-type="float" office:value="151011401">
            <text:p>15101140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2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SkipFwd</text:p>
          </table:table-cell>
          <table:table-cell office:value-type="string">
            <text:p>0x0900C0C9</text:p>
          </table:table-cell>
          <table:table-cell table:formula="of:=DECIMAL(RIGHT([.C73];8); 16)" office:value-type="float" office:value="151044297">
            <text:p>15104429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3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Rewind</text:p>
          </table:table-cell>
          <table:table-cell office:value-type="string">
            <text:p>0x0900929B</text:p>
          </table:table-cell>
          <table:table-cell table:formula="of:=DECIMAL(RIGHT([.C74];8); 16)" office:value-type="float" office:value="151032475">
            <text:p>15103247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4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FFwd</text:p>
          </table:table-cell>
          <table:table-cell office:value-type="string">
            <text:p>0x0900525B</text:p>
          </table:table-cell>
          <table:table-cell table:formula="of:=DECIMAL(RIGHT([.C75];8); 16)" office:value-type="float" office:value="151016027">
            <text:p>15101602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5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Stop</text:p>
          </table:table-cell>
          <table:table-cell office:value-type="string">
            <text:p>0x09000009</text:p>
          </table:table-cell>
          <table:table-cell table:formula="of:=DECIMAL(RIGHT([.C76];8); 16)" office:value-type="float" office:value="150994953">
            <text:p>15099495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6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Pause</text:p>
          </table:table-cell>
          <table:table-cell office:value-type="string">
            <text:p>0x09006069</text:p>
          </table:table-cell>
          <table:table-cell table:formula="of:=DECIMAL(RIGHT([.C77];8); 16)" office:value-type="float" office:value="151019625">
            <text:p>15101962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7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Play</text:p>
          </table:table-cell>
          <table:table-cell office:value-type="string">
            <text:p>0x09005059</text:p>
          </table:table-cell>
          <table:table-cell table:formula="of:=DECIMAL(RIGHT([.C78];8); 16)" office:value-type="float" office:value="151015513">
            <text:p>15101551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8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Power</text:p>
          </table:table-cell>
          <table:table-cell office:value-type="string">
            <text:p>0x0900BCB5</text:p>
          </table:table-cell>
          <table:table-cell table:formula="of:=DECIMAL(RIGHT([.C79];8); 16)" office:value-type="float" office:value="151043253">
            <text:p>15104325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7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7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79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VcrRec</text:p>
          </table:table-cell>
          <table:table-cell office:value-type="string">
            <text:p>0x09001019</text:p>
          </table:table-cell>
          <table:table-cell table:formula="of:=DECIMAL(RIGHT([.C80];8); 16)" office:value-type="float" office:value="150999065">
            <text:p>15099906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0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ProgDown</text:p>
          </table:table-cell>
          <table:table-cell office:value-type="string">
            <text:p>0x0D00ACA1</text:p>
          </table:table-cell>
          <table:table-cell table:formula="of:=DECIMAL(RIGHT([.C81];8); 16)" office:value-type="float" office:value="218148001">
            <text:p>21814800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1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ProgUp</text:p>
          </table:table-cell>
          <table:table-cell office:value-type="string">
            <text:p>0x0D002C21</text:p>
          </table:table-cell>
          <table:table-cell table:formula="of:=DECIMAL(RIGHT([.C82];8); 16)" office:value-type="float" office:value="218115105">
            <text:p>21811510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2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SkipBack</text:p>
          </table:table-cell>
          <table:table-cell office:value-type="string">
            <text:p>0x0D00929F</text:p>
          </table:table-cell>
          <table:table-cell table:formula="of:=DECIMAL(RIGHT([.C83];8); 16)" office:value-type="float" office:value="218141343">
            <text:p>21814134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3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SkipFwd</text:p>
          </table:table-cell>
          <table:table-cell office:value-type="string">
            <text:p>0x0D00525F</text:p>
          </table:table-cell>
          <table:table-cell table:formula="of:=DECIMAL(RIGHT([.C84];8); 16)" office:value-type="float" office:value="218124895">
            <text:p>21812489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4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Rewind</text:p>
          </table:table-cell>
          <table:table-cell office:value-type="string">
            <text:p>0x0D00202D</text:p>
          </table:table-cell>
          <table:table-cell table:formula="of:=DECIMAL(RIGHT([.C85];8); 16)" office:value-type="float" office:value="218112045">
            <text:p>218112045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5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5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5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FFwd</text:p>
          </table:table-cell>
          <table:table-cell office:value-type="string">
            <text:p>0x0D00A0AD</text:p>
          </table:table-cell>
          <table:table-cell table:formula="of:=DECIMAL(RIGHT([.C86];8); 16)" office:value-type="float" office:value="218144941">
            <text:p>21814494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6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6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6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Stop</text:p>
          </table:table-cell>
          <table:table-cell office:value-type="string">
            <text:p>0x0D00000D</text:p>
          </table:table-cell>
          <table:table-cell table:formula="of:=DECIMAL(RIGHT([.C87];8); 16)" office:value-type="float" office:value="218103821">
            <text:p>21810382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7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7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7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Pause</text:p>
          </table:table-cell>
          <table:table-cell office:value-type="string">
            <text:p>0x0D00606D</text:p>
          </table:table-cell>
          <table:table-cell table:formula="of:=DECIMAL(RIGHT([.C88];8); 16)" office:value-type="float" office:value="218128493">
            <text:p>21812849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8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8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8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Play</text:p>
          </table:table-cell>
          <table:table-cell office:value-type="string">
            <text:p>0x0D00505D</text:p>
          </table:table-cell>
          <table:table-cell table:formula="of:=DECIMAL(RIGHT([.C89];8); 16)" office:value-type="float" office:value="218124381">
            <text:p>218124381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89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89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89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Power</text:p>
          </table:table-cell>
          <table:table-cell office:value-type="string">
            <text:p>0x0D00BCB1</text:p>
          </table:table-cell>
          <table:table-cell table:formula="of:=DECIMAL(RIGHT([.C90];8); 16)" office:value-type="float" office:value="218152113">
            <text:p>21815211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90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90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90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vdRec</text:p>
          </table:table-cell>
          <table:table-cell office:value-type="string">
            <text:p>0x0D00101D</text:p>
          </table:table-cell>
          <table:table-cell table:formula="of:=DECIMAL(RIGHT([.C91];8); 16)" office:value-type="float" office:value="218107933">
            <text:p>21810793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91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91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91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0x01003031</text:p>
          </table:table-cell>
          <table:table-cell table:formula="of:=DECIMAL(RIGHT([.C92];8); 16)" office:value-type="float" office:value="16789553">
            <text:p>16789553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9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9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9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9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92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92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92]);[.$D$21];[.$D$22])/[.$B$12])"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0x01008C8D</text:p>
          </table:table-cell>
          <table:table-cell table:formula="of:=DECIMAL(RIGHT([.C93];8); 16)" office:value-type="float" office:value="16813197">
            <text:p>16813197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93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93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93]);[.$D$21];[.$D$22])/[.$B$12])" office:value-type="float" office:value="124">
            <text:p>124</text:p>
          </table:table-cell>
          <table:table-cell/>
        </table:table-row>
        <table:table-row table:style-name="ro2">
          <table:table-cell/>
          <table:table-cell office:value-type="string">
            <text:p>DirectTvRec</text:p>
          </table:table-cell>
          <table:table-cell office:value-type="string">
            <text:p>0x01909100</text:p>
          </table:table-cell>
          <table:table-cell table:formula="of:=DECIMAL(RIGHT([.C94];8); 16)" office:value-type="float" office:value="26251520">
            <text:p>26251520</text:p>
          </table:table-cell>
          <table:table-cell/>
          <table:table-cell table:formula="of:=ROUND([.$C$21]/[.$B$12])" office:value-type="float" office:value="50">
            <text:p>50</text:p>
          </table:table-cell>
          <table:table-cell table:formula="of:=ROUND(IF(BITAND([.F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H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J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L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N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P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R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T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V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X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Z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B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D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F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H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J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L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N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P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R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T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V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X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AZ$29];[.$D94]);[.$D$21];[.$D$22])/[.$B$12])" office:value-type="float" office:value="124">
            <text:p>124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B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D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F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H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J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L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N$29];[.$D94]);[.$D$21];[.$D$22])/[.$B$12])" office:value-type="float" office:value="37">
            <text:p>37</text:p>
          </table:table-cell>
          <table:table-cell table:formula="of:=ROUND([.$C$21]/[.$B$12])" office:value-type="float" office:value="50">
            <text:p>50</text:p>
          </table:table-cell>
          <table:table-cell table:formula="of:=ROUND(IF(BITAND([.BP$29];[.$D94]);[.$D$21];[.$D$22])/[.$B$12])" office:value-type="float" office:value="37">
            <text:p>37</text:p>
          </table:table-cell>
          <table:table-cell/>
        </table:table-row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4"/>
          <table:table-cell/>
        </table:table-row>
      </table:table>
      <table:table table:name="sony" table:style-name="ta1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ce1"/>
        <table:table-column table:style-name="co18" table:default-cell-style-name="Default"/>
        <table:table-column table:style-name="co12" table:number-columns-repeated="31" table:default-cell-style-name="Default"/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office:value-type="string">
            <text:p>#</text:p>
          </table:table-cell>
          <table:table-cell office:value-type="string">
            <text:p>this</text:p>
          </table:table-cell>
          <table:table-cell office:value-type="string">
            <text:p>config</text:p>
          </table:table-cell>
          <table:table-cell table:style-name="Default" office:value-type="string">
            <text:p>file</text:p>
          </table:table-cell>
          <table:table-cell office:value-type="string">
            <text:p>was</text:p>
          </table:table-cell>
          <table:table-cell office:value-type="string">
            <text:p>automatically</text:p>
          </table:table-cell>
          <table:table-cell office:value-type="string">
            <text:p>generated</text:p>
          </table:table-cell>
          <table:table-cell table:number-columns-repeated="29"/>
        </table:table-row>
        <table:table-row table:style-name="ro1">
          <table:table-cell office:value-type="string">
            <text:p>#</text:p>
          </table:table-cell>
          <table:table-cell office:value-type="string">
            <text:p>using</text:p>
          </table:table-cell>
          <table:table-cell office:value-type="string">
            <text:p>lirc-0.8.6(default)</text:p>
          </table:table-cell>
          <table:table-cell table:style-name="Default" office:value-type="string">
            <text:p>on</text:p>
          </table:table-cell>
          <table:table-cell office:value-type="string">
            <text:p>Sun</text:p>
          </table:table-cell>
          <table:table-cell office:value-type="string">
            <text:p>Sep</text:p>
          </table:table-cell>
          <table:table-cell office:value-type="float" office:value="19">
            <text:p>19</text:p>
          </table:table-cell>
          <table:table-cell table:style-name="ce2" office:value-type="string">
            <text:p>10:37:21</text:p>
          </table:table-cell>
          <table:table-cell office:value-type="float" office:value="2010">
            <text:p>2010</text:p>
          </table:table-cell>
          <table:table-cell table:number-columns-repeated="27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office:value-type="string">
            <text:p>#</text:p>
          </table:table-cell>
          <table:table-cell office:value-type="string">
            <text:p>contributed</text:p>
          </table:table-cell>
          <table:table-cell office:value-type="string">
            <text:p>by</text:p>
          </table:table-cell>
          <table:table-cell table:style-name="Default" office:value-type="string">
            <text:p>Angelo</text:p>
          </table:table-cell>
          <table:table-cell office:value-type="string">
            <text:p>(Italy)</text:p>
          </table:table-cell>
          <table:table-cell table:number-columns-repeated="31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office:value-type="string">
            <text:p>#</text:p>
          </table:table-cell>
          <table:table-cell office:value-type="string">
            <text:p>brand:</text:p>
          </table:table-cell>
          <table:table-cell office:value-type="string">
            <text:p>Sony</text:p>
          </table:table-cell>
          <table:table-cell table:style-name="Default"/>
          <table:table-cell table:number-columns-repeated="32"/>
        </table:table-row>
        <table:table-row table:style-name="ro1">
          <table:table-cell office:value-type="string">
            <text:p>#</text:p>
          </table:table-cell>
          <table:table-cell office:value-type="string">
            <text:p>model</text:p>
          </table:table-cell>
          <table:table-cell office:value-type="string">
            <text:p>no.</text:p>
          </table:table-cell>
          <table:table-cell table:style-name="Default" office:value-type="string">
            <text:p>of</text:p>
          </table:table-cell>
          <table:table-cell office:value-type="string">
            <text:p>remote</text:p>
          </table:table-cell>
          <table:table-cell office:value-type="string">
            <text:p>control:</text:p>
          </table:table-cell>
          <table:table-cell office:value-type="string">
            <text:p>RM-ED035</text:p>
          </table:table-cell>
          <table:table-cell table:number-columns-repeated="29"/>
        </table:table-row>
        <table:table-row table:style-name="ro1">
          <table:table-cell office:value-type="string">
            <text:p>#</text:p>
          </table:table-cell>
          <table:table-cell office:value-type="string">
            <text:p>devices</text:p>
          </table:table-cell>
          <table:table-cell office:value-type="string">
            <text:p>being</text:p>
          </table:table-cell>
          <table:table-cell table:style-name="Default" office:value-type="string">
            <text:p>controlled</text:p>
          </table:table-cell>
          <table:table-cell office:value-type="string">
            <text:p>by</text:p>
          </table:table-cell>
          <table:table-cell office:value-type="string">
            <text:p>this</text:p>
          </table:table-cell>
          <table:table-cell office:value-type="string">
            <text:p>remote:</text:p>
          </table:table-cell>
          <table:table-cell office:value-type="string">
            <text:p>Sony</text:p>
          </table:table-cell>
          <table:table-cell office:value-type="string">
            <text:p>Bravias</text:p>
          </table:table-cell>
          <table:table-cell office:value-type="string">
            <text:p>year</text:p>
          </table:table-cell>
          <table:table-cell office:value-type="float" office:value="2010">
            <text:p>2010</text:p>
          </table:table-cell>
          <table:table-cell office:value-type="string">
            <text:p>(EX-50x</text:p>
          </table:table-cell>
          <table:table-cell office:value-type="string">
            <text:p>for</text:p>
          </table:table-cell>
          <table:table-cell office:value-type="string">
            <text:p>example</text:p>
          </table:table-cell>
          <table:table-cell office:value-type="string">
            <text:p>and</text:p>
          </table:table-cell>
          <table:table-cell office:value-type="string">
            <text:p>many</text:p>
          </table:table-cell>
          <table:table-cell office:value-type="string">
            <text:p>others)</text:p>
          </table:table-cell>
          <table:table-cell table:number-columns-repeated="19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2"/>
        </table:table-row>
        <table:table-row table:style-name="ro1">
          <table:table-cell table:style-name="ce1" office:value-type="string">
            <text:p>period</text:p>
          </table:table-cell>
          <table:table-cell table:style-name="ce1" office:value-type="float" office:value="1">
            <text:p>1</text:p>
          </table:table-cell>
          <table:table-cell/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ony_RM-ED035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bits</text:p>
          </table:table-cell>
          <table:table-cell office:value-type="float" office:value="12">
            <text:p>12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SPACE_ENC|CONST_LENGTH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eps</text:p>
          </table:table-cell>
          <table:table-cell office:value-type="float" office:value="30">
            <text:p>30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aeps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2"/>
        </table:table-row>
        <table:table-row table:style-name="ro1">
          <table:table-cell table:number-columns-repeated="2" office:value-type="string">
            <text:p>header</text:p>
          </table:table-cell>
          <table:table-cell office:value-type="float" office:value="2490">
            <text:p>2490</text:p>
          </table:table-cell>
          <table:table-cell table:style-name="Default" office:value-type="float" office:value="559">
            <text:p>559</text:p>
          </table:table-cell>
          <table:table-cell/>
          <table:table-cell table:style-name="ce1" table:formula="of:=ROUND([.C20]/[.B12])" office:value-type="float" office:value="2490">
            <text:p>2490</text:p>
          </table:table-cell>
          <table:table-cell table:style-name="ce1" table:formula="of:=ROUND([.D20]/[.B12])" office:value-type="float" office:value="559">
            <text:p>559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one</text:p>
          </table:table-cell>
          <table:table-cell office:value-type="float" office:value="1252">
            <text:p>1252</text:p>
          </table:table-cell>
          <table:table-cell table:style-name="Default" office:value-type="float" office:value="539">
            <text:p>539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zero</text:p>
          </table:table-cell>
          <table:table-cell office:value-type="float" office:value="658">
            <text:p>658</text:p>
          </table:table-cell>
          <table:table-cell table:style-name="Default" office:value-type="float" office:value="539">
            <text:p>539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gap</text:p>
          </table:table-cell>
          <table:table-cell office:value-type="float" office:value="44920">
            <text:p>44920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toggle_bit_mask</text:p>
          </table:table-cell>
          <table:table-cell office:value-type="string">
            <text:p>0x0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office:value-type="string">
            <text:p>begin</text:p>
          </table:table-cell>
          <table:table-cell office:value-type="string">
            <text:p>codes</text:p>
          </table:table-cell>
          <table:table-cell table:style-name="Default"/>
          <table:table-cell/>
          <table:table-cell table:formula="of:=[.H26]*2" office:value-type="float" office:value="2048">
            <text:p>2048</text:p>
          </table:table-cell>
          <table:table-cell/>
          <table:table-cell table:formula="of:=[.J26]*2" office:value-type="float" office:value="1024">
            <text:p>1024</text:p>
          </table:table-cell>
          <table:table-cell/>
          <table:table-cell table:formula="of:=[.L26]*2" office:value-type="float" office:value="512">
            <text:p>512</text:p>
          </table:table-cell>
          <table:table-cell/>
          <table:table-cell table:formula="of:=[.N26]*2" office:value-type="float" office:value="256">
            <text:p>256</text:p>
          </table:table-cell>
          <table:table-cell/>
          <table:table-cell table:formula="of:=[.P26]*2" office:value-type="float" office:value="128">
            <text:p>128</text:p>
          </table:table-cell>
          <table:table-cell/>
          <table:table-cell table:formula="of:=[.R26]*2" office:value-type="float" office:value="64">
            <text:p>64</text:p>
          </table:table-cell>
          <table:table-cell/>
          <table:table-cell table:formula="of:=[.T26]*2" office:value-type="float" office:value="32">
            <text:p>32</text:p>
          </table:table-cell>
          <table:table-cell/>
          <table:table-cell table:formula="of:=[.V26]*2" office:value-type="float" office:value="16">
            <text:p>16</text:p>
          </table:table-cell>
          <table:table-cell/>
          <table:table-cell table:formula="of:=[.X26]*2" office:value-type="float" office:value="8">
            <text:p>8</text:p>
          </table:table-cell>
          <table:table-cell/>
          <table:table-cell table:formula="of:=[.Z26]*2" office:value-type="float" office:value="4">
            <text:p>4</text:p>
          </table:table-cell>
          <table:table-cell/>
          <table:table-cell table:formula="of:=[.AB26]*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ource</text:p>
          </table:table-cell>
          <table:table-cell office:value-type="string">
            <text:p>INPUT</text:p>
          </table:table-cell>
          <table:table-cell office:value-type="string">
            <text:p>0xA50</text:p>
          </table:table-cell>
          <table:table-cell table:formula="of:=DECIMAL(RIGHT([.C27];4); 16)" office:value-type="float" office:value="2640">
            <text:p>2640</text:p>
          </table:table-cell>
          <table:table-cell/>
          <table:table-cell table:formula="of:=ROUND(IF(BITAND([.F$26];[.$D27]);[.$C$21];[.$C$22])/[.$B$12])" office:value-type="float" office:value="1252">
            <text:p>1252</text:p>
          </table:table-cell>
          <table:table-cell table:formula="of:=ROUND(IF(BITAND([.F$26];[.$D27]);[.$D$21];[.$D$22])/[.$B$12])" office:value-type="float" office:value="539">
            <text:p>539</text:p>
          </table:table-cell>
          <table:table-cell table:formula="of:=ROUND(IF(BITAND([.H$26];[.$D27]);[.$C$21];[.$C$22])/[.$B$12])" office:value-type="float" office:value="658">
            <text:p>658</text:p>
          </table:table-cell>
          <table:table-cell table:formula="of:=ROUND(IF(BITAND([.H$26];[.$D27]);[.$D$21];[.$D$22])/[.$B$12])" office:value-type="float" office:value="539">
            <text:p>539</text:p>
          </table:table-cell>
          <table:table-cell table:formula="of:=ROUND(IF(BITAND([.J$26];[.$D27]);[.$C$21];[.$C$22])/[.$B$12])" office:value-type="float" office:value="1252">
            <text:p>1252</text:p>
          </table:table-cell>
          <table:table-cell table:formula="of:=ROUND(IF(BITAND([.J$26];[.$D27]);[.$D$21];[.$D$22])/[.$B$12])" office:value-type="float" office:value="539">
            <text:p>539</text:p>
          </table:table-cell>
          <table:table-cell table:formula="of:=ROUND(IF(BITAND([.L$26];[.$D27]);[.$C$21];[.$C$22])/[.$B$12])" office:value-type="float" office:value="658">
            <text:p>658</text:p>
          </table:table-cell>
          <table:table-cell table:formula="of:=ROUND(IF(BITAND([.L$26];[.$D27]);[.$D$21];[.$D$22])/[.$B$12])" office:value-type="float" office:value="539">
            <text:p>539</text:p>
          </table:table-cell>
          <table:table-cell table:formula="of:=ROUND(IF(BITAND([.N$26];[.$D27]);[.$C$21];[.$C$22])/[.$B$12])" office:value-type="float" office:value="658">
            <text:p>658</text:p>
          </table:table-cell>
          <table:table-cell table:formula="of:=ROUND(IF(BITAND([.N$26];[.$D27]);[.$D$21];[.$D$22])/[.$B$12])" office:value-type="float" office:value="539">
            <text:p>539</text:p>
          </table:table-cell>
          <table:table-cell table:formula="of:=ROUND(IF(BITAND([.P$26];[.$D27]);[.$C$21];[.$C$22])/[.$B$12])" office:value-type="float" office:value="1252">
            <text:p>1252</text:p>
          </table:table-cell>
          <table:table-cell table:formula="of:=ROUND(IF(BITAND([.P$26];[.$D27]);[.$D$21];[.$D$22])/[.$B$12])" office:value-type="float" office:value="539">
            <text:p>539</text:p>
          </table:table-cell>
          <table:table-cell table:formula="of:=ROUND(IF(BITAND([.R$26];[.$D27]);[.$C$21];[.$C$22])/[.$B$12])" office:value-type="float" office:value="658">
            <text:p>658</text:p>
          </table:table-cell>
          <table:table-cell table:formula="of:=ROUND(IF(BITAND([.R$26];[.$D27]);[.$D$21];[.$D$22])/[.$B$12])" office:value-type="float" office:value="539">
            <text:p>539</text:p>
          </table:table-cell>
          <table:table-cell table:formula="of:=ROUND(IF(BITAND([.T$26];[.$D27]);[.$C$21];[.$C$22])/[.$B$12])" office:value-type="float" office:value="1252">
            <text:p>1252</text:p>
          </table:table-cell>
          <table:table-cell table:formula="of:=ROUND(IF(BITAND([.T$26];[.$D27]);[.$D$21];[.$D$22])/[.$B$12])" office:value-type="float" office:value="539">
            <text:p>539</text:p>
          </table:table-cell>
          <table:table-cell table:formula="of:=ROUND(IF(BITAND([.V$26];[.$D27]);[.$C$21];[.$C$22])/[.$B$12])" office:value-type="float" office:value="658">
            <text:p>658</text:p>
          </table:table-cell>
          <table:table-cell table:formula="of:=ROUND(IF(BITAND([.V$26];[.$D27]);[.$D$21];[.$D$22])/[.$B$12])" office:value-type="float" office:value="539">
            <text:p>539</text:p>
          </table:table-cell>
          <table:table-cell table:formula="of:=ROUND(IF(BITAND([.X$26];[.$D27]);[.$C$21];[.$C$22])/[.$B$12])" office:value-type="float" office:value="658">
            <text:p>658</text:p>
          </table:table-cell>
          <table:table-cell table:formula="of:=ROUND(IF(BITAND([.X$26];[.$D27]);[.$D$21];[.$D$22])/[.$B$12])" office:value-type="float" office:value="539">
            <text:p>539</text:p>
          </table:table-cell>
          <table:table-cell table:formula="of:=ROUND(IF(BITAND([.Z$26];[.$D27]);[.$C$21];[.$C$22])/[.$B$12])" office:value-type="float" office:value="658">
            <text:p>658</text:p>
          </table:table-cell>
          <table:table-cell table:formula="of:=ROUND(IF(BITAND([.Z$26];[.$D27]);[.$D$21];[.$D$22])/[.$B$12])" office:value-type="float" office:value="539">
            <text:p>539</text:p>
          </table:table-cell>
          <table:table-cell table:formula="of:=ROUND(IF(BITAND([.AB$26];[.$D27]);[.$C$21];[.$C$22])/[.$B$12])" office:value-type="float" office:value="658">
            <text:p>658</text:p>
          </table:table-cell>
          <table:table-cell table:formula="of:=ROUND(IF(BITAND([.AB$26];[.$D27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STANDBY</text:p>
          </table:table-cell>
          <table:table-cell office:value-type="string">
            <text:p>0xA90</text:p>
          </table:table-cell>
          <table:table-cell table:formula="of:=DECIMAL(RIGHT([.C28];4); 16)" office:value-type="float" office:value="2704">
            <text:p>2704</text:p>
          </table:table-cell>
          <table:table-cell/>
          <table:table-cell table:formula="of:=ROUND(IF(BITAND([.F$26];[.$D28]);[.$C$21];[.$C$22])/[.$B$12])" office:value-type="float" office:value="1252">
            <text:p>1252</text:p>
          </table:table-cell>
          <table:table-cell table:formula="of:=ROUND(IF(BITAND([.F$26];[.$D28]);[.$D$21];[.$D$22])/[.$B$12])" office:value-type="float" office:value="539">
            <text:p>539</text:p>
          </table:table-cell>
          <table:table-cell table:formula="of:=ROUND(IF(BITAND([.H$26];[.$D28]);[.$C$21];[.$C$22])/[.$B$12])" office:value-type="float" office:value="658">
            <text:p>658</text:p>
          </table:table-cell>
          <table:table-cell table:formula="of:=ROUND(IF(BITAND([.H$26];[.$D28]);[.$D$21];[.$D$22])/[.$B$12])" office:value-type="float" office:value="539">
            <text:p>539</text:p>
          </table:table-cell>
          <table:table-cell table:formula="of:=ROUND(IF(BITAND([.J$26];[.$D28]);[.$C$21];[.$C$22])/[.$B$12])" office:value-type="float" office:value="1252">
            <text:p>1252</text:p>
          </table:table-cell>
          <table:table-cell table:formula="of:=ROUND(IF(BITAND([.J$26];[.$D28]);[.$D$21];[.$D$22])/[.$B$12])" office:value-type="float" office:value="539">
            <text:p>539</text:p>
          </table:table-cell>
          <table:table-cell table:formula="of:=ROUND(IF(BITAND([.L$26];[.$D28]);[.$C$21];[.$C$22])/[.$B$12])" office:value-type="float" office:value="658">
            <text:p>658</text:p>
          </table:table-cell>
          <table:table-cell table:formula="of:=ROUND(IF(BITAND([.L$26];[.$D28]);[.$D$21];[.$D$22])/[.$B$12])" office:value-type="float" office:value="539">
            <text:p>539</text:p>
          </table:table-cell>
          <table:table-cell table:formula="of:=ROUND(IF(BITAND([.N$26];[.$D28]);[.$C$21];[.$C$22])/[.$B$12])" office:value-type="float" office:value="1252">
            <text:p>1252</text:p>
          </table:table-cell>
          <table:table-cell table:formula="of:=ROUND(IF(BITAND([.N$26];[.$D28]);[.$D$21];[.$D$22])/[.$B$12])" office:value-type="float" office:value="539">
            <text:p>539</text:p>
          </table:table-cell>
          <table:table-cell table:formula="of:=ROUND(IF(BITAND([.P$26];[.$D28]);[.$C$21];[.$C$22])/[.$B$12])" office:value-type="float" office:value="658">
            <text:p>658</text:p>
          </table:table-cell>
          <table:table-cell table:formula="of:=ROUND(IF(BITAND([.P$26];[.$D28]);[.$D$21];[.$D$22])/[.$B$12])" office:value-type="float" office:value="539">
            <text:p>539</text:p>
          </table:table-cell>
          <table:table-cell table:formula="of:=ROUND(IF(BITAND([.R$26];[.$D28]);[.$C$21];[.$C$22])/[.$B$12])" office:value-type="float" office:value="658">
            <text:p>658</text:p>
          </table:table-cell>
          <table:table-cell table:formula="of:=ROUND(IF(BITAND([.R$26];[.$D28]);[.$D$21];[.$D$22])/[.$B$12])" office:value-type="float" office:value="539">
            <text:p>539</text:p>
          </table:table-cell>
          <table:table-cell table:formula="of:=ROUND(IF(BITAND([.T$26];[.$D28]);[.$C$21];[.$C$22])/[.$B$12])" office:value-type="float" office:value="1252">
            <text:p>1252</text:p>
          </table:table-cell>
          <table:table-cell table:formula="of:=ROUND(IF(BITAND([.T$26];[.$D28]);[.$D$21];[.$D$22])/[.$B$12])" office:value-type="float" office:value="539">
            <text:p>539</text:p>
          </table:table-cell>
          <table:table-cell table:formula="of:=ROUND(IF(BITAND([.V$26];[.$D28]);[.$C$21];[.$C$22])/[.$B$12])" office:value-type="float" office:value="658">
            <text:p>658</text:p>
          </table:table-cell>
          <table:table-cell table:formula="of:=ROUND(IF(BITAND([.V$26];[.$D28]);[.$D$21];[.$D$22])/[.$B$12])" office:value-type="float" office:value="539">
            <text:p>539</text:p>
          </table:table-cell>
          <table:table-cell table:formula="of:=ROUND(IF(BITAND([.X$26];[.$D28]);[.$C$21];[.$C$22])/[.$B$12])" office:value-type="float" office:value="658">
            <text:p>658</text:p>
          </table:table-cell>
          <table:table-cell table:formula="of:=ROUND(IF(BITAND([.X$26];[.$D28]);[.$D$21];[.$D$22])/[.$B$12])" office:value-type="float" office:value="539">
            <text:p>539</text:p>
          </table:table-cell>
          <table:table-cell table:formula="of:=ROUND(IF(BITAND([.Z$26];[.$D28]);[.$C$21];[.$C$22])/[.$B$12])" office:value-type="float" office:value="658">
            <text:p>658</text:p>
          </table:table-cell>
          <table:table-cell table:formula="of:=ROUND(IF(BITAND([.Z$26];[.$D28]);[.$D$21];[.$D$22])/[.$B$12])" office:value-type="float" office:value="539">
            <text:p>539</text:p>
          </table:table-cell>
          <table:table-cell table:formula="of:=ROUND(IF(BITAND([.AB$26];[.$D28]);[.$C$21];[.$C$22])/[.$B$12])" office:value-type="float" office:value="658">
            <text:p>658</text:p>
          </table:table-cell>
          <table:table-cell table:formula="of:=ROUND(IF(BITAND([.AB$26];[.$D28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0xC70</text:p>
          </table:table-cell>
          <table:table-cell table:formula="of:=DECIMAL(RIGHT([.C29];4); 16)" office:value-type="float" office:value="3184">
            <text:p>3184</text:p>
          </table:table-cell>
          <table:table-cell/>
          <table:table-cell table:formula="of:=ROUND(IF(BITAND([.F$26];[.$D29]);[.$C$21];[.$C$22])/[.$B$12])" office:value-type="float" office:value="1252">
            <text:p>1252</text:p>
          </table:table-cell>
          <table:table-cell table:formula="of:=ROUND(IF(BITAND([.F$26];[.$D29]);[.$D$21];[.$D$22])/[.$B$12])" office:value-type="float" office:value="539">
            <text:p>539</text:p>
          </table:table-cell>
          <table:table-cell table:formula="of:=ROUND(IF(BITAND([.H$26];[.$D29]);[.$C$21];[.$C$22])/[.$B$12])" office:value-type="float" office:value="1252">
            <text:p>1252</text:p>
          </table:table-cell>
          <table:table-cell table:formula="of:=ROUND(IF(BITAND([.H$26];[.$D29]);[.$D$21];[.$D$22])/[.$B$12])" office:value-type="float" office:value="539">
            <text:p>539</text:p>
          </table:table-cell>
          <table:table-cell table:formula="of:=ROUND(IF(BITAND([.J$26];[.$D29]);[.$C$21];[.$C$22])/[.$B$12])" office:value-type="float" office:value="658">
            <text:p>658</text:p>
          </table:table-cell>
          <table:table-cell table:formula="of:=ROUND(IF(BITAND([.J$26];[.$D29]);[.$D$21];[.$D$22])/[.$B$12])" office:value-type="float" office:value="539">
            <text:p>539</text:p>
          </table:table-cell>
          <table:table-cell table:formula="of:=ROUND(IF(BITAND([.L$26];[.$D29]);[.$C$21];[.$C$22])/[.$B$12])" office:value-type="float" office:value="658">
            <text:p>658</text:p>
          </table:table-cell>
          <table:table-cell table:formula="of:=ROUND(IF(BITAND([.L$26];[.$D29]);[.$D$21];[.$D$22])/[.$B$12])" office:value-type="float" office:value="539">
            <text:p>539</text:p>
          </table:table-cell>
          <table:table-cell table:formula="of:=ROUND(IF(BITAND([.N$26];[.$D29]);[.$C$21];[.$C$22])/[.$B$12])" office:value-type="float" office:value="658">
            <text:p>658</text:p>
          </table:table-cell>
          <table:table-cell table:formula="of:=ROUND(IF(BITAND([.N$26];[.$D29]);[.$D$21];[.$D$22])/[.$B$12])" office:value-type="float" office:value="539">
            <text:p>539</text:p>
          </table:table-cell>
          <table:table-cell table:formula="of:=ROUND(IF(BITAND([.P$26];[.$D29]);[.$C$21];[.$C$22])/[.$B$12])" office:value-type="float" office:value="1252">
            <text:p>1252</text:p>
          </table:table-cell>
          <table:table-cell table:formula="of:=ROUND(IF(BITAND([.P$26];[.$D29]);[.$D$21];[.$D$22])/[.$B$12])" office:value-type="float" office:value="539">
            <text:p>539</text:p>
          </table:table-cell>
          <table:table-cell table:formula="of:=ROUND(IF(BITAND([.R$26];[.$D29]);[.$C$21];[.$C$22])/[.$B$12])" office:value-type="float" office:value="1252">
            <text:p>1252</text:p>
          </table:table-cell>
          <table:table-cell table:formula="of:=ROUND(IF(BITAND([.R$26];[.$D29]);[.$D$21];[.$D$22])/[.$B$12])" office:value-type="float" office:value="539">
            <text:p>539</text:p>
          </table:table-cell>
          <table:table-cell table:formula="of:=ROUND(IF(BITAND([.T$26];[.$D29]);[.$C$21];[.$C$22])/[.$B$12])" office:value-type="float" office:value="1252">
            <text:p>1252</text:p>
          </table:table-cell>
          <table:table-cell table:formula="of:=ROUND(IF(BITAND([.T$26];[.$D29]);[.$D$21];[.$D$22])/[.$B$12])" office:value-type="float" office:value="539">
            <text:p>539</text:p>
          </table:table-cell>
          <table:table-cell table:formula="of:=ROUND(IF(BITAND([.V$26];[.$D29]);[.$C$21];[.$C$22])/[.$B$12])" office:value-type="float" office:value="658">
            <text:p>658</text:p>
          </table:table-cell>
          <table:table-cell table:formula="of:=ROUND(IF(BITAND([.V$26];[.$D29]);[.$D$21];[.$D$22])/[.$B$12])" office:value-type="float" office:value="539">
            <text:p>539</text:p>
          </table:table-cell>
          <table:table-cell table:formula="of:=ROUND(IF(BITAND([.X$26];[.$D29]);[.$C$21];[.$C$22])/[.$B$12])" office:value-type="float" office:value="658">
            <text:p>658</text:p>
          </table:table-cell>
          <table:table-cell table:formula="of:=ROUND(IF(BITAND([.X$26];[.$D29]);[.$D$21];[.$D$22])/[.$B$12])" office:value-type="float" office:value="539">
            <text:p>539</text:p>
          </table:table-cell>
          <table:table-cell table:formula="of:=ROUND(IF(BITAND([.Z$26];[.$D29]);[.$C$21];[.$C$22])/[.$B$12])" office:value-type="float" office:value="658">
            <text:p>658</text:p>
          </table:table-cell>
          <table:table-cell table:formula="of:=ROUND(IF(BITAND([.Z$26];[.$D29]);[.$D$21];[.$D$22])/[.$B$12])" office:value-type="float" office:value="539">
            <text:p>539</text:p>
          </table:table-cell>
          <table:table-cell table:formula="of:=ROUND(IF(BITAND([.AB$26];[.$D29]);[.$C$21];[.$C$22])/[.$B$12])" office:value-type="float" office:value="658">
            <text:p>658</text:p>
          </table:table-cell>
          <table:table-cell table:formula="of:=ROUND(IF(BITAND([.AB$26];[.$D29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+</text:p>
          </table:table-cell>
          <table:table-cell office:value-type="string">
            <text:p>0x5D0</text:p>
          </table:table-cell>
          <table:table-cell table:formula="of:=DECIMAL(RIGHT([.C30];4); 16)" office:value-type="float" office:value="1488">
            <text:p>1488</text:p>
          </table:table-cell>
          <table:table-cell/>
          <table:table-cell table:formula="of:=ROUND(IF(BITAND([.F$26];[.$D30]);[.$C$21];[.$C$22])/[.$B$12])" office:value-type="float" office:value="658">
            <text:p>658</text:p>
          </table:table-cell>
          <table:table-cell table:formula="of:=ROUND(IF(BITAND([.F$26];[.$D30]);[.$D$21];[.$D$22])/[.$B$12])" office:value-type="float" office:value="539">
            <text:p>539</text:p>
          </table:table-cell>
          <table:table-cell table:formula="of:=ROUND(IF(BITAND([.H$26];[.$D30]);[.$C$21];[.$C$22])/[.$B$12])" office:value-type="float" office:value="1252">
            <text:p>1252</text:p>
          </table:table-cell>
          <table:table-cell table:formula="of:=ROUND(IF(BITAND([.H$26];[.$D30]);[.$D$21];[.$D$22])/[.$B$12])" office:value-type="float" office:value="539">
            <text:p>539</text:p>
          </table:table-cell>
          <table:table-cell table:formula="of:=ROUND(IF(BITAND([.J$26];[.$D30]);[.$C$21];[.$C$22])/[.$B$12])" office:value-type="float" office:value="658">
            <text:p>658</text:p>
          </table:table-cell>
          <table:table-cell table:formula="of:=ROUND(IF(BITAND([.J$26];[.$D30]);[.$D$21];[.$D$22])/[.$B$12])" office:value-type="float" office:value="539">
            <text:p>539</text:p>
          </table:table-cell>
          <table:table-cell table:formula="of:=ROUND(IF(BITAND([.L$26];[.$D30]);[.$C$21];[.$C$22])/[.$B$12])" office:value-type="float" office:value="1252">
            <text:p>1252</text:p>
          </table:table-cell>
          <table:table-cell table:formula="of:=ROUND(IF(BITAND([.L$26];[.$D30]);[.$D$21];[.$D$22])/[.$B$12])" office:value-type="float" office:value="539">
            <text:p>539</text:p>
          </table:table-cell>
          <table:table-cell table:formula="of:=ROUND(IF(BITAND([.N$26];[.$D30]);[.$C$21];[.$C$22])/[.$B$12])" office:value-type="float" office:value="1252">
            <text:p>1252</text:p>
          </table:table-cell>
          <table:table-cell table:formula="of:=ROUND(IF(BITAND([.N$26];[.$D30]);[.$D$21];[.$D$22])/[.$B$12])" office:value-type="float" office:value="539">
            <text:p>539</text:p>
          </table:table-cell>
          <table:table-cell table:formula="of:=ROUND(IF(BITAND([.P$26];[.$D30]);[.$C$21];[.$C$22])/[.$B$12])" office:value-type="float" office:value="1252">
            <text:p>1252</text:p>
          </table:table-cell>
          <table:table-cell table:formula="of:=ROUND(IF(BITAND([.P$26];[.$D30]);[.$D$21];[.$D$22])/[.$B$12])" office:value-type="float" office:value="539">
            <text:p>539</text:p>
          </table:table-cell>
          <table:table-cell table:formula="of:=ROUND(IF(BITAND([.R$26];[.$D30]);[.$C$21];[.$C$22])/[.$B$12])" office:value-type="float" office:value="658">
            <text:p>658</text:p>
          </table:table-cell>
          <table:table-cell table:formula="of:=ROUND(IF(BITAND([.R$26];[.$D30]);[.$D$21];[.$D$22])/[.$B$12])" office:value-type="float" office:value="539">
            <text:p>539</text:p>
          </table:table-cell>
          <table:table-cell table:formula="of:=ROUND(IF(BITAND([.T$26];[.$D30]);[.$C$21];[.$C$22])/[.$B$12])" office:value-type="float" office:value="1252">
            <text:p>1252</text:p>
          </table:table-cell>
          <table:table-cell table:formula="of:=ROUND(IF(BITAND([.T$26];[.$D30]);[.$D$21];[.$D$22])/[.$B$12])" office:value-type="float" office:value="539">
            <text:p>539</text:p>
          </table:table-cell>
          <table:table-cell table:formula="of:=ROUND(IF(BITAND([.V$26];[.$D30]);[.$C$21];[.$C$22])/[.$B$12])" office:value-type="float" office:value="658">
            <text:p>658</text:p>
          </table:table-cell>
          <table:table-cell table:formula="of:=ROUND(IF(BITAND([.V$26];[.$D30]);[.$D$21];[.$D$22])/[.$B$12])" office:value-type="float" office:value="539">
            <text:p>539</text:p>
          </table:table-cell>
          <table:table-cell table:formula="of:=ROUND(IF(BITAND([.X$26];[.$D30]);[.$C$21];[.$C$22])/[.$B$12])" office:value-type="float" office:value="658">
            <text:p>658</text:p>
          </table:table-cell>
          <table:table-cell table:formula="of:=ROUND(IF(BITAND([.X$26];[.$D30]);[.$D$21];[.$D$22])/[.$B$12])" office:value-type="float" office:value="539">
            <text:p>539</text:p>
          </table:table-cell>
          <table:table-cell table:formula="of:=ROUND(IF(BITAND([.Z$26];[.$D30]);[.$C$21];[.$C$22])/[.$B$12])" office:value-type="float" office:value="658">
            <text:p>658</text:p>
          </table:table-cell>
          <table:table-cell table:formula="of:=ROUND(IF(BITAND([.Z$26];[.$D30]);[.$D$21];[.$D$22])/[.$B$12])" office:value-type="float" office:value="539">
            <text:p>539</text:p>
          </table:table-cell>
          <table:table-cell table:formula="of:=ROUND(IF(BITAND([.AB$26];[.$D30]);[.$C$21];[.$C$22])/[.$B$12])" office:value-type="float" office:value="658">
            <text:p>658</text:p>
          </table:table-cell>
          <table:table-cell table:formula="of:=ROUND(IF(BITAND([.AB$26];[.$D30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home</text:p>
          </table:table-cell>
          <table:table-cell office:value-type="string">
            <text:p>HOME</text:p>
          </table:table-cell>
          <table:table-cell office:value-type="string">
            <text:p>0x070</text:p>
          </table:table-cell>
          <table:table-cell table:formula="of:=DECIMAL(RIGHT([.C31];4); 16)" office:value-type="float" office:value="112">
            <text:p>112</text:p>
          </table:table-cell>
          <table:table-cell/>
          <table:table-cell table:formula="of:=ROUND(IF(BITAND([.F$26];[.$D31]);[.$C$21];[.$C$22])/[.$B$12])" office:value-type="float" office:value="658">
            <text:p>658</text:p>
          </table:table-cell>
          <table:table-cell table:formula="of:=ROUND(IF(BITAND([.F$26];[.$D31]);[.$D$21];[.$D$22])/[.$B$12])" office:value-type="float" office:value="539">
            <text:p>539</text:p>
          </table:table-cell>
          <table:table-cell table:formula="of:=ROUND(IF(BITAND([.H$26];[.$D31]);[.$C$21];[.$C$22])/[.$B$12])" office:value-type="float" office:value="658">
            <text:p>658</text:p>
          </table:table-cell>
          <table:table-cell table:formula="of:=ROUND(IF(BITAND([.H$26];[.$D31]);[.$D$21];[.$D$22])/[.$B$12])" office:value-type="float" office:value="539">
            <text:p>539</text:p>
          </table:table-cell>
          <table:table-cell table:formula="of:=ROUND(IF(BITAND([.J$26];[.$D31]);[.$C$21];[.$C$22])/[.$B$12])" office:value-type="float" office:value="658">
            <text:p>658</text:p>
          </table:table-cell>
          <table:table-cell table:formula="of:=ROUND(IF(BITAND([.J$26];[.$D31]);[.$D$21];[.$D$22])/[.$B$12])" office:value-type="float" office:value="539">
            <text:p>539</text:p>
          </table:table-cell>
          <table:table-cell table:formula="of:=ROUND(IF(BITAND([.L$26];[.$D31]);[.$C$21];[.$C$22])/[.$B$12])" office:value-type="float" office:value="658">
            <text:p>658</text:p>
          </table:table-cell>
          <table:table-cell table:formula="of:=ROUND(IF(BITAND([.L$26];[.$D31]);[.$D$21];[.$D$22])/[.$B$12])" office:value-type="float" office:value="539">
            <text:p>539</text:p>
          </table:table-cell>
          <table:table-cell table:formula="of:=ROUND(IF(BITAND([.N$26];[.$D31]);[.$C$21];[.$C$22])/[.$B$12])" office:value-type="float" office:value="658">
            <text:p>658</text:p>
          </table:table-cell>
          <table:table-cell table:formula="of:=ROUND(IF(BITAND([.N$26];[.$D31]);[.$D$21];[.$D$22])/[.$B$12])" office:value-type="float" office:value="539">
            <text:p>539</text:p>
          </table:table-cell>
          <table:table-cell table:formula="of:=ROUND(IF(BITAND([.P$26];[.$D31]);[.$C$21];[.$C$22])/[.$B$12])" office:value-type="float" office:value="1252">
            <text:p>1252</text:p>
          </table:table-cell>
          <table:table-cell table:formula="of:=ROUND(IF(BITAND([.P$26];[.$D31]);[.$D$21];[.$D$22])/[.$B$12])" office:value-type="float" office:value="539">
            <text:p>539</text:p>
          </table:table-cell>
          <table:table-cell table:formula="of:=ROUND(IF(BITAND([.R$26];[.$D31]);[.$C$21];[.$C$22])/[.$B$12])" office:value-type="float" office:value="1252">
            <text:p>1252</text:p>
          </table:table-cell>
          <table:table-cell table:formula="of:=ROUND(IF(BITAND([.R$26];[.$D31]);[.$D$21];[.$D$22])/[.$B$12])" office:value-type="float" office:value="539">
            <text:p>539</text:p>
          </table:table-cell>
          <table:table-cell table:formula="of:=ROUND(IF(BITAND([.T$26];[.$D31]);[.$C$21];[.$C$22])/[.$B$12])" office:value-type="float" office:value="1252">
            <text:p>1252</text:p>
          </table:table-cell>
          <table:table-cell table:formula="of:=ROUND(IF(BITAND([.T$26];[.$D31]);[.$D$21];[.$D$22])/[.$B$12])" office:value-type="float" office:value="539">
            <text:p>539</text:p>
          </table:table-cell>
          <table:table-cell table:formula="of:=ROUND(IF(BITAND([.V$26];[.$D31]);[.$C$21];[.$C$22])/[.$B$12])" office:value-type="float" office:value="658">
            <text:p>658</text:p>
          </table:table-cell>
          <table:table-cell table:formula="of:=ROUND(IF(BITAND([.V$26];[.$D31]);[.$D$21];[.$D$22])/[.$B$12])" office:value-type="float" office:value="539">
            <text:p>539</text:p>
          </table:table-cell>
          <table:table-cell table:formula="of:=ROUND(IF(BITAND([.X$26];[.$D31]);[.$C$21];[.$C$22])/[.$B$12])" office:value-type="float" office:value="658">
            <text:p>658</text:p>
          </table:table-cell>
          <table:table-cell table:formula="of:=ROUND(IF(BITAND([.X$26];[.$D31]);[.$D$21];[.$D$22])/[.$B$12])" office:value-type="float" office:value="539">
            <text:p>539</text:p>
          </table:table-cell>
          <table:table-cell table:formula="of:=ROUND(IF(BITAND([.Z$26];[.$D31]);[.$C$21];[.$C$22])/[.$B$12])" office:value-type="float" office:value="658">
            <text:p>658</text:p>
          </table:table-cell>
          <table:table-cell table:formula="of:=ROUND(IF(BITAND([.Z$26];[.$D31]);[.$D$21];[.$D$22])/[.$B$12])" office:value-type="float" office:value="539">
            <text:p>539</text:p>
          </table:table-cell>
          <table:table-cell table:formula="of:=ROUND(IF(BITAND([.AB$26];[.$D31]);[.$C$21];[.$C$22])/[.$B$12])" office:value-type="float" office:value="658">
            <text:p>658</text:p>
          </table:table-cell>
          <table:table-cell table:formula="of:=ROUND(IF(BITAND([.AB$26];[.$D31]);[.$D$21];[.$D$22])/[.$B$12])" office:value-type="float" office:value="539">
            <text:p>539</text:p>
          </table:table-cell>
          <table:table-cell table:number-columns-repeated="7"/>
        </table:table-row>
        <table:table-row table:style-name="ro2"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0xA70</text:p>
          </table:table-cell>
          <table:table-cell table:formula="of:=DECIMAL(RIGHT([.C32];4); 16)" office:value-type="float" office:value="2672">
            <text:p>2672</text:p>
          </table:table-cell>
          <table:table-cell/>
          <table:table-cell table:formula="of:=ROUND(IF(BITAND([.F$26];[.$D32]);[.$C$21];[.$C$22])/[.$B$12])" office:value-type="float" office:value="1252">
            <text:p>1252</text:p>
          </table:table-cell>
          <table:table-cell table:formula="of:=ROUND(IF(BITAND([.F$26];[.$D32]);[.$D$21];[.$D$22])/[.$B$12])" office:value-type="float" office:value="539">
            <text:p>539</text:p>
          </table:table-cell>
          <table:table-cell table:formula="of:=ROUND(IF(BITAND([.H$26];[.$D32]);[.$C$21];[.$C$22])/[.$B$12])" office:value-type="float" office:value="658">
            <text:p>658</text:p>
          </table:table-cell>
          <table:table-cell table:formula="of:=ROUND(IF(BITAND([.H$26];[.$D32]);[.$D$21];[.$D$22])/[.$B$12])" office:value-type="float" office:value="539">
            <text:p>539</text:p>
          </table:table-cell>
          <table:table-cell table:formula="of:=ROUND(IF(BITAND([.J$26];[.$D32]);[.$C$21];[.$C$22])/[.$B$12])" office:value-type="float" office:value="1252">
            <text:p>1252</text:p>
          </table:table-cell>
          <table:table-cell table:formula="of:=ROUND(IF(BITAND([.J$26];[.$D32]);[.$D$21];[.$D$22])/[.$B$12])" office:value-type="float" office:value="539">
            <text:p>539</text:p>
          </table:table-cell>
          <table:table-cell table:formula="of:=ROUND(IF(BITAND([.L$26];[.$D32]);[.$C$21];[.$C$22])/[.$B$12])" office:value-type="float" office:value="658">
            <text:p>658</text:p>
          </table:table-cell>
          <table:table-cell table:formula="of:=ROUND(IF(BITAND([.L$26];[.$D32]);[.$D$21];[.$D$22])/[.$B$12])" office:value-type="float" office:value="539">
            <text:p>539</text:p>
          </table:table-cell>
          <table:table-cell table:formula="of:=ROUND(IF(BITAND([.N$26];[.$D32]);[.$C$21];[.$C$22])/[.$B$12])" office:value-type="float" office:value="658">
            <text:p>658</text:p>
          </table:table-cell>
          <table:table-cell table:formula="of:=ROUND(IF(BITAND([.N$26];[.$D32]);[.$D$21];[.$D$22])/[.$B$12])" office:value-type="float" office:value="539">
            <text:p>539</text:p>
          </table:table-cell>
          <table:table-cell table:formula="of:=ROUND(IF(BITAND([.P$26];[.$D32]);[.$C$21];[.$C$22])/[.$B$12])" office:value-type="float" office:value="1252">
            <text:p>1252</text:p>
          </table:table-cell>
          <table:table-cell table:formula="of:=ROUND(IF(BITAND([.P$26];[.$D32]);[.$D$21];[.$D$22])/[.$B$12])" office:value-type="float" office:value="539">
            <text:p>539</text:p>
          </table:table-cell>
          <table:table-cell table:formula="of:=ROUND(IF(BITAND([.R$26];[.$D32]);[.$C$21];[.$C$22])/[.$B$12])" office:value-type="float" office:value="1252">
            <text:p>1252</text:p>
          </table:table-cell>
          <table:table-cell table:formula="of:=ROUND(IF(BITAND([.R$26];[.$D32]);[.$D$21];[.$D$22])/[.$B$12])" office:value-type="float" office:value="539">
            <text:p>539</text:p>
          </table:table-cell>
          <table:table-cell table:formula="of:=ROUND(IF(BITAND([.T$26];[.$D32]);[.$C$21];[.$C$22])/[.$B$12])" office:value-type="float" office:value="1252">
            <text:p>1252</text:p>
          </table:table-cell>
          <table:table-cell table:formula="of:=ROUND(IF(BITAND([.T$26];[.$D32]);[.$D$21];[.$D$22])/[.$B$12])" office:value-type="float" office:value="539">
            <text:p>539</text:p>
          </table:table-cell>
          <table:table-cell table:formula="of:=ROUND(IF(BITAND([.V$26];[.$D32]);[.$C$21];[.$C$22])/[.$B$12])" office:value-type="float" office:value="658">
            <text:p>658</text:p>
          </table:table-cell>
          <table:table-cell table:formula="of:=ROUND(IF(BITAND([.V$26];[.$D32]);[.$D$21];[.$D$22])/[.$B$12])" office:value-type="float" office:value="539">
            <text:p>539</text:p>
          </table:table-cell>
          <table:table-cell table:formula="of:=ROUND(IF(BITAND([.X$26];[.$D32]);[.$C$21];[.$C$22])/[.$B$12])" office:value-type="float" office:value="658">
            <text:p>658</text:p>
          </table:table-cell>
          <table:table-cell table:formula="of:=ROUND(IF(BITAND([.X$26];[.$D32]);[.$D$21];[.$D$22])/[.$B$12])" office:value-type="float" office:value="539">
            <text:p>539</text:p>
          </table:table-cell>
          <table:table-cell table:formula="of:=ROUND(IF(BITAND([.Z$26];[.$D32]);[.$C$21];[.$C$22])/[.$B$12])" office:value-type="float" office:value="658">
            <text:p>658</text:p>
          </table:table-cell>
          <table:table-cell table:formula="of:=ROUND(IF(BITAND([.Z$26];[.$D32]);[.$D$21];[.$D$22])/[.$B$12])" office:value-type="float" office:value="539">
            <text:p>539</text:p>
          </table:table-cell>
          <table:table-cell table:formula="of:=ROUND(IF(BITAND([.AB$26];[.$D32]);[.$C$21];[.$C$22])/[.$B$12])" office:value-type="float" office:value="658">
            <text:p>658</text:p>
          </table:table-cell>
          <table:table-cell table:formula="of:=ROUND(IF(BITAND([.AB$26];[.$D32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up</text:p>
          </table:table-cell>
          <table:table-cell office:value-type="string">
            <text:p>UP</text:p>
          </table:table-cell>
          <table:table-cell office:value-type="string">
            <text:p>0x2F0</text:p>
          </table:table-cell>
          <table:table-cell table:formula="of:=DECIMAL(RIGHT([.C33];4); 16)" office:value-type="float" office:value="752">
            <text:p>752</text:p>
          </table:table-cell>
          <table:table-cell/>
          <table:table-cell table:formula="of:=ROUND(IF(BITAND([.F$26];[.$D33]);[.$C$21];[.$C$22])/[.$B$12])" office:value-type="float" office:value="658">
            <text:p>658</text:p>
          </table:table-cell>
          <table:table-cell table:formula="of:=ROUND(IF(BITAND([.F$26];[.$D33]);[.$D$21];[.$D$22])/[.$B$12])" office:value-type="float" office:value="539">
            <text:p>539</text:p>
          </table:table-cell>
          <table:table-cell table:formula="of:=ROUND(IF(BITAND([.H$26];[.$D33]);[.$C$21];[.$C$22])/[.$B$12])" office:value-type="float" office:value="658">
            <text:p>658</text:p>
          </table:table-cell>
          <table:table-cell table:formula="of:=ROUND(IF(BITAND([.H$26];[.$D33]);[.$D$21];[.$D$22])/[.$B$12])" office:value-type="float" office:value="539">
            <text:p>539</text:p>
          </table:table-cell>
          <table:table-cell table:formula="of:=ROUND(IF(BITAND([.J$26];[.$D33]);[.$C$21];[.$C$22])/[.$B$12])" office:value-type="float" office:value="1252">
            <text:p>1252</text:p>
          </table:table-cell>
          <table:table-cell table:formula="of:=ROUND(IF(BITAND([.J$26];[.$D33]);[.$D$21];[.$D$22])/[.$B$12])" office:value-type="float" office:value="539">
            <text:p>539</text:p>
          </table:table-cell>
          <table:table-cell table:formula="of:=ROUND(IF(BITAND([.L$26];[.$D33]);[.$C$21];[.$C$22])/[.$B$12])" office:value-type="float" office:value="658">
            <text:p>658</text:p>
          </table:table-cell>
          <table:table-cell table:formula="of:=ROUND(IF(BITAND([.L$26];[.$D33]);[.$D$21];[.$D$22])/[.$B$12])" office:value-type="float" office:value="539">
            <text:p>539</text:p>
          </table:table-cell>
          <table:table-cell table:formula="of:=ROUND(IF(BITAND([.N$26];[.$D33]);[.$C$21];[.$C$22])/[.$B$12])" office:value-type="float" office:value="1252">
            <text:p>1252</text:p>
          </table:table-cell>
          <table:table-cell table:formula="of:=ROUND(IF(BITAND([.N$26];[.$D33]);[.$D$21];[.$D$22])/[.$B$12])" office:value-type="float" office:value="539">
            <text:p>539</text:p>
          </table:table-cell>
          <table:table-cell table:formula="of:=ROUND(IF(BITAND([.P$26];[.$D33]);[.$C$21];[.$C$22])/[.$B$12])" office:value-type="float" office:value="1252">
            <text:p>1252</text:p>
          </table:table-cell>
          <table:table-cell table:formula="of:=ROUND(IF(BITAND([.P$26];[.$D33]);[.$D$21];[.$D$22])/[.$B$12])" office:value-type="float" office:value="539">
            <text:p>539</text:p>
          </table:table-cell>
          <table:table-cell table:formula="of:=ROUND(IF(BITAND([.R$26];[.$D33]);[.$C$21];[.$C$22])/[.$B$12])" office:value-type="float" office:value="1252">
            <text:p>1252</text:p>
          </table:table-cell>
          <table:table-cell table:formula="of:=ROUND(IF(BITAND([.R$26];[.$D33]);[.$D$21];[.$D$22])/[.$B$12])" office:value-type="float" office:value="539">
            <text:p>539</text:p>
          </table:table-cell>
          <table:table-cell table:formula="of:=ROUND(IF(BITAND([.T$26];[.$D33]);[.$C$21];[.$C$22])/[.$B$12])" office:value-type="float" office:value="1252">
            <text:p>1252</text:p>
          </table:table-cell>
          <table:table-cell table:formula="of:=ROUND(IF(BITAND([.T$26];[.$D33]);[.$D$21];[.$D$22])/[.$B$12])" office:value-type="float" office:value="539">
            <text:p>539</text:p>
          </table:table-cell>
          <table:table-cell table:formula="of:=ROUND(IF(BITAND([.V$26];[.$D33]);[.$C$21];[.$C$22])/[.$B$12])" office:value-type="float" office:value="658">
            <text:p>658</text:p>
          </table:table-cell>
          <table:table-cell table:formula="of:=ROUND(IF(BITAND([.V$26];[.$D33]);[.$D$21];[.$D$22])/[.$B$12])" office:value-type="float" office:value="539">
            <text:p>539</text:p>
          </table:table-cell>
          <table:table-cell table:formula="of:=ROUND(IF(BITAND([.X$26];[.$D33]);[.$C$21];[.$C$22])/[.$B$12])" office:value-type="float" office:value="658">
            <text:p>658</text:p>
          </table:table-cell>
          <table:table-cell table:formula="of:=ROUND(IF(BITAND([.X$26];[.$D33]);[.$D$21];[.$D$22])/[.$B$12])" office:value-type="float" office:value="539">
            <text:p>539</text:p>
          </table:table-cell>
          <table:table-cell table:formula="of:=ROUND(IF(BITAND([.Z$26];[.$D33]);[.$C$21];[.$C$22])/[.$B$12])" office:value-type="float" office:value="658">
            <text:p>658</text:p>
          </table:table-cell>
          <table:table-cell table:formula="of:=ROUND(IF(BITAND([.Z$26];[.$D33]);[.$D$21];[.$D$22])/[.$B$12])" office:value-type="float" office:value="539">
            <text:p>539</text:p>
          </table:table-cell>
          <table:table-cell table:formula="of:=ROUND(IF(BITAND([.AB$26];[.$D33]);[.$C$21];[.$C$22])/[.$B$12])" office:value-type="float" office:value="658">
            <text:p>658</text:p>
          </table:table-cell>
          <table:table-cell table:formula="of:=ROUND(IF(BITAND([.AB$26];[.$D33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right</text:p>
          </table:table-cell>
          <table:table-cell office:value-type="string">
            <text:p>RIGHT</text:p>
          </table:table-cell>
          <table:table-cell office:value-type="string">
            <text:p>0xCD0</text:p>
          </table:table-cell>
          <table:table-cell table:formula="of:=DECIMAL(RIGHT([.C34];4); 16)" office:value-type="float" office:value="3280">
            <text:p>3280</text:p>
          </table:table-cell>
          <table:table-cell/>
          <table:table-cell table:formula="of:=ROUND(IF(BITAND([.F$26];[.$D34]);[.$C$21];[.$C$22])/[.$B$12])" office:value-type="float" office:value="1252">
            <text:p>1252</text:p>
          </table:table-cell>
          <table:table-cell table:formula="of:=ROUND(IF(BITAND([.F$26];[.$D34]);[.$D$21];[.$D$22])/[.$B$12])" office:value-type="float" office:value="539">
            <text:p>539</text:p>
          </table:table-cell>
          <table:table-cell table:formula="of:=ROUND(IF(BITAND([.H$26];[.$D34]);[.$C$21];[.$C$22])/[.$B$12])" office:value-type="float" office:value="1252">
            <text:p>1252</text:p>
          </table:table-cell>
          <table:table-cell table:formula="of:=ROUND(IF(BITAND([.H$26];[.$D34]);[.$D$21];[.$D$22])/[.$B$12])" office:value-type="float" office:value="539">
            <text:p>539</text:p>
          </table:table-cell>
          <table:table-cell table:formula="of:=ROUND(IF(BITAND([.J$26];[.$D34]);[.$C$21];[.$C$22])/[.$B$12])" office:value-type="float" office:value="658">
            <text:p>658</text:p>
          </table:table-cell>
          <table:table-cell table:formula="of:=ROUND(IF(BITAND([.J$26];[.$D34]);[.$D$21];[.$D$22])/[.$B$12])" office:value-type="float" office:value="539">
            <text:p>539</text:p>
          </table:table-cell>
          <table:table-cell table:formula="of:=ROUND(IF(BITAND([.L$26];[.$D34]);[.$C$21];[.$C$22])/[.$B$12])" office:value-type="float" office:value="658">
            <text:p>658</text:p>
          </table:table-cell>
          <table:table-cell table:formula="of:=ROUND(IF(BITAND([.L$26];[.$D34]);[.$D$21];[.$D$22])/[.$B$12])" office:value-type="float" office:value="539">
            <text:p>539</text:p>
          </table:table-cell>
          <table:table-cell table:formula="of:=ROUND(IF(BITAND([.N$26];[.$D34]);[.$C$21];[.$C$22])/[.$B$12])" office:value-type="float" office:value="1252">
            <text:p>1252</text:p>
          </table:table-cell>
          <table:table-cell table:formula="of:=ROUND(IF(BITAND([.N$26];[.$D34]);[.$D$21];[.$D$22])/[.$B$12])" office:value-type="float" office:value="539">
            <text:p>539</text:p>
          </table:table-cell>
          <table:table-cell table:formula="of:=ROUND(IF(BITAND([.P$26];[.$D34]);[.$C$21];[.$C$22])/[.$B$12])" office:value-type="float" office:value="1252">
            <text:p>1252</text:p>
          </table:table-cell>
          <table:table-cell table:formula="of:=ROUND(IF(BITAND([.P$26];[.$D34]);[.$D$21];[.$D$22])/[.$B$12])" office:value-type="float" office:value="539">
            <text:p>539</text:p>
          </table:table-cell>
          <table:table-cell table:formula="of:=ROUND(IF(BITAND([.R$26];[.$D34]);[.$C$21];[.$C$22])/[.$B$12])" office:value-type="float" office:value="658">
            <text:p>658</text:p>
          </table:table-cell>
          <table:table-cell table:formula="of:=ROUND(IF(BITAND([.R$26];[.$D34]);[.$D$21];[.$D$22])/[.$B$12])" office:value-type="float" office:value="539">
            <text:p>539</text:p>
          </table:table-cell>
          <table:table-cell table:formula="of:=ROUND(IF(BITAND([.T$26];[.$D34]);[.$C$21];[.$C$22])/[.$B$12])" office:value-type="float" office:value="1252">
            <text:p>1252</text:p>
          </table:table-cell>
          <table:table-cell table:formula="of:=ROUND(IF(BITAND([.T$26];[.$D34]);[.$D$21];[.$D$22])/[.$B$12])" office:value-type="float" office:value="539">
            <text:p>539</text:p>
          </table:table-cell>
          <table:table-cell table:formula="of:=ROUND(IF(BITAND([.V$26];[.$D34]);[.$C$21];[.$C$22])/[.$B$12])" office:value-type="float" office:value="658">
            <text:p>658</text:p>
          </table:table-cell>
          <table:table-cell table:formula="of:=ROUND(IF(BITAND([.V$26];[.$D34]);[.$D$21];[.$D$22])/[.$B$12])" office:value-type="float" office:value="539">
            <text:p>539</text:p>
          </table:table-cell>
          <table:table-cell table:formula="of:=ROUND(IF(BITAND([.X$26];[.$D34]);[.$C$21];[.$C$22])/[.$B$12])" office:value-type="float" office:value="658">
            <text:p>658</text:p>
          </table:table-cell>
          <table:table-cell table:formula="of:=ROUND(IF(BITAND([.X$26];[.$D34]);[.$D$21];[.$D$22])/[.$B$12])" office:value-type="float" office:value="539">
            <text:p>539</text:p>
          </table:table-cell>
          <table:table-cell table:formula="of:=ROUND(IF(BITAND([.Z$26];[.$D34]);[.$C$21];[.$C$22])/[.$B$12])" office:value-type="float" office:value="658">
            <text:p>658</text:p>
          </table:table-cell>
          <table:table-cell table:formula="of:=ROUND(IF(BITAND([.Z$26];[.$D34]);[.$D$21];[.$D$22])/[.$B$12])" office:value-type="float" office:value="539">
            <text:p>539</text:p>
          </table:table-cell>
          <table:table-cell table:formula="of:=ROUND(IF(BITAND([.AB$26];[.$D34]);[.$C$21];[.$C$22])/[.$B$12])" office:value-type="float" office:value="658">
            <text:p>658</text:p>
          </table:table-cell>
          <table:table-cell table:formula="of:=ROUND(IF(BITAND([.AB$26];[.$D34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down</text:p>
          </table:table-cell>
          <table:table-cell office:value-type="string">
            <text:p>DOWN</text:p>
          </table:table-cell>
          <table:table-cell office:value-type="string">
            <text:p>0xAF0</text:p>
          </table:table-cell>
          <table:table-cell table:formula="of:=DECIMAL(RIGHT([.C35];4); 16)" office:value-type="float" office:value="2800">
            <text:p>2800</text:p>
          </table:table-cell>
          <table:table-cell/>
          <table:table-cell table:formula="of:=ROUND(IF(BITAND([.F$26];[.$D35]);[.$C$21];[.$C$22])/[.$B$12])" office:value-type="float" office:value="1252">
            <text:p>1252</text:p>
          </table:table-cell>
          <table:table-cell table:formula="of:=ROUND(IF(BITAND([.F$26];[.$D35]);[.$D$21];[.$D$22])/[.$B$12])" office:value-type="float" office:value="539">
            <text:p>539</text:p>
          </table:table-cell>
          <table:table-cell table:formula="of:=ROUND(IF(BITAND([.H$26];[.$D35]);[.$C$21];[.$C$22])/[.$B$12])" office:value-type="float" office:value="658">
            <text:p>658</text:p>
          </table:table-cell>
          <table:table-cell table:formula="of:=ROUND(IF(BITAND([.H$26];[.$D35]);[.$D$21];[.$D$22])/[.$B$12])" office:value-type="float" office:value="539">
            <text:p>539</text:p>
          </table:table-cell>
          <table:table-cell table:formula="of:=ROUND(IF(BITAND([.J$26];[.$D35]);[.$C$21];[.$C$22])/[.$B$12])" office:value-type="float" office:value="1252">
            <text:p>1252</text:p>
          </table:table-cell>
          <table:table-cell table:formula="of:=ROUND(IF(BITAND([.J$26];[.$D35]);[.$D$21];[.$D$22])/[.$B$12])" office:value-type="float" office:value="539">
            <text:p>539</text:p>
          </table:table-cell>
          <table:table-cell table:formula="of:=ROUND(IF(BITAND([.L$26];[.$D35]);[.$C$21];[.$C$22])/[.$B$12])" office:value-type="float" office:value="658">
            <text:p>658</text:p>
          </table:table-cell>
          <table:table-cell table:formula="of:=ROUND(IF(BITAND([.L$26];[.$D35]);[.$D$21];[.$D$22])/[.$B$12])" office:value-type="float" office:value="539">
            <text:p>539</text:p>
          </table:table-cell>
          <table:table-cell table:formula="of:=ROUND(IF(BITAND([.N$26];[.$D35]);[.$C$21];[.$C$22])/[.$B$12])" office:value-type="float" office:value="1252">
            <text:p>1252</text:p>
          </table:table-cell>
          <table:table-cell table:formula="of:=ROUND(IF(BITAND([.N$26];[.$D35]);[.$D$21];[.$D$22])/[.$B$12])" office:value-type="float" office:value="539">
            <text:p>539</text:p>
          </table:table-cell>
          <table:table-cell table:formula="of:=ROUND(IF(BITAND([.P$26];[.$D35]);[.$C$21];[.$C$22])/[.$B$12])" office:value-type="float" office:value="1252">
            <text:p>1252</text:p>
          </table:table-cell>
          <table:table-cell table:formula="of:=ROUND(IF(BITAND([.P$26];[.$D35]);[.$D$21];[.$D$22])/[.$B$12])" office:value-type="float" office:value="539">
            <text:p>539</text:p>
          </table:table-cell>
          <table:table-cell table:formula="of:=ROUND(IF(BITAND([.R$26];[.$D35]);[.$C$21];[.$C$22])/[.$B$12])" office:value-type="float" office:value="1252">
            <text:p>1252</text:p>
          </table:table-cell>
          <table:table-cell table:formula="of:=ROUND(IF(BITAND([.R$26];[.$D35]);[.$D$21];[.$D$22])/[.$B$12])" office:value-type="float" office:value="539">
            <text:p>539</text:p>
          </table:table-cell>
          <table:table-cell table:formula="of:=ROUND(IF(BITAND([.T$26];[.$D35]);[.$C$21];[.$C$22])/[.$B$12])" office:value-type="float" office:value="1252">
            <text:p>1252</text:p>
          </table:table-cell>
          <table:table-cell table:formula="of:=ROUND(IF(BITAND([.T$26];[.$D35]);[.$D$21];[.$D$22])/[.$B$12])" office:value-type="float" office:value="539">
            <text:p>539</text:p>
          </table:table-cell>
          <table:table-cell table:formula="of:=ROUND(IF(BITAND([.V$26];[.$D35]);[.$C$21];[.$C$22])/[.$B$12])" office:value-type="float" office:value="658">
            <text:p>658</text:p>
          </table:table-cell>
          <table:table-cell table:formula="of:=ROUND(IF(BITAND([.V$26];[.$D35]);[.$D$21];[.$D$22])/[.$B$12])" office:value-type="float" office:value="539">
            <text:p>539</text:p>
          </table:table-cell>
          <table:table-cell table:formula="of:=ROUND(IF(BITAND([.X$26];[.$D35]);[.$C$21];[.$C$22])/[.$B$12])" office:value-type="float" office:value="658">
            <text:p>658</text:p>
          </table:table-cell>
          <table:table-cell table:formula="of:=ROUND(IF(BITAND([.X$26];[.$D35]);[.$D$21];[.$D$22])/[.$B$12])" office:value-type="float" office:value="539">
            <text:p>539</text:p>
          </table:table-cell>
          <table:table-cell table:formula="of:=ROUND(IF(BITAND([.Z$26];[.$D35]);[.$C$21];[.$C$22])/[.$B$12])" office:value-type="float" office:value="658">
            <text:p>658</text:p>
          </table:table-cell>
          <table:table-cell table:formula="of:=ROUND(IF(BITAND([.Z$26];[.$D35]);[.$D$21];[.$D$22])/[.$B$12])" office:value-type="float" office:value="539">
            <text:p>539</text:p>
          </table:table-cell>
          <table:table-cell table:formula="of:=ROUND(IF(BITAND([.AB$26];[.$D35]);[.$C$21];[.$C$22])/[.$B$12])" office:value-type="float" office:value="658">
            <text:p>658</text:p>
          </table:table-cell>
          <table:table-cell table:formula="of:=ROUND(IF(BITAND([.AB$26];[.$D35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left</text:p>
          </table:table-cell>
          <table:table-cell office:value-type="string">
            <text:p>LEFT</text:p>
          </table:table-cell>
          <table:table-cell office:value-type="string">
            <text:p>0x2D0</text:p>
          </table:table-cell>
          <table:table-cell table:formula="of:=DECIMAL(RIGHT([.C36];4); 16)" office:value-type="float" office:value="720">
            <text:p>720</text:p>
          </table:table-cell>
          <table:table-cell/>
          <table:table-cell table:formula="of:=ROUND(IF(BITAND([.F$26];[.$D36]);[.$C$21];[.$C$22])/[.$B$12])" office:value-type="float" office:value="658">
            <text:p>658</text:p>
          </table:table-cell>
          <table:table-cell table:formula="of:=ROUND(IF(BITAND([.F$26];[.$D36]);[.$D$21];[.$D$22])/[.$B$12])" office:value-type="float" office:value="539">
            <text:p>539</text:p>
          </table:table-cell>
          <table:table-cell table:formula="of:=ROUND(IF(BITAND([.H$26];[.$D36]);[.$C$21];[.$C$22])/[.$B$12])" office:value-type="float" office:value="658">
            <text:p>658</text:p>
          </table:table-cell>
          <table:table-cell table:formula="of:=ROUND(IF(BITAND([.H$26];[.$D36]);[.$D$21];[.$D$22])/[.$B$12])" office:value-type="float" office:value="539">
            <text:p>539</text:p>
          </table:table-cell>
          <table:table-cell table:formula="of:=ROUND(IF(BITAND([.J$26];[.$D36]);[.$C$21];[.$C$22])/[.$B$12])" office:value-type="float" office:value="1252">
            <text:p>1252</text:p>
          </table:table-cell>
          <table:table-cell table:formula="of:=ROUND(IF(BITAND([.J$26];[.$D36]);[.$D$21];[.$D$22])/[.$B$12])" office:value-type="float" office:value="539">
            <text:p>539</text:p>
          </table:table-cell>
          <table:table-cell table:formula="of:=ROUND(IF(BITAND([.L$26];[.$D36]);[.$C$21];[.$C$22])/[.$B$12])" office:value-type="float" office:value="658">
            <text:p>658</text:p>
          </table:table-cell>
          <table:table-cell table:formula="of:=ROUND(IF(BITAND([.L$26];[.$D36]);[.$D$21];[.$D$22])/[.$B$12])" office:value-type="float" office:value="539">
            <text:p>539</text:p>
          </table:table-cell>
          <table:table-cell table:formula="of:=ROUND(IF(BITAND([.N$26];[.$D36]);[.$C$21];[.$C$22])/[.$B$12])" office:value-type="float" office:value="1252">
            <text:p>1252</text:p>
          </table:table-cell>
          <table:table-cell table:formula="of:=ROUND(IF(BITAND([.N$26];[.$D36]);[.$D$21];[.$D$22])/[.$B$12])" office:value-type="float" office:value="539">
            <text:p>539</text:p>
          </table:table-cell>
          <table:table-cell table:formula="of:=ROUND(IF(BITAND([.P$26];[.$D36]);[.$C$21];[.$C$22])/[.$B$12])" office:value-type="float" office:value="1252">
            <text:p>1252</text:p>
          </table:table-cell>
          <table:table-cell table:formula="of:=ROUND(IF(BITAND([.P$26];[.$D36]);[.$D$21];[.$D$22])/[.$B$12])" office:value-type="float" office:value="539">
            <text:p>539</text:p>
          </table:table-cell>
          <table:table-cell table:formula="of:=ROUND(IF(BITAND([.R$26];[.$D36]);[.$C$21];[.$C$22])/[.$B$12])" office:value-type="float" office:value="658">
            <text:p>658</text:p>
          </table:table-cell>
          <table:table-cell table:formula="of:=ROUND(IF(BITAND([.R$26];[.$D36]);[.$D$21];[.$D$22])/[.$B$12])" office:value-type="float" office:value="539">
            <text:p>539</text:p>
          </table:table-cell>
          <table:table-cell table:formula="of:=ROUND(IF(BITAND([.T$26];[.$D36]);[.$C$21];[.$C$22])/[.$B$12])" office:value-type="float" office:value="1252">
            <text:p>1252</text:p>
          </table:table-cell>
          <table:table-cell table:formula="of:=ROUND(IF(BITAND([.T$26];[.$D36]);[.$D$21];[.$D$22])/[.$B$12])" office:value-type="float" office:value="539">
            <text:p>539</text:p>
          </table:table-cell>
          <table:table-cell table:formula="of:=ROUND(IF(BITAND([.V$26];[.$D36]);[.$C$21];[.$C$22])/[.$B$12])" office:value-type="float" office:value="658">
            <text:p>658</text:p>
          </table:table-cell>
          <table:table-cell table:formula="of:=ROUND(IF(BITAND([.V$26];[.$D36]);[.$D$21];[.$D$22])/[.$B$12])" office:value-type="float" office:value="539">
            <text:p>539</text:p>
          </table:table-cell>
          <table:table-cell table:formula="of:=ROUND(IF(BITAND([.X$26];[.$D36]);[.$C$21];[.$C$22])/[.$B$12])" office:value-type="float" office:value="658">
            <text:p>658</text:p>
          </table:table-cell>
          <table:table-cell table:formula="of:=ROUND(IF(BITAND([.X$26];[.$D36]);[.$D$21];[.$D$22])/[.$B$12])" office:value-type="float" office:value="539">
            <text:p>539</text:p>
          </table:table-cell>
          <table:table-cell table:formula="of:=ROUND(IF(BITAND([.Z$26];[.$D36]);[.$C$21];[.$C$22])/[.$B$12])" office:value-type="float" office:value="658">
            <text:p>658</text:p>
          </table:table-cell>
          <table:table-cell table:formula="of:=ROUND(IF(BITAND([.Z$26];[.$D36]);[.$D$21];[.$D$22])/[.$B$12])" office:value-type="float" office:value="539">
            <text:p>539</text:p>
          </table:table-cell>
          <table:table-cell table:formula="of:=ROUND(IF(BITAND([.AB$26];[.$D36]);[.$C$21];[.$C$22])/[.$B$12])" office:value-type="float" office:value="658">
            <text:p>658</text:p>
          </table:table-cell>
          <table:table-cell table:formula="of:=ROUND(IF(BITAND([.AB$26];[.$D36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x010</text:p>
          </table:table-cell>
          <table:table-cell table:formula="of:=DECIMAL(RIGHT([.C37];4); 16)" office:value-type="float" office:value="16">
            <text:p>16</text:p>
          </table:table-cell>
          <table:table-cell/>
          <table:table-cell table:formula="of:=ROUND(IF(BITAND([.F$26];[.$D37]);[.$C$21];[.$C$22])/[.$B$12])" office:value-type="float" office:value="658">
            <text:p>658</text:p>
          </table:table-cell>
          <table:table-cell table:formula="of:=ROUND(IF(BITAND([.F$26];[.$D37]);[.$D$21];[.$D$22])/[.$B$12])" office:value-type="float" office:value="539">
            <text:p>539</text:p>
          </table:table-cell>
          <table:table-cell table:formula="of:=ROUND(IF(BITAND([.H$26];[.$D37]);[.$C$21];[.$C$22])/[.$B$12])" office:value-type="float" office:value="658">
            <text:p>658</text:p>
          </table:table-cell>
          <table:table-cell table:formula="of:=ROUND(IF(BITAND([.H$26];[.$D37]);[.$D$21];[.$D$22])/[.$B$12])" office:value-type="float" office:value="539">
            <text:p>539</text:p>
          </table:table-cell>
          <table:table-cell table:formula="of:=ROUND(IF(BITAND([.J$26];[.$D37]);[.$C$21];[.$C$22])/[.$B$12])" office:value-type="float" office:value="658">
            <text:p>658</text:p>
          </table:table-cell>
          <table:table-cell table:formula="of:=ROUND(IF(BITAND([.J$26];[.$D37]);[.$D$21];[.$D$22])/[.$B$12])" office:value-type="float" office:value="539">
            <text:p>539</text:p>
          </table:table-cell>
          <table:table-cell table:formula="of:=ROUND(IF(BITAND([.L$26];[.$D37]);[.$C$21];[.$C$22])/[.$B$12])" office:value-type="float" office:value="658">
            <text:p>658</text:p>
          </table:table-cell>
          <table:table-cell table:formula="of:=ROUND(IF(BITAND([.L$26];[.$D37]);[.$D$21];[.$D$22])/[.$B$12])" office:value-type="float" office:value="539">
            <text:p>539</text:p>
          </table:table-cell>
          <table:table-cell table:formula="of:=ROUND(IF(BITAND([.N$26];[.$D37]);[.$C$21];[.$C$22])/[.$B$12])" office:value-type="float" office:value="658">
            <text:p>658</text:p>
          </table:table-cell>
          <table:table-cell table:formula="of:=ROUND(IF(BITAND([.N$26];[.$D37]);[.$D$21];[.$D$22])/[.$B$12])" office:value-type="float" office:value="539">
            <text:p>539</text:p>
          </table:table-cell>
          <table:table-cell table:formula="of:=ROUND(IF(BITAND([.P$26];[.$D37]);[.$C$21];[.$C$22])/[.$B$12])" office:value-type="float" office:value="658">
            <text:p>658</text:p>
          </table:table-cell>
          <table:table-cell table:formula="of:=ROUND(IF(BITAND([.P$26];[.$D37]);[.$D$21];[.$D$22])/[.$B$12])" office:value-type="float" office:value="539">
            <text:p>539</text:p>
          </table:table-cell>
          <table:table-cell table:formula="of:=ROUND(IF(BITAND([.R$26];[.$D37]);[.$C$21];[.$C$22])/[.$B$12])" office:value-type="float" office:value="658">
            <text:p>658</text:p>
          </table:table-cell>
          <table:table-cell table:formula="of:=ROUND(IF(BITAND([.R$26];[.$D37]);[.$D$21];[.$D$22])/[.$B$12])" office:value-type="float" office:value="539">
            <text:p>539</text:p>
          </table:table-cell>
          <table:table-cell table:formula="of:=ROUND(IF(BITAND([.T$26];[.$D37]);[.$C$21];[.$C$22])/[.$B$12])" office:value-type="float" office:value="1252">
            <text:p>1252</text:p>
          </table:table-cell>
          <table:table-cell table:formula="of:=ROUND(IF(BITAND([.T$26];[.$D37]);[.$D$21];[.$D$22])/[.$B$12])" office:value-type="float" office:value="539">
            <text:p>539</text:p>
          </table:table-cell>
          <table:table-cell table:formula="of:=ROUND(IF(BITAND([.V$26];[.$D37]);[.$C$21];[.$C$22])/[.$B$12])" office:value-type="float" office:value="658">
            <text:p>658</text:p>
          </table:table-cell>
          <table:table-cell table:formula="of:=ROUND(IF(BITAND([.V$26];[.$D37]);[.$D$21];[.$D$22])/[.$B$12])" office:value-type="float" office:value="539">
            <text:p>539</text:p>
          </table:table-cell>
          <table:table-cell table:formula="of:=ROUND(IF(BITAND([.X$26];[.$D37]);[.$C$21];[.$C$22])/[.$B$12])" office:value-type="float" office:value="658">
            <text:p>658</text:p>
          </table:table-cell>
          <table:table-cell table:formula="of:=ROUND(IF(BITAND([.X$26];[.$D37]);[.$D$21];[.$D$22])/[.$B$12])" office:value-type="float" office:value="539">
            <text:p>539</text:p>
          </table:table-cell>
          <table:table-cell table:formula="of:=ROUND(IF(BITAND([.Z$26];[.$D37]);[.$C$21];[.$C$22])/[.$B$12])" office:value-type="float" office:value="658">
            <text:p>658</text:p>
          </table:table-cell>
          <table:table-cell table:formula="of:=ROUND(IF(BITAND([.Z$26];[.$D37]);[.$D$21];[.$D$22])/[.$B$12])" office:value-type="float" office:value="539">
            <text:p>539</text:p>
          </table:table-cell>
          <table:table-cell table:formula="of:=ROUND(IF(BITAND([.AB$26];[.$D37]);[.$C$21];[.$C$22])/[.$B$12])" office:value-type="float" office:value="658">
            <text:p>658</text:p>
          </table:table-cell>
          <table:table-cell table:formula="of:=ROUND(IF(BITAND([.AB$26];[.$D37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0x810</text:p>
          </table:table-cell>
          <table:table-cell table:formula="of:=DECIMAL(RIGHT([.C38];4); 16)" office:value-type="float" office:value="2064">
            <text:p>2064</text:p>
          </table:table-cell>
          <table:table-cell/>
          <table:table-cell table:formula="of:=ROUND(IF(BITAND([.F$26];[.$D38]);[.$C$21];[.$C$22])/[.$B$12])" office:value-type="float" office:value="1252">
            <text:p>1252</text:p>
          </table:table-cell>
          <table:table-cell table:formula="of:=ROUND(IF(BITAND([.F$26];[.$D38]);[.$D$21];[.$D$22])/[.$B$12])" office:value-type="float" office:value="539">
            <text:p>539</text:p>
          </table:table-cell>
          <table:table-cell table:formula="of:=ROUND(IF(BITAND([.H$26];[.$D38]);[.$C$21];[.$C$22])/[.$B$12])" office:value-type="float" office:value="658">
            <text:p>658</text:p>
          </table:table-cell>
          <table:table-cell table:formula="of:=ROUND(IF(BITAND([.H$26];[.$D38]);[.$D$21];[.$D$22])/[.$B$12])" office:value-type="float" office:value="539">
            <text:p>539</text:p>
          </table:table-cell>
          <table:table-cell table:formula="of:=ROUND(IF(BITAND([.J$26];[.$D38]);[.$C$21];[.$C$22])/[.$B$12])" office:value-type="float" office:value="658">
            <text:p>658</text:p>
          </table:table-cell>
          <table:table-cell table:formula="of:=ROUND(IF(BITAND([.J$26];[.$D38]);[.$D$21];[.$D$22])/[.$B$12])" office:value-type="float" office:value="539">
            <text:p>539</text:p>
          </table:table-cell>
          <table:table-cell table:formula="of:=ROUND(IF(BITAND([.L$26];[.$D38]);[.$C$21];[.$C$22])/[.$B$12])" office:value-type="float" office:value="658">
            <text:p>658</text:p>
          </table:table-cell>
          <table:table-cell table:formula="of:=ROUND(IF(BITAND([.L$26];[.$D38]);[.$D$21];[.$D$22])/[.$B$12])" office:value-type="float" office:value="539">
            <text:p>539</text:p>
          </table:table-cell>
          <table:table-cell table:formula="of:=ROUND(IF(BITAND([.N$26];[.$D38]);[.$C$21];[.$C$22])/[.$B$12])" office:value-type="float" office:value="658">
            <text:p>658</text:p>
          </table:table-cell>
          <table:table-cell table:formula="of:=ROUND(IF(BITAND([.N$26];[.$D38]);[.$D$21];[.$D$22])/[.$B$12])" office:value-type="float" office:value="539">
            <text:p>539</text:p>
          </table:table-cell>
          <table:table-cell table:formula="of:=ROUND(IF(BITAND([.P$26];[.$D38]);[.$C$21];[.$C$22])/[.$B$12])" office:value-type="float" office:value="658">
            <text:p>658</text:p>
          </table:table-cell>
          <table:table-cell table:formula="of:=ROUND(IF(BITAND([.P$26];[.$D38]);[.$D$21];[.$D$22])/[.$B$12])" office:value-type="float" office:value="539">
            <text:p>539</text:p>
          </table:table-cell>
          <table:table-cell table:formula="of:=ROUND(IF(BITAND([.R$26];[.$D38]);[.$C$21];[.$C$22])/[.$B$12])" office:value-type="float" office:value="658">
            <text:p>658</text:p>
          </table:table-cell>
          <table:table-cell table:formula="of:=ROUND(IF(BITAND([.R$26];[.$D38]);[.$D$21];[.$D$22])/[.$B$12])" office:value-type="float" office:value="539">
            <text:p>539</text:p>
          </table:table-cell>
          <table:table-cell table:formula="of:=ROUND(IF(BITAND([.T$26];[.$D38]);[.$C$21];[.$C$22])/[.$B$12])" office:value-type="float" office:value="1252">
            <text:p>1252</text:p>
          </table:table-cell>
          <table:table-cell table:formula="of:=ROUND(IF(BITAND([.T$26];[.$D38]);[.$D$21];[.$D$22])/[.$B$12])" office:value-type="float" office:value="539">
            <text:p>539</text:p>
          </table:table-cell>
          <table:table-cell table:formula="of:=ROUND(IF(BITAND([.V$26];[.$D38]);[.$C$21];[.$C$22])/[.$B$12])" office:value-type="float" office:value="658">
            <text:p>658</text:p>
          </table:table-cell>
          <table:table-cell table:formula="of:=ROUND(IF(BITAND([.V$26];[.$D38]);[.$D$21];[.$D$22])/[.$B$12])" office:value-type="float" office:value="539">
            <text:p>539</text:p>
          </table:table-cell>
          <table:table-cell table:formula="of:=ROUND(IF(BITAND([.X$26];[.$D38]);[.$C$21];[.$C$22])/[.$B$12])" office:value-type="float" office:value="658">
            <text:p>658</text:p>
          </table:table-cell>
          <table:table-cell table:formula="of:=ROUND(IF(BITAND([.X$26];[.$D38]);[.$D$21];[.$D$22])/[.$B$12])" office:value-type="float" office:value="539">
            <text:p>539</text:p>
          </table:table-cell>
          <table:table-cell table:formula="of:=ROUND(IF(BITAND([.Z$26];[.$D38]);[.$C$21];[.$C$22])/[.$B$12])" office:value-type="float" office:value="658">
            <text:p>658</text:p>
          </table:table-cell>
          <table:table-cell table:formula="of:=ROUND(IF(BITAND([.Z$26];[.$D38]);[.$D$21];[.$D$22])/[.$B$12])" office:value-type="float" office:value="539">
            <text:p>539</text:p>
          </table:table-cell>
          <table:table-cell table:formula="of:=ROUND(IF(BITAND([.AB$26];[.$D38]);[.$C$21];[.$C$22])/[.$B$12])" office:value-type="float" office:value="658">
            <text:p>658</text:p>
          </table:table-cell>
          <table:table-cell table:formula="of:=ROUND(IF(BITAND([.AB$26];[.$D38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0x410</text:p>
          </table:table-cell>
          <table:table-cell table:formula="of:=DECIMAL(RIGHT([.C39];4); 16)" office:value-type="float" office:value="1040">
            <text:p>1040</text:p>
          </table:table-cell>
          <table:table-cell/>
          <table:table-cell table:formula="of:=ROUND(IF(BITAND([.F$26];[.$D39]);[.$C$21];[.$C$22])/[.$B$12])" office:value-type="float" office:value="658">
            <text:p>658</text:p>
          </table:table-cell>
          <table:table-cell table:formula="of:=ROUND(IF(BITAND([.F$26];[.$D39]);[.$D$21];[.$D$22])/[.$B$12])" office:value-type="float" office:value="539">
            <text:p>539</text:p>
          </table:table-cell>
          <table:table-cell table:formula="of:=ROUND(IF(BITAND([.H$26];[.$D39]);[.$C$21];[.$C$22])/[.$B$12])" office:value-type="float" office:value="1252">
            <text:p>1252</text:p>
          </table:table-cell>
          <table:table-cell table:formula="of:=ROUND(IF(BITAND([.H$26];[.$D39]);[.$D$21];[.$D$22])/[.$B$12])" office:value-type="float" office:value="539">
            <text:p>539</text:p>
          </table:table-cell>
          <table:table-cell table:formula="of:=ROUND(IF(BITAND([.J$26];[.$D39]);[.$C$21];[.$C$22])/[.$B$12])" office:value-type="float" office:value="658">
            <text:p>658</text:p>
          </table:table-cell>
          <table:table-cell table:formula="of:=ROUND(IF(BITAND([.J$26];[.$D39]);[.$D$21];[.$D$22])/[.$B$12])" office:value-type="float" office:value="539">
            <text:p>539</text:p>
          </table:table-cell>
          <table:table-cell table:formula="of:=ROUND(IF(BITAND([.L$26];[.$D39]);[.$C$21];[.$C$22])/[.$B$12])" office:value-type="float" office:value="658">
            <text:p>658</text:p>
          </table:table-cell>
          <table:table-cell table:formula="of:=ROUND(IF(BITAND([.L$26];[.$D39]);[.$D$21];[.$D$22])/[.$B$12])" office:value-type="float" office:value="539">
            <text:p>539</text:p>
          </table:table-cell>
          <table:table-cell table:formula="of:=ROUND(IF(BITAND([.N$26];[.$D39]);[.$C$21];[.$C$22])/[.$B$12])" office:value-type="float" office:value="658">
            <text:p>658</text:p>
          </table:table-cell>
          <table:table-cell table:formula="of:=ROUND(IF(BITAND([.N$26];[.$D39]);[.$D$21];[.$D$22])/[.$B$12])" office:value-type="float" office:value="539">
            <text:p>539</text:p>
          </table:table-cell>
          <table:table-cell table:formula="of:=ROUND(IF(BITAND([.P$26];[.$D39]);[.$C$21];[.$C$22])/[.$B$12])" office:value-type="float" office:value="658">
            <text:p>658</text:p>
          </table:table-cell>
          <table:table-cell table:formula="of:=ROUND(IF(BITAND([.P$26];[.$D39]);[.$D$21];[.$D$22])/[.$B$12])" office:value-type="float" office:value="539">
            <text:p>539</text:p>
          </table:table-cell>
          <table:table-cell table:formula="of:=ROUND(IF(BITAND([.R$26];[.$D39]);[.$C$21];[.$C$22])/[.$B$12])" office:value-type="float" office:value="658">
            <text:p>658</text:p>
          </table:table-cell>
          <table:table-cell table:formula="of:=ROUND(IF(BITAND([.R$26];[.$D39]);[.$D$21];[.$D$22])/[.$B$12])" office:value-type="float" office:value="539">
            <text:p>539</text:p>
          </table:table-cell>
          <table:table-cell table:formula="of:=ROUND(IF(BITAND([.T$26];[.$D39]);[.$C$21];[.$C$22])/[.$B$12])" office:value-type="float" office:value="1252">
            <text:p>1252</text:p>
          </table:table-cell>
          <table:table-cell table:formula="of:=ROUND(IF(BITAND([.T$26];[.$D39]);[.$D$21];[.$D$22])/[.$B$12])" office:value-type="float" office:value="539">
            <text:p>539</text:p>
          </table:table-cell>
          <table:table-cell table:formula="of:=ROUND(IF(BITAND([.V$26];[.$D39]);[.$C$21];[.$C$22])/[.$B$12])" office:value-type="float" office:value="658">
            <text:p>658</text:p>
          </table:table-cell>
          <table:table-cell table:formula="of:=ROUND(IF(BITAND([.V$26];[.$D39]);[.$D$21];[.$D$22])/[.$B$12])" office:value-type="float" office:value="539">
            <text:p>539</text:p>
          </table:table-cell>
          <table:table-cell table:formula="of:=ROUND(IF(BITAND([.X$26];[.$D39]);[.$C$21];[.$C$22])/[.$B$12])" office:value-type="float" office:value="658">
            <text:p>658</text:p>
          </table:table-cell>
          <table:table-cell table:formula="of:=ROUND(IF(BITAND([.X$26];[.$D39]);[.$D$21];[.$D$22])/[.$B$12])" office:value-type="float" office:value="539">
            <text:p>539</text:p>
          </table:table-cell>
          <table:table-cell table:formula="of:=ROUND(IF(BITAND([.Z$26];[.$D39]);[.$C$21];[.$C$22])/[.$B$12])" office:value-type="float" office:value="658">
            <text:p>658</text:p>
          </table:table-cell>
          <table:table-cell table:formula="of:=ROUND(IF(BITAND([.Z$26];[.$D39]);[.$D$21];[.$D$22])/[.$B$12])" office:value-type="float" office:value="539">
            <text:p>539</text:p>
          </table:table-cell>
          <table:table-cell table:formula="of:=ROUND(IF(BITAND([.AB$26];[.$D39]);[.$C$21];[.$C$22])/[.$B$12])" office:value-type="float" office:value="658">
            <text:p>658</text:p>
          </table:table-cell>
          <table:table-cell table:formula="of:=ROUND(IF(BITAND([.AB$26];[.$D39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0xC10</text:p>
          </table:table-cell>
          <table:table-cell table:formula="of:=DECIMAL(RIGHT([.C40];4); 16)" office:value-type="float" office:value="3088">
            <text:p>3088</text:p>
          </table:table-cell>
          <table:table-cell/>
          <table:table-cell table:formula="of:=ROUND(IF(BITAND([.F$26];[.$D40]);[.$C$21];[.$C$22])/[.$B$12])" office:value-type="float" office:value="1252">
            <text:p>1252</text:p>
          </table:table-cell>
          <table:table-cell table:formula="of:=ROUND(IF(BITAND([.F$26];[.$D40]);[.$D$21];[.$D$22])/[.$B$12])" office:value-type="float" office:value="539">
            <text:p>539</text:p>
          </table:table-cell>
          <table:table-cell table:formula="of:=ROUND(IF(BITAND([.H$26];[.$D40]);[.$C$21];[.$C$22])/[.$B$12])" office:value-type="float" office:value="1252">
            <text:p>1252</text:p>
          </table:table-cell>
          <table:table-cell table:formula="of:=ROUND(IF(BITAND([.H$26];[.$D40]);[.$D$21];[.$D$22])/[.$B$12])" office:value-type="float" office:value="539">
            <text:p>539</text:p>
          </table:table-cell>
          <table:table-cell table:formula="of:=ROUND(IF(BITAND([.J$26];[.$D40]);[.$C$21];[.$C$22])/[.$B$12])" office:value-type="float" office:value="658">
            <text:p>658</text:p>
          </table:table-cell>
          <table:table-cell table:formula="of:=ROUND(IF(BITAND([.J$26];[.$D40]);[.$D$21];[.$D$22])/[.$B$12])" office:value-type="float" office:value="539">
            <text:p>539</text:p>
          </table:table-cell>
          <table:table-cell table:formula="of:=ROUND(IF(BITAND([.L$26];[.$D40]);[.$C$21];[.$C$22])/[.$B$12])" office:value-type="float" office:value="658">
            <text:p>658</text:p>
          </table:table-cell>
          <table:table-cell table:formula="of:=ROUND(IF(BITAND([.L$26];[.$D40]);[.$D$21];[.$D$22])/[.$B$12])" office:value-type="float" office:value="539">
            <text:p>539</text:p>
          </table:table-cell>
          <table:table-cell table:formula="of:=ROUND(IF(BITAND([.N$26];[.$D40]);[.$C$21];[.$C$22])/[.$B$12])" office:value-type="float" office:value="658">
            <text:p>658</text:p>
          </table:table-cell>
          <table:table-cell table:formula="of:=ROUND(IF(BITAND([.N$26];[.$D40]);[.$D$21];[.$D$22])/[.$B$12])" office:value-type="float" office:value="539">
            <text:p>539</text:p>
          </table:table-cell>
          <table:table-cell table:formula="of:=ROUND(IF(BITAND([.P$26];[.$D40]);[.$C$21];[.$C$22])/[.$B$12])" office:value-type="float" office:value="658">
            <text:p>658</text:p>
          </table:table-cell>
          <table:table-cell table:formula="of:=ROUND(IF(BITAND([.P$26];[.$D40]);[.$D$21];[.$D$22])/[.$B$12])" office:value-type="float" office:value="539">
            <text:p>539</text:p>
          </table:table-cell>
          <table:table-cell table:formula="of:=ROUND(IF(BITAND([.R$26];[.$D40]);[.$C$21];[.$C$22])/[.$B$12])" office:value-type="float" office:value="658">
            <text:p>658</text:p>
          </table:table-cell>
          <table:table-cell table:formula="of:=ROUND(IF(BITAND([.R$26];[.$D40]);[.$D$21];[.$D$22])/[.$B$12])" office:value-type="float" office:value="539">
            <text:p>539</text:p>
          </table:table-cell>
          <table:table-cell table:formula="of:=ROUND(IF(BITAND([.T$26];[.$D40]);[.$C$21];[.$C$22])/[.$B$12])" office:value-type="float" office:value="1252">
            <text:p>1252</text:p>
          </table:table-cell>
          <table:table-cell table:formula="of:=ROUND(IF(BITAND([.T$26];[.$D40]);[.$D$21];[.$D$22])/[.$B$12])" office:value-type="float" office:value="539">
            <text:p>539</text:p>
          </table:table-cell>
          <table:table-cell table:formula="of:=ROUND(IF(BITAND([.V$26];[.$D40]);[.$C$21];[.$C$22])/[.$B$12])" office:value-type="float" office:value="658">
            <text:p>658</text:p>
          </table:table-cell>
          <table:table-cell table:formula="of:=ROUND(IF(BITAND([.V$26];[.$D40]);[.$D$21];[.$D$22])/[.$B$12])" office:value-type="float" office:value="539">
            <text:p>539</text:p>
          </table:table-cell>
          <table:table-cell table:formula="of:=ROUND(IF(BITAND([.X$26];[.$D40]);[.$C$21];[.$C$22])/[.$B$12])" office:value-type="float" office:value="658">
            <text:p>658</text:p>
          </table:table-cell>
          <table:table-cell table:formula="of:=ROUND(IF(BITAND([.X$26];[.$D40]);[.$D$21];[.$D$22])/[.$B$12])" office:value-type="float" office:value="539">
            <text:p>539</text:p>
          </table:table-cell>
          <table:table-cell table:formula="of:=ROUND(IF(BITAND([.Z$26];[.$D40]);[.$C$21];[.$C$22])/[.$B$12])" office:value-type="float" office:value="658">
            <text:p>658</text:p>
          </table:table-cell>
          <table:table-cell table:formula="of:=ROUND(IF(BITAND([.Z$26];[.$D40]);[.$D$21];[.$D$22])/[.$B$12])" office:value-type="float" office:value="539">
            <text:p>539</text:p>
          </table:table-cell>
          <table:table-cell table:formula="of:=ROUND(IF(BITAND([.AB$26];[.$D40]);[.$C$21];[.$C$22])/[.$B$12])" office:value-type="float" office:value="658">
            <text:p>658</text:p>
          </table:table-cell>
          <table:table-cell table:formula="of:=ROUND(IF(BITAND([.AB$26];[.$D40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0x210</text:p>
          </table:table-cell>
          <table:table-cell table:formula="of:=DECIMAL(RIGHT([.C41];4); 16)" office:value-type="float" office:value="528">
            <text:p>528</text:p>
          </table:table-cell>
          <table:table-cell/>
          <table:table-cell table:formula="of:=ROUND(IF(BITAND([.F$26];[.$D41]);[.$C$21];[.$C$22])/[.$B$12])" office:value-type="float" office:value="658">
            <text:p>658</text:p>
          </table:table-cell>
          <table:table-cell table:formula="of:=ROUND(IF(BITAND([.F$26];[.$D41]);[.$D$21];[.$D$22])/[.$B$12])" office:value-type="float" office:value="539">
            <text:p>539</text:p>
          </table:table-cell>
          <table:table-cell table:formula="of:=ROUND(IF(BITAND([.H$26];[.$D41]);[.$C$21];[.$C$22])/[.$B$12])" office:value-type="float" office:value="658">
            <text:p>658</text:p>
          </table:table-cell>
          <table:table-cell table:formula="of:=ROUND(IF(BITAND([.H$26];[.$D41]);[.$D$21];[.$D$22])/[.$B$12])" office:value-type="float" office:value="539">
            <text:p>539</text:p>
          </table:table-cell>
          <table:table-cell table:formula="of:=ROUND(IF(BITAND([.J$26];[.$D41]);[.$C$21];[.$C$22])/[.$B$12])" office:value-type="float" office:value="1252">
            <text:p>1252</text:p>
          </table:table-cell>
          <table:table-cell table:formula="of:=ROUND(IF(BITAND([.J$26];[.$D41]);[.$D$21];[.$D$22])/[.$B$12])" office:value-type="float" office:value="539">
            <text:p>539</text:p>
          </table:table-cell>
          <table:table-cell table:formula="of:=ROUND(IF(BITAND([.L$26];[.$D41]);[.$C$21];[.$C$22])/[.$B$12])" office:value-type="float" office:value="658">
            <text:p>658</text:p>
          </table:table-cell>
          <table:table-cell table:formula="of:=ROUND(IF(BITAND([.L$26];[.$D41]);[.$D$21];[.$D$22])/[.$B$12])" office:value-type="float" office:value="539">
            <text:p>539</text:p>
          </table:table-cell>
          <table:table-cell table:formula="of:=ROUND(IF(BITAND([.N$26];[.$D41]);[.$C$21];[.$C$22])/[.$B$12])" office:value-type="float" office:value="658">
            <text:p>658</text:p>
          </table:table-cell>
          <table:table-cell table:formula="of:=ROUND(IF(BITAND([.N$26];[.$D41]);[.$D$21];[.$D$22])/[.$B$12])" office:value-type="float" office:value="539">
            <text:p>539</text:p>
          </table:table-cell>
          <table:table-cell table:formula="of:=ROUND(IF(BITAND([.P$26];[.$D41]);[.$C$21];[.$C$22])/[.$B$12])" office:value-type="float" office:value="658">
            <text:p>658</text:p>
          </table:table-cell>
          <table:table-cell table:formula="of:=ROUND(IF(BITAND([.P$26];[.$D41]);[.$D$21];[.$D$22])/[.$B$12])" office:value-type="float" office:value="539">
            <text:p>539</text:p>
          </table:table-cell>
          <table:table-cell table:formula="of:=ROUND(IF(BITAND([.R$26];[.$D41]);[.$C$21];[.$C$22])/[.$B$12])" office:value-type="float" office:value="658">
            <text:p>658</text:p>
          </table:table-cell>
          <table:table-cell table:formula="of:=ROUND(IF(BITAND([.R$26];[.$D41]);[.$D$21];[.$D$22])/[.$B$12])" office:value-type="float" office:value="539">
            <text:p>539</text:p>
          </table:table-cell>
          <table:table-cell table:formula="of:=ROUND(IF(BITAND([.T$26];[.$D41]);[.$C$21];[.$C$22])/[.$B$12])" office:value-type="float" office:value="1252">
            <text:p>1252</text:p>
          </table:table-cell>
          <table:table-cell table:formula="of:=ROUND(IF(BITAND([.T$26];[.$D41]);[.$D$21];[.$D$22])/[.$B$12])" office:value-type="float" office:value="539">
            <text:p>539</text:p>
          </table:table-cell>
          <table:table-cell table:formula="of:=ROUND(IF(BITAND([.V$26];[.$D41]);[.$C$21];[.$C$22])/[.$B$12])" office:value-type="float" office:value="658">
            <text:p>658</text:p>
          </table:table-cell>
          <table:table-cell table:formula="of:=ROUND(IF(BITAND([.V$26];[.$D41]);[.$D$21];[.$D$22])/[.$B$12])" office:value-type="float" office:value="539">
            <text:p>539</text:p>
          </table:table-cell>
          <table:table-cell table:formula="of:=ROUND(IF(BITAND([.X$26];[.$D41]);[.$C$21];[.$C$22])/[.$B$12])" office:value-type="float" office:value="658">
            <text:p>658</text:p>
          </table:table-cell>
          <table:table-cell table:formula="of:=ROUND(IF(BITAND([.X$26];[.$D41]);[.$D$21];[.$D$22])/[.$B$12])" office:value-type="float" office:value="539">
            <text:p>539</text:p>
          </table:table-cell>
          <table:table-cell table:formula="of:=ROUND(IF(BITAND([.Z$26];[.$D41]);[.$C$21];[.$C$22])/[.$B$12])" office:value-type="float" office:value="658">
            <text:p>658</text:p>
          </table:table-cell>
          <table:table-cell table:formula="of:=ROUND(IF(BITAND([.Z$26];[.$D41]);[.$D$21];[.$D$22])/[.$B$12])" office:value-type="float" office:value="539">
            <text:p>539</text:p>
          </table:table-cell>
          <table:table-cell table:formula="of:=ROUND(IF(BITAND([.AB$26];[.$D41]);[.$C$21];[.$C$22])/[.$B$12])" office:value-type="float" office:value="658">
            <text:p>658</text:p>
          </table:table-cell>
          <table:table-cell table:formula="of:=ROUND(IF(BITAND([.AB$26];[.$D41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0xA10</text:p>
          </table:table-cell>
          <table:table-cell table:formula="of:=DECIMAL(RIGHT([.C42];4); 16)" office:value-type="float" office:value="2576">
            <text:p>2576</text:p>
          </table:table-cell>
          <table:table-cell/>
          <table:table-cell table:formula="of:=ROUND(IF(BITAND([.F$26];[.$D42]);[.$C$21];[.$C$22])/[.$B$12])" office:value-type="float" office:value="1252">
            <text:p>1252</text:p>
          </table:table-cell>
          <table:table-cell table:formula="of:=ROUND(IF(BITAND([.F$26];[.$D42]);[.$D$21];[.$D$22])/[.$B$12])" office:value-type="float" office:value="539">
            <text:p>539</text:p>
          </table:table-cell>
          <table:table-cell table:formula="of:=ROUND(IF(BITAND([.H$26];[.$D42]);[.$C$21];[.$C$22])/[.$B$12])" office:value-type="float" office:value="658">
            <text:p>658</text:p>
          </table:table-cell>
          <table:table-cell table:formula="of:=ROUND(IF(BITAND([.H$26];[.$D42]);[.$D$21];[.$D$22])/[.$B$12])" office:value-type="float" office:value="539">
            <text:p>539</text:p>
          </table:table-cell>
          <table:table-cell table:formula="of:=ROUND(IF(BITAND([.J$26];[.$D42]);[.$C$21];[.$C$22])/[.$B$12])" office:value-type="float" office:value="1252">
            <text:p>1252</text:p>
          </table:table-cell>
          <table:table-cell table:formula="of:=ROUND(IF(BITAND([.J$26];[.$D42]);[.$D$21];[.$D$22])/[.$B$12])" office:value-type="float" office:value="539">
            <text:p>539</text:p>
          </table:table-cell>
          <table:table-cell table:formula="of:=ROUND(IF(BITAND([.L$26];[.$D42]);[.$C$21];[.$C$22])/[.$B$12])" office:value-type="float" office:value="658">
            <text:p>658</text:p>
          </table:table-cell>
          <table:table-cell table:formula="of:=ROUND(IF(BITAND([.L$26];[.$D42]);[.$D$21];[.$D$22])/[.$B$12])" office:value-type="float" office:value="539">
            <text:p>539</text:p>
          </table:table-cell>
          <table:table-cell table:formula="of:=ROUND(IF(BITAND([.N$26];[.$D42]);[.$C$21];[.$C$22])/[.$B$12])" office:value-type="float" office:value="658">
            <text:p>658</text:p>
          </table:table-cell>
          <table:table-cell table:formula="of:=ROUND(IF(BITAND([.N$26];[.$D42]);[.$D$21];[.$D$22])/[.$B$12])" office:value-type="float" office:value="539">
            <text:p>539</text:p>
          </table:table-cell>
          <table:table-cell table:formula="of:=ROUND(IF(BITAND([.P$26];[.$D42]);[.$C$21];[.$C$22])/[.$B$12])" office:value-type="float" office:value="658">
            <text:p>658</text:p>
          </table:table-cell>
          <table:table-cell table:formula="of:=ROUND(IF(BITAND([.P$26];[.$D42]);[.$D$21];[.$D$22])/[.$B$12])" office:value-type="float" office:value="539">
            <text:p>539</text:p>
          </table:table-cell>
          <table:table-cell table:formula="of:=ROUND(IF(BITAND([.R$26];[.$D42]);[.$C$21];[.$C$22])/[.$B$12])" office:value-type="float" office:value="658">
            <text:p>658</text:p>
          </table:table-cell>
          <table:table-cell table:formula="of:=ROUND(IF(BITAND([.R$26];[.$D42]);[.$D$21];[.$D$22])/[.$B$12])" office:value-type="float" office:value="539">
            <text:p>539</text:p>
          </table:table-cell>
          <table:table-cell table:formula="of:=ROUND(IF(BITAND([.T$26];[.$D42]);[.$C$21];[.$C$22])/[.$B$12])" office:value-type="float" office:value="1252">
            <text:p>1252</text:p>
          </table:table-cell>
          <table:table-cell table:formula="of:=ROUND(IF(BITAND([.T$26];[.$D42]);[.$D$21];[.$D$22])/[.$B$12])" office:value-type="float" office:value="539">
            <text:p>539</text:p>
          </table:table-cell>
          <table:table-cell table:formula="of:=ROUND(IF(BITAND([.V$26];[.$D42]);[.$C$21];[.$C$22])/[.$B$12])" office:value-type="float" office:value="658">
            <text:p>658</text:p>
          </table:table-cell>
          <table:table-cell table:formula="of:=ROUND(IF(BITAND([.V$26];[.$D42]);[.$D$21];[.$D$22])/[.$B$12])" office:value-type="float" office:value="539">
            <text:p>539</text:p>
          </table:table-cell>
          <table:table-cell table:formula="of:=ROUND(IF(BITAND([.X$26];[.$D42]);[.$C$21];[.$C$22])/[.$B$12])" office:value-type="float" office:value="658">
            <text:p>658</text:p>
          </table:table-cell>
          <table:table-cell table:formula="of:=ROUND(IF(BITAND([.X$26];[.$D42]);[.$D$21];[.$D$22])/[.$B$12])" office:value-type="float" office:value="539">
            <text:p>539</text:p>
          </table:table-cell>
          <table:table-cell table:formula="of:=ROUND(IF(BITAND([.Z$26];[.$D42]);[.$C$21];[.$C$22])/[.$B$12])" office:value-type="float" office:value="658">
            <text:p>658</text:p>
          </table:table-cell>
          <table:table-cell table:formula="of:=ROUND(IF(BITAND([.Z$26];[.$D42]);[.$D$21];[.$D$22])/[.$B$12])" office:value-type="float" office:value="539">
            <text:p>539</text:p>
          </table:table-cell>
          <table:table-cell table:formula="of:=ROUND(IF(BITAND([.AB$26];[.$D42]);[.$C$21];[.$C$22])/[.$B$12])" office:value-type="float" office:value="658">
            <text:p>658</text:p>
          </table:table-cell>
          <table:table-cell table:formula="of:=ROUND(IF(BITAND([.AB$26];[.$D42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0x610</text:p>
          </table:table-cell>
          <table:table-cell table:formula="of:=DECIMAL(RIGHT([.C43];4); 16)" office:value-type="float" office:value="1552">
            <text:p>1552</text:p>
          </table:table-cell>
          <table:table-cell/>
          <table:table-cell table:formula="of:=ROUND(IF(BITAND([.F$26];[.$D43]);[.$C$21];[.$C$22])/[.$B$12])" office:value-type="float" office:value="658">
            <text:p>658</text:p>
          </table:table-cell>
          <table:table-cell table:formula="of:=ROUND(IF(BITAND([.F$26];[.$D43]);[.$D$21];[.$D$22])/[.$B$12])" office:value-type="float" office:value="539">
            <text:p>539</text:p>
          </table:table-cell>
          <table:table-cell table:formula="of:=ROUND(IF(BITAND([.H$26];[.$D43]);[.$C$21];[.$C$22])/[.$B$12])" office:value-type="float" office:value="1252">
            <text:p>1252</text:p>
          </table:table-cell>
          <table:table-cell table:formula="of:=ROUND(IF(BITAND([.H$26];[.$D43]);[.$D$21];[.$D$22])/[.$B$12])" office:value-type="float" office:value="539">
            <text:p>539</text:p>
          </table:table-cell>
          <table:table-cell table:formula="of:=ROUND(IF(BITAND([.J$26];[.$D43]);[.$C$21];[.$C$22])/[.$B$12])" office:value-type="float" office:value="1252">
            <text:p>1252</text:p>
          </table:table-cell>
          <table:table-cell table:formula="of:=ROUND(IF(BITAND([.J$26];[.$D43]);[.$D$21];[.$D$22])/[.$B$12])" office:value-type="float" office:value="539">
            <text:p>539</text:p>
          </table:table-cell>
          <table:table-cell table:formula="of:=ROUND(IF(BITAND([.L$26];[.$D43]);[.$C$21];[.$C$22])/[.$B$12])" office:value-type="float" office:value="658">
            <text:p>658</text:p>
          </table:table-cell>
          <table:table-cell table:formula="of:=ROUND(IF(BITAND([.L$26];[.$D43]);[.$D$21];[.$D$22])/[.$B$12])" office:value-type="float" office:value="539">
            <text:p>539</text:p>
          </table:table-cell>
          <table:table-cell table:formula="of:=ROUND(IF(BITAND([.N$26];[.$D43]);[.$C$21];[.$C$22])/[.$B$12])" office:value-type="float" office:value="658">
            <text:p>658</text:p>
          </table:table-cell>
          <table:table-cell table:formula="of:=ROUND(IF(BITAND([.N$26];[.$D43]);[.$D$21];[.$D$22])/[.$B$12])" office:value-type="float" office:value="539">
            <text:p>539</text:p>
          </table:table-cell>
          <table:table-cell table:formula="of:=ROUND(IF(BITAND([.P$26];[.$D43]);[.$C$21];[.$C$22])/[.$B$12])" office:value-type="float" office:value="658">
            <text:p>658</text:p>
          </table:table-cell>
          <table:table-cell table:formula="of:=ROUND(IF(BITAND([.P$26];[.$D43]);[.$D$21];[.$D$22])/[.$B$12])" office:value-type="float" office:value="539">
            <text:p>539</text:p>
          </table:table-cell>
          <table:table-cell table:formula="of:=ROUND(IF(BITAND([.R$26];[.$D43]);[.$C$21];[.$C$22])/[.$B$12])" office:value-type="float" office:value="658">
            <text:p>658</text:p>
          </table:table-cell>
          <table:table-cell table:formula="of:=ROUND(IF(BITAND([.R$26];[.$D43]);[.$D$21];[.$D$22])/[.$B$12])" office:value-type="float" office:value="539">
            <text:p>539</text:p>
          </table:table-cell>
          <table:table-cell table:formula="of:=ROUND(IF(BITAND([.T$26];[.$D43]);[.$C$21];[.$C$22])/[.$B$12])" office:value-type="float" office:value="1252">
            <text:p>1252</text:p>
          </table:table-cell>
          <table:table-cell table:formula="of:=ROUND(IF(BITAND([.T$26];[.$D43]);[.$D$21];[.$D$22])/[.$B$12])" office:value-type="float" office:value="539">
            <text:p>539</text:p>
          </table:table-cell>
          <table:table-cell table:formula="of:=ROUND(IF(BITAND([.V$26];[.$D43]);[.$C$21];[.$C$22])/[.$B$12])" office:value-type="float" office:value="658">
            <text:p>658</text:p>
          </table:table-cell>
          <table:table-cell table:formula="of:=ROUND(IF(BITAND([.V$26];[.$D43]);[.$D$21];[.$D$22])/[.$B$12])" office:value-type="float" office:value="539">
            <text:p>539</text:p>
          </table:table-cell>
          <table:table-cell table:formula="of:=ROUND(IF(BITAND([.X$26];[.$D43]);[.$C$21];[.$C$22])/[.$B$12])" office:value-type="float" office:value="658">
            <text:p>658</text:p>
          </table:table-cell>
          <table:table-cell table:formula="of:=ROUND(IF(BITAND([.X$26];[.$D43]);[.$D$21];[.$D$22])/[.$B$12])" office:value-type="float" office:value="539">
            <text:p>539</text:p>
          </table:table-cell>
          <table:table-cell table:formula="of:=ROUND(IF(BITAND([.Z$26];[.$D43]);[.$C$21];[.$C$22])/[.$B$12])" office:value-type="float" office:value="658">
            <text:p>658</text:p>
          </table:table-cell>
          <table:table-cell table:formula="of:=ROUND(IF(BITAND([.Z$26];[.$D43]);[.$D$21];[.$D$22])/[.$B$12])" office:value-type="float" office:value="539">
            <text:p>539</text:p>
          </table:table-cell>
          <table:table-cell table:formula="of:=ROUND(IF(BITAND([.AB$26];[.$D43]);[.$C$21];[.$C$22])/[.$B$12])" office:value-type="float" office:value="658">
            <text:p>658</text:p>
          </table:table-cell>
          <table:table-cell table:formula="of:=ROUND(IF(BITAND([.AB$26];[.$D43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0xE10</text:p>
          </table:table-cell>
          <table:table-cell table:formula="of:=DECIMAL(RIGHT([.C44];4); 16)" office:value-type="float" office:value="3600">
            <text:p>3600</text:p>
          </table:table-cell>
          <table:table-cell/>
          <table:table-cell table:formula="of:=ROUND(IF(BITAND([.F$26];[.$D44]);[.$C$21];[.$C$22])/[.$B$12])" office:value-type="float" office:value="1252">
            <text:p>1252</text:p>
          </table:table-cell>
          <table:table-cell table:formula="of:=ROUND(IF(BITAND([.F$26];[.$D44]);[.$D$21];[.$D$22])/[.$B$12])" office:value-type="float" office:value="539">
            <text:p>539</text:p>
          </table:table-cell>
          <table:table-cell table:formula="of:=ROUND(IF(BITAND([.H$26];[.$D44]);[.$C$21];[.$C$22])/[.$B$12])" office:value-type="float" office:value="1252">
            <text:p>1252</text:p>
          </table:table-cell>
          <table:table-cell table:formula="of:=ROUND(IF(BITAND([.H$26];[.$D44]);[.$D$21];[.$D$22])/[.$B$12])" office:value-type="float" office:value="539">
            <text:p>539</text:p>
          </table:table-cell>
          <table:table-cell table:formula="of:=ROUND(IF(BITAND([.J$26];[.$D44]);[.$C$21];[.$C$22])/[.$B$12])" office:value-type="float" office:value="1252">
            <text:p>1252</text:p>
          </table:table-cell>
          <table:table-cell table:formula="of:=ROUND(IF(BITAND([.J$26];[.$D44]);[.$D$21];[.$D$22])/[.$B$12])" office:value-type="float" office:value="539">
            <text:p>539</text:p>
          </table:table-cell>
          <table:table-cell table:formula="of:=ROUND(IF(BITAND([.L$26];[.$D44]);[.$C$21];[.$C$22])/[.$B$12])" office:value-type="float" office:value="658">
            <text:p>658</text:p>
          </table:table-cell>
          <table:table-cell table:formula="of:=ROUND(IF(BITAND([.L$26];[.$D44]);[.$D$21];[.$D$22])/[.$B$12])" office:value-type="float" office:value="539">
            <text:p>539</text:p>
          </table:table-cell>
          <table:table-cell table:formula="of:=ROUND(IF(BITAND([.N$26];[.$D44]);[.$C$21];[.$C$22])/[.$B$12])" office:value-type="float" office:value="658">
            <text:p>658</text:p>
          </table:table-cell>
          <table:table-cell table:formula="of:=ROUND(IF(BITAND([.N$26];[.$D44]);[.$D$21];[.$D$22])/[.$B$12])" office:value-type="float" office:value="539">
            <text:p>539</text:p>
          </table:table-cell>
          <table:table-cell table:formula="of:=ROUND(IF(BITAND([.P$26];[.$D44]);[.$C$21];[.$C$22])/[.$B$12])" office:value-type="float" office:value="658">
            <text:p>658</text:p>
          </table:table-cell>
          <table:table-cell table:formula="of:=ROUND(IF(BITAND([.P$26];[.$D44]);[.$D$21];[.$D$22])/[.$B$12])" office:value-type="float" office:value="539">
            <text:p>539</text:p>
          </table:table-cell>
          <table:table-cell table:formula="of:=ROUND(IF(BITAND([.R$26];[.$D44]);[.$C$21];[.$C$22])/[.$B$12])" office:value-type="float" office:value="658">
            <text:p>658</text:p>
          </table:table-cell>
          <table:table-cell table:formula="of:=ROUND(IF(BITAND([.R$26];[.$D44]);[.$D$21];[.$D$22])/[.$B$12])" office:value-type="float" office:value="539">
            <text:p>539</text:p>
          </table:table-cell>
          <table:table-cell table:formula="of:=ROUND(IF(BITAND([.T$26];[.$D44]);[.$C$21];[.$C$22])/[.$B$12])" office:value-type="float" office:value="1252">
            <text:p>1252</text:p>
          </table:table-cell>
          <table:table-cell table:formula="of:=ROUND(IF(BITAND([.T$26];[.$D44]);[.$D$21];[.$D$22])/[.$B$12])" office:value-type="float" office:value="539">
            <text:p>539</text:p>
          </table:table-cell>
          <table:table-cell table:formula="of:=ROUND(IF(BITAND([.V$26];[.$D44]);[.$C$21];[.$C$22])/[.$B$12])" office:value-type="float" office:value="658">
            <text:p>658</text:p>
          </table:table-cell>
          <table:table-cell table:formula="of:=ROUND(IF(BITAND([.V$26];[.$D44]);[.$D$21];[.$D$22])/[.$B$12])" office:value-type="float" office:value="539">
            <text:p>539</text:p>
          </table:table-cell>
          <table:table-cell table:formula="of:=ROUND(IF(BITAND([.X$26];[.$D44]);[.$C$21];[.$C$22])/[.$B$12])" office:value-type="float" office:value="658">
            <text:p>658</text:p>
          </table:table-cell>
          <table:table-cell table:formula="of:=ROUND(IF(BITAND([.X$26];[.$D44]);[.$D$21];[.$D$22])/[.$B$12])" office:value-type="float" office:value="539">
            <text:p>539</text:p>
          </table:table-cell>
          <table:table-cell table:formula="of:=ROUND(IF(BITAND([.Z$26];[.$D44]);[.$C$21];[.$C$22])/[.$B$12])" office:value-type="float" office:value="658">
            <text:p>658</text:p>
          </table:table-cell>
          <table:table-cell table:formula="of:=ROUND(IF(BITAND([.Z$26];[.$D44]);[.$D$21];[.$D$22])/[.$B$12])" office:value-type="float" office:value="539">
            <text:p>539</text:p>
          </table:table-cell>
          <table:table-cell table:formula="of:=ROUND(IF(BITAND([.AB$26];[.$D44]);[.$C$21];[.$C$22])/[.$B$12])" office:value-type="float" office:value="658">
            <text:p>658</text:p>
          </table:table-cell>
          <table:table-cell table:formula="of:=ROUND(IF(BITAND([.AB$26];[.$D44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0x110</text:p>
          </table:table-cell>
          <table:table-cell table:formula="of:=DECIMAL(RIGHT([.C45];4); 16)" office:value-type="float" office:value="272">
            <text:p>272</text:p>
          </table:table-cell>
          <table:table-cell/>
          <table:table-cell table:formula="of:=ROUND(IF(BITAND([.F$26];[.$D45]);[.$C$21];[.$C$22])/[.$B$12])" office:value-type="float" office:value="658">
            <text:p>658</text:p>
          </table:table-cell>
          <table:table-cell table:formula="of:=ROUND(IF(BITAND([.F$26];[.$D45]);[.$D$21];[.$D$22])/[.$B$12])" office:value-type="float" office:value="539">
            <text:p>539</text:p>
          </table:table-cell>
          <table:table-cell table:formula="of:=ROUND(IF(BITAND([.H$26];[.$D45]);[.$C$21];[.$C$22])/[.$B$12])" office:value-type="float" office:value="658">
            <text:p>658</text:p>
          </table:table-cell>
          <table:table-cell table:formula="of:=ROUND(IF(BITAND([.H$26];[.$D45]);[.$D$21];[.$D$22])/[.$B$12])" office:value-type="float" office:value="539">
            <text:p>539</text:p>
          </table:table-cell>
          <table:table-cell table:formula="of:=ROUND(IF(BITAND([.J$26];[.$D45]);[.$C$21];[.$C$22])/[.$B$12])" office:value-type="float" office:value="658">
            <text:p>658</text:p>
          </table:table-cell>
          <table:table-cell table:formula="of:=ROUND(IF(BITAND([.J$26];[.$D45]);[.$D$21];[.$D$22])/[.$B$12])" office:value-type="float" office:value="539">
            <text:p>539</text:p>
          </table:table-cell>
          <table:table-cell table:formula="of:=ROUND(IF(BITAND([.L$26];[.$D45]);[.$C$21];[.$C$22])/[.$B$12])" office:value-type="float" office:value="1252">
            <text:p>1252</text:p>
          </table:table-cell>
          <table:table-cell table:formula="of:=ROUND(IF(BITAND([.L$26];[.$D45]);[.$D$21];[.$D$22])/[.$B$12])" office:value-type="float" office:value="539">
            <text:p>539</text:p>
          </table:table-cell>
          <table:table-cell table:formula="of:=ROUND(IF(BITAND([.N$26];[.$D45]);[.$C$21];[.$C$22])/[.$B$12])" office:value-type="float" office:value="658">
            <text:p>658</text:p>
          </table:table-cell>
          <table:table-cell table:formula="of:=ROUND(IF(BITAND([.N$26];[.$D45]);[.$D$21];[.$D$22])/[.$B$12])" office:value-type="float" office:value="539">
            <text:p>539</text:p>
          </table:table-cell>
          <table:table-cell table:formula="of:=ROUND(IF(BITAND([.P$26];[.$D45]);[.$C$21];[.$C$22])/[.$B$12])" office:value-type="float" office:value="658">
            <text:p>658</text:p>
          </table:table-cell>
          <table:table-cell table:formula="of:=ROUND(IF(BITAND([.P$26];[.$D45]);[.$D$21];[.$D$22])/[.$B$12])" office:value-type="float" office:value="539">
            <text:p>539</text:p>
          </table:table-cell>
          <table:table-cell table:formula="of:=ROUND(IF(BITAND([.R$26];[.$D45]);[.$C$21];[.$C$22])/[.$B$12])" office:value-type="float" office:value="658">
            <text:p>658</text:p>
          </table:table-cell>
          <table:table-cell table:formula="of:=ROUND(IF(BITAND([.R$26];[.$D45]);[.$D$21];[.$D$22])/[.$B$12])" office:value-type="float" office:value="539">
            <text:p>539</text:p>
          </table:table-cell>
          <table:table-cell table:formula="of:=ROUND(IF(BITAND([.T$26];[.$D45]);[.$C$21];[.$C$22])/[.$B$12])" office:value-type="float" office:value="1252">
            <text:p>1252</text:p>
          </table:table-cell>
          <table:table-cell table:formula="of:=ROUND(IF(BITAND([.T$26];[.$D45]);[.$D$21];[.$D$22])/[.$B$12])" office:value-type="float" office:value="539">
            <text:p>539</text:p>
          </table:table-cell>
          <table:table-cell table:formula="of:=ROUND(IF(BITAND([.V$26];[.$D45]);[.$C$21];[.$C$22])/[.$B$12])" office:value-type="float" office:value="658">
            <text:p>658</text:p>
          </table:table-cell>
          <table:table-cell table:formula="of:=ROUND(IF(BITAND([.V$26];[.$D45]);[.$D$21];[.$D$22])/[.$B$12])" office:value-type="float" office:value="539">
            <text:p>539</text:p>
          </table:table-cell>
          <table:table-cell table:formula="of:=ROUND(IF(BITAND([.X$26];[.$D45]);[.$C$21];[.$C$22])/[.$B$12])" office:value-type="float" office:value="658">
            <text:p>658</text:p>
          </table:table-cell>
          <table:table-cell table:formula="of:=ROUND(IF(BITAND([.X$26];[.$D45]);[.$D$21];[.$D$22])/[.$B$12])" office:value-type="float" office:value="539">
            <text:p>539</text:p>
          </table:table-cell>
          <table:table-cell table:formula="of:=ROUND(IF(BITAND([.Z$26];[.$D45]);[.$C$21];[.$C$22])/[.$B$12])" office:value-type="float" office:value="658">
            <text:p>658</text:p>
          </table:table-cell>
          <table:table-cell table:formula="of:=ROUND(IF(BITAND([.Z$26];[.$D45]);[.$D$21];[.$D$22])/[.$B$12])" office:value-type="float" office:value="539">
            <text:p>539</text:p>
          </table:table-cell>
          <table:table-cell table:formula="of:=ROUND(IF(BITAND([.AB$26];[.$D45]);[.$C$21];[.$C$22])/[.$B$12])" office:value-type="float" office:value="658">
            <text:p>658</text:p>
          </table:table-cell>
          <table:table-cell table:formula="of:=ROUND(IF(BITAND([.AB$26];[.$D45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LETEXT</text:p>
          </table:table-cell>
          <table:table-cell office:value-type="string">
            <text:p>0xFD0</text:p>
          </table:table-cell>
          <table:table-cell table:formula="of:=DECIMAL(RIGHT([.C46];4); 16)" office:value-type="float" office:value="4048">
            <text:p>4048</text:p>
          </table:table-cell>
          <table:table-cell/>
          <table:table-cell table:formula="of:=ROUND(IF(BITAND([.F$26];[.$D46]);[.$C$21];[.$C$22])/[.$B$12])" office:value-type="float" office:value="1252">
            <text:p>1252</text:p>
          </table:table-cell>
          <table:table-cell table:formula="of:=ROUND(IF(BITAND([.F$26];[.$D46]);[.$D$21];[.$D$22])/[.$B$12])" office:value-type="float" office:value="539">
            <text:p>539</text:p>
          </table:table-cell>
          <table:table-cell table:formula="of:=ROUND(IF(BITAND([.H$26];[.$D46]);[.$C$21];[.$C$22])/[.$B$12])" office:value-type="float" office:value="1252">
            <text:p>1252</text:p>
          </table:table-cell>
          <table:table-cell table:formula="of:=ROUND(IF(BITAND([.H$26];[.$D46]);[.$D$21];[.$D$22])/[.$B$12])" office:value-type="float" office:value="539">
            <text:p>539</text:p>
          </table:table-cell>
          <table:table-cell table:formula="of:=ROUND(IF(BITAND([.J$26];[.$D46]);[.$C$21];[.$C$22])/[.$B$12])" office:value-type="float" office:value="1252">
            <text:p>1252</text:p>
          </table:table-cell>
          <table:table-cell table:formula="of:=ROUND(IF(BITAND([.J$26];[.$D46]);[.$D$21];[.$D$22])/[.$B$12])" office:value-type="float" office:value="539">
            <text:p>539</text:p>
          </table:table-cell>
          <table:table-cell table:formula="of:=ROUND(IF(BITAND([.L$26];[.$D46]);[.$C$21];[.$C$22])/[.$B$12])" office:value-type="float" office:value="1252">
            <text:p>1252</text:p>
          </table:table-cell>
          <table:table-cell table:formula="of:=ROUND(IF(BITAND([.L$26];[.$D46]);[.$D$21];[.$D$22])/[.$B$12])" office:value-type="float" office:value="539">
            <text:p>539</text:p>
          </table:table-cell>
          <table:table-cell table:formula="of:=ROUND(IF(BITAND([.N$26];[.$D46]);[.$C$21];[.$C$22])/[.$B$12])" office:value-type="float" office:value="1252">
            <text:p>1252</text:p>
          </table:table-cell>
          <table:table-cell table:formula="of:=ROUND(IF(BITAND([.N$26];[.$D46]);[.$D$21];[.$D$22])/[.$B$12])" office:value-type="float" office:value="539">
            <text:p>539</text:p>
          </table:table-cell>
          <table:table-cell table:formula="of:=ROUND(IF(BITAND([.P$26];[.$D46]);[.$C$21];[.$C$22])/[.$B$12])" office:value-type="float" office:value="1252">
            <text:p>1252</text:p>
          </table:table-cell>
          <table:table-cell table:formula="of:=ROUND(IF(BITAND([.P$26];[.$D46]);[.$D$21];[.$D$22])/[.$B$12])" office:value-type="float" office:value="539">
            <text:p>539</text:p>
          </table:table-cell>
          <table:table-cell table:formula="of:=ROUND(IF(BITAND([.R$26];[.$D46]);[.$C$21];[.$C$22])/[.$B$12])" office:value-type="float" office:value="658">
            <text:p>658</text:p>
          </table:table-cell>
          <table:table-cell table:formula="of:=ROUND(IF(BITAND([.R$26];[.$D46]);[.$D$21];[.$D$22])/[.$B$12])" office:value-type="float" office:value="539">
            <text:p>539</text:p>
          </table:table-cell>
          <table:table-cell table:formula="of:=ROUND(IF(BITAND([.T$26];[.$D46]);[.$C$21];[.$C$22])/[.$B$12])" office:value-type="float" office:value="1252">
            <text:p>1252</text:p>
          </table:table-cell>
          <table:table-cell table:formula="of:=ROUND(IF(BITAND([.T$26];[.$D46]);[.$D$21];[.$D$22])/[.$B$12])" office:value-type="float" office:value="539">
            <text:p>539</text:p>
          </table:table-cell>
          <table:table-cell table:formula="of:=ROUND(IF(BITAND([.V$26];[.$D46]);[.$C$21];[.$C$22])/[.$B$12])" office:value-type="float" office:value="658">
            <text:p>658</text:p>
          </table:table-cell>
          <table:table-cell table:formula="of:=ROUND(IF(BITAND([.V$26];[.$D46]);[.$D$21];[.$D$22])/[.$B$12])" office:value-type="float" office:value="539">
            <text:p>539</text:p>
          </table:table-cell>
          <table:table-cell table:formula="of:=ROUND(IF(BITAND([.X$26];[.$D46]);[.$C$21];[.$C$22])/[.$B$12])" office:value-type="float" office:value="658">
            <text:p>658</text:p>
          </table:table-cell>
          <table:table-cell table:formula="of:=ROUND(IF(BITAND([.X$26];[.$D46]);[.$D$21];[.$D$22])/[.$B$12])" office:value-type="float" office:value="539">
            <text:p>539</text:p>
          </table:table-cell>
          <table:table-cell table:formula="of:=ROUND(IF(BITAND([.Z$26];[.$D46]);[.$C$21];[.$C$22])/[.$B$12])" office:value-type="float" office:value="658">
            <text:p>658</text:p>
          </table:table-cell>
          <table:table-cell table:formula="of:=ROUND(IF(BITAND([.Z$26];[.$D46]);[.$D$21];[.$D$22])/[.$B$12])" office:value-type="float" office:value="539">
            <text:p>539</text:p>
          </table:table-cell>
          <table:table-cell table:formula="of:=ROUND(IF(BITAND([.AB$26];[.$D46]);[.$C$21];[.$C$22])/[.$B$12])" office:value-type="float" office:value="658">
            <text:p>658</text:p>
          </table:table-cell>
          <table:table-cell table:formula="of:=ROUND(IF(BITAND([.AB$26];[.$D46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x910</text:p>
          </table:table-cell>
          <table:table-cell table:formula="of:=DECIMAL(RIGHT([.C47];4); 16)" office:value-type="float" office:value="2320">
            <text:p>2320</text:p>
          </table:table-cell>
          <table:table-cell/>
          <table:table-cell table:formula="of:=ROUND(IF(BITAND([.F$26];[.$D47]);[.$C$21];[.$C$22])/[.$B$12])" office:value-type="float" office:value="1252">
            <text:p>1252</text:p>
          </table:table-cell>
          <table:table-cell table:formula="of:=ROUND(IF(BITAND([.F$26];[.$D47]);[.$D$21];[.$D$22])/[.$B$12])" office:value-type="float" office:value="539">
            <text:p>539</text:p>
          </table:table-cell>
          <table:table-cell table:formula="of:=ROUND(IF(BITAND([.H$26];[.$D47]);[.$C$21];[.$C$22])/[.$B$12])" office:value-type="float" office:value="658">
            <text:p>658</text:p>
          </table:table-cell>
          <table:table-cell table:formula="of:=ROUND(IF(BITAND([.H$26];[.$D47]);[.$D$21];[.$D$22])/[.$B$12])" office:value-type="float" office:value="539">
            <text:p>539</text:p>
          </table:table-cell>
          <table:table-cell table:formula="of:=ROUND(IF(BITAND([.J$26];[.$D47]);[.$C$21];[.$C$22])/[.$B$12])" office:value-type="float" office:value="658">
            <text:p>658</text:p>
          </table:table-cell>
          <table:table-cell table:formula="of:=ROUND(IF(BITAND([.J$26];[.$D47]);[.$D$21];[.$D$22])/[.$B$12])" office:value-type="float" office:value="539">
            <text:p>539</text:p>
          </table:table-cell>
          <table:table-cell table:formula="of:=ROUND(IF(BITAND([.L$26];[.$D47]);[.$C$21];[.$C$22])/[.$B$12])" office:value-type="float" office:value="1252">
            <text:p>1252</text:p>
          </table:table-cell>
          <table:table-cell table:formula="of:=ROUND(IF(BITAND([.L$26];[.$D47]);[.$D$21];[.$D$22])/[.$B$12])" office:value-type="float" office:value="539">
            <text:p>539</text:p>
          </table:table-cell>
          <table:table-cell table:formula="of:=ROUND(IF(BITAND([.N$26];[.$D47]);[.$C$21];[.$C$22])/[.$B$12])" office:value-type="float" office:value="658">
            <text:p>658</text:p>
          </table:table-cell>
          <table:table-cell table:formula="of:=ROUND(IF(BITAND([.N$26];[.$D47]);[.$D$21];[.$D$22])/[.$B$12])" office:value-type="float" office:value="539">
            <text:p>539</text:p>
          </table:table-cell>
          <table:table-cell table:formula="of:=ROUND(IF(BITAND([.P$26];[.$D47]);[.$C$21];[.$C$22])/[.$B$12])" office:value-type="float" office:value="658">
            <text:p>658</text:p>
          </table:table-cell>
          <table:table-cell table:formula="of:=ROUND(IF(BITAND([.P$26];[.$D47]);[.$D$21];[.$D$22])/[.$B$12])" office:value-type="float" office:value="539">
            <text:p>539</text:p>
          </table:table-cell>
          <table:table-cell table:formula="of:=ROUND(IF(BITAND([.R$26];[.$D47]);[.$C$21];[.$C$22])/[.$B$12])" office:value-type="float" office:value="658">
            <text:p>658</text:p>
          </table:table-cell>
          <table:table-cell table:formula="of:=ROUND(IF(BITAND([.R$26];[.$D47]);[.$D$21];[.$D$22])/[.$B$12])" office:value-type="float" office:value="539">
            <text:p>539</text:p>
          </table:table-cell>
          <table:table-cell table:formula="of:=ROUND(IF(BITAND([.T$26];[.$D47]);[.$C$21];[.$C$22])/[.$B$12])" office:value-type="float" office:value="1252">
            <text:p>1252</text:p>
          </table:table-cell>
          <table:table-cell table:formula="of:=ROUND(IF(BITAND([.T$26];[.$D47]);[.$D$21];[.$D$22])/[.$B$12])" office:value-type="float" office:value="539">
            <text:p>539</text:p>
          </table:table-cell>
          <table:table-cell table:formula="of:=ROUND(IF(BITAND([.V$26];[.$D47]);[.$C$21];[.$C$22])/[.$B$12])" office:value-type="float" office:value="658">
            <text:p>658</text:p>
          </table:table-cell>
          <table:table-cell table:formula="of:=ROUND(IF(BITAND([.V$26];[.$D47]);[.$D$21];[.$D$22])/[.$B$12])" office:value-type="float" office:value="539">
            <text:p>539</text:p>
          </table:table-cell>
          <table:table-cell table:formula="of:=ROUND(IF(BITAND([.X$26];[.$D47]);[.$C$21];[.$C$22])/[.$B$12])" office:value-type="float" office:value="658">
            <text:p>658</text:p>
          </table:table-cell>
          <table:table-cell table:formula="of:=ROUND(IF(BITAND([.X$26];[.$D47]);[.$D$21];[.$D$22])/[.$B$12])" office:value-type="float" office:value="539">
            <text:p>539</text:p>
          </table:table-cell>
          <table:table-cell table:formula="of:=ROUND(IF(BITAND([.Z$26];[.$D47]);[.$C$21];[.$C$22])/[.$B$12])" office:value-type="float" office:value="658">
            <text:p>658</text:p>
          </table:table-cell>
          <table:table-cell table:formula="of:=ROUND(IF(BITAND([.Z$26];[.$D47]);[.$D$21];[.$D$22])/[.$B$12])" office:value-type="float" office:value="539">
            <text:p>539</text:p>
          </table:table-cell>
          <table:table-cell table:formula="of:=ROUND(IF(BITAND([.AB$26];[.$D47]);[.$C$21];[.$C$22])/[.$B$12])" office:value-type="float" office:value="658">
            <text:p>658</text:p>
          </table:table-cell>
          <table:table-cell table:formula="of:=ROUND(IF(BITAND([.AB$26];[.$D47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office:value-type="string">
            <text:p>mute</text:p>
          </table:table-cell>
          <table:table-cell office:value-type="string">
            <text:p>MUTE</text:p>
          </table:table-cell>
          <table:table-cell office:value-type="string">
            <text:p>0x290</text:p>
          </table:table-cell>
          <table:table-cell table:formula="of:=DECIMAL(RIGHT([.C48];4); 16)" office:value-type="float" office:value="656">
            <text:p>656</text:p>
          </table:table-cell>
          <table:table-cell/>
          <table:table-cell table:formula="of:=ROUND(IF(BITAND([.F$26];[.$D48]);[.$C$21];[.$C$22])/[.$B$12])" office:value-type="float" office:value="658">
            <text:p>658</text:p>
          </table:table-cell>
          <table:table-cell table:formula="of:=ROUND(IF(BITAND([.F$26];[.$D48]);[.$D$21];[.$D$22])/[.$B$12])" office:value-type="float" office:value="539">
            <text:p>539</text:p>
          </table:table-cell>
          <table:table-cell table:formula="of:=ROUND(IF(BITAND([.H$26];[.$D48]);[.$C$21];[.$C$22])/[.$B$12])" office:value-type="float" office:value="658">
            <text:p>658</text:p>
          </table:table-cell>
          <table:table-cell table:formula="of:=ROUND(IF(BITAND([.H$26];[.$D48]);[.$D$21];[.$D$22])/[.$B$12])" office:value-type="float" office:value="539">
            <text:p>539</text:p>
          </table:table-cell>
          <table:table-cell table:formula="of:=ROUND(IF(BITAND([.J$26];[.$D48]);[.$C$21];[.$C$22])/[.$B$12])" office:value-type="float" office:value="1252">
            <text:p>1252</text:p>
          </table:table-cell>
          <table:table-cell table:formula="of:=ROUND(IF(BITAND([.J$26];[.$D48]);[.$D$21];[.$D$22])/[.$B$12])" office:value-type="float" office:value="539">
            <text:p>539</text:p>
          </table:table-cell>
          <table:table-cell table:formula="of:=ROUND(IF(BITAND([.L$26];[.$D48]);[.$C$21];[.$C$22])/[.$B$12])" office:value-type="float" office:value="658">
            <text:p>658</text:p>
          </table:table-cell>
          <table:table-cell table:formula="of:=ROUND(IF(BITAND([.L$26];[.$D48]);[.$D$21];[.$D$22])/[.$B$12])" office:value-type="float" office:value="539">
            <text:p>539</text:p>
          </table:table-cell>
          <table:table-cell table:formula="of:=ROUND(IF(BITAND([.N$26];[.$D48]);[.$C$21];[.$C$22])/[.$B$12])" office:value-type="float" office:value="1252">
            <text:p>1252</text:p>
          </table:table-cell>
          <table:table-cell table:formula="of:=ROUND(IF(BITAND([.N$26];[.$D48]);[.$D$21];[.$D$22])/[.$B$12])" office:value-type="float" office:value="539">
            <text:p>539</text:p>
          </table:table-cell>
          <table:table-cell table:formula="of:=ROUND(IF(BITAND([.P$26];[.$D48]);[.$C$21];[.$C$22])/[.$B$12])" office:value-type="float" office:value="658">
            <text:p>658</text:p>
          </table:table-cell>
          <table:table-cell table:formula="of:=ROUND(IF(BITAND([.P$26];[.$D48]);[.$D$21];[.$D$22])/[.$B$12])" office:value-type="float" office:value="539">
            <text:p>539</text:p>
          </table:table-cell>
          <table:table-cell table:formula="of:=ROUND(IF(BITAND([.R$26];[.$D48]);[.$C$21];[.$C$22])/[.$B$12])" office:value-type="float" office:value="658">
            <text:p>658</text:p>
          </table:table-cell>
          <table:table-cell table:formula="of:=ROUND(IF(BITAND([.R$26];[.$D48]);[.$D$21];[.$D$22])/[.$B$12])" office:value-type="float" office:value="539">
            <text:p>539</text:p>
          </table:table-cell>
          <table:table-cell table:formula="of:=ROUND(IF(BITAND([.T$26];[.$D48]);[.$C$21];[.$C$22])/[.$B$12])" office:value-type="float" office:value="1252">
            <text:p>1252</text:p>
          </table:table-cell>
          <table:table-cell table:formula="of:=ROUND(IF(BITAND([.T$26];[.$D48]);[.$D$21];[.$D$22])/[.$B$12])" office:value-type="float" office:value="539">
            <text:p>539</text:p>
          </table:table-cell>
          <table:table-cell table:formula="of:=ROUND(IF(BITAND([.V$26];[.$D48]);[.$C$21];[.$C$22])/[.$B$12])" office:value-type="float" office:value="658">
            <text:p>658</text:p>
          </table:table-cell>
          <table:table-cell table:formula="of:=ROUND(IF(BITAND([.V$26];[.$D48]);[.$D$21];[.$D$22])/[.$B$12])" office:value-type="float" office:value="539">
            <text:p>539</text:p>
          </table:table-cell>
          <table:table-cell table:formula="of:=ROUND(IF(BITAND([.X$26];[.$D48]);[.$C$21];[.$C$22])/[.$B$12])" office:value-type="float" office:value="658">
            <text:p>658</text:p>
          </table:table-cell>
          <table:table-cell table:formula="of:=ROUND(IF(BITAND([.X$26];[.$D48]);[.$D$21];[.$D$22])/[.$B$12])" office:value-type="float" office:value="539">
            <text:p>539</text:p>
          </table:table-cell>
          <table:table-cell table:formula="of:=ROUND(IF(BITAND([.Z$26];[.$D48]);[.$C$21];[.$C$22])/[.$B$12])" office:value-type="float" office:value="658">
            <text:p>658</text:p>
          </table:table-cell>
          <table:table-cell table:formula="of:=ROUND(IF(BITAND([.Z$26];[.$D48]);[.$D$21];[.$D$22])/[.$B$12])" office:value-type="float" office:value="539">
            <text:p>539</text:p>
          </table:table-cell>
          <table:table-cell table:formula="of:=ROUND(IF(BITAND([.AB$26];[.$D48]);[.$C$21];[.$C$22])/[.$B$12])" office:value-type="float" office:value="658">
            <text:p>658</text:p>
          </table:table-cell>
          <table:table-cell table:formula="of:=ROUND(IF(BITAND([.AB$26];[.$D48]);[.$D$21];[.$D$22])/[.$B$12])" office:value-type="float" office:value="539">
            <text:p>539</text:p>
          </table:table-cell>
          <table:table-cell table:number-columns-repeated="7"/>
        </table:table-row>
        <table:table-row table:style-name="ro2">
          <table:table-cell office:value-type="string">
            <text:p>volup</text:p>
          </table:table-cell>
          <table:table-cell office:value-type="string">
            <text:p>VOLUMEUP</text:p>
          </table:table-cell>
          <table:table-cell office:value-type="string">
            <text:p>0x490</text:p>
          </table:table-cell>
          <table:table-cell table:formula="of:=DECIMAL(RIGHT([.C49];4); 16)" office:value-type="float" office:value="1168">
            <text:p>1168</text:p>
          </table:table-cell>
          <table:table-cell/>
          <table:table-cell table:formula="of:=ROUND(IF(BITAND([.F$26];[.$D49]);[.$C$21];[.$C$22])/[.$B$12])" office:value-type="float" office:value="658">
            <text:p>658</text:p>
          </table:table-cell>
          <table:table-cell table:formula="of:=ROUND(IF(BITAND([.F$26];[.$D49]);[.$D$21];[.$D$22])/[.$B$12])" office:value-type="float" office:value="539">
            <text:p>539</text:p>
          </table:table-cell>
          <table:table-cell table:formula="of:=ROUND(IF(BITAND([.H$26];[.$D49]);[.$C$21];[.$C$22])/[.$B$12])" office:value-type="float" office:value="1252">
            <text:p>1252</text:p>
          </table:table-cell>
          <table:table-cell table:formula="of:=ROUND(IF(BITAND([.H$26];[.$D49]);[.$D$21];[.$D$22])/[.$B$12])" office:value-type="float" office:value="539">
            <text:p>539</text:p>
          </table:table-cell>
          <table:table-cell table:formula="of:=ROUND(IF(BITAND([.J$26];[.$D49]);[.$C$21];[.$C$22])/[.$B$12])" office:value-type="float" office:value="658">
            <text:p>658</text:p>
          </table:table-cell>
          <table:table-cell table:formula="of:=ROUND(IF(BITAND([.J$26];[.$D49]);[.$D$21];[.$D$22])/[.$B$12])" office:value-type="float" office:value="539">
            <text:p>539</text:p>
          </table:table-cell>
          <table:table-cell table:formula="of:=ROUND(IF(BITAND([.L$26];[.$D49]);[.$C$21];[.$C$22])/[.$B$12])" office:value-type="float" office:value="658">
            <text:p>658</text:p>
          </table:table-cell>
          <table:table-cell table:formula="of:=ROUND(IF(BITAND([.L$26];[.$D49]);[.$D$21];[.$D$22])/[.$B$12])" office:value-type="float" office:value="539">
            <text:p>539</text:p>
          </table:table-cell>
          <table:table-cell table:formula="of:=ROUND(IF(BITAND([.N$26];[.$D49]);[.$C$21];[.$C$22])/[.$B$12])" office:value-type="float" office:value="1252">
            <text:p>1252</text:p>
          </table:table-cell>
          <table:table-cell table:formula="of:=ROUND(IF(BITAND([.N$26];[.$D49]);[.$D$21];[.$D$22])/[.$B$12])" office:value-type="float" office:value="539">
            <text:p>539</text:p>
          </table:table-cell>
          <table:table-cell table:formula="of:=ROUND(IF(BITAND([.P$26];[.$D49]);[.$C$21];[.$C$22])/[.$B$12])" office:value-type="float" office:value="658">
            <text:p>658</text:p>
          </table:table-cell>
          <table:table-cell table:formula="of:=ROUND(IF(BITAND([.P$26];[.$D49]);[.$D$21];[.$D$22])/[.$B$12])" office:value-type="float" office:value="539">
            <text:p>539</text:p>
          </table:table-cell>
          <table:table-cell table:formula="of:=ROUND(IF(BITAND([.R$26];[.$D49]);[.$C$21];[.$C$22])/[.$B$12])" office:value-type="float" office:value="658">
            <text:p>658</text:p>
          </table:table-cell>
          <table:table-cell table:formula="of:=ROUND(IF(BITAND([.R$26];[.$D49]);[.$D$21];[.$D$22])/[.$B$12])" office:value-type="float" office:value="539">
            <text:p>539</text:p>
          </table:table-cell>
          <table:table-cell table:formula="of:=ROUND(IF(BITAND([.T$26];[.$D49]);[.$C$21];[.$C$22])/[.$B$12])" office:value-type="float" office:value="1252">
            <text:p>1252</text:p>
          </table:table-cell>
          <table:table-cell table:formula="of:=ROUND(IF(BITAND([.T$26];[.$D49]);[.$D$21];[.$D$22])/[.$B$12])" office:value-type="float" office:value="539">
            <text:p>539</text:p>
          </table:table-cell>
          <table:table-cell table:formula="of:=ROUND(IF(BITAND([.V$26];[.$D49]);[.$C$21];[.$C$22])/[.$B$12])" office:value-type="float" office:value="658">
            <text:p>658</text:p>
          </table:table-cell>
          <table:table-cell table:formula="of:=ROUND(IF(BITAND([.V$26];[.$D49]);[.$D$21];[.$D$22])/[.$B$12])" office:value-type="float" office:value="539">
            <text:p>539</text:p>
          </table:table-cell>
          <table:table-cell table:formula="of:=ROUND(IF(BITAND([.X$26];[.$D49]);[.$C$21];[.$C$22])/[.$B$12])" office:value-type="float" office:value="658">
            <text:p>658</text:p>
          </table:table-cell>
          <table:table-cell table:formula="of:=ROUND(IF(BITAND([.X$26];[.$D49]);[.$D$21];[.$D$22])/[.$B$12])" office:value-type="float" office:value="539">
            <text:p>539</text:p>
          </table:table-cell>
          <table:table-cell table:formula="of:=ROUND(IF(BITAND([.Z$26];[.$D49]);[.$C$21];[.$C$22])/[.$B$12])" office:value-type="float" office:value="658">
            <text:p>658</text:p>
          </table:table-cell>
          <table:table-cell table:formula="of:=ROUND(IF(BITAND([.Z$26];[.$D49]);[.$D$21];[.$D$22])/[.$B$12])" office:value-type="float" office:value="539">
            <text:p>539</text:p>
          </table:table-cell>
          <table:table-cell table:formula="of:=ROUND(IF(BITAND([.AB$26];[.$D49]);[.$C$21];[.$C$22])/[.$B$12])" office:value-type="float" office:value="658">
            <text:p>658</text:p>
          </table:table-cell>
          <table:table-cell table:formula="of:=ROUND(IF(BITAND([.AB$26];[.$D49]);[.$D$21];[.$D$22])/[.$B$12])" office:value-type="float" office:value="539">
            <text:p>539</text:p>
          </table:table-cell>
          <table:table-cell table:number-columns-repeated="7"/>
        </table:table-row>
        <table:table-row table:style-name="ro2">
          <table:table-cell office:value-type="string">
            <text:p>voldown</text:p>
          </table:table-cell>
          <table:table-cell office:value-type="string">
            <text:p>VOLUMEDOWN</text:p>
          </table:table-cell>
          <table:table-cell office:value-type="string">
            <text:p>0xC90</text:p>
          </table:table-cell>
          <table:table-cell table:formula="of:=DECIMAL(RIGHT([.C50];4); 16)" office:value-type="float" office:value="3216">
            <text:p>3216</text:p>
          </table:table-cell>
          <table:table-cell/>
          <table:table-cell table:formula="of:=ROUND(IF(BITAND([.F$26];[.$D50]);[.$C$21];[.$C$22])/[.$B$12])" office:value-type="float" office:value="1252">
            <text:p>1252</text:p>
          </table:table-cell>
          <table:table-cell table:formula="of:=ROUND(IF(BITAND([.F$26];[.$D50]);[.$D$21];[.$D$22])/[.$B$12])" office:value-type="float" office:value="539">
            <text:p>539</text:p>
          </table:table-cell>
          <table:table-cell table:formula="of:=ROUND(IF(BITAND([.H$26];[.$D50]);[.$C$21];[.$C$22])/[.$B$12])" office:value-type="float" office:value="1252">
            <text:p>1252</text:p>
          </table:table-cell>
          <table:table-cell table:formula="of:=ROUND(IF(BITAND([.H$26];[.$D50]);[.$D$21];[.$D$22])/[.$B$12])" office:value-type="float" office:value="539">
            <text:p>539</text:p>
          </table:table-cell>
          <table:table-cell table:formula="of:=ROUND(IF(BITAND([.J$26];[.$D50]);[.$C$21];[.$C$22])/[.$B$12])" office:value-type="float" office:value="658">
            <text:p>658</text:p>
          </table:table-cell>
          <table:table-cell table:formula="of:=ROUND(IF(BITAND([.J$26];[.$D50]);[.$D$21];[.$D$22])/[.$B$12])" office:value-type="float" office:value="539">
            <text:p>539</text:p>
          </table:table-cell>
          <table:table-cell table:formula="of:=ROUND(IF(BITAND([.L$26];[.$D50]);[.$C$21];[.$C$22])/[.$B$12])" office:value-type="float" office:value="658">
            <text:p>658</text:p>
          </table:table-cell>
          <table:table-cell table:formula="of:=ROUND(IF(BITAND([.L$26];[.$D50]);[.$D$21];[.$D$22])/[.$B$12])" office:value-type="float" office:value="539">
            <text:p>539</text:p>
          </table:table-cell>
          <table:table-cell table:formula="of:=ROUND(IF(BITAND([.N$26];[.$D50]);[.$C$21];[.$C$22])/[.$B$12])" office:value-type="float" office:value="1252">
            <text:p>1252</text:p>
          </table:table-cell>
          <table:table-cell table:formula="of:=ROUND(IF(BITAND([.N$26];[.$D50]);[.$D$21];[.$D$22])/[.$B$12])" office:value-type="float" office:value="539">
            <text:p>539</text:p>
          </table:table-cell>
          <table:table-cell table:formula="of:=ROUND(IF(BITAND([.P$26];[.$D50]);[.$C$21];[.$C$22])/[.$B$12])" office:value-type="float" office:value="658">
            <text:p>658</text:p>
          </table:table-cell>
          <table:table-cell table:formula="of:=ROUND(IF(BITAND([.P$26];[.$D50]);[.$D$21];[.$D$22])/[.$B$12])" office:value-type="float" office:value="539">
            <text:p>539</text:p>
          </table:table-cell>
          <table:table-cell table:formula="of:=ROUND(IF(BITAND([.R$26];[.$D50]);[.$C$21];[.$C$22])/[.$B$12])" office:value-type="float" office:value="658">
            <text:p>658</text:p>
          </table:table-cell>
          <table:table-cell table:formula="of:=ROUND(IF(BITAND([.R$26];[.$D50]);[.$D$21];[.$D$22])/[.$B$12])" office:value-type="float" office:value="539">
            <text:p>539</text:p>
          </table:table-cell>
          <table:table-cell table:formula="of:=ROUND(IF(BITAND([.T$26];[.$D50]);[.$C$21];[.$C$22])/[.$B$12])" office:value-type="float" office:value="1252">
            <text:p>1252</text:p>
          </table:table-cell>
          <table:table-cell table:formula="of:=ROUND(IF(BITAND([.T$26];[.$D50]);[.$D$21];[.$D$22])/[.$B$12])" office:value-type="float" office:value="539">
            <text:p>539</text:p>
          </table:table-cell>
          <table:table-cell table:formula="of:=ROUND(IF(BITAND([.V$26];[.$D50]);[.$C$21];[.$C$22])/[.$B$12])" office:value-type="float" office:value="658">
            <text:p>658</text:p>
          </table:table-cell>
          <table:table-cell table:formula="of:=ROUND(IF(BITAND([.V$26];[.$D50]);[.$D$21];[.$D$22])/[.$B$12])" office:value-type="float" office:value="539">
            <text:p>539</text:p>
          </table:table-cell>
          <table:table-cell table:formula="of:=ROUND(IF(BITAND([.X$26];[.$D50]);[.$C$21];[.$C$22])/[.$B$12])" office:value-type="float" office:value="658">
            <text:p>658</text:p>
          </table:table-cell>
          <table:table-cell table:formula="of:=ROUND(IF(BITAND([.X$26];[.$D50]);[.$D$21];[.$D$22])/[.$B$12])" office:value-type="float" office:value="539">
            <text:p>539</text:p>
          </table:table-cell>
          <table:table-cell table:formula="of:=ROUND(IF(BITAND([.Z$26];[.$D50]);[.$C$21];[.$C$22])/[.$B$12])" office:value-type="float" office:value="658">
            <text:p>658</text:p>
          </table:table-cell>
          <table:table-cell table:formula="of:=ROUND(IF(BITAND([.Z$26];[.$D50]);[.$D$21];[.$D$22])/[.$B$12])" office:value-type="float" office:value="539">
            <text:p>539</text:p>
          </table:table-cell>
          <table:table-cell table:formula="of:=ROUND(IF(BITAND([.AB$26];[.$D50]);[.$C$21];[.$C$22])/[.$B$12])" office:value-type="float" office:value="658">
            <text:p>658</text:p>
          </table:table-cell>
          <table:table-cell table:formula="of:=ROUND(IF(BITAND([.AB$26];[.$D50]);[.$D$21];[.$D$22])/[.$B$12])" office:value-type="float" office:value="539">
            <text:p>539</text:p>
          </table:table-cell>
          <table:table-cell table:number-columns-repeated="7"/>
        </table:table-row>
        <table:table-row table:style-name="ro2">
          <table:table-cell office:value-type="string">
            <text:p>chupo</text:p>
          </table:table-cell>
          <table:table-cell office:value-type="string">
            <text:p>PROGUP</text:p>
          </table:table-cell>
          <table:table-cell office:value-type="string">
            <text:p>0x090</text:p>
          </table:table-cell>
          <table:table-cell table:formula="of:=DECIMAL(RIGHT([.C51];4); 16)" office:value-type="float" office:value="144">
            <text:p>144</text:p>
          </table:table-cell>
          <table:table-cell/>
          <table:table-cell table:formula="of:=ROUND(IF(BITAND([.F$26];[.$D51]);[.$C$21];[.$C$22])/[.$B$12])" office:value-type="float" office:value="658">
            <text:p>658</text:p>
          </table:table-cell>
          <table:table-cell table:formula="of:=ROUND(IF(BITAND([.F$26];[.$D51]);[.$D$21];[.$D$22])/[.$B$12])" office:value-type="float" office:value="539">
            <text:p>539</text:p>
          </table:table-cell>
          <table:table-cell table:formula="of:=ROUND(IF(BITAND([.H$26];[.$D51]);[.$C$21];[.$C$22])/[.$B$12])" office:value-type="float" office:value="658">
            <text:p>658</text:p>
          </table:table-cell>
          <table:table-cell table:formula="of:=ROUND(IF(BITAND([.H$26];[.$D51]);[.$D$21];[.$D$22])/[.$B$12])" office:value-type="float" office:value="539">
            <text:p>539</text:p>
          </table:table-cell>
          <table:table-cell table:formula="of:=ROUND(IF(BITAND([.J$26];[.$D51]);[.$C$21];[.$C$22])/[.$B$12])" office:value-type="float" office:value="658">
            <text:p>658</text:p>
          </table:table-cell>
          <table:table-cell table:formula="of:=ROUND(IF(BITAND([.J$26];[.$D51]);[.$D$21];[.$D$22])/[.$B$12])" office:value-type="float" office:value="539">
            <text:p>539</text:p>
          </table:table-cell>
          <table:table-cell table:formula="of:=ROUND(IF(BITAND([.L$26];[.$D51]);[.$C$21];[.$C$22])/[.$B$12])" office:value-type="float" office:value="658">
            <text:p>658</text:p>
          </table:table-cell>
          <table:table-cell table:formula="of:=ROUND(IF(BITAND([.L$26];[.$D51]);[.$D$21];[.$D$22])/[.$B$12])" office:value-type="float" office:value="539">
            <text:p>539</text:p>
          </table:table-cell>
          <table:table-cell table:formula="of:=ROUND(IF(BITAND([.N$26];[.$D51]);[.$C$21];[.$C$22])/[.$B$12])" office:value-type="float" office:value="1252">
            <text:p>1252</text:p>
          </table:table-cell>
          <table:table-cell table:formula="of:=ROUND(IF(BITAND([.N$26];[.$D51]);[.$D$21];[.$D$22])/[.$B$12])" office:value-type="float" office:value="539">
            <text:p>539</text:p>
          </table:table-cell>
          <table:table-cell table:formula="of:=ROUND(IF(BITAND([.P$26];[.$D51]);[.$C$21];[.$C$22])/[.$B$12])" office:value-type="float" office:value="658">
            <text:p>658</text:p>
          </table:table-cell>
          <table:table-cell table:formula="of:=ROUND(IF(BITAND([.P$26];[.$D51]);[.$D$21];[.$D$22])/[.$B$12])" office:value-type="float" office:value="539">
            <text:p>539</text:p>
          </table:table-cell>
          <table:table-cell table:formula="of:=ROUND(IF(BITAND([.R$26];[.$D51]);[.$C$21];[.$C$22])/[.$B$12])" office:value-type="float" office:value="658">
            <text:p>658</text:p>
          </table:table-cell>
          <table:table-cell table:formula="of:=ROUND(IF(BITAND([.R$26];[.$D51]);[.$D$21];[.$D$22])/[.$B$12])" office:value-type="float" office:value="539">
            <text:p>539</text:p>
          </table:table-cell>
          <table:table-cell table:formula="of:=ROUND(IF(BITAND([.T$26];[.$D51]);[.$C$21];[.$C$22])/[.$B$12])" office:value-type="float" office:value="1252">
            <text:p>1252</text:p>
          </table:table-cell>
          <table:table-cell table:formula="of:=ROUND(IF(BITAND([.T$26];[.$D51]);[.$D$21];[.$D$22])/[.$B$12])" office:value-type="float" office:value="539">
            <text:p>539</text:p>
          </table:table-cell>
          <table:table-cell table:formula="of:=ROUND(IF(BITAND([.V$26];[.$D51]);[.$C$21];[.$C$22])/[.$B$12])" office:value-type="float" office:value="658">
            <text:p>658</text:p>
          </table:table-cell>
          <table:table-cell table:formula="of:=ROUND(IF(BITAND([.V$26];[.$D51]);[.$D$21];[.$D$22])/[.$B$12])" office:value-type="float" office:value="539">
            <text:p>539</text:p>
          </table:table-cell>
          <table:table-cell table:formula="of:=ROUND(IF(BITAND([.X$26];[.$D51]);[.$C$21];[.$C$22])/[.$B$12])" office:value-type="float" office:value="658">
            <text:p>658</text:p>
          </table:table-cell>
          <table:table-cell table:formula="of:=ROUND(IF(BITAND([.X$26];[.$D51]);[.$D$21];[.$D$22])/[.$B$12])" office:value-type="float" office:value="539">
            <text:p>539</text:p>
          </table:table-cell>
          <table:table-cell table:formula="of:=ROUND(IF(BITAND([.Z$26];[.$D51]);[.$C$21];[.$C$22])/[.$B$12])" office:value-type="float" office:value="658">
            <text:p>658</text:p>
          </table:table-cell>
          <table:table-cell table:formula="of:=ROUND(IF(BITAND([.Z$26];[.$D51]);[.$D$21];[.$D$22])/[.$B$12])" office:value-type="float" office:value="539">
            <text:p>539</text:p>
          </table:table-cell>
          <table:table-cell table:formula="of:=ROUND(IF(BITAND([.AB$26];[.$D51]);[.$C$21];[.$C$22])/[.$B$12])" office:value-type="float" office:value="658">
            <text:p>658</text:p>
          </table:table-cell>
          <table:table-cell table:formula="of:=ROUND(IF(BITAND([.AB$26];[.$D51]);[.$D$21];[.$D$22])/[.$B$12])" office:value-type="float" office:value="539">
            <text:p>539</text:p>
          </table:table-cell>
          <table:table-cell table:number-columns-repeated="7"/>
        </table:table-row>
        <table:table-row table:style-name="ro2">
          <table:table-cell office:value-type="string">
            <text:p>chdown</text:p>
          </table:table-cell>
          <table:table-cell office:value-type="string">
            <text:p>PROGDOWN</text:p>
          </table:table-cell>
          <table:table-cell office:value-type="string">
            <text:p>0x890</text:p>
          </table:table-cell>
          <table:table-cell table:formula="of:=DECIMAL(RIGHT([.C52];4); 16)" office:value-type="float" office:value="2192">
            <text:p>2192</text:p>
          </table:table-cell>
          <table:table-cell/>
          <table:table-cell table:formula="of:=ROUND(IF(BITAND([.F$26];[.$D52]);[.$C$21];[.$C$22])/[.$B$12])" office:value-type="float" office:value="1252">
            <text:p>1252</text:p>
          </table:table-cell>
          <table:table-cell table:formula="of:=ROUND(IF(BITAND([.F$26];[.$D52]);[.$D$21];[.$D$22])/[.$B$12])" office:value-type="float" office:value="539">
            <text:p>539</text:p>
          </table:table-cell>
          <table:table-cell table:formula="of:=ROUND(IF(BITAND([.H$26];[.$D52]);[.$C$21];[.$C$22])/[.$B$12])" office:value-type="float" office:value="658">
            <text:p>658</text:p>
          </table:table-cell>
          <table:table-cell table:formula="of:=ROUND(IF(BITAND([.H$26];[.$D52]);[.$D$21];[.$D$22])/[.$B$12])" office:value-type="float" office:value="539">
            <text:p>539</text:p>
          </table:table-cell>
          <table:table-cell table:formula="of:=ROUND(IF(BITAND([.J$26];[.$D52]);[.$C$21];[.$C$22])/[.$B$12])" office:value-type="float" office:value="658">
            <text:p>658</text:p>
          </table:table-cell>
          <table:table-cell table:formula="of:=ROUND(IF(BITAND([.J$26];[.$D52]);[.$D$21];[.$D$22])/[.$B$12])" office:value-type="float" office:value="539">
            <text:p>539</text:p>
          </table:table-cell>
          <table:table-cell table:formula="of:=ROUND(IF(BITAND([.L$26];[.$D52]);[.$C$21];[.$C$22])/[.$B$12])" office:value-type="float" office:value="658">
            <text:p>658</text:p>
          </table:table-cell>
          <table:table-cell table:formula="of:=ROUND(IF(BITAND([.L$26];[.$D52]);[.$D$21];[.$D$22])/[.$B$12])" office:value-type="float" office:value="539">
            <text:p>539</text:p>
          </table:table-cell>
          <table:table-cell table:formula="of:=ROUND(IF(BITAND([.N$26];[.$D52]);[.$C$21];[.$C$22])/[.$B$12])" office:value-type="float" office:value="1252">
            <text:p>1252</text:p>
          </table:table-cell>
          <table:table-cell table:formula="of:=ROUND(IF(BITAND([.N$26];[.$D52]);[.$D$21];[.$D$22])/[.$B$12])" office:value-type="float" office:value="539">
            <text:p>539</text:p>
          </table:table-cell>
          <table:table-cell table:formula="of:=ROUND(IF(BITAND([.P$26];[.$D52]);[.$C$21];[.$C$22])/[.$B$12])" office:value-type="float" office:value="658">
            <text:p>658</text:p>
          </table:table-cell>
          <table:table-cell table:formula="of:=ROUND(IF(BITAND([.P$26];[.$D52]);[.$D$21];[.$D$22])/[.$B$12])" office:value-type="float" office:value="539">
            <text:p>539</text:p>
          </table:table-cell>
          <table:table-cell table:formula="of:=ROUND(IF(BITAND([.R$26];[.$D52]);[.$C$21];[.$C$22])/[.$B$12])" office:value-type="float" office:value="658">
            <text:p>658</text:p>
          </table:table-cell>
          <table:table-cell table:formula="of:=ROUND(IF(BITAND([.R$26];[.$D52]);[.$D$21];[.$D$22])/[.$B$12])" office:value-type="float" office:value="539">
            <text:p>539</text:p>
          </table:table-cell>
          <table:table-cell table:formula="of:=ROUND(IF(BITAND([.T$26];[.$D52]);[.$C$21];[.$C$22])/[.$B$12])" office:value-type="float" office:value="1252">
            <text:p>1252</text:p>
          </table:table-cell>
          <table:table-cell table:formula="of:=ROUND(IF(BITAND([.T$26];[.$D52]);[.$D$21];[.$D$22])/[.$B$12])" office:value-type="float" office:value="539">
            <text:p>539</text:p>
          </table:table-cell>
          <table:table-cell table:formula="of:=ROUND(IF(BITAND([.V$26];[.$D52]);[.$C$21];[.$C$22])/[.$B$12])" office:value-type="float" office:value="658">
            <text:p>658</text:p>
          </table:table-cell>
          <table:table-cell table:formula="of:=ROUND(IF(BITAND([.V$26];[.$D52]);[.$D$21];[.$D$22])/[.$B$12])" office:value-type="float" office:value="539">
            <text:p>539</text:p>
          </table:table-cell>
          <table:table-cell table:formula="of:=ROUND(IF(BITAND([.X$26];[.$D52]);[.$C$21];[.$C$22])/[.$B$12])" office:value-type="float" office:value="658">
            <text:p>658</text:p>
          </table:table-cell>
          <table:table-cell table:formula="of:=ROUND(IF(BITAND([.X$26];[.$D52]);[.$D$21];[.$D$22])/[.$B$12])" office:value-type="float" office:value="539">
            <text:p>539</text:p>
          </table:table-cell>
          <table:table-cell table:formula="of:=ROUND(IF(BITAND([.Z$26];[.$D52]);[.$C$21];[.$C$22])/[.$B$12])" office:value-type="float" office:value="658">
            <text:p>658</text:p>
          </table:table-cell>
          <table:table-cell table:formula="of:=ROUND(IF(BITAND([.Z$26];[.$D52]);[.$D$21];[.$D$22])/[.$B$12])" office:value-type="float" office:value="539">
            <text:p>539</text:p>
          </table:table-cell>
          <table:table-cell table:formula="of:=ROUND(IF(BITAND([.AB$26];[.$D52]);[.$C$21];[.$C$22])/[.$B$12])" office:value-type="float" office:value="658">
            <text:p>658</text:p>
          </table:table-cell>
          <table:table-cell table:formula="of:=ROUND(IF(BITAND([.AB$26];[.$D52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UDIO</text:p>
          </table:table-cell>
          <table:table-cell office:value-type="string">
            <text:p>0xE90</text:p>
          </table:table-cell>
          <table:table-cell table:formula="of:=DECIMAL(RIGHT([.C53];4); 16)" office:value-type="float" office:value="3728">
            <text:p>3728</text:p>
          </table:table-cell>
          <table:table-cell/>
          <table:table-cell table:formula="of:=ROUND(IF(BITAND([.F$26];[.$D53]);[.$C$21];[.$C$22])/[.$B$12])" office:value-type="float" office:value="1252">
            <text:p>1252</text:p>
          </table:table-cell>
          <table:table-cell table:formula="of:=ROUND(IF(BITAND([.F$26];[.$D53]);[.$D$21];[.$D$22])/[.$B$12])" office:value-type="float" office:value="539">
            <text:p>539</text:p>
          </table:table-cell>
          <table:table-cell table:formula="of:=ROUND(IF(BITAND([.H$26];[.$D53]);[.$C$21];[.$C$22])/[.$B$12])" office:value-type="float" office:value="1252">
            <text:p>1252</text:p>
          </table:table-cell>
          <table:table-cell table:formula="of:=ROUND(IF(BITAND([.H$26];[.$D53]);[.$D$21];[.$D$22])/[.$B$12])" office:value-type="float" office:value="539">
            <text:p>539</text:p>
          </table:table-cell>
          <table:table-cell table:formula="of:=ROUND(IF(BITAND([.J$26];[.$D53]);[.$C$21];[.$C$22])/[.$B$12])" office:value-type="float" office:value="1252">
            <text:p>1252</text:p>
          </table:table-cell>
          <table:table-cell table:formula="of:=ROUND(IF(BITAND([.J$26];[.$D53]);[.$D$21];[.$D$22])/[.$B$12])" office:value-type="float" office:value="539">
            <text:p>539</text:p>
          </table:table-cell>
          <table:table-cell table:formula="of:=ROUND(IF(BITAND([.L$26];[.$D53]);[.$C$21];[.$C$22])/[.$B$12])" office:value-type="float" office:value="658">
            <text:p>658</text:p>
          </table:table-cell>
          <table:table-cell table:formula="of:=ROUND(IF(BITAND([.L$26];[.$D53]);[.$D$21];[.$D$22])/[.$B$12])" office:value-type="float" office:value="539">
            <text:p>539</text:p>
          </table:table-cell>
          <table:table-cell table:formula="of:=ROUND(IF(BITAND([.N$26];[.$D53]);[.$C$21];[.$C$22])/[.$B$12])" office:value-type="float" office:value="1252">
            <text:p>1252</text:p>
          </table:table-cell>
          <table:table-cell table:formula="of:=ROUND(IF(BITAND([.N$26];[.$D53]);[.$D$21];[.$D$22])/[.$B$12])" office:value-type="float" office:value="539">
            <text:p>539</text:p>
          </table:table-cell>
          <table:table-cell table:formula="of:=ROUND(IF(BITAND([.P$26];[.$D53]);[.$C$21];[.$C$22])/[.$B$12])" office:value-type="float" office:value="658">
            <text:p>658</text:p>
          </table:table-cell>
          <table:table-cell table:formula="of:=ROUND(IF(BITAND([.P$26];[.$D53]);[.$D$21];[.$D$22])/[.$B$12])" office:value-type="float" office:value="539">
            <text:p>539</text:p>
          </table:table-cell>
          <table:table-cell table:formula="of:=ROUND(IF(BITAND([.R$26];[.$D53]);[.$C$21];[.$C$22])/[.$B$12])" office:value-type="float" office:value="658">
            <text:p>658</text:p>
          </table:table-cell>
          <table:table-cell table:formula="of:=ROUND(IF(BITAND([.R$26];[.$D53]);[.$D$21];[.$D$22])/[.$B$12])" office:value-type="float" office:value="539">
            <text:p>539</text:p>
          </table:table-cell>
          <table:table-cell table:formula="of:=ROUND(IF(BITAND([.T$26];[.$D53]);[.$C$21];[.$C$22])/[.$B$12])" office:value-type="float" office:value="1252">
            <text:p>1252</text:p>
          </table:table-cell>
          <table:table-cell table:formula="of:=ROUND(IF(BITAND([.T$26];[.$D53]);[.$D$21];[.$D$22])/[.$B$12])" office:value-type="float" office:value="539">
            <text:p>539</text:p>
          </table:table-cell>
          <table:table-cell table:formula="of:=ROUND(IF(BITAND([.V$26];[.$D53]);[.$C$21];[.$C$22])/[.$B$12])" office:value-type="float" office:value="658">
            <text:p>658</text:p>
          </table:table-cell>
          <table:table-cell table:formula="of:=ROUND(IF(BITAND([.V$26];[.$D53]);[.$D$21];[.$D$22])/[.$B$12])" office:value-type="float" office:value="539">
            <text:p>539</text:p>
          </table:table-cell>
          <table:table-cell table:formula="of:=ROUND(IF(BITAND([.X$26];[.$D53]);[.$C$21];[.$C$22])/[.$B$12])" office:value-type="float" office:value="658">
            <text:p>658</text:p>
          </table:table-cell>
          <table:table-cell table:formula="of:=ROUND(IF(BITAND([.X$26];[.$D53]);[.$D$21];[.$D$22])/[.$B$12])" office:value-type="float" office:value="539">
            <text:p>539</text:p>
          </table:table-cell>
          <table:table-cell table:formula="of:=ROUND(IF(BITAND([.Z$26];[.$D53]);[.$C$21];[.$C$22])/[.$B$12])" office:value-type="float" office:value="658">
            <text:p>658</text:p>
          </table:table-cell>
          <table:table-cell table:formula="of:=ROUND(IF(BITAND([.Z$26];[.$D53]);[.$D$21];[.$D$22])/[.$B$12])" office:value-type="float" office:value="539">
            <text:p>539</text:p>
          </table:table-cell>
          <table:table-cell table:formula="of:=ROUND(IF(BITAND([.AB$26];[.$D53]);[.$C$21];[.$C$22])/[.$B$12])" office:value-type="float" office:value="658">
            <text:p>658</text:p>
          </table:table-cell>
          <table:table-cell table:formula="of:=ROUND(IF(BITAND([.AB$26];[.$D53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ACK_STANDBY</text:p>
          </table:table-cell>
          <table:table-cell office:value-type="string">
            <text:p>0xA90</text:p>
          </table:table-cell>
          <table:table-cell table:formula="of:=DECIMAL(RIGHT([.C54];4); 16)" office:value-type="float" office:value="2704">
            <text:p>2704</text:p>
          </table:table-cell>
          <table:table-cell/>
          <table:table-cell table:formula="of:=ROUND(IF(BITAND([.F$26];[.$D54]);[.$C$21];[.$C$22])/[.$B$12])" office:value-type="float" office:value="1252">
            <text:p>1252</text:p>
          </table:table-cell>
          <table:table-cell table:formula="of:=ROUND(IF(BITAND([.F$26];[.$D54]);[.$D$21];[.$D$22])/[.$B$12])" office:value-type="float" office:value="539">
            <text:p>539</text:p>
          </table:table-cell>
          <table:table-cell table:formula="of:=ROUND(IF(BITAND([.H$26];[.$D54]);[.$C$21];[.$C$22])/[.$B$12])" office:value-type="float" office:value="658">
            <text:p>658</text:p>
          </table:table-cell>
          <table:table-cell table:formula="of:=ROUND(IF(BITAND([.H$26];[.$D54]);[.$D$21];[.$D$22])/[.$B$12])" office:value-type="float" office:value="539">
            <text:p>539</text:p>
          </table:table-cell>
          <table:table-cell table:formula="of:=ROUND(IF(BITAND([.J$26];[.$D54]);[.$C$21];[.$C$22])/[.$B$12])" office:value-type="float" office:value="1252">
            <text:p>1252</text:p>
          </table:table-cell>
          <table:table-cell table:formula="of:=ROUND(IF(BITAND([.J$26];[.$D54]);[.$D$21];[.$D$22])/[.$B$12])" office:value-type="float" office:value="539">
            <text:p>539</text:p>
          </table:table-cell>
          <table:table-cell table:formula="of:=ROUND(IF(BITAND([.L$26];[.$D54]);[.$C$21];[.$C$22])/[.$B$12])" office:value-type="float" office:value="658">
            <text:p>658</text:p>
          </table:table-cell>
          <table:table-cell table:formula="of:=ROUND(IF(BITAND([.L$26];[.$D54]);[.$D$21];[.$D$22])/[.$B$12])" office:value-type="float" office:value="539">
            <text:p>539</text:p>
          </table:table-cell>
          <table:table-cell table:formula="of:=ROUND(IF(BITAND([.N$26];[.$D54]);[.$C$21];[.$C$22])/[.$B$12])" office:value-type="float" office:value="1252">
            <text:p>1252</text:p>
          </table:table-cell>
          <table:table-cell table:formula="of:=ROUND(IF(BITAND([.N$26];[.$D54]);[.$D$21];[.$D$22])/[.$B$12])" office:value-type="float" office:value="539">
            <text:p>539</text:p>
          </table:table-cell>
          <table:table-cell table:formula="of:=ROUND(IF(BITAND([.P$26];[.$D54]);[.$C$21];[.$C$22])/[.$B$12])" office:value-type="float" office:value="658">
            <text:p>658</text:p>
          </table:table-cell>
          <table:table-cell table:formula="of:=ROUND(IF(BITAND([.P$26];[.$D54]);[.$D$21];[.$D$22])/[.$B$12])" office:value-type="float" office:value="539">
            <text:p>539</text:p>
          </table:table-cell>
          <table:table-cell table:formula="of:=ROUND(IF(BITAND([.R$26];[.$D54]);[.$C$21];[.$C$22])/[.$B$12])" office:value-type="float" office:value="658">
            <text:p>658</text:p>
          </table:table-cell>
          <table:table-cell table:formula="of:=ROUND(IF(BITAND([.R$26];[.$D54]);[.$D$21];[.$D$22])/[.$B$12])" office:value-type="float" office:value="539">
            <text:p>539</text:p>
          </table:table-cell>
          <table:table-cell table:formula="of:=ROUND(IF(BITAND([.T$26];[.$D54]);[.$C$21];[.$C$22])/[.$B$12])" office:value-type="float" office:value="1252">
            <text:p>1252</text:p>
          </table:table-cell>
          <table:table-cell table:formula="of:=ROUND(IF(BITAND([.T$26];[.$D54]);[.$D$21];[.$D$22])/[.$B$12])" office:value-type="float" office:value="539">
            <text:p>539</text:p>
          </table:table-cell>
          <table:table-cell table:formula="of:=ROUND(IF(BITAND([.V$26];[.$D54]);[.$C$21];[.$C$22])/[.$B$12])" office:value-type="float" office:value="658">
            <text:p>658</text:p>
          </table:table-cell>
          <table:table-cell table:formula="of:=ROUND(IF(BITAND([.V$26];[.$D54]);[.$D$21];[.$D$22])/[.$B$12])" office:value-type="float" office:value="539">
            <text:p>539</text:p>
          </table:table-cell>
          <table:table-cell table:formula="of:=ROUND(IF(BITAND([.X$26];[.$D54]);[.$C$21];[.$C$22])/[.$B$12])" office:value-type="float" office:value="658">
            <text:p>658</text:p>
          </table:table-cell>
          <table:table-cell table:formula="of:=ROUND(IF(BITAND([.X$26];[.$D54]);[.$D$21];[.$D$22])/[.$B$12])" office:value-type="float" office:value="539">
            <text:p>539</text:p>
          </table:table-cell>
          <table:table-cell table:formula="of:=ROUND(IF(BITAND([.Z$26];[.$D54]);[.$C$21];[.$C$22])/[.$B$12])" office:value-type="float" office:value="658">
            <text:p>658</text:p>
          </table:table-cell>
          <table:table-cell table:formula="of:=ROUND(IF(BITAND([.Z$26];[.$D54]);[.$D$21];[.$D$22])/[.$B$12])" office:value-type="float" office:value="539">
            <text:p>539</text:p>
          </table:table-cell>
          <table:table-cell table:formula="of:=ROUND(IF(BITAND([.AB$26];[.$D54]);[.$C$21];[.$C$22])/[.$B$12])" office:value-type="float" office:value="658">
            <text:p>658</text:p>
          </table:table-cell>
          <table:table-cell table:formula="of:=ROUND(IF(BITAND([.AB$26];[.$D54]);[.$D$21];[.$D$22])/[.$B$12])" office:value-type="float" office:value="539">
            <text:p>539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5]*2" office:value-type="float" office:value="16384">
            <text:p>16384</text:p>
          </table:table-cell>
          <table:table-cell/>
          <table:table-cell table:formula="of:=[.J55]*2" office:value-type="float" office:value="8192">
            <text:p>8192</text:p>
          </table:table-cell>
          <table:table-cell/>
          <table:table-cell table:formula="of:=[.L55]*2" office:value-type="float" office:value="4096">
            <text:p>4096</text:p>
          </table:table-cell>
          <table:table-cell/>
          <table:table-cell table:formula="of:=[.N55]*2" office:value-type="float" office:value="2048">
            <text:p>2048</text:p>
          </table:table-cell>
          <table:table-cell/>
          <table:table-cell table:formula="of:=[.P55]*2" office:value-type="float" office:value="1024">
            <text:p>1024</text:p>
          </table:table-cell>
          <table:table-cell/>
          <table:table-cell table:formula="of:=[.R55]*2" office:value-type="float" office:value="512">
            <text:p>512</text:p>
          </table:table-cell>
          <table:table-cell/>
          <table:table-cell table:formula="of:=[.T55]*2" office:value-type="float" office:value="256">
            <text:p>256</text:p>
          </table:table-cell>
          <table:table-cell/>
          <table:table-cell table:formula="of:=[.V55]*2" office:value-type="float" office:value="128">
            <text:p>128</text:p>
          </table:table-cell>
          <table:table-cell/>
          <table:table-cell table:formula="of:=[.X55]*2" office:value-type="float" office:value="64">
            <text:p>64</text:p>
          </table:table-cell>
          <table:table-cell/>
          <table:table-cell table:formula="of:=[.Z55]*2" office:value-type="float" office:value="32">
            <text:p>32</text:p>
          </table:table-cell>
          <table:table-cell/>
          <table:table-cell table:formula="of:=[.AB55]*2" office:value-type="float" office:value="16">
            <text:p>16</text:p>
          </table:table-cell>
          <table:table-cell/>
          <table:table-cell table:formula="of:=[.AD55]*2" office:value-type="float" office:value="8">
            <text:p>8</text:p>
          </table:table-cell>
          <table:table-cell/>
          <table:table-cell table:formula="of:=[.AF55]*2" office:value-type="float" office:value="4">
            <text:p>4</text:p>
          </table:table-cell>
          <table:table-cell/>
          <table:table-cell table:formula="of:=[.AH55]*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YNC_MENU</text:p>
          </table:table-cell>
          <table:table-cell office:value-type="string">
            <text:p>0x0D58</text:p>
          </table:table-cell>
          <table:table-cell table:formula="of:=DECIMAL(RIGHT([.C56];4); 16)" office:value-type="float" office:value="3416">
            <text:p>3416</text:p>
          </table:table-cell>
          <table:table-cell/>
          <table:table-cell table:formula="of:=ROUND(IF(BITAND([.F$55];[.$D56]);[.$C$21];[.$C$22])/[.$B$12])" office:value-type="float" office:value="658">
            <text:p>658</text:p>
          </table:table-cell>
          <table:table-cell table:formula="of:=ROUND(IF(BITAND([.F$55];[.$D56]);[.$D$21];[.$D$22])/[.$B$12])" office:value-type="float" office:value="539">
            <text:p>539</text:p>
          </table:table-cell>
          <table:table-cell table:formula="of:=ROUND(IF(BITAND([.H$55];[.$D56]);[.$C$21];[.$C$22])/[.$B$12])" office:value-type="float" office:value="658">
            <text:p>658</text:p>
          </table:table-cell>
          <table:table-cell table:formula="of:=ROUND(IF(BITAND([.H$55];[.$D56]);[.$D$21];[.$D$22])/[.$B$12])" office:value-type="float" office:value="539">
            <text:p>539</text:p>
          </table:table-cell>
          <table:table-cell table:formula="of:=ROUND(IF(BITAND([.J$55];[.$D56]);[.$C$21];[.$C$22])/[.$B$12])" office:value-type="float" office:value="658">
            <text:p>658</text:p>
          </table:table-cell>
          <table:table-cell table:formula="of:=ROUND(IF(BITAND([.J$55];[.$D56]);[.$D$21];[.$D$22])/[.$B$12])" office:value-type="float" office:value="539">
            <text:p>539</text:p>
          </table:table-cell>
          <table:table-cell table:formula="of:=ROUND(IF(BITAND([.L$55];[.$D56]);[.$C$21];[.$C$22])/[.$B$12])" office:value-type="float" office:value="1252">
            <text:p>1252</text:p>
          </table:table-cell>
          <table:table-cell table:formula="of:=ROUND(IF(BITAND([.L$55];[.$D56]);[.$D$21];[.$D$22])/[.$B$12])" office:value-type="float" office:value="539">
            <text:p>539</text:p>
          </table:table-cell>
          <table:table-cell table:formula="of:=ROUND(IF(BITAND([.N$55];[.$D56]);[.$C$21];[.$C$22])/[.$B$12])" office:value-type="float" office:value="1252">
            <text:p>1252</text:p>
          </table:table-cell>
          <table:table-cell table:formula="of:=ROUND(IF(BITAND([.N$55];[.$D56]);[.$D$21];[.$D$22])/[.$B$12])" office:value-type="float" office:value="539">
            <text:p>539</text:p>
          </table:table-cell>
          <table:table-cell table:formula="of:=ROUND(IF(BITAND([.P$55];[.$D56]);[.$C$21];[.$C$22])/[.$B$12])" office:value-type="float" office:value="658">
            <text:p>658</text:p>
          </table:table-cell>
          <table:table-cell table:formula="of:=ROUND(IF(BITAND([.P$55];[.$D56]);[.$D$21];[.$D$22])/[.$B$12])" office:value-type="float" office:value="539">
            <text:p>539</text:p>
          </table:table-cell>
          <table:table-cell table:formula="of:=ROUND(IF(BITAND([.R$55];[.$D56]);[.$C$21];[.$C$22])/[.$B$12])" office:value-type="float" office:value="1252">
            <text:p>1252</text:p>
          </table:table-cell>
          <table:table-cell table:formula="of:=ROUND(IF(BITAND([.R$55];[.$D56]);[.$D$21];[.$D$22])/[.$B$12])" office:value-type="float" office:value="539">
            <text:p>539</text:p>
          </table:table-cell>
          <table:table-cell table:formula="of:=ROUND(IF(BITAND([.T$55];[.$D56]);[.$C$21];[.$C$22])/[.$B$12])" office:value-type="float" office:value="658">
            <text:p>658</text:p>
          </table:table-cell>
          <table:table-cell table:formula="of:=ROUND(IF(BITAND([.T$55];[.$D56]);[.$D$21];[.$D$22])/[.$B$12])" office:value-type="float" office:value="539">
            <text:p>539</text:p>
          </table:table-cell>
          <table:table-cell table:formula="of:=ROUND(IF(BITAND([.V$55];[.$D56]);[.$C$21];[.$C$22])/[.$B$12])" office:value-type="float" office:value="1252">
            <text:p>1252</text:p>
          </table:table-cell>
          <table:table-cell table:formula="of:=ROUND(IF(BITAND([.V$55];[.$D56]);[.$D$21];[.$D$22])/[.$B$12])" office:value-type="float" office:value="539">
            <text:p>539</text:p>
          </table:table-cell>
          <table:table-cell table:formula="of:=ROUND(IF(BITAND([.X$55];[.$D56]);[.$C$21];[.$C$22])/[.$B$12])" office:value-type="float" office:value="658">
            <text:p>658</text:p>
          </table:table-cell>
          <table:table-cell table:formula="of:=ROUND(IF(BITAND([.X$55];[.$D56]);[.$D$21];[.$D$22])/[.$B$12])" office:value-type="float" office:value="539">
            <text:p>539</text:p>
          </table:table-cell>
          <table:table-cell table:formula="of:=ROUND(IF(BITAND([.Z$55];[.$D56]);[.$C$21];[.$C$22])/[.$B$12])" office:value-type="float" office:value="1252">
            <text:p>1252</text:p>
          </table:table-cell>
          <table:table-cell table:formula="of:=ROUND(IF(BITAND([.Z$55];[.$D56]);[.$D$21];[.$D$22])/[.$B$12])" office:value-type="float" office:value="539">
            <text:p>539</text:p>
          </table:table-cell>
          <table:table-cell table:formula="of:=ROUND(IF(BITAND([.AB$55];[.$D56]);[.$C$21];[.$C$22])/[.$B$12])" office:value-type="float" office:value="1252">
            <text:p>1252</text:p>
          </table:table-cell>
          <table:table-cell table:formula="of:=ROUND(IF(BITAND([.AB$55];[.$D56]);[.$D$21];[.$D$22])/[.$B$12])" office:value-type="float" office:value="539">
            <text:p>539</text:p>
          </table:table-cell>
          <table:table-cell table:formula="of:=ROUND(IF(BITAND([.AD$55];[.$D56]);[.$C$21];[.$C$22])/[.$B$12])" office:value-type="float" office:value="658">
            <text:p>658</text:p>
          </table:table-cell>
          <table:table-cell table:formula="of:=ROUND(IF(BITAND([.AD$55];[.$D56]);[.$D$21];[.$D$22])/[.$B$12])" office:value-type="float" office:value="539">
            <text:p>539</text:p>
          </table:table-cell>
          <table:table-cell table:formula="of:=ROUND(IF(BITAND([.AF$55];[.$D56]);[.$C$21];[.$C$22])/[.$B$12])" office:value-type="float" office:value="658">
            <text:p>658</text:p>
          </table:table-cell>
          <table:table-cell table:formula="of:=ROUND(IF(BITAND([.AF$55];[.$D56]);[.$D$21];[.$D$22])/[.$B$12])" office:value-type="float" office:value="539">
            <text:p>539</text:p>
          </table:table-cell>
          <table:table-cell table:formula="of:=ROUND(IF(BITAND([.AH$55];[.$D56]);[.$C$21];[.$C$22])/[.$B$12])" office:value-type="float" office:value="658">
            <text:p>658</text:p>
          </table:table-cell>
          <table:table-cell table:formula="of:=ROUND(IF(BITAND([.AH$55];[.$D56]);[.$D$21];[.$D$22])/[.$B$12])" office:value-type="float" office:value="539">
            <text:p>539</text:p>
          </table:table-cell>
          <table:table-cell/>
        </table:table-row>
        <table:table-row table:style-name="ro2">
          <table:table-cell office:value-type="string">
            <text:p>prev</text:p>
          </table:table-cell>
          <table:table-cell office:value-type="string">
            <text:p>PREVIOUS</text:p>
          </table:table-cell>
          <table:table-cell office:value-type="string">
            <text:p>0x1EE9</text:p>
          </table:table-cell>
          <table:table-cell table:formula="of:=DECIMAL(RIGHT([.C57];4); 16)" office:value-type="float" office:value="7913">
            <text:p>7913</text:p>
          </table:table-cell>
          <table:table-cell/>
          <table:table-cell table:formula="of:=ROUND(IF(BITAND([.F$55];[.$D57]);[.$C$21];[.$C$22])/[.$B$12])" office:value-type="float" office:value="658">
            <text:p>658</text:p>
          </table:table-cell>
          <table:table-cell table:formula="of:=ROUND(IF(BITAND([.F$55];[.$D57]);[.$D$21];[.$D$22])/[.$B$12])" office:value-type="float" office:value="539">
            <text:p>539</text:p>
          </table:table-cell>
          <table:table-cell table:formula="of:=ROUND(IF(BITAND([.H$55];[.$D57]);[.$C$21];[.$C$22])/[.$B$12])" office:value-type="float" office:value="658">
            <text:p>658</text:p>
          </table:table-cell>
          <table:table-cell table:formula="of:=ROUND(IF(BITAND([.H$55];[.$D57]);[.$D$21];[.$D$22])/[.$B$12])" office:value-type="float" office:value="539">
            <text:p>539</text:p>
          </table:table-cell>
          <table:table-cell table:formula="of:=ROUND(IF(BITAND([.J$55];[.$D57]);[.$C$21];[.$C$22])/[.$B$12])" office:value-type="float" office:value="1252">
            <text:p>1252</text:p>
          </table:table-cell>
          <table:table-cell table:formula="of:=ROUND(IF(BITAND([.J$55];[.$D57]);[.$D$21];[.$D$22])/[.$B$12])" office:value-type="float" office:value="539">
            <text:p>539</text:p>
          </table:table-cell>
          <table:table-cell table:formula="of:=ROUND(IF(BITAND([.L$55];[.$D57]);[.$C$21];[.$C$22])/[.$B$12])" office:value-type="float" office:value="1252">
            <text:p>1252</text:p>
          </table:table-cell>
          <table:table-cell table:formula="of:=ROUND(IF(BITAND([.L$55];[.$D57]);[.$D$21];[.$D$22])/[.$B$12])" office:value-type="float" office:value="539">
            <text:p>539</text:p>
          </table:table-cell>
          <table:table-cell table:formula="of:=ROUND(IF(BITAND([.N$55];[.$D57]);[.$C$21];[.$C$22])/[.$B$12])" office:value-type="float" office:value="1252">
            <text:p>1252</text:p>
          </table:table-cell>
          <table:table-cell table:formula="of:=ROUND(IF(BITAND([.N$55];[.$D57]);[.$D$21];[.$D$22])/[.$B$12])" office:value-type="float" office:value="539">
            <text:p>539</text:p>
          </table:table-cell>
          <table:table-cell table:formula="of:=ROUND(IF(BITAND([.P$55];[.$D57]);[.$C$21];[.$C$22])/[.$B$12])" office:value-type="float" office:value="1252">
            <text:p>1252</text:p>
          </table:table-cell>
          <table:table-cell table:formula="of:=ROUND(IF(BITAND([.P$55];[.$D57]);[.$D$21];[.$D$22])/[.$B$12])" office:value-type="float" office:value="539">
            <text:p>539</text:p>
          </table:table-cell>
          <table:table-cell table:formula="of:=ROUND(IF(BITAND([.R$55];[.$D57]);[.$C$21];[.$C$22])/[.$B$12])" office:value-type="float" office:value="658">
            <text:p>658</text:p>
          </table:table-cell>
          <table:table-cell table:formula="of:=ROUND(IF(BITAND([.R$55];[.$D57]);[.$D$21];[.$D$22])/[.$B$12])" office:value-type="float" office:value="539">
            <text:p>539</text:p>
          </table:table-cell>
          <table:table-cell table:formula="of:=ROUND(IF(BITAND([.T$55];[.$D57]);[.$C$21];[.$C$22])/[.$B$12])" office:value-type="float" office:value="1252">
            <text:p>1252</text:p>
          </table:table-cell>
          <table:table-cell table:formula="of:=ROUND(IF(BITAND([.T$55];[.$D57]);[.$D$21];[.$D$22])/[.$B$12])" office:value-type="float" office:value="539">
            <text:p>539</text:p>
          </table:table-cell>
          <table:table-cell table:formula="of:=ROUND(IF(BITAND([.V$55];[.$D57]);[.$C$21];[.$C$22])/[.$B$12])" office:value-type="float" office:value="1252">
            <text:p>1252</text:p>
          </table:table-cell>
          <table:table-cell table:formula="of:=ROUND(IF(BITAND([.V$55];[.$D57]);[.$D$21];[.$D$22])/[.$B$12])" office:value-type="float" office:value="539">
            <text:p>539</text:p>
          </table:table-cell>
          <table:table-cell table:formula="of:=ROUND(IF(BITAND([.X$55];[.$D57]);[.$C$21];[.$C$22])/[.$B$12])" office:value-type="float" office:value="1252">
            <text:p>1252</text:p>
          </table:table-cell>
          <table:table-cell table:formula="of:=ROUND(IF(BITAND([.X$55];[.$D57]);[.$D$21];[.$D$22])/[.$B$12])" office:value-type="float" office:value="539">
            <text:p>539</text:p>
          </table:table-cell>
          <table:table-cell table:formula="of:=ROUND(IF(BITAND([.Z$55];[.$D57]);[.$C$21];[.$C$22])/[.$B$12])" office:value-type="float" office:value="658">
            <text:p>658</text:p>
          </table:table-cell>
          <table:table-cell table:formula="of:=ROUND(IF(BITAND([.Z$55];[.$D57]);[.$D$21];[.$D$22])/[.$B$12])" office:value-type="float" office:value="539">
            <text:p>539</text:p>
          </table:table-cell>
          <table:table-cell table:formula="of:=ROUND(IF(BITAND([.AB$55];[.$D57]);[.$C$21];[.$C$22])/[.$B$12])" office:value-type="float" office:value="1252">
            <text:p>1252</text:p>
          </table:table-cell>
          <table:table-cell table:formula="of:=ROUND(IF(BITAND([.AB$55];[.$D57]);[.$D$21];[.$D$22])/[.$B$12])" office:value-type="float" office:value="539">
            <text:p>539</text:p>
          </table:table-cell>
          <table:table-cell table:formula="of:=ROUND(IF(BITAND([.AD$55];[.$D57]);[.$C$21];[.$C$22])/[.$B$12])" office:value-type="float" office:value="658">
            <text:p>658</text:p>
          </table:table-cell>
          <table:table-cell table:formula="of:=ROUND(IF(BITAND([.AD$55];[.$D57]);[.$D$21];[.$D$22])/[.$B$12])" office:value-type="float" office:value="539">
            <text:p>539</text:p>
          </table:table-cell>
          <table:table-cell table:formula="of:=ROUND(IF(BITAND([.AF$55];[.$D57]);[.$C$21];[.$C$22])/[.$B$12])" office:value-type="float" office:value="658">
            <text:p>658</text:p>
          </table:table-cell>
          <table:table-cell table:formula="of:=ROUND(IF(BITAND([.AF$55];[.$D57]);[.$D$21];[.$D$22])/[.$B$12])" office:value-type="float" office:value="539">
            <text:p>539</text:p>
          </table:table-cell>
          <table:table-cell table:formula="of:=ROUND(IF(BITAND([.AH$55];[.$D57]);[.$C$21];[.$C$22])/[.$B$12])" office:value-type="float" office:value="1252">
            <text:p>1252</text:p>
          </table:table-cell>
          <table:table-cell table:formula="of:=ROUND(IF(BITAND([.AH$55];[.$D57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office:value-type="string">
            <text:p>STOP</text:p>
          </table:table-cell>
          <table:table-cell office:value-type="string">
            <text:p>0x0CE9</text:p>
          </table:table-cell>
          <table:table-cell table:formula="of:=DECIMAL(RIGHT([.C58];4); 16)" office:value-type="float" office:value="3305">
            <text:p>3305</text:p>
          </table:table-cell>
          <table:table-cell/>
          <table:table-cell table:formula="of:=ROUND(IF(BITAND([.F$55];[.$D58]);[.$C$21];[.$C$22])/[.$B$12])" office:value-type="float" office:value="658">
            <text:p>658</text:p>
          </table:table-cell>
          <table:table-cell table:formula="of:=ROUND(IF(BITAND([.F$55];[.$D58]);[.$D$21];[.$D$22])/[.$B$12])" office:value-type="float" office:value="539">
            <text:p>539</text:p>
          </table:table-cell>
          <table:table-cell table:formula="of:=ROUND(IF(BITAND([.H$55];[.$D58]);[.$C$21];[.$C$22])/[.$B$12])" office:value-type="float" office:value="658">
            <text:p>658</text:p>
          </table:table-cell>
          <table:table-cell table:formula="of:=ROUND(IF(BITAND([.H$55];[.$D58]);[.$D$21];[.$D$22])/[.$B$12])" office:value-type="float" office:value="539">
            <text:p>539</text:p>
          </table:table-cell>
          <table:table-cell table:formula="of:=ROUND(IF(BITAND([.J$55];[.$D58]);[.$C$21];[.$C$22])/[.$B$12])" office:value-type="float" office:value="658">
            <text:p>658</text:p>
          </table:table-cell>
          <table:table-cell table:formula="of:=ROUND(IF(BITAND([.J$55];[.$D58]);[.$D$21];[.$D$22])/[.$B$12])" office:value-type="float" office:value="539">
            <text:p>539</text:p>
          </table:table-cell>
          <table:table-cell table:formula="of:=ROUND(IF(BITAND([.L$55];[.$D58]);[.$C$21];[.$C$22])/[.$B$12])" office:value-type="float" office:value="1252">
            <text:p>1252</text:p>
          </table:table-cell>
          <table:table-cell table:formula="of:=ROUND(IF(BITAND([.L$55];[.$D58]);[.$D$21];[.$D$22])/[.$B$12])" office:value-type="float" office:value="539">
            <text:p>539</text:p>
          </table:table-cell>
          <table:table-cell table:formula="of:=ROUND(IF(BITAND([.N$55];[.$D58]);[.$C$21];[.$C$22])/[.$B$12])" office:value-type="float" office:value="1252">
            <text:p>1252</text:p>
          </table:table-cell>
          <table:table-cell table:formula="of:=ROUND(IF(BITAND([.N$55];[.$D58]);[.$D$21];[.$D$22])/[.$B$12])" office:value-type="float" office:value="539">
            <text:p>539</text:p>
          </table:table-cell>
          <table:table-cell table:formula="of:=ROUND(IF(BITAND([.P$55];[.$D58]);[.$C$21];[.$C$22])/[.$B$12])" office:value-type="float" office:value="658">
            <text:p>658</text:p>
          </table:table-cell>
          <table:table-cell table:formula="of:=ROUND(IF(BITAND([.P$55];[.$D58]);[.$D$21];[.$D$22])/[.$B$12])" office:value-type="float" office:value="539">
            <text:p>539</text:p>
          </table:table-cell>
          <table:table-cell table:formula="of:=ROUND(IF(BITAND([.R$55];[.$D58]);[.$C$21];[.$C$22])/[.$B$12])" office:value-type="float" office:value="658">
            <text:p>658</text:p>
          </table:table-cell>
          <table:table-cell table:formula="of:=ROUND(IF(BITAND([.R$55];[.$D58]);[.$D$21];[.$D$22])/[.$B$12])" office:value-type="float" office:value="539">
            <text:p>539</text:p>
          </table:table-cell>
          <table:table-cell table:formula="of:=ROUND(IF(BITAND([.T$55];[.$D58]);[.$C$21];[.$C$22])/[.$B$12])" office:value-type="float" office:value="1252">
            <text:p>1252</text:p>
          </table:table-cell>
          <table:table-cell table:formula="of:=ROUND(IF(BITAND([.T$55];[.$D58]);[.$D$21];[.$D$22])/[.$B$12])" office:value-type="float" office:value="539">
            <text:p>539</text:p>
          </table:table-cell>
          <table:table-cell table:formula="of:=ROUND(IF(BITAND([.V$55];[.$D58]);[.$C$21];[.$C$22])/[.$B$12])" office:value-type="float" office:value="1252">
            <text:p>1252</text:p>
          </table:table-cell>
          <table:table-cell table:formula="of:=ROUND(IF(BITAND([.V$55];[.$D58]);[.$D$21];[.$D$22])/[.$B$12])" office:value-type="float" office:value="539">
            <text:p>539</text:p>
          </table:table-cell>
          <table:table-cell table:formula="of:=ROUND(IF(BITAND([.X$55];[.$D58]);[.$C$21];[.$C$22])/[.$B$12])" office:value-type="float" office:value="1252">
            <text:p>1252</text:p>
          </table:table-cell>
          <table:table-cell table:formula="of:=ROUND(IF(BITAND([.X$55];[.$D58]);[.$D$21];[.$D$22])/[.$B$12])" office:value-type="float" office:value="539">
            <text:p>539</text:p>
          </table:table-cell>
          <table:table-cell table:formula="of:=ROUND(IF(BITAND([.Z$55];[.$D58]);[.$C$21];[.$C$22])/[.$B$12])" office:value-type="float" office:value="658">
            <text:p>658</text:p>
          </table:table-cell>
          <table:table-cell table:formula="of:=ROUND(IF(BITAND([.Z$55];[.$D58]);[.$D$21];[.$D$22])/[.$B$12])" office:value-type="float" office:value="539">
            <text:p>539</text:p>
          </table:table-cell>
          <table:table-cell table:formula="of:=ROUND(IF(BITAND([.AB$55];[.$D58]);[.$C$21];[.$C$22])/[.$B$12])" office:value-type="float" office:value="1252">
            <text:p>1252</text:p>
          </table:table-cell>
          <table:table-cell table:formula="of:=ROUND(IF(BITAND([.AB$55];[.$D58]);[.$D$21];[.$D$22])/[.$B$12])" office:value-type="float" office:value="539">
            <text:p>539</text:p>
          </table:table-cell>
          <table:table-cell table:formula="of:=ROUND(IF(BITAND([.AD$55];[.$D58]);[.$C$21];[.$C$22])/[.$B$12])" office:value-type="float" office:value="658">
            <text:p>658</text:p>
          </table:table-cell>
          <table:table-cell table:formula="of:=ROUND(IF(BITAND([.AD$55];[.$D58]);[.$D$21];[.$D$22])/[.$B$12])" office:value-type="float" office:value="539">
            <text:p>539</text:p>
          </table:table-cell>
          <table:table-cell table:formula="of:=ROUND(IF(BITAND([.AF$55];[.$D58]);[.$C$21];[.$C$22])/[.$B$12])" office:value-type="float" office:value="658">
            <text:p>658</text:p>
          </table:table-cell>
          <table:table-cell table:formula="of:=ROUND(IF(BITAND([.AF$55];[.$D58]);[.$D$21];[.$D$22])/[.$B$12])" office:value-type="float" office:value="539">
            <text:p>539</text:p>
          </table:table-cell>
          <table:table-cell table:formula="of:=ROUND(IF(BITAND([.AH$55];[.$D58]);[.$C$21];[.$C$22])/[.$B$12])" office:value-type="float" office:value="1252">
            <text:p>1252</text:p>
          </table:table-cell>
          <table:table-cell table:formula="of:=ROUND(IF(BITAND([.AH$55];[.$D58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next</text:p>
          </table:table-cell>
          <table:table-cell office:value-type="string">
            <text:p>NEXT</text:p>
          </table:table-cell>
          <table:table-cell office:value-type="string">
            <text:p>0x5EE9</text:p>
          </table:table-cell>
          <table:table-cell table:formula="of:=DECIMAL(RIGHT([.C59];4); 16)" office:value-type="float" office:value="24297">
            <text:p>24297</text:p>
          </table:table-cell>
          <table:table-cell/>
          <table:table-cell table:formula="of:=ROUND(IF(BITAND([.F$55];[.$D59]);[.$C$21];[.$C$22])/[.$B$12])" office:value-type="float" office:value="1252">
            <text:p>1252</text:p>
          </table:table-cell>
          <table:table-cell table:formula="of:=ROUND(IF(BITAND([.F$55];[.$D59]);[.$D$21];[.$D$22])/[.$B$12])" office:value-type="float" office:value="539">
            <text:p>539</text:p>
          </table:table-cell>
          <table:table-cell table:formula="of:=ROUND(IF(BITAND([.H$55];[.$D59]);[.$C$21];[.$C$22])/[.$B$12])" office:value-type="float" office:value="658">
            <text:p>658</text:p>
          </table:table-cell>
          <table:table-cell table:formula="of:=ROUND(IF(BITAND([.H$55];[.$D59]);[.$D$21];[.$D$22])/[.$B$12])" office:value-type="float" office:value="539">
            <text:p>539</text:p>
          </table:table-cell>
          <table:table-cell table:formula="of:=ROUND(IF(BITAND([.J$55];[.$D59]);[.$C$21];[.$C$22])/[.$B$12])" office:value-type="float" office:value="1252">
            <text:p>1252</text:p>
          </table:table-cell>
          <table:table-cell table:formula="of:=ROUND(IF(BITAND([.J$55];[.$D59]);[.$D$21];[.$D$22])/[.$B$12])" office:value-type="float" office:value="539">
            <text:p>539</text:p>
          </table:table-cell>
          <table:table-cell table:formula="of:=ROUND(IF(BITAND([.L$55];[.$D59]);[.$C$21];[.$C$22])/[.$B$12])" office:value-type="float" office:value="1252">
            <text:p>1252</text:p>
          </table:table-cell>
          <table:table-cell table:formula="of:=ROUND(IF(BITAND([.L$55];[.$D59]);[.$D$21];[.$D$22])/[.$B$12])" office:value-type="float" office:value="539">
            <text:p>539</text:p>
          </table:table-cell>
          <table:table-cell table:formula="of:=ROUND(IF(BITAND([.N$55];[.$D59]);[.$C$21];[.$C$22])/[.$B$12])" office:value-type="float" office:value="1252">
            <text:p>1252</text:p>
          </table:table-cell>
          <table:table-cell table:formula="of:=ROUND(IF(BITAND([.N$55];[.$D59]);[.$D$21];[.$D$22])/[.$B$12])" office:value-type="float" office:value="539">
            <text:p>539</text:p>
          </table:table-cell>
          <table:table-cell table:formula="of:=ROUND(IF(BITAND([.P$55];[.$D59]);[.$C$21];[.$C$22])/[.$B$12])" office:value-type="float" office:value="1252">
            <text:p>1252</text:p>
          </table:table-cell>
          <table:table-cell table:formula="of:=ROUND(IF(BITAND([.P$55];[.$D59]);[.$D$21];[.$D$22])/[.$B$12])" office:value-type="float" office:value="539">
            <text:p>539</text:p>
          </table:table-cell>
          <table:table-cell table:formula="of:=ROUND(IF(BITAND([.R$55];[.$D59]);[.$C$21];[.$C$22])/[.$B$12])" office:value-type="float" office:value="658">
            <text:p>658</text:p>
          </table:table-cell>
          <table:table-cell table:formula="of:=ROUND(IF(BITAND([.R$55];[.$D59]);[.$D$21];[.$D$22])/[.$B$12])" office:value-type="float" office:value="539">
            <text:p>539</text:p>
          </table:table-cell>
          <table:table-cell table:formula="of:=ROUND(IF(BITAND([.T$55];[.$D59]);[.$C$21];[.$C$22])/[.$B$12])" office:value-type="float" office:value="1252">
            <text:p>1252</text:p>
          </table:table-cell>
          <table:table-cell table:formula="of:=ROUND(IF(BITAND([.T$55];[.$D59]);[.$D$21];[.$D$22])/[.$B$12])" office:value-type="float" office:value="539">
            <text:p>539</text:p>
          </table:table-cell>
          <table:table-cell table:formula="of:=ROUND(IF(BITAND([.V$55];[.$D59]);[.$C$21];[.$C$22])/[.$B$12])" office:value-type="float" office:value="1252">
            <text:p>1252</text:p>
          </table:table-cell>
          <table:table-cell table:formula="of:=ROUND(IF(BITAND([.V$55];[.$D59]);[.$D$21];[.$D$22])/[.$B$12])" office:value-type="float" office:value="539">
            <text:p>539</text:p>
          </table:table-cell>
          <table:table-cell table:formula="of:=ROUND(IF(BITAND([.X$55];[.$D59]);[.$C$21];[.$C$22])/[.$B$12])" office:value-type="float" office:value="1252">
            <text:p>1252</text:p>
          </table:table-cell>
          <table:table-cell table:formula="of:=ROUND(IF(BITAND([.X$55];[.$D59]);[.$D$21];[.$D$22])/[.$B$12])" office:value-type="float" office:value="539">
            <text:p>539</text:p>
          </table:table-cell>
          <table:table-cell table:formula="of:=ROUND(IF(BITAND([.Z$55];[.$D59]);[.$C$21];[.$C$22])/[.$B$12])" office:value-type="float" office:value="658">
            <text:p>658</text:p>
          </table:table-cell>
          <table:table-cell table:formula="of:=ROUND(IF(BITAND([.Z$55];[.$D59]);[.$D$21];[.$D$22])/[.$B$12])" office:value-type="float" office:value="539">
            <text:p>539</text:p>
          </table:table-cell>
          <table:table-cell table:formula="of:=ROUND(IF(BITAND([.AB$55];[.$D59]);[.$C$21];[.$C$22])/[.$B$12])" office:value-type="float" office:value="1252">
            <text:p>1252</text:p>
          </table:table-cell>
          <table:table-cell table:formula="of:=ROUND(IF(BITAND([.AB$55];[.$D59]);[.$D$21];[.$D$22])/[.$B$12])" office:value-type="float" office:value="539">
            <text:p>539</text:p>
          </table:table-cell>
          <table:table-cell table:formula="of:=ROUND(IF(BITAND([.AD$55];[.$D59]);[.$C$21];[.$C$22])/[.$B$12])" office:value-type="float" office:value="658">
            <text:p>658</text:p>
          </table:table-cell>
          <table:table-cell table:formula="of:=ROUND(IF(BITAND([.AD$55];[.$D59]);[.$D$21];[.$D$22])/[.$B$12])" office:value-type="float" office:value="539">
            <text:p>539</text:p>
          </table:table-cell>
          <table:table-cell table:formula="of:=ROUND(IF(BITAND([.AF$55];[.$D59]);[.$C$21];[.$C$22])/[.$B$12])" office:value-type="float" office:value="658">
            <text:p>658</text:p>
          </table:table-cell>
          <table:table-cell table:formula="of:=ROUND(IF(BITAND([.AF$55];[.$D59]);[.$D$21];[.$D$22])/[.$B$12])" office:value-type="float" office:value="539">
            <text:p>539</text:p>
          </table:table-cell>
          <table:table-cell table:formula="of:=ROUND(IF(BITAND([.AH$55];[.$D59]);[.$C$21];[.$C$22])/[.$B$12])" office:value-type="float" office:value="1252">
            <text:p>1252</text:p>
          </table:table-cell>
          <table:table-cell table:formula="of:=ROUND(IF(BITAND([.AH$55];[.$D59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I-MANUAL</text:p>
          </table:table-cell>
          <table:table-cell office:value-type="string">
            <text:p>0x6F58</text:p>
          </table:table-cell>
          <table:table-cell table:formula="of:=DECIMAL(RIGHT([.C60];4); 16)" office:value-type="float" office:value="28504">
            <text:p>28504</text:p>
          </table:table-cell>
          <table:table-cell/>
          <table:table-cell table:formula="of:=ROUND(IF(BITAND([.F$55];[.$D60]);[.$C$21];[.$C$22])/[.$B$12])" office:value-type="float" office:value="1252">
            <text:p>1252</text:p>
          </table:table-cell>
          <table:table-cell table:formula="of:=ROUND(IF(BITAND([.F$55];[.$D60]);[.$D$21];[.$D$22])/[.$B$12])" office:value-type="float" office:value="539">
            <text:p>539</text:p>
          </table:table-cell>
          <table:table-cell table:formula="of:=ROUND(IF(BITAND([.H$55];[.$D60]);[.$C$21];[.$C$22])/[.$B$12])" office:value-type="float" office:value="1252">
            <text:p>1252</text:p>
          </table:table-cell>
          <table:table-cell table:formula="of:=ROUND(IF(BITAND([.H$55];[.$D60]);[.$D$21];[.$D$22])/[.$B$12])" office:value-type="float" office:value="539">
            <text:p>539</text:p>
          </table:table-cell>
          <table:table-cell table:formula="of:=ROUND(IF(BITAND([.J$55];[.$D60]);[.$C$21];[.$C$22])/[.$B$12])" office:value-type="float" office:value="658">
            <text:p>658</text:p>
          </table:table-cell>
          <table:table-cell table:formula="of:=ROUND(IF(BITAND([.J$55];[.$D60]);[.$D$21];[.$D$22])/[.$B$12])" office:value-type="float" office:value="539">
            <text:p>539</text:p>
          </table:table-cell>
          <table:table-cell table:formula="of:=ROUND(IF(BITAND([.L$55];[.$D60]);[.$C$21];[.$C$22])/[.$B$12])" office:value-type="float" office:value="1252">
            <text:p>1252</text:p>
          </table:table-cell>
          <table:table-cell table:formula="of:=ROUND(IF(BITAND([.L$55];[.$D60]);[.$D$21];[.$D$22])/[.$B$12])" office:value-type="float" office:value="539">
            <text:p>539</text:p>
          </table:table-cell>
          <table:table-cell table:formula="of:=ROUND(IF(BITAND([.N$55];[.$D60]);[.$C$21];[.$C$22])/[.$B$12])" office:value-type="float" office:value="1252">
            <text:p>1252</text:p>
          </table:table-cell>
          <table:table-cell table:formula="of:=ROUND(IF(BITAND([.N$55];[.$D60]);[.$D$21];[.$D$22])/[.$B$12])" office:value-type="float" office:value="539">
            <text:p>539</text:p>
          </table:table-cell>
          <table:table-cell table:formula="of:=ROUND(IF(BITAND([.P$55];[.$D60]);[.$C$21];[.$C$22])/[.$B$12])" office:value-type="float" office:value="1252">
            <text:p>1252</text:p>
          </table:table-cell>
          <table:table-cell table:formula="of:=ROUND(IF(BITAND([.P$55];[.$D60]);[.$D$21];[.$D$22])/[.$B$12])" office:value-type="float" office:value="539">
            <text:p>539</text:p>
          </table:table-cell>
          <table:table-cell table:formula="of:=ROUND(IF(BITAND([.R$55];[.$D60]);[.$C$21];[.$C$22])/[.$B$12])" office:value-type="float" office:value="1252">
            <text:p>1252</text:p>
          </table:table-cell>
          <table:table-cell table:formula="of:=ROUND(IF(BITAND([.R$55];[.$D60]);[.$D$21];[.$D$22])/[.$B$12])" office:value-type="float" office:value="539">
            <text:p>539</text:p>
          </table:table-cell>
          <table:table-cell table:formula="of:=ROUND(IF(BITAND([.T$55];[.$D60]);[.$C$21];[.$C$22])/[.$B$12])" office:value-type="float" office:value="658">
            <text:p>658</text:p>
          </table:table-cell>
          <table:table-cell table:formula="of:=ROUND(IF(BITAND([.T$55];[.$D60]);[.$D$21];[.$D$22])/[.$B$12])" office:value-type="float" office:value="539">
            <text:p>539</text:p>
          </table:table-cell>
          <table:table-cell table:formula="of:=ROUND(IF(BITAND([.V$55];[.$D60]);[.$C$21];[.$C$22])/[.$B$12])" office:value-type="float" office:value="1252">
            <text:p>1252</text:p>
          </table:table-cell>
          <table:table-cell table:formula="of:=ROUND(IF(BITAND([.V$55];[.$D60]);[.$D$21];[.$D$22])/[.$B$12])" office:value-type="float" office:value="539">
            <text:p>539</text:p>
          </table:table-cell>
          <table:table-cell table:formula="of:=ROUND(IF(BITAND([.X$55];[.$D60]);[.$C$21];[.$C$22])/[.$B$12])" office:value-type="float" office:value="658">
            <text:p>658</text:p>
          </table:table-cell>
          <table:table-cell table:formula="of:=ROUND(IF(BITAND([.X$55];[.$D60]);[.$D$21];[.$D$22])/[.$B$12])" office:value-type="float" office:value="539">
            <text:p>539</text:p>
          </table:table-cell>
          <table:table-cell table:formula="of:=ROUND(IF(BITAND([.Z$55];[.$D60]);[.$C$21];[.$C$22])/[.$B$12])" office:value-type="float" office:value="1252">
            <text:p>1252</text:p>
          </table:table-cell>
          <table:table-cell table:formula="of:=ROUND(IF(BITAND([.Z$55];[.$D60]);[.$D$21];[.$D$22])/[.$B$12])" office:value-type="float" office:value="539">
            <text:p>539</text:p>
          </table:table-cell>
          <table:table-cell table:formula="of:=ROUND(IF(BITAND([.AB$55];[.$D60]);[.$C$21];[.$C$22])/[.$B$12])" office:value-type="float" office:value="1252">
            <text:p>1252</text:p>
          </table:table-cell>
          <table:table-cell table:formula="of:=ROUND(IF(BITAND([.AB$55];[.$D60]);[.$D$21];[.$D$22])/[.$B$12])" office:value-type="float" office:value="539">
            <text:p>539</text:p>
          </table:table-cell>
          <table:table-cell table:formula="of:=ROUND(IF(BITAND([.AD$55];[.$D60]);[.$C$21];[.$C$22])/[.$B$12])" office:value-type="float" office:value="658">
            <text:p>658</text:p>
          </table:table-cell>
          <table:table-cell table:formula="of:=ROUND(IF(BITAND([.AD$55];[.$D60]);[.$D$21];[.$D$22])/[.$B$12])" office:value-type="float" office:value="539">
            <text:p>539</text:p>
          </table:table-cell>
          <table:table-cell table:formula="of:=ROUND(IF(BITAND([.AF$55];[.$D60]);[.$C$21];[.$C$22])/[.$B$12])" office:value-type="float" office:value="658">
            <text:p>658</text:p>
          </table:table-cell>
          <table:table-cell table:formula="of:=ROUND(IF(BITAND([.AF$55];[.$D60]);[.$D$21];[.$D$22])/[.$B$12])" office:value-type="float" office:value="539">
            <text:p>539</text:p>
          </table:table-cell>
          <table:table-cell table:formula="of:=ROUND(IF(BITAND([.AH$55];[.$D60]);[.$C$21];[.$C$22])/[.$B$12])" office:value-type="float" office:value="658">
            <text:p>658</text:p>
          </table:table-cell>
          <table:table-cell table:formula="of:=ROUND(IF(BITAND([.AH$55];[.$D60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SCENE</text:p>
          </table:table-cell>
          <table:table-cell office:value-type="string">
            <text:p>0x0F58</text:p>
          </table:table-cell>
          <table:table-cell table:formula="of:=DECIMAL(RIGHT([.C61];4); 16)" office:value-type="float" office:value="3928">
            <text:p>3928</text:p>
          </table:table-cell>
          <table:table-cell/>
          <table:table-cell table:formula="of:=ROUND(IF(BITAND([.F$55];[.$D61]);[.$C$21];[.$C$22])/[.$B$12])" office:value-type="float" office:value="658">
            <text:p>658</text:p>
          </table:table-cell>
          <table:table-cell table:formula="of:=ROUND(IF(BITAND([.F$55];[.$D61]);[.$D$21];[.$D$22])/[.$B$12])" office:value-type="float" office:value="539">
            <text:p>539</text:p>
          </table:table-cell>
          <table:table-cell table:formula="of:=ROUND(IF(BITAND([.H$55];[.$D61]);[.$C$21];[.$C$22])/[.$B$12])" office:value-type="float" office:value="658">
            <text:p>658</text:p>
          </table:table-cell>
          <table:table-cell table:formula="of:=ROUND(IF(BITAND([.H$55];[.$D61]);[.$D$21];[.$D$22])/[.$B$12])" office:value-type="float" office:value="539">
            <text:p>539</text:p>
          </table:table-cell>
          <table:table-cell table:formula="of:=ROUND(IF(BITAND([.J$55];[.$D61]);[.$C$21];[.$C$22])/[.$B$12])" office:value-type="float" office:value="658">
            <text:p>658</text:p>
          </table:table-cell>
          <table:table-cell table:formula="of:=ROUND(IF(BITAND([.J$55];[.$D61]);[.$D$21];[.$D$22])/[.$B$12])" office:value-type="float" office:value="539">
            <text:p>539</text:p>
          </table:table-cell>
          <table:table-cell table:formula="of:=ROUND(IF(BITAND([.L$55];[.$D61]);[.$C$21];[.$C$22])/[.$B$12])" office:value-type="float" office:value="1252">
            <text:p>1252</text:p>
          </table:table-cell>
          <table:table-cell table:formula="of:=ROUND(IF(BITAND([.L$55];[.$D61]);[.$D$21];[.$D$22])/[.$B$12])" office:value-type="float" office:value="539">
            <text:p>539</text:p>
          </table:table-cell>
          <table:table-cell table:formula="of:=ROUND(IF(BITAND([.N$55];[.$D61]);[.$C$21];[.$C$22])/[.$B$12])" office:value-type="float" office:value="1252">
            <text:p>1252</text:p>
          </table:table-cell>
          <table:table-cell table:formula="of:=ROUND(IF(BITAND([.N$55];[.$D61]);[.$D$21];[.$D$22])/[.$B$12])" office:value-type="float" office:value="539">
            <text:p>539</text:p>
          </table:table-cell>
          <table:table-cell table:formula="of:=ROUND(IF(BITAND([.P$55];[.$D61]);[.$C$21];[.$C$22])/[.$B$12])" office:value-type="float" office:value="1252">
            <text:p>1252</text:p>
          </table:table-cell>
          <table:table-cell table:formula="of:=ROUND(IF(BITAND([.P$55];[.$D61]);[.$D$21];[.$D$22])/[.$B$12])" office:value-type="float" office:value="539">
            <text:p>539</text:p>
          </table:table-cell>
          <table:table-cell table:formula="of:=ROUND(IF(BITAND([.R$55];[.$D61]);[.$C$21];[.$C$22])/[.$B$12])" office:value-type="float" office:value="1252">
            <text:p>1252</text:p>
          </table:table-cell>
          <table:table-cell table:formula="of:=ROUND(IF(BITAND([.R$55];[.$D61]);[.$D$21];[.$D$22])/[.$B$12])" office:value-type="float" office:value="539">
            <text:p>539</text:p>
          </table:table-cell>
          <table:table-cell table:formula="of:=ROUND(IF(BITAND([.T$55];[.$D61]);[.$C$21];[.$C$22])/[.$B$12])" office:value-type="float" office:value="658">
            <text:p>658</text:p>
          </table:table-cell>
          <table:table-cell table:formula="of:=ROUND(IF(BITAND([.T$55];[.$D61]);[.$D$21];[.$D$22])/[.$B$12])" office:value-type="float" office:value="539">
            <text:p>539</text:p>
          </table:table-cell>
          <table:table-cell table:formula="of:=ROUND(IF(BITAND([.V$55];[.$D61]);[.$C$21];[.$C$22])/[.$B$12])" office:value-type="float" office:value="1252">
            <text:p>1252</text:p>
          </table:table-cell>
          <table:table-cell table:formula="of:=ROUND(IF(BITAND([.V$55];[.$D61]);[.$D$21];[.$D$22])/[.$B$12])" office:value-type="float" office:value="539">
            <text:p>539</text:p>
          </table:table-cell>
          <table:table-cell table:formula="of:=ROUND(IF(BITAND([.X$55];[.$D61]);[.$C$21];[.$C$22])/[.$B$12])" office:value-type="float" office:value="658">
            <text:p>658</text:p>
          </table:table-cell>
          <table:table-cell table:formula="of:=ROUND(IF(BITAND([.X$55];[.$D61]);[.$D$21];[.$D$22])/[.$B$12])" office:value-type="float" office:value="539">
            <text:p>539</text:p>
          </table:table-cell>
          <table:table-cell table:formula="of:=ROUND(IF(BITAND([.Z$55];[.$D61]);[.$C$21];[.$C$22])/[.$B$12])" office:value-type="float" office:value="1252">
            <text:p>1252</text:p>
          </table:table-cell>
          <table:table-cell table:formula="of:=ROUND(IF(BITAND([.Z$55];[.$D61]);[.$D$21];[.$D$22])/[.$B$12])" office:value-type="float" office:value="539">
            <text:p>539</text:p>
          </table:table-cell>
          <table:table-cell table:formula="of:=ROUND(IF(BITAND([.AB$55];[.$D61]);[.$C$21];[.$C$22])/[.$B$12])" office:value-type="float" office:value="1252">
            <text:p>1252</text:p>
          </table:table-cell>
          <table:table-cell table:formula="of:=ROUND(IF(BITAND([.AB$55];[.$D61]);[.$D$21];[.$D$22])/[.$B$12])" office:value-type="float" office:value="539">
            <text:p>539</text:p>
          </table:table-cell>
          <table:table-cell table:formula="of:=ROUND(IF(BITAND([.AD$55];[.$D61]);[.$C$21];[.$C$22])/[.$B$12])" office:value-type="float" office:value="658">
            <text:p>658</text:p>
          </table:table-cell>
          <table:table-cell table:formula="of:=ROUND(IF(BITAND([.AD$55];[.$D61]);[.$D$21];[.$D$22])/[.$B$12])" office:value-type="float" office:value="539">
            <text:p>539</text:p>
          </table:table-cell>
          <table:table-cell table:formula="of:=ROUND(IF(BITAND([.AF$55];[.$D61]);[.$C$21];[.$C$22])/[.$B$12])" office:value-type="float" office:value="658">
            <text:p>658</text:p>
          </table:table-cell>
          <table:table-cell table:formula="of:=ROUND(IF(BITAND([.AF$55];[.$D61]);[.$D$21];[.$D$22])/[.$B$12])" office:value-type="float" office:value="539">
            <text:p>539</text:p>
          </table:table-cell>
          <table:table-cell table:formula="of:=ROUND(IF(BITAND([.AH$55];[.$D61]);[.$C$21];[.$C$22])/[.$B$12])" office:value-type="float" office:value="658">
            <text:p>658</text:p>
          </table:table-cell>
          <table:table-cell table:formula="of:=ROUND(IF(BITAND([.AH$55];[.$D61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ASPECT_RATIO</text:p>
          </table:table-cell>
          <table:table-cell office:value-type="string">
            <text:p>0x5E25</text:p>
          </table:table-cell>
          <table:table-cell table:formula="of:=DECIMAL(RIGHT([.C62];4); 16)" office:value-type="float" office:value="24101">
            <text:p>24101</text:p>
          </table:table-cell>
          <table:table-cell/>
          <table:table-cell table:formula="of:=ROUND(IF(BITAND([.F$55];[.$D62]);[.$C$21];[.$C$22])/[.$B$12])" office:value-type="float" office:value="1252">
            <text:p>1252</text:p>
          </table:table-cell>
          <table:table-cell table:formula="of:=ROUND(IF(BITAND([.F$55];[.$D62]);[.$D$21];[.$D$22])/[.$B$12])" office:value-type="float" office:value="539">
            <text:p>539</text:p>
          </table:table-cell>
          <table:table-cell table:formula="of:=ROUND(IF(BITAND([.H$55];[.$D62]);[.$C$21];[.$C$22])/[.$B$12])" office:value-type="float" office:value="658">
            <text:p>658</text:p>
          </table:table-cell>
          <table:table-cell table:formula="of:=ROUND(IF(BITAND([.H$55];[.$D62]);[.$D$21];[.$D$22])/[.$B$12])" office:value-type="float" office:value="539">
            <text:p>539</text:p>
          </table:table-cell>
          <table:table-cell table:formula="of:=ROUND(IF(BITAND([.J$55];[.$D62]);[.$C$21];[.$C$22])/[.$B$12])" office:value-type="float" office:value="1252">
            <text:p>1252</text:p>
          </table:table-cell>
          <table:table-cell table:formula="of:=ROUND(IF(BITAND([.J$55];[.$D62]);[.$D$21];[.$D$22])/[.$B$12])" office:value-type="float" office:value="539">
            <text:p>539</text:p>
          </table:table-cell>
          <table:table-cell table:formula="of:=ROUND(IF(BITAND([.L$55];[.$D62]);[.$C$21];[.$C$22])/[.$B$12])" office:value-type="float" office:value="1252">
            <text:p>1252</text:p>
          </table:table-cell>
          <table:table-cell table:formula="of:=ROUND(IF(BITAND([.L$55];[.$D62]);[.$D$21];[.$D$22])/[.$B$12])" office:value-type="float" office:value="539">
            <text:p>539</text:p>
          </table:table-cell>
          <table:table-cell table:formula="of:=ROUND(IF(BITAND([.N$55];[.$D62]);[.$C$21];[.$C$22])/[.$B$12])" office:value-type="float" office:value="1252">
            <text:p>1252</text:p>
          </table:table-cell>
          <table:table-cell table:formula="of:=ROUND(IF(BITAND([.N$55];[.$D62]);[.$D$21];[.$D$22])/[.$B$12])" office:value-type="float" office:value="539">
            <text:p>539</text:p>
          </table:table-cell>
          <table:table-cell table:formula="of:=ROUND(IF(BITAND([.P$55];[.$D62]);[.$C$21];[.$C$22])/[.$B$12])" office:value-type="float" office:value="1252">
            <text:p>1252</text:p>
          </table:table-cell>
          <table:table-cell table:formula="of:=ROUND(IF(BITAND([.P$55];[.$D62]);[.$D$21];[.$D$22])/[.$B$12])" office:value-type="float" office:value="539">
            <text:p>539</text:p>
          </table:table-cell>
          <table:table-cell table:formula="of:=ROUND(IF(BITAND([.R$55];[.$D62]);[.$C$21];[.$C$22])/[.$B$12])" office:value-type="float" office:value="658">
            <text:p>658</text:p>
          </table:table-cell>
          <table:table-cell table:formula="of:=ROUND(IF(BITAND([.R$55];[.$D62]);[.$D$21];[.$D$22])/[.$B$12])" office:value-type="float" office:value="539">
            <text:p>539</text:p>
          </table:table-cell>
          <table:table-cell table:formula="of:=ROUND(IF(BITAND([.T$55];[.$D62]);[.$C$21];[.$C$22])/[.$B$12])" office:value-type="float" office:value="658">
            <text:p>658</text:p>
          </table:table-cell>
          <table:table-cell table:formula="of:=ROUND(IF(BITAND([.T$55];[.$D62]);[.$D$21];[.$D$22])/[.$B$12])" office:value-type="float" office:value="539">
            <text:p>539</text:p>
          </table:table-cell>
          <table:table-cell table:formula="of:=ROUND(IF(BITAND([.V$55];[.$D62]);[.$C$21];[.$C$22])/[.$B$12])" office:value-type="float" office:value="658">
            <text:p>658</text:p>
          </table:table-cell>
          <table:table-cell table:formula="of:=ROUND(IF(BITAND([.V$55];[.$D62]);[.$D$21];[.$D$22])/[.$B$12])" office:value-type="float" office:value="539">
            <text:p>539</text:p>
          </table:table-cell>
          <table:table-cell table:formula="of:=ROUND(IF(BITAND([.X$55];[.$D62]);[.$C$21];[.$C$22])/[.$B$12])" office:value-type="float" office:value="1252">
            <text:p>1252</text:p>
          </table:table-cell>
          <table:table-cell table:formula="of:=ROUND(IF(BITAND([.X$55];[.$D62]);[.$D$21];[.$D$22])/[.$B$12])" office:value-type="float" office:value="539">
            <text:p>539</text:p>
          </table:table-cell>
          <table:table-cell table:formula="of:=ROUND(IF(BITAND([.Z$55];[.$D62]);[.$C$21];[.$C$22])/[.$B$12])" office:value-type="float" office:value="658">
            <text:p>658</text:p>
          </table:table-cell>
          <table:table-cell table:formula="of:=ROUND(IF(BITAND([.Z$55];[.$D62]);[.$D$21];[.$D$22])/[.$B$12])" office:value-type="float" office:value="539">
            <text:p>539</text:p>
          </table:table-cell>
          <table:table-cell table:formula="of:=ROUND(IF(BITAND([.AB$55];[.$D62]);[.$C$21];[.$C$22])/[.$B$12])" office:value-type="float" office:value="658">
            <text:p>658</text:p>
          </table:table-cell>
          <table:table-cell table:formula="of:=ROUND(IF(BITAND([.AB$55];[.$D62]);[.$D$21];[.$D$22])/[.$B$12])" office:value-type="float" office:value="539">
            <text:p>539</text:p>
          </table:table-cell>
          <table:table-cell table:formula="of:=ROUND(IF(BITAND([.AD$55];[.$D62]);[.$C$21];[.$C$22])/[.$B$12])" office:value-type="float" office:value="1252">
            <text:p>1252</text:p>
          </table:table-cell>
          <table:table-cell table:formula="of:=ROUND(IF(BITAND([.AD$55];[.$D62]);[.$D$21];[.$D$22])/[.$B$12])" office:value-type="float" office:value="539">
            <text:p>539</text:p>
          </table:table-cell>
          <table:table-cell table:formula="of:=ROUND(IF(BITAND([.AF$55];[.$D62]);[.$C$21];[.$C$22])/[.$B$12])" office:value-type="float" office:value="658">
            <text:p>658</text:p>
          </table:table-cell>
          <table:table-cell table:formula="of:=ROUND(IF(BITAND([.AF$55];[.$D62]);[.$D$21];[.$D$22])/[.$B$12])" office:value-type="float" office:value="539">
            <text:p>539</text:p>
          </table:table-cell>
          <table:table-cell table:formula="of:=ROUND(IF(BITAND([.AH$55];[.$D62]);[.$C$21];[.$C$22])/[.$B$12])" office:value-type="float" office:value="1252">
            <text:p>1252</text:p>
          </table:table-cell>
          <table:table-cell table:formula="of:=ROUND(IF(BITAND([.AH$55];[.$D62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DIGITAL_ANALOG</text:p>
          </table:table-cell>
          <table:table-cell office:value-type="string">
            <text:p>0x58EE</text:p>
          </table:table-cell>
          <table:table-cell table:formula="of:=DECIMAL(RIGHT([.C63];4); 16)" office:value-type="float" office:value="22766">
            <text:p>22766</text:p>
          </table:table-cell>
          <table:table-cell/>
          <table:table-cell table:formula="of:=ROUND(IF(BITAND([.F$55];[.$D63]);[.$C$21];[.$C$22])/[.$B$12])" office:value-type="float" office:value="1252">
            <text:p>1252</text:p>
          </table:table-cell>
          <table:table-cell table:formula="of:=ROUND(IF(BITAND([.F$55];[.$D63]);[.$D$21];[.$D$22])/[.$B$12])" office:value-type="float" office:value="539">
            <text:p>539</text:p>
          </table:table-cell>
          <table:table-cell table:formula="of:=ROUND(IF(BITAND([.H$55];[.$D63]);[.$C$21];[.$C$22])/[.$B$12])" office:value-type="float" office:value="658">
            <text:p>658</text:p>
          </table:table-cell>
          <table:table-cell table:formula="of:=ROUND(IF(BITAND([.H$55];[.$D63]);[.$D$21];[.$D$22])/[.$B$12])" office:value-type="float" office:value="539">
            <text:p>539</text:p>
          </table:table-cell>
          <table:table-cell table:formula="of:=ROUND(IF(BITAND([.J$55];[.$D63]);[.$C$21];[.$C$22])/[.$B$12])" office:value-type="float" office:value="1252">
            <text:p>1252</text:p>
          </table:table-cell>
          <table:table-cell table:formula="of:=ROUND(IF(BITAND([.J$55];[.$D63]);[.$D$21];[.$D$22])/[.$B$12])" office:value-type="float" office:value="539">
            <text:p>539</text:p>
          </table:table-cell>
          <table:table-cell table:formula="of:=ROUND(IF(BITAND([.L$55];[.$D63]);[.$C$21];[.$C$22])/[.$B$12])" office:value-type="float" office:value="1252">
            <text:p>1252</text:p>
          </table:table-cell>
          <table:table-cell table:formula="of:=ROUND(IF(BITAND([.L$55];[.$D63]);[.$D$21];[.$D$22])/[.$B$12])" office:value-type="float" office:value="539">
            <text:p>539</text:p>
          </table:table-cell>
          <table:table-cell table:formula="of:=ROUND(IF(BITAND([.N$55];[.$D63]);[.$C$21];[.$C$22])/[.$B$12])" office:value-type="float" office:value="658">
            <text:p>658</text:p>
          </table:table-cell>
          <table:table-cell table:formula="of:=ROUND(IF(BITAND([.N$55];[.$D63]);[.$D$21];[.$D$22])/[.$B$12])" office:value-type="float" office:value="539">
            <text:p>539</text:p>
          </table:table-cell>
          <table:table-cell table:formula="of:=ROUND(IF(BITAND([.P$55];[.$D63]);[.$C$21];[.$C$22])/[.$B$12])" office:value-type="float" office:value="658">
            <text:p>658</text:p>
          </table:table-cell>
          <table:table-cell table:formula="of:=ROUND(IF(BITAND([.P$55];[.$D63]);[.$D$21];[.$D$22])/[.$B$12])" office:value-type="float" office:value="539">
            <text:p>539</text:p>
          </table:table-cell>
          <table:table-cell table:formula="of:=ROUND(IF(BITAND([.R$55];[.$D63]);[.$C$21];[.$C$22])/[.$B$12])" office:value-type="float" office:value="658">
            <text:p>658</text:p>
          </table:table-cell>
          <table:table-cell table:formula="of:=ROUND(IF(BITAND([.R$55];[.$D63]);[.$D$21];[.$D$22])/[.$B$12])" office:value-type="float" office:value="539">
            <text:p>539</text:p>
          </table:table-cell>
          <table:table-cell table:formula="of:=ROUND(IF(BITAND([.T$55];[.$D63]);[.$C$21];[.$C$22])/[.$B$12])" office:value-type="float" office:value="1252">
            <text:p>1252</text:p>
          </table:table-cell>
          <table:table-cell table:formula="of:=ROUND(IF(BITAND([.T$55];[.$D63]);[.$D$21];[.$D$22])/[.$B$12])" office:value-type="float" office:value="539">
            <text:p>539</text:p>
          </table:table-cell>
          <table:table-cell table:formula="of:=ROUND(IF(BITAND([.V$55];[.$D63]);[.$C$21];[.$C$22])/[.$B$12])" office:value-type="float" office:value="1252">
            <text:p>1252</text:p>
          </table:table-cell>
          <table:table-cell table:formula="of:=ROUND(IF(BITAND([.V$55];[.$D63]);[.$D$21];[.$D$22])/[.$B$12])" office:value-type="float" office:value="539">
            <text:p>539</text:p>
          </table:table-cell>
          <table:table-cell table:formula="of:=ROUND(IF(BITAND([.X$55];[.$D63]);[.$C$21];[.$C$22])/[.$B$12])" office:value-type="float" office:value="1252">
            <text:p>1252</text:p>
          </table:table-cell>
          <table:table-cell table:formula="of:=ROUND(IF(BITAND([.X$55];[.$D63]);[.$D$21];[.$D$22])/[.$B$12])" office:value-type="float" office:value="539">
            <text:p>539</text:p>
          </table:table-cell>
          <table:table-cell table:formula="of:=ROUND(IF(BITAND([.Z$55];[.$D63]);[.$C$21];[.$C$22])/[.$B$12])" office:value-type="float" office:value="658">
            <text:p>658</text:p>
          </table:table-cell>
          <table:table-cell table:formula="of:=ROUND(IF(BITAND([.Z$55];[.$D63]);[.$D$21];[.$D$22])/[.$B$12])" office:value-type="float" office:value="539">
            <text:p>539</text:p>
          </table:table-cell>
          <table:table-cell table:formula="of:=ROUND(IF(BITAND([.AB$55];[.$D63]);[.$C$21];[.$C$22])/[.$B$12])" office:value-type="float" office:value="1252">
            <text:p>1252</text:p>
          </table:table-cell>
          <table:table-cell table:formula="of:=ROUND(IF(BITAND([.AB$55];[.$D63]);[.$D$21];[.$D$22])/[.$B$12])" office:value-type="float" office:value="539">
            <text:p>539</text:p>
          </table:table-cell>
          <table:table-cell table:formula="of:=ROUND(IF(BITAND([.AD$55];[.$D63]);[.$C$21];[.$C$22])/[.$B$12])" office:value-type="float" office:value="1252">
            <text:p>1252</text:p>
          </table:table-cell>
          <table:table-cell table:formula="of:=ROUND(IF(BITAND([.AD$55];[.$D63]);[.$D$21];[.$D$22])/[.$B$12])" office:value-type="float" office:value="539">
            <text:p>539</text:p>
          </table:table-cell>
          <table:table-cell table:formula="of:=ROUND(IF(BITAND([.AF$55];[.$D63]);[.$C$21];[.$C$22])/[.$B$12])" office:value-type="float" office:value="1252">
            <text:p>1252</text:p>
          </table:table-cell>
          <table:table-cell table:formula="of:=ROUND(IF(BITAND([.AF$55];[.$D63]);[.$D$21];[.$D$22])/[.$B$12])" office:value-type="float" office:value="539">
            <text:p>539</text:p>
          </table:table-cell>
          <table:table-cell table:formula="of:=ROUND(IF(BITAND([.AH$55];[.$D63]);[.$C$21];[.$C$22])/[.$B$12])" office:value-type="float" office:value="658">
            <text:p>658</text:p>
          </table:table-cell>
          <table:table-cell table:formula="of:=ROUND(IF(BITAND([.AH$55];[.$D63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THEATRE</text:p>
          </table:table-cell>
          <table:table-cell office:value-type="string">
            <text:p>0x03EE</text:p>
          </table:table-cell>
          <table:table-cell table:formula="of:=DECIMAL(RIGHT([.C64];4); 16)" office:value-type="float" office:value="1006">
            <text:p>1006</text:p>
          </table:table-cell>
          <table:table-cell/>
          <table:table-cell table:formula="of:=ROUND(IF(BITAND([.F$55];[.$D64]);[.$C$21];[.$C$22])/[.$B$12])" office:value-type="float" office:value="658">
            <text:p>658</text:p>
          </table:table-cell>
          <table:table-cell table:formula="of:=ROUND(IF(BITAND([.F$55];[.$D64]);[.$D$21];[.$D$22])/[.$B$12])" office:value-type="float" office:value="539">
            <text:p>539</text:p>
          </table:table-cell>
          <table:table-cell table:formula="of:=ROUND(IF(BITAND([.H$55];[.$D64]);[.$C$21];[.$C$22])/[.$B$12])" office:value-type="float" office:value="658">
            <text:p>658</text:p>
          </table:table-cell>
          <table:table-cell table:formula="of:=ROUND(IF(BITAND([.H$55];[.$D64]);[.$D$21];[.$D$22])/[.$B$12])" office:value-type="float" office:value="539">
            <text:p>539</text:p>
          </table:table-cell>
          <table:table-cell table:formula="of:=ROUND(IF(BITAND([.J$55];[.$D64]);[.$C$21];[.$C$22])/[.$B$12])" office:value-type="float" office:value="658">
            <text:p>658</text:p>
          </table:table-cell>
          <table:table-cell table:formula="of:=ROUND(IF(BITAND([.J$55];[.$D64]);[.$D$21];[.$D$22])/[.$B$12])" office:value-type="float" office:value="539">
            <text:p>539</text:p>
          </table:table-cell>
          <table:table-cell table:formula="of:=ROUND(IF(BITAND([.L$55];[.$D64]);[.$C$21];[.$C$22])/[.$B$12])" office:value-type="float" office:value="658">
            <text:p>658</text:p>
          </table:table-cell>
          <table:table-cell table:formula="of:=ROUND(IF(BITAND([.L$55];[.$D64]);[.$D$21];[.$D$22])/[.$B$12])" office:value-type="float" office:value="539">
            <text:p>539</text:p>
          </table:table-cell>
          <table:table-cell table:formula="of:=ROUND(IF(BITAND([.N$55];[.$D64]);[.$C$21];[.$C$22])/[.$B$12])" office:value-type="float" office:value="658">
            <text:p>658</text:p>
          </table:table-cell>
          <table:table-cell table:formula="of:=ROUND(IF(BITAND([.N$55];[.$D64]);[.$D$21];[.$D$22])/[.$B$12])" office:value-type="float" office:value="539">
            <text:p>539</text:p>
          </table:table-cell>
          <table:table-cell table:formula="of:=ROUND(IF(BITAND([.P$55];[.$D64]);[.$C$21];[.$C$22])/[.$B$12])" office:value-type="float" office:value="1252">
            <text:p>1252</text:p>
          </table:table-cell>
          <table:table-cell table:formula="of:=ROUND(IF(BITAND([.P$55];[.$D64]);[.$D$21];[.$D$22])/[.$B$12])" office:value-type="float" office:value="539">
            <text:p>539</text:p>
          </table:table-cell>
          <table:table-cell table:formula="of:=ROUND(IF(BITAND([.R$55];[.$D64]);[.$C$21];[.$C$22])/[.$B$12])" office:value-type="float" office:value="1252">
            <text:p>1252</text:p>
          </table:table-cell>
          <table:table-cell table:formula="of:=ROUND(IF(BITAND([.R$55];[.$D64]);[.$D$21];[.$D$22])/[.$B$12])" office:value-type="float" office:value="539">
            <text:p>539</text:p>
          </table:table-cell>
          <table:table-cell table:formula="of:=ROUND(IF(BITAND([.T$55];[.$D64]);[.$C$21];[.$C$22])/[.$B$12])" office:value-type="float" office:value="1252">
            <text:p>1252</text:p>
          </table:table-cell>
          <table:table-cell table:formula="of:=ROUND(IF(BITAND([.T$55];[.$D64]);[.$D$21];[.$D$22])/[.$B$12])" office:value-type="float" office:value="539">
            <text:p>539</text:p>
          </table:table-cell>
          <table:table-cell table:formula="of:=ROUND(IF(BITAND([.V$55];[.$D64]);[.$C$21];[.$C$22])/[.$B$12])" office:value-type="float" office:value="1252">
            <text:p>1252</text:p>
          </table:table-cell>
          <table:table-cell table:formula="of:=ROUND(IF(BITAND([.V$55];[.$D64]);[.$D$21];[.$D$22])/[.$B$12])" office:value-type="float" office:value="539">
            <text:p>539</text:p>
          </table:table-cell>
          <table:table-cell table:formula="of:=ROUND(IF(BITAND([.X$55];[.$D64]);[.$C$21];[.$C$22])/[.$B$12])" office:value-type="float" office:value="1252">
            <text:p>1252</text:p>
          </table:table-cell>
          <table:table-cell table:formula="of:=ROUND(IF(BITAND([.X$55];[.$D64]);[.$D$21];[.$D$22])/[.$B$12])" office:value-type="float" office:value="539">
            <text:p>539</text:p>
          </table:table-cell>
          <table:table-cell table:formula="of:=ROUND(IF(BITAND([.Z$55];[.$D64]);[.$C$21];[.$C$22])/[.$B$12])" office:value-type="float" office:value="658">
            <text:p>658</text:p>
          </table:table-cell>
          <table:table-cell table:formula="of:=ROUND(IF(BITAND([.Z$55];[.$D64]);[.$D$21];[.$D$22])/[.$B$12])" office:value-type="float" office:value="539">
            <text:p>539</text:p>
          </table:table-cell>
          <table:table-cell table:formula="of:=ROUND(IF(BITAND([.AB$55];[.$D64]);[.$C$21];[.$C$22])/[.$B$12])" office:value-type="float" office:value="1252">
            <text:p>1252</text:p>
          </table:table-cell>
          <table:table-cell table:formula="of:=ROUND(IF(BITAND([.AB$55];[.$D64]);[.$D$21];[.$D$22])/[.$B$12])" office:value-type="float" office:value="539">
            <text:p>539</text:p>
          </table:table-cell>
          <table:table-cell table:formula="of:=ROUND(IF(BITAND([.AD$55];[.$D64]);[.$C$21];[.$C$22])/[.$B$12])" office:value-type="float" office:value="1252">
            <text:p>1252</text:p>
          </table:table-cell>
          <table:table-cell table:formula="of:=ROUND(IF(BITAND([.AD$55];[.$D64]);[.$D$21];[.$D$22])/[.$B$12])" office:value-type="float" office:value="539">
            <text:p>539</text:p>
          </table:table-cell>
          <table:table-cell table:formula="of:=ROUND(IF(BITAND([.AF$55];[.$D64]);[.$C$21];[.$C$22])/[.$B$12])" office:value-type="float" office:value="1252">
            <text:p>1252</text:p>
          </table:table-cell>
          <table:table-cell table:formula="of:=ROUND(IF(BITAND([.AF$55];[.$D64]);[.$D$21];[.$D$22])/[.$B$12])" office:value-type="float" office:value="539">
            <text:p>539</text:p>
          </table:table-cell>
          <table:table-cell table:formula="of:=ROUND(IF(BITAND([.AH$55];[.$D64]);[.$C$21];[.$C$22])/[.$B$12])" office:value-type="float" office:value="658">
            <text:p>658</text:p>
          </table:table-cell>
          <table:table-cell table:formula="of:=ROUND(IF(BITAND([.AH$55];[.$D64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backward</text:p>
          </table:table-cell>
          <table:table-cell office:value-type="string">
            <text:p>FBACKWARD</text:p>
          </table:table-cell>
          <table:table-cell office:value-type="string">
            <text:p>0x6CE9</text:p>
          </table:table-cell>
          <table:table-cell table:formula="of:=DECIMAL(RIGHT([.C65];4); 16)" office:value-type="float" office:value="27881">
            <text:p>27881</text:p>
          </table:table-cell>
          <table:table-cell/>
          <table:table-cell table:formula="of:=ROUND(IF(BITAND([.F$55];[.$D65]);[.$C$21];[.$C$22])/[.$B$12])" office:value-type="float" office:value="1252">
            <text:p>1252</text:p>
          </table:table-cell>
          <table:table-cell table:formula="of:=ROUND(IF(BITAND([.F$55];[.$D65]);[.$D$21];[.$D$22])/[.$B$12])" office:value-type="float" office:value="539">
            <text:p>539</text:p>
          </table:table-cell>
          <table:table-cell table:formula="of:=ROUND(IF(BITAND([.H$55];[.$D65]);[.$C$21];[.$C$22])/[.$B$12])" office:value-type="float" office:value="1252">
            <text:p>1252</text:p>
          </table:table-cell>
          <table:table-cell table:formula="of:=ROUND(IF(BITAND([.H$55];[.$D65]);[.$D$21];[.$D$22])/[.$B$12])" office:value-type="float" office:value="539">
            <text:p>539</text:p>
          </table:table-cell>
          <table:table-cell table:formula="of:=ROUND(IF(BITAND([.J$55];[.$D65]);[.$C$21];[.$C$22])/[.$B$12])" office:value-type="float" office:value="658">
            <text:p>658</text:p>
          </table:table-cell>
          <table:table-cell table:formula="of:=ROUND(IF(BITAND([.J$55];[.$D65]);[.$D$21];[.$D$22])/[.$B$12])" office:value-type="float" office:value="539">
            <text:p>539</text:p>
          </table:table-cell>
          <table:table-cell table:formula="of:=ROUND(IF(BITAND([.L$55];[.$D65]);[.$C$21];[.$C$22])/[.$B$12])" office:value-type="float" office:value="1252">
            <text:p>1252</text:p>
          </table:table-cell>
          <table:table-cell table:formula="of:=ROUND(IF(BITAND([.L$55];[.$D65]);[.$D$21];[.$D$22])/[.$B$12])" office:value-type="float" office:value="539">
            <text:p>539</text:p>
          </table:table-cell>
          <table:table-cell table:formula="of:=ROUND(IF(BITAND([.N$55];[.$D65]);[.$C$21];[.$C$22])/[.$B$12])" office:value-type="float" office:value="1252">
            <text:p>1252</text:p>
          </table:table-cell>
          <table:table-cell table:formula="of:=ROUND(IF(BITAND([.N$55];[.$D65]);[.$D$21];[.$D$22])/[.$B$12])" office:value-type="float" office:value="539">
            <text:p>539</text:p>
          </table:table-cell>
          <table:table-cell table:formula="of:=ROUND(IF(BITAND([.P$55];[.$D65]);[.$C$21];[.$C$22])/[.$B$12])" office:value-type="float" office:value="658">
            <text:p>658</text:p>
          </table:table-cell>
          <table:table-cell table:formula="of:=ROUND(IF(BITAND([.P$55];[.$D65]);[.$D$21];[.$D$22])/[.$B$12])" office:value-type="float" office:value="539">
            <text:p>539</text:p>
          </table:table-cell>
          <table:table-cell table:formula="of:=ROUND(IF(BITAND([.R$55];[.$D65]);[.$C$21];[.$C$22])/[.$B$12])" office:value-type="float" office:value="658">
            <text:p>658</text:p>
          </table:table-cell>
          <table:table-cell table:formula="of:=ROUND(IF(BITAND([.R$55];[.$D65]);[.$D$21];[.$D$22])/[.$B$12])" office:value-type="float" office:value="539">
            <text:p>539</text:p>
          </table:table-cell>
          <table:table-cell table:formula="of:=ROUND(IF(BITAND([.T$55];[.$D65]);[.$C$21];[.$C$22])/[.$B$12])" office:value-type="float" office:value="1252">
            <text:p>1252</text:p>
          </table:table-cell>
          <table:table-cell table:formula="of:=ROUND(IF(BITAND([.T$55];[.$D65]);[.$D$21];[.$D$22])/[.$B$12])" office:value-type="float" office:value="539">
            <text:p>539</text:p>
          </table:table-cell>
          <table:table-cell table:formula="of:=ROUND(IF(BITAND([.V$55];[.$D65]);[.$C$21];[.$C$22])/[.$B$12])" office:value-type="float" office:value="1252">
            <text:p>1252</text:p>
          </table:table-cell>
          <table:table-cell table:formula="of:=ROUND(IF(BITAND([.V$55];[.$D65]);[.$D$21];[.$D$22])/[.$B$12])" office:value-type="float" office:value="539">
            <text:p>539</text:p>
          </table:table-cell>
          <table:table-cell table:formula="of:=ROUND(IF(BITAND([.X$55];[.$D65]);[.$C$21];[.$C$22])/[.$B$12])" office:value-type="float" office:value="1252">
            <text:p>1252</text:p>
          </table:table-cell>
          <table:table-cell table:formula="of:=ROUND(IF(BITAND([.X$55];[.$D65]);[.$D$21];[.$D$22])/[.$B$12])" office:value-type="float" office:value="539">
            <text:p>539</text:p>
          </table:table-cell>
          <table:table-cell table:formula="of:=ROUND(IF(BITAND([.Z$55];[.$D65]);[.$C$21];[.$C$22])/[.$B$12])" office:value-type="float" office:value="658">
            <text:p>658</text:p>
          </table:table-cell>
          <table:table-cell table:formula="of:=ROUND(IF(BITAND([.Z$55];[.$D65]);[.$D$21];[.$D$22])/[.$B$12])" office:value-type="float" office:value="539">
            <text:p>539</text:p>
          </table:table-cell>
          <table:table-cell table:formula="of:=ROUND(IF(BITAND([.AB$55];[.$D65]);[.$C$21];[.$C$22])/[.$B$12])" office:value-type="float" office:value="1252">
            <text:p>1252</text:p>
          </table:table-cell>
          <table:table-cell table:formula="of:=ROUND(IF(BITAND([.AB$55];[.$D65]);[.$D$21];[.$D$22])/[.$B$12])" office:value-type="float" office:value="539">
            <text:p>539</text:p>
          </table:table-cell>
          <table:table-cell table:formula="of:=ROUND(IF(BITAND([.AD$55];[.$D65]);[.$C$21];[.$C$22])/[.$B$12])" office:value-type="float" office:value="658">
            <text:p>658</text:p>
          </table:table-cell>
          <table:table-cell table:formula="of:=ROUND(IF(BITAND([.AD$55];[.$D65]);[.$D$21];[.$D$22])/[.$B$12])" office:value-type="float" office:value="539">
            <text:p>539</text:p>
          </table:table-cell>
          <table:table-cell table:formula="of:=ROUND(IF(BITAND([.AF$55];[.$D65]);[.$C$21];[.$C$22])/[.$B$12])" office:value-type="float" office:value="658">
            <text:p>658</text:p>
          </table:table-cell>
          <table:table-cell table:formula="of:=ROUND(IF(BITAND([.AF$55];[.$D65]);[.$D$21];[.$D$22])/[.$B$12])" office:value-type="float" office:value="539">
            <text:p>539</text:p>
          </table:table-cell>
          <table:table-cell table:formula="of:=ROUND(IF(BITAND([.AH$55];[.$D65]);[.$C$21];[.$C$22])/[.$B$12])" office:value-type="float" office:value="1252">
            <text:p>1252</text:p>
          </table:table-cell>
          <table:table-cell table:formula="of:=ROUND(IF(BITAND([.AH$55];[.$D65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play</text:p>
          </table:table-cell>
          <table:table-cell office:value-type="string">
            <text:p>PLAY</text:p>
          </table:table-cell>
          <table:table-cell office:value-type="string">
            <text:p>0x2CE9</text:p>
          </table:table-cell>
          <table:table-cell table:formula="of:=DECIMAL(RIGHT([.C66];4); 16)" office:value-type="float" office:value="11497">
            <text:p>11497</text:p>
          </table:table-cell>
          <table:table-cell/>
          <table:table-cell table:formula="of:=ROUND(IF(BITAND([.F$55];[.$D66]);[.$C$21];[.$C$22])/[.$B$12])" office:value-type="float" office:value="658">
            <text:p>658</text:p>
          </table:table-cell>
          <table:table-cell table:formula="of:=ROUND(IF(BITAND([.F$55];[.$D66]);[.$D$21];[.$D$22])/[.$B$12])" office:value-type="float" office:value="539">
            <text:p>539</text:p>
          </table:table-cell>
          <table:table-cell table:formula="of:=ROUND(IF(BITAND([.H$55];[.$D66]);[.$C$21];[.$C$22])/[.$B$12])" office:value-type="float" office:value="1252">
            <text:p>1252</text:p>
          </table:table-cell>
          <table:table-cell table:formula="of:=ROUND(IF(BITAND([.H$55];[.$D66]);[.$D$21];[.$D$22])/[.$B$12])" office:value-type="float" office:value="539">
            <text:p>539</text:p>
          </table:table-cell>
          <table:table-cell table:formula="of:=ROUND(IF(BITAND([.J$55];[.$D66]);[.$C$21];[.$C$22])/[.$B$12])" office:value-type="float" office:value="658">
            <text:p>658</text:p>
          </table:table-cell>
          <table:table-cell table:formula="of:=ROUND(IF(BITAND([.J$55];[.$D66]);[.$D$21];[.$D$22])/[.$B$12])" office:value-type="float" office:value="539">
            <text:p>539</text:p>
          </table:table-cell>
          <table:table-cell table:formula="of:=ROUND(IF(BITAND([.L$55];[.$D66]);[.$C$21];[.$C$22])/[.$B$12])" office:value-type="float" office:value="1252">
            <text:p>1252</text:p>
          </table:table-cell>
          <table:table-cell table:formula="of:=ROUND(IF(BITAND([.L$55];[.$D66]);[.$D$21];[.$D$22])/[.$B$12])" office:value-type="float" office:value="539">
            <text:p>539</text:p>
          </table:table-cell>
          <table:table-cell table:formula="of:=ROUND(IF(BITAND([.N$55];[.$D66]);[.$C$21];[.$C$22])/[.$B$12])" office:value-type="float" office:value="1252">
            <text:p>1252</text:p>
          </table:table-cell>
          <table:table-cell table:formula="of:=ROUND(IF(BITAND([.N$55];[.$D66]);[.$D$21];[.$D$22])/[.$B$12])" office:value-type="float" office:value="539">
            <text:p>539</text:p>
          </table:table-cell>
          <table:table-cell table:formula="of:=ROUND(IF(BITAND([.P$55];[.$D66]);[.$C$21];[.$C$22])/[.$B$12])" office:value-type="float" office:value="658">
            <text:p>658</text:p>
          </table:table-cell>
          <table:table-cell table:formula="of:=ROUND(IF(BITAND([.P$55];[.$D66]);[.$D$21];[.$D$22])/[.$B$12])" office:value-type="float" office:value="539">
            <text:p>539</text:p>
          </table:table-cell>
          <table:table-cell table:formula="of:=ROUND(IF(BITAND([.R$55];[.$D66]);[.$C$21];[.$C$22])/[.$B$12])" office:value-type="float" office:value="658">
            <text:p>658</text:p>
          </table:table-cell>
          <table:table-cell table:formula="of:=ROUND(IF(BITAND([.R$55];[.$D66]);[.$D$21];[.$D$22])/[.$B$12])" office:value-type="float" office:value="539">
            <text:p>539</text:p>
          </table:table-cell>
          <table:table-cell table:formula="of:=ROUND(IF(BITAND([.T$55];[.$D66]);[.$C$21];[.$C$22])/[.$B$12])" office:value-type="float" office:value="1252">
            <text:p>1252</text:p>
          </table:table-cell>
          <table:table-cell table:formula="of:=ROUND(IF(BITAND([.T$55];[.$D66]);[.$D$21];[.$D$22])/[.$B$12])" office:value-type="float" office:value="539">
            <text:p>539</text:p>
          </table:table-cell>
          <table:table-cell table:formula="of:=ROUND(IF(BITAND([.V$55];[.$D66]);[.$C$21];[.$C$22])/[.$B$12])" office:value-type="float" office:value="1252">
            <text:p>1252</text:p>
          </table:table-cell>
          <table:table-cell table:formula="of:=ROUND(IF(BITAND([.V$55];[.$D66]);[.$D$21];[.$D$22])/[.$B$12])" office:value-type="float" office:value="539">
            <text:p>539</text:p>
          </table:table-cell>
          <table:table-cell table:formula="of:=ROUND(IF(BITAND([.X$55];[.$D66]);[.$C$21];[.$C$22])/[.$B$12])" office:value-type="float" office:value="1252">
            <text:p>1252</text:p>
          </table:table-cell>
          <table:table-cell table:formula="of:=ROUND(IF(BITAND([.X$55];[.$D66]);[.$D$21];[.$D$22])/[.$B$12])" office:value-type="float" office:value="539">
            <text:p>539</text:p>
          </table:table-cell>
          <table:table-cell table:formula="of:=ROUND(IF(BITAND([.Z$55];[.$D66]);[.$C$21];[.$C$22])/[.$B$12])" office:value-type="float" office:value="658">
            <text:p>658</text:p>
          </table:table-cell>
          <table:table-cell table:formula="of:=ROUND(IF(BITAND([.Z$55];[.$D66]);[.$D$21];[.$D$22])/[.$B$12])" office:value-type="float" office:value="539">
            <text:p>539</text:p>
          </table:table-cell>
          <table:table-cell table:formula="of:=ROUND(IF(BITAND([.AB$55];[.$D66]);[.$C$21];[.$C$22])/[.$B$12])" office:value-type="float" office:value="1252">
            <text:p>1252</text:p>
          </table:table-cell>
          <table:table-cell table:formula="of:=ROUND(IF(BITAND([.AB$55];[.$D66]);[.$D$21];[.$D$22])/[.$B$12])" office:value-type="float" office:value="539">
            <text:p>539</text:p>
          </table:table-cell>
          <table:table-cell table:formula="of:=ROUND(IF(BITAND([.AD$55];[.$D66]);[.$C$21];[.$C$22])/[.$B$12])" office:value-type="float" office:value="658">
            <text:p>658</text:p>
          </table:table-cell>
          <table:table-cell table:formula="of:=ROUND(IF(BITAND([.AD$55];[.$D66]);[.$D$21];[.$D$22])/[.$B$12])" office:value-type="float" office:value="539">
            <text:p>539</text:p>
          </table:table-cell>
          <table:table-cell table:formula="of:=ROUND(IF(BITAND([.AF$55];[.$D66]);[.$C$21];[.$C$22])/[.$B$12])" office:value-type="float" office:value="658">
            <text:p>658</text:p>
          </table:table-cell>
          <table:table-cell table:formula="of:=ROUND(IF(BITAND([.AF$55];[.$D66]);[.$D$21];[.$D$22])/[.$B$12])" office:value-type="float" office:value="539">
            <text:p>539</text:p>
          </table:table-cell>
          <table:table-cell table:formula="of:=ROUND(IF(BITAND([.AH$55];[.$D66]);[.$C$21];[.$C$22])/[.$B$12])" office:value-type="float" office:value="1252">
            <text:p>1252</text:p>
          </table:table-cell>
          <table:table-cell table:formula="of:=ROUND(IF(BITAND([.AH$55];[.$D66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forward</text:p>
          </table:table-cell>
          <table:table-cell office:value-type="string">
            <text:p>FFORWARD</text:p>
          </table:table-cell>
          <table:table-cell office:value-type="string">
            <text:p>0x1CE9</text:p>
          </table:table-cell>
          <table:table-cell table:formula="of:=DECIMAL(RIGHT([.C67];4); 16)" office:value-type="float" office:value="7401">
            <text:p>7401</text:p>
          </table:table-cell>
          <table:table-cell/>
          <table:table-cell table:formula="of:=ROUND(IF(BITAND([.F$55];[.$D67]);[.$C$21];[.$C$22])/[.$B$12])" office:value-type="float" office:value="658">
            <text:p>658</text:p>
          </table:table-cell>
          <table:table-cell table:formula="of:=ROUND(IF(BITAND([.F$55];[.$D67]);[.$D$21];[.$D$22])/[.$B$12])" office:value-type="float" office:value="539">
            <text:p>539</text:p>
          </table:table-cell>
          <table:table-cell table:formula="of:=ROUND(IF(BITAND([.H$55];[.$D67]);[.$C$21];[.$C$22])/[.$B$12])" office:value-type="float" office:value="658">
            <text:p>658</text:p>
          </table:table-cell>
          <table:table-cell table:formula="of:=ROUND(IF(BITAND([.H$55];[.$D67]);[.$D$21];[.$D$22])/[.$B$12])" office:value-type="float" office:value="539">
            <text:p>539</text:p>
          </table:table-cell>
          <table:table-cell table:formula="of:=ROUND(IF(BITAND([.J$55];[.$D67]);[.$C$21];[.$C$22])/[.$B$12])" office:value-type="float" office:value="1252">
            <text:p>1252</text:p>
          </table:table-cell>
          <table:table-cell table:formula="of:=ROUND(IF(BITAND([.J$55];[.$D67]);[.$D$21];[.$D$22])/[.$B$12])" office:value-type="float" office:value="539">
            <text:p>539</text:p>
          </table:table-cell>
          <table:table-cell table:formula="of:=ROUND(IF(BITAND([.L$55];[.$D67]);[.$C$21];[.$C$22])/[.$B$12])" office:value-type="float" office:value="1252">
            <text:p>1252</text:p>
          </table:table-cell>
          <table:table-cell table:formula="of:=ROUND(IF(BITAND([.L$55];[.$D67]);[.$D$21];[.$D$22])/[.$B$12])" office:value-type="float" office:value="539">
            <text:p>539</text:p>
          </table:table-cell>
          <table:table-cell table:formula="of:=ROUND(IF(BITAND([.N$55];[.$D67]);[.$C$21];[.$C$22])/[.$B$12])" office:value-type="float" office:value="1252">
            <text:p>1252</text:p>
          </table:table-cell>
          <table:table-cell table:formula="of:=ROUND(IF(BITAND([.N$55];[.$D67]);[.$D$21];[.$D$22])/[.$B$12])" office:value-type="float" office:value="539">
            <text:p>539</text:p>
          </table:table-cell>
          <table:table-cell table:formula="of:=ROUND(IF(BITAND([.P$55];[.$D67]);[.$C$21];[.$C$22])/[.$B$12])" office:value-type="float" office:value="658">
            <text:p>658</text:p>
          </table:table-cell>
          <table:table-cell table:formula="of:=ROUND(IF(BITAND([.P$55];[.$D67]);[.$D$21];[.$D$22])/[.$B$12])" office:value-type="float" office:value="539">
            <text:p>539</text:p>
          </table:table-cell>
          <table:table-cell table:formula="of:=ROUND(IF(BITAND([.R$55];[.$D67]);[.$C$21];[.$C$22])/[.$B$12])" office:value-type="float" office:value="658">
            <text:p>658</text:p>
          </table:table-cell>
          <table:table-cell table:formula="of:=ROUND(IF(BITAND([.R$55];[.$D67]);[.$D$21];[.$D$22])/[.$B$12])" office:value-type="float" office:value="539">
            <text:p>539</text:p>
          </table:table-cell>
          <table:table-cell table:formula="of:=ROUND(IF(BITAND([.T$55];[.$D67]);[.$C$21];[.$C$22])/[.$B$12])" office:value-type="float" office:value="1252">
            <text:p>1252</text:p>
          </table:table-cell>
          <table:table-cell table:formula="of:=ROUND(IF(BITAND([.T$55];[.$D67]);[.$D$21];[.$D$22])/[.$B$12])" office:value-type="float" office:value="539">
            <text:p>539</text:p>
          </table:table-cell>
          <table:table-cell table:formula="of:=ROUND(IF(BITAND([.V$55];[.$D67]);[.$C$21];[.$C$22])/[.$B$12])" office:value-type="float" office:value="1252">
            <text:p>1252</text:p>
          </table:table-cell>
          <table:table-cell table:formula="of:=ROUND(IF(BITAND([.V$55];[.$D67]);[.$D$21];[.$D$22])/[.$B$12])" office:value-type="float" office:value="539">
            <text:p>539</text:p>
          </table:table-cell>
          <table:table-cell table:formula="of:=ROUND(IF(BITAND([.X$55];[.$D67]);[.$C$21];[.$C$22])/[.$B$12])" office:value-type="float" office:value="1252">
            <text:p>1252</text:p>
          </table:table-cell>
          <table:table-cell table:formula="of:=ROUND(IF(BITAND([.X$55];[.$D67]);[.$D$21];[.$D$22])/[.$B$12])" office:value-type="float" office:value="539">
            <text:p>539</text:p>
          </table:table-cell>
          <table:table-cell table:formula="of:=ROUND(IF(BITAND([.Z$55];[.$D67]);[.$C$21];[.$C$22])/[.$B$12])" office:value-type="float" office:value="658">
            <text:p>658</text:p>
          </table:table-cell>
          <table:table-cell table:formula="of:=ROUND(IF(BITAND([.Z$55];[.$D67]);[.$D$21];[.$D$22])/[.$B$12])" office:value-type="float" office:value="539">
            <text:p>539</text:p>
          </table:table-cell>
          <table:table-cell table:formula="of:=ROUND(IF(BITAND([.AB$55];[.$D67]);[.$C$21];[.$C$22])/[.$B$12])" office:value-type="float" office:value="1252">
            <text:p>1252</text:p>
          </table:table-cell>
          <table:table-cell table:formula="of:=ROUND(IF(BITAND([.AB$55];[.$D67]);[.$D$21];[.$D$22])/[.$B$12])" office:value-type="float" office:value="539">
            <text:p>539</text:p>
          </table:table-cell>
          <table:table-cell table:formula="of:=ROUND(IF(BITAND([.AD$55];[.$D67]);[.$C$21];[.$C$22])/[.$B$12])" office:value-type="float" office:value="658">
            <text:p>658</text:p>
          </table:table-cell>
          <table:table-cell table:formula="of:=ROUND(IF(BITAND([.AD$55];[.$D67]);[.$D$21];[.$D$22])/[.$B$12])" office:value-type="float" office:value="539">
            <text:p>539</text:p>
          </table:table-cell>
          <table:table-cell table:formula="of:=ROUND(IF(BITAND([.AF$55];[.$D67]);[.$C$21];[.$C$22])/[.$B$12])" office:value-type="float" office:value="658">
            <text:p>658</text:p>
          </table:table-cell>
          <table:table-cell table:formula="of:=ROUND(IF(BITAND([.AF$55];[.$D67]);[.$D$21];[.$D$22])/[.$B$12])" office:value-type="float" office:value="539">
            <text:p>539</text:p>
          </table:table-cell>
          <table:table-cell table:formula="of:=ROUND(IF(BITAND([.AH$55];[.$D67]);[.$C$21];[.$C$22])/[.$B$12])" office:value-type="float" office:value="1252">
            <text:p>1252</text:p>
          </table:table-cell>
          <table:table-cell table:formula="of:=ROUND(IF(BITAND([.AH$55];[.$D67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internet</text:p>
          </table:table-cell>
          <table:table-cell office:value-type="string">
            <text:p>INTERNET_VIDEO</text:p>
          </table:table-cell>
          <table:table-cell office:value-type="string">
            <text:p>0x4F58</text:p>
          </table:table-cell>
          <table:table-cell table:formula="of:=DECIMAL(RIGHT([.C68];4); 16)" office:value-type="float" office:value="20312">
            <text:p>20312</text:p>
          </table:table-cell>
          <table:table-cell/>
          <table:table-cell table:formula="of:=ROUND(IF(BITAND([.F$55];[.$D68]);[.$C$21];[.$C$22])/[.$B$12])" office:value-type="float" office:value="1252">
            <text:p>1252</text:p>
          </table:table-cell>
          <table:table-cell table:formula="of:=ROUND(IF(BITAND([.F$55];[.$D68]);[.$D$21];[.$D$22])/[.$B$12])" office:value-type="float" office:value="539">
            <text:p>539</text:p>
          </table:table-cell>
          <table:table-cell table:formula="of:=ROUND(IF(BITAND([.H$55];[.$D68]);[.$C$21];[.$C$22])/[.$B$12])" office:value-type="float" office:value="658">
            <text:p>658</text:p>
          </table:table-cell>
          <table:table-cell table:formula="of:=ROUND(IF(BITAND([.H$55];[.$D68]);[.$D$21];[.$D$22])/[.$B$12])" office:value-type="float" office:value="539">
            <text:p>539</text:p>
          </table:table-cell>
          <table:table-cell table:formula="of:=ROUND(IF(BITAND([.J$55];[.$D68]);[.$C$21];[.$C$22])/[.$B$12])" office:value-type="float" office:value="658">
            <text:p>658</text:p>
          </table:table-cell>
          <table:table-cell table:formula="of:=ROUND(IF(BITAND([.J$55];[.$D68]);[.$D$21];[.$D$22])/[.$B$12])" office:value-type="float" office:value="539">
            <text:p>539</text:p>
          </table:table-cell>
          <table:table-cell table:formula="of:=ROUND(IF(BITAND([.L$55];[.$D68]);[.$C$21];[.$C$22])/[.$B$12])" office:value-type="float" office:value="1252">
            <text:p>1252</text:p>
          </table:table-cell>
          <table:table-cell table:formula="of:=ROUND(IF(BITAND([.L$55];[.$D68]);[.$D$21];[.$D$22])/[.$B$12])" office:value-type="float" office:value="539">
            <text:p>539</text:p>
          </table:table-cell>
          <table:table-cell table:formula="of:=ROUND(IF(BITAND([.N$55];[.$D68]);[.$C$21];[.$C$22])/[.$B$12])" office:value-type="float" office:value="1252">
            <text:p>1252</text:p>
          </table:table-cell>
          <table:table-cell table:formula="of:=ROUND(IF(BITAND([.N$55];[.$D68]);[.$D$21];[.$D$22])/[.$B$12])" office:value-type="float" office:value="539">
            <text:p>539</text:p>
          </table:table-cell>
          <table:table-cell table:formula="of:=ROUND(IF(BITAND([.P$55];[.$D68]);[.$C$21];[.$C$22])/[.$B$12])" office:value-type="float" office:value="1252">
            <text:p>1252</text:p>
          </table:table-cell>
          <table:table-cell table:formula="of:=ROUND(IF(BITAND([.P$55];[.$D68]);[.$D$21];[.$D$22])/[.$B$12])" office:value-type="float" office:value="539">
            <text:p>539</text:p>
          </table:table-cell>
          <table:table-cell table:formula="of:=ROUND(IF(BITAND([.R$55];[.$D68]);[.$C$21];[.$C$22])/[.$B$12])" office:value-type="float" office:value="1252">
            <text:p>1252</text:p>
          </table:table-cell>
          <table:table-cell table:formula="of:=ROUND(IF(BITAND([.R$55];[.$D68]);[.$D$21];[.$D$22])/[.$B$12])" office:value-type="float" office:value="539">
            <text:p>539</text:p>
          </table:table-cell>
          <table:table-cell table:formula="of:=ROUND(IF(BITAND([.T$55];[.$D68]);[.$C$21];[.$C$22])/[.$B$12])" office:value-type="float" office:value="658">
            <text:p>658</text:p>
          </table:table-cell>
          <table:table-cell table:formula="of:=ROUND(IF(BITAND([.T$55];[.$D68]);[.$D$21];[.$D$22])/[.$B$12])" office:value-type="float" office:value="539">
            <text:p>539</text:p>
          </table:table-cell>
          <table:table-cell table:formula="of:=ROUND(IF(BITAND([.V$55];[.$D68]);[.$C$21];[.$C$22])/[.$B$12])" office:value-type="float" office:value="1252">
            <text:p>1252</text:p>
          </table:table-cell>
          <table:table-cell table:formula="of:=ROUND(IF(BITAND([.V$55];[.$D68]);[.$D$21];[.$D$22])/[.$B$12])" office:value-type="float" office:value="539">
            <text:p>539</text:p>
          </table:table-cell>
          <table:table-cell table:formula="of:=ROUND(IF(BITAND([.X$55];[.$D68]);[.$C$21];[.$C$22])/[.$B$12])" office:value-type="float" office:value="658">
            <text:p>658</text:p>
          </table:table-cell>
          <table:table-cell table:formula="of:=ROUND(IF(BITAND([.X$55];[.$D68]);[.$D$21];[.$D$22])/[.$B$12])" office:value-type="float" office:value="539">
            <text:p>539</text:p>
          </table:table-cell>
          <table:table-cell table:formula="of:=ROUND(IF(BITAND([.Z$55];[.$D68]);[.$C$21];[.$C$22])/[.$B$12])" office:value-type="float" office:value="1252">
            <text:p>1252</text:p>
          </table:table-cell>
          <table:table-cell table:formula="of:=ROUND(IF(BITAND([.Z$55];[.$D68]);[.$D$21];[.$D$22])/[.$B$12])" office:value-type="float" office:value="539">
            <text:p>539</text:p>
          </table:table-cell>
          <table:table-cell table:formula="of:=ROUND(IF(BITAND([.AB$55];[.$D68]);[.$C$21];[.$C$22])/[.$B$12])" office:value-type="float" office:value="1252">
            <text:p>1252</text:p>
          </table:table-cell>
          <table:table-cell table:formula="of:=ROUND(IF(BITAND([.AB$55];[.$D68]);[.$D$21];[.$D$22])/[.$B$12])" office:value-type="float" office:value="539">
            <text:p>539</text:p>
          </table:table-cell>
          <table:table-cell table:formula="of:=ROUND(IF(BITAND([.AD$55];[.$D68]);[.$C$21];[.$C$22])/[.$B$12])" office:value-type="float" office:value="658">
            <text:p>658</text:p>
          </table:table-cell>
          <table:table-cell table:formula="of:=ROUND(IF(BITAND([.AD$55];[.$D68]);[.$D$21];[.$D$22])/[.$B$12])" office:value-type="float" office:value="539">
            <text:p>539</text:p>
          </table:table-cell>
          <table:table-cell table:formula="of:=ROUND(IF(BITAND([.AF$55];[.$D68]);[.$C$21];[.$C$22])/[.$B$12])" office:value-type="float" office:value="658">
            <text:p>658</text:p>
          </table:table-cell>
          <table:table-cell table:formula="of:=ROUND(IF(BITAND([.AF$55];[.$D68]);[.$D$21];[.$D$22])/[.$B$12])" office:value-type="float" office:value="539">
            <text:p>539</text:p>
          </table:table-cell>
          <table:table-cell table:formula="of:=ROUND(IF(BITAND([.AH$55];[.$D68]);[.$C$21];[.$C$22])/[.$B$12])" office:value-type="float" office:value="658">
            <text:p>658</text:p>
          </table:table-cell>
          <table:table-cell table:formula="of:=ROUND(IF(BITAND([.AH$55];[.$D68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guide</text:p>
          </table:table-cell>
          <table:table-cell office:value-type="string">
            <text:p>GUIDE</text:p>
          </table:table-cell>
          <table:table-cell office:value-type="string">
            <text:p>0x6D25</text:p>
          </table:table-cell>
          <table:table-cell table:formula="of:=DECIMAL(RIGHT([.C69];4); 16)" office:value-type="float" office:value="27941">
            <text:p>27941</text:p>
          </table:table-cell>
          <table:table-cell/>
          <table:table-cell table:formula="of:=ROUND(IF(BITAND([.F$55];[.$D69]);[.$C$21];[.$C$22])/[.$B$12])" office:value-type="float" office:value="1252">
            <text:p>1252</text:p>
          </table:table-cell>
          <table:table-cell table:formula="of:=ROUND(IF(BITAND([.F$55];[.$D69]);[.$D$21];[.$D$22])/[.$B$12])" office:value-type="float" office:value="539">
            <text:p>539</text:p>
          </table:table-cell>
          <table:table-cell table:formula="of:=ROUND(IF(BITAND([.H$55];[.$D69]);[.$C$21];[.$C$22])/[.$B$12])" office:value-type="float" office:value="1252">
            <text:p>1252</text:p>
          </table:table-cell>
          <table:table-cell table:formula="of:=ROUND(IF(BITAND([.H$55];[.$D69]);[.$D$21];[.$D$22])/[.$B$12])" office:value-type="float" office:value="539">
            <text:p>539</text:p>
          </table:table-cell>
          <table:table-cell table:formula="of:=ROUND(IF(BITAND([.J$55];[.$D69]);[.$C$21];[.$C$22])/[.$B$12])" office:value-type="float" office:value="658">
            <text:p>658</text:p>
          </table:table-cell>
          <table:table-cell table:formula="of:=ROUND(IF(BITAND([.J$55];[.$D69]);[.$D$21];[.$D$22])/[.$B$12])" office:value-type="float" office:value="539">
            <text:p>539</text:p>
          </table:table-cell>
          <table:table-cell table:formula="of:=ROUND(IF(BITAND([.L$55];[.$D69]);[.$C$21];[.$C$22])/[.$B$12])" office:value-type="float" office:value="1252">
            <text:p>1252</text:p>
          </table:table-cell>
          <table:table-cell table:formula="of:=ROUND(IF(BITAND([.L$55];[.$D69]);[.$D$21];[.$D$22])/[.$B$12])" office:value-type="float" office:value="539">
            <text:p>539</text:p>
          </table:table-cell>
          <table:table-cell table:formula="of:=ROUND(IF(BITAND([.N$55];[.$D69]);[.$C$21];[.$C$22])/[.$B$12])" office:value-type="float" office:value="1252">
            <text:p>1252</text:p>
          </table:table-cell>
          <table:table-cell table:formula="of:=ROUND(IF(BITAND([.N$55];[.$D69]);[.$D$21];[.$D$22])/[.$B$12])" office:value-type="float" office:value="539">
            <text:p>539</text:p>
          </table:table-cell>
          <table:table-cell table:formula="of:=ROUND(IF(BITAND([.P$55];[.$D69]);[.$C$21];[.$C$22])/[.$B$12])" office:value-type="float" office:value="658">
            <text:p>658</text:p>
          </table:table-cell>
          <table:table-cell table:formula="of:=ROUND(IF(BITAND([.P$55];[.$D69]);[.$D$21];[.$D$22])/[.$B$12])" office:value-type="float" office:value="539">
            <text:p>539</text:p>
          </table:table-cell>
          <table:table-cell table:formula="of:=ROUND(IF(BITAND([.R$55];[.$D69]);[.$C$21];[.$C$22])/[.$B$12])" office:value-type="float" office:value="1252">
            <text:p>1252</text:p>
          </table:table-cell>
          <table:table-cell table:formula="of:=ROUND(IF(BITAND([.R$55];[.$D69]);[.$D$21];[.$D$22])/[.$B$12])" office:value-type="float" office:value="539">
            <text:p>539</text:p>
          </table:table-cell>
          <table:table-cell table:formula="of:=ROUND(IF(BITAND([.T$55];[.$D69]);[.$C$21];[.$C$22])/[.$B$12])" office:value-type="float" office:value="658">
            <text:p>658</text:p>
          </table:table-cell>
          <table:table-cell table:formula="of:=ROUND(IF(BITAND([.T$55];[.$D69]);[.$D$21];[.$D$22])/[.$B$12])" office:value-type="float" office:value="539">
            <text:p>539</text:p>
          </table:table-cell>
          <table:table-cell table:formula="of:=ROUND(IF(BITAND([.V$55];[.$D69]);[.$C$21];[.$C$22])/[.$B$12])" office:value-type="float" office:value="658">
            <text:p>658</text:p>
          </table:table-cell>
          <table:table-cell table:formula="of:=ROUND(IF(BITAND([.V$55];[.$D69]);[.$D$21];[.$D$22])/[.$B$12])" office:value-type="float" office:value="539">
            <text:p>539</text:p>
          </table:table-cell>
          <table:table-cell table:formula="of:=ROUND(IF(BITAND([.X$55];[.$D69]);[.$C$21];[.$C$22])/[.$B$12])" office:value-type="float" office:value="1252">
            <text:p>1252</text:p>
          </table:table-cell>
          <table:table-cell table:formula="of:=ROUND(IF(BITAND([.X$55];[.$D69]);[.$D$21];[.$D$22])/[.$B$12])" office:value-type="float" office:value="539">
            <text:p>539</text:p>
          </table:table-cell>
          <table:table-cell table:formula="of:=ROUND(IF(BITAND([.Z$55];[.$D69]);[.$C$21];[.$C$22])/[.$B$12])" office:value-type="float" office:value="658">
            <text:p>658</text:p>
          </table:table-cell>
          <table:table-cell table:formula="of:=ROUND(IF(BITAND([.Z$55];[.$D69]);[.$D$21];[.$D$22])/[.$B$12])" office:value-type="float" office:value="539">
            <text:p>539</text:p>
          </table:table-cell>
          <table:table-cell table:formula="of:=ROUND(IF(BITAND([.AB$55];[.$D69]);[.$C$21];[.$C$22])/[.$B$12])" office:value-type="float" office:value="658">
            <text:p>658</text:p>
          </table:table-cell>
          <table:table-cell table:formula="of:=ROUND(IF(BITAND([.AB$55];[.$D69]);[.$D$21];[.$D$22])/[.$B$12])" office:value-type="float" office:value="539">
            <text:p>539</text:p>
          </table:table-cell>
          <table:table-cell table:formula="of:=ROUND(IF(BITAND([.AD$55];[.$D69]);[.$C$21];[.$C$22])/[.$B$12])" office:value-type="float" office:value="1252">
            <text:p>1252</text:p>
          </table:table-cell>
          <table:table-cell table:formula="of:=ROUND(IF(BITAND([.AD$55];[.$D69]);[.$D$21];[.$D$22])/[.$B$12])" office:value-type="float" office:value="539">
            <text:p>539</text:p>
          </table:table-cell>
          <table:table-cell table:formula="of:=ROUND(IF(BITAND([.AF$55];[.$D69]);[.$C$21];[.$C$22])/[.$B$12])" office:value-type="float" office:value="658">
            <text:p>658</text:p>
          </table:table-cell>
          <table:table-cell table:formula="of:=ROUND(IF(BITAND([.AF$55];[.$D69]);[.$D$21];[.$D$22])/[.$B$12])" office:value-type="float" office:value="539">
            <text:p>539</text:p>
          </table:table-cell>
          <table:table-cell table:formula="of:=ROUND(IF(BITAND([.AH$55];[.$D69]);[.$C$21];[.$C$22])/[.$B$12])" office:value-type="float" office:value="1252">
            <text:p>1252</text:p>
          </table:table-cell>
          <table:table-cell table:formula="of:=ROUND(IF(BITAND([.AH$55];[.$D69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FAVORITES</text:p>
          </table:table-cell>
          <table:table-cell office:value-type="string">
            <text:p>0x37EE</text:p>
          </table:table-cell>
          <table:table-cell table:formula="of:=DECIMAL(RIGHT([.C70];4); 16)" office:value-type="float" office:value="14318">
            <text:p>14318</text:p>
          </table:table-cell>
          <table:table-cell/>
          <table:table-cell table:formula="of:=ROUND(IF(BITAND([.F$55];[.$D70]);[.$C$21];[.$C$22])/[.$B$12])" office:value-type="float" office:value="658">
            <text:p>658</text:p>
          </table:table-cell>
          <table:table-cell table:formula="of:=ROUND(IF(BITAND([.F$55];[.$D70]);[.$D$21];[.$D$22])/[.$B$12])" office:value-type="float" office:value="539">
            <text:p>539</text:p>
          </table:table-cell>
          <table:table-cell table:formula="of:=ROUND(IF(BITAND([.H$55];[.$D70]);[.$C$21];[.$C$22])/[.$B$12])" office:value-type="float" office:value="1252">
            <text:p>1252</text:p>
          </table:table-cell>
          <table:table-cell table:formula="of:=ROUND(IF(BITAND([.H$55];[.$D70]);[.$D$21];[.$D$22])/[.$B$12])" office:value-type="float" office:value="539">
            <text:p>539</text:p>
          </table:table-cell>
          <table:table-cell table:formula="of:=ROUND(IF(BITAND([.J$55];[.$D70]);[.$C$21];[.$C$22])/[.$B$12])" office:value-type="float" office:value="1252">
            <text:p>1252</text:p>
          </table:table-cell>
          <table:table-cell table:formula="of:=ROUND(IF(BITAND([.J$55];[.$D70]);[.$D$21];[.$D$22])/[.$B$12])" office:value-type="float" office:value="539">
            <text:p>539</text:p>
          </table:table-cell>
          <table:table-cell table:formula="of:=ROUND(IF(BITAND([.L$55];[.$D70]);[.$C$21];[.$C$22])/[.$B$12])" office:value-type="float" office:value="658">
            <text:p>658</text:p>
          </table:table-cell>
          <table:table-cell table:formula="of:=ROUND(IF(BITAND([.L$55];[.$D70]);[.$D$21];[.$D$22])/[.$B$12])" office:value-type="float" office:value="539">
            <text:p>539</text:p>
          </table:table-cell>
          <table:table-cell table:formula="of:=ROUND(IF(BITAND([.N$55];[.$D70]);[.$C$21];[.$C$22])/[.$B$12])" office:value-type="float" office:value="1252">
            <text:p>1252</text:p>
          </table:table-cell>
          <table:table-cell table:formula="of:=ROUND(IF(BITAND([.N$55];[.$D70]);[.$D$21];[.$D$22])/[.$B$12])" office:value-type="float" office:value="539">
            <text:p>539</text:p>
          </table:table-cell>
          <table:table-cell table:formula="of:=ROUND(IF(BITAND([.P$55];[.$D70]);[.$C$21];[.$C$22])/[.$B$12])" office:value-type="float" office:value="1252">
            <text:p>1252</text:p>
          </table:table-cell>
          <table:table-cell table:formula="of:=ROUND(IF(BITAND([.P$55];[.$D70]);[.$D$21];[.$D$22])/[.$B$12])" office:value-type="float" office:value="539">
            <text:p>539</text:p>
          </table:table-cell>
          <table:table-cell table:formula="of:=ROUND(IF(BITAND([.R$55];[.$D70]);[.$C$21];[.$C$22])/[.$B$12])" office:value-type="float" office:value="1252">
            <text:p>1252</text:p>
          </table:table-cell>
          <table:table-cell table:formula="of:=ROUND(IF(BITAND([.R$55];[.$D70]);[.$D$21];[.$D$22])/[.$B$12])" office:value-type="float" office:value="539">
            <text:p>539</text:p>
          </table:table-cell>
          <table:table-cell table:formula="of:=ROUND(IF(BITAND([.T$55];[.$D70]);[.$C$21];[.$C$22])/[.$B$12])" office:value-type="float" office:value="1252">
            <text:p>1252</text:p>
          </table:table-cell>
          <table:table-cell table:formula="of:=ROUND(IF(BITAND([.T$55];[.$D70]);[.$D$21];[.$D$22])/[.$B$12])" office:value-type="float" office:value="539">
            <text:p>539</text:p>
          </table:table-cell>
          <table:table-cell table:formula="of:=ROUND(IF(BITAND([.V$55];[.$D70]);[.$C$21];[.$C$22])/[.$B$12])" office:value-type="float" office:value="1252">
            <text:p>1252</text:p>
          </table:table-cell>
          <table:table-cell table:formula="of:=ROUND(IF(BITAND([.V$55];[.$D70]);[.$D$21];[.$D$22])/[.$B$12])" office:value-type="float" office:value="539">
            <text:p>539</text:p>
          </table:table-cell>
          <table:table-cell table:formula="of:=ROUND(IF(BITAND([.X$55];[.$D70]);[.$C$21];[.$C$22])/[.$B$12])" office:value-type="float" office:value="1252">
            <text:p>1252</text:p>
          </table:table-cell>
          <table:table-cell table:formula="of:=ROUND(IF(BITAND([.X$55];[.$D70]);[.$D$21];[.$D$22])/[.$B$12])" office:value-type="float" office:value="539">
            <text:p>539</text:p>
          </table:table-cell>
          <table:table-cell table:formula="of:=ROUND(IF(BITAND([.Z$55];[.$D70]);[.$C$21];[.$C$22])/[.$B$12])" office:value-type="float" office:value="658">
            <text:p>658</text:p>
          </table:table-cell>
          <table:table-cell table:formula="of:=ROUND(IF(BITAND([.Z$55];[.$D70]);[.$D$21];[.$D$22])/[.$B$12])" office:value-type="float" office:value="539">
            <text:p>539</text:p>
          </table:table-cell>
          <table:table-cell table:formula="of:=ROUND(IF(BITAND([.AB$55];[.$D70]);[.$C$21];[.$C$22])/[.$B$12])" office:value-type="float" office:value="1252">
            <text:p>1252</text:p>
          </table:table-cell>
          <table:table-cell table:formula="of:=ROUND(IF(BITAND([.AB$55];[.$D70]);[.$D$21];[.$D$22])/[.$B$12])" office:value-type="float" office:value="539">
            <text:p>539</text:p>
          </table:table-cell>
          <table:table-cell table:formula="of:=ROUND(IF(BITAND([.AD$55];[.$D70]);[.$C$21];[.$C$22])/[.$B$12])" office:value-type="float" office:value="1252">
            <text:p>1252</text:p>
          </table:table-cell>
          <table:table-cell table:formula="of:=ROUND(IF(BITAND([.AD$55];[.$D70]);[.$D$21];[.$D$22])/[.$B$12])" office:value-type="float" office:value="539">
            <text:p>539</text:p>
          </table:table-cell>
          <table:table-cell table:formula="of:=ROUND(IF(BITAND([.AF$55];[.$D70]);[.$C$21];[.$C$22])/[.$B$12])" office:value-type="float" office:value="1252">
            <text:p>1252</text:p>
          </table:table-cell>
          <table:table-cell table:formula="of:=ROUND(IF(BITAND([.AF$55];[.$D70]);[.$D$21];[.$D$22])/[.$B$12])" office:value-type="float" office:value="539">
            <text:p>539</text:p>
          </table:table-cell>
          <table:table-cell table:formula="of:=ROUND(IF(BITAND([.AH$55];[.$D70]);[.$C$21];[.$C$22])/[.$B$12])" office:value-type="float" office:value="658">
            <text:p>658</text:p>
          </table:table-cell>
          <table:table-cell table:formula="of:=ROUND(IF(BITAND([.AH$55];[.$D70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0x36E9</text:p>
          </table:table-cell>
          <table:table-cell table:formula="of:=DECIMAL(RIGHT([.C71];4); 16)" office:value-type="float" office:value="14057">
            <text:p>14057</text:p>
          </table:table-cell>
          <table:table-cell/>
          <table:table-cell table:formula="of:=ROUND(IF(BITAND([.F$55];[.$D71]);[.$C$21];[.$C$22])/[.$B$12])" office:value-type="float" office:value="658">
            <text:p>658</text:p>
          </table:table-cell>
          <table:table-cell table:formula="of:=ROUND(IF(BITAND([.F$55];[.$D71]);[.$D$21];[.$D$22])/[.$B$12])" office:value-type="float" office:value="539">
            <text:p>539</text:p>
          </table:table-cell>
          <table:table-cell table:formula="of:=ROUND(IF(BITAND([.H$55];[.$D71]);[.$C$21];[.$C$22])/[.$B$12])" office:value-type="float" office:value="1252">
            <text:p>1252</text:p>
          </table:table-cell>
          <table:table-cell table:formula="of:=ROUND(IF(BITAND([.H$55];[.$D71]);[.$D$21];[.$D$22])/[.$B$12])" office:value-type="float" office:value="539">
            <text:p>539</text:p>
          </table:table-cell>
          <table:table-cell table:formula="of:=ROUND(IF(BITAND([.J$55];[.$D71]);[.$C$21];[.$C$22])/[.$B$12])" office:value-type="float" office:value="1252">
            <text:p>1252</text:p>
          </table:table-cell>
          <table:table-cell table:formula="of:=ROUND(IF(BITAND([.J$55];[.$D71]);[.$D$21];[.$D$22])/[.$B$12])" office:value-type="float" office:value="539">
            <text:p>539</text:p>
          </table:table-cell>
          <table:table-cell table:formula="of:=ROUND(IF(BITAND([.L$55];[.$D71]);[.$C$21];[.$C$22])/[.$B$12])" office:value-type="float" office:value="658">
            <text:p>658</text:p>
          </table:table-cell>
          <table:table-cell table:formula="of:=ROUND(IF(BITAND([.L$55];[.$D71]);[.$D$21];[.$D$22])/[.$B$12])" office:value-type="float" office:value="539">
            <text:p>539</text:p>
          </table:table-cell>
          <table:table-cell table:formula="of:=ROUND(IF(BITAND([.N$55];[.$D71]);[.$C$21];[.$C$22])/[.$B$12])" office:value-type="float" office:value="1252">
            <text:p>1252</text:p>
          </table:table-cell>
          <table:table-cell table:formula="of:=ROUND(IF(BITAND([.N$55];[.$D71]);[.$D$21];[.$D$22])/[.$B$12])" office:value-type="float" office:value="539">
            <text:p>539</text:p>
          </table:table-cell>
          <table:table-cell table:formula="of:=ROUND(IF(BITAND([.P$55];[.$D71]);[.$C$21];[.$C$22])/[.$B$12])" office:value-type="float" office:value="1252">
            <text:p>1252</text:p>
          </table:table-cell>
          <table:table-cell table:formula="of:=ROUND(IF(BITAND([.P$55];[.$D71]);[.$D$21];[.$D$22])/[.$B$12])" office:value-type="float" office:value="539">
            <text:p>539</text:p>
          </table:table-cell>
          <table:table-cell table:formula="of:=ROUND(IF(BITAND([.R$55];[.$D71]);[.$C$21];[.$C$22])/[.$B$12])" office:value-type="float" office:value="658">
            <text:p>658</text:p>
          </table:table-cell>
          <table:table-cell table:formula="of:=ROUND(IF(BITAND([.R$55];[.$D71]);[.$D$21];[.$D$22])/[.$B$12])" office:value-type="float" office:value="539">
            <text:p>539</text:p>
          </table:table-cell>
          <table:table-cell table:formula="of:=ROUND(IF(BITAND([.T$55];[.$D71]);[.$C$21];[.$C$22])/[.$B$12])" office:value-type="float" office:value="1252">
            <text:p>1252</text:p>
          </table:table-cell>
          <table:table-cell table:formula="of:=ROUND(IF(BITAND([.T$55];[.$D71]);[.$D$21];[.$D$22])/[.$B$12])" office:value-type="float" office:value="539">
            <text:p>539</text:p>
          </table:table-cell>
          <table:table-cell table:formula="of:=ROUND(IF(BITAND([.V$55];[.$D71]);[.$C$21];[.$C$22])/[.$B$12])" office:value-type="float" office:value="1252">
            <text:p>1252</text:p>
          </table:table-cell>
          <table:table-cell table:formula="of:=ROUND(IF(BITAND([.V$55];[.$D71]);[.$D$21];[.$D$22])/[.$B$12])" office:value-type="float" office:value="539">
            <text:p>539</text:p>
          </table:table-cell>
          <table:table-cell table:formula="of:=ROUND(IF(BITAND([.X$55];[.$D71]);[.$C$21];[.$C$22])/[.$B$12])" office:value-type="float" office:value="1252">
            <text:p>1252</text:p>
          </table:table-cell>
          <table:table-cell table:formula="of:=ROUND(IF(BITAND([.X$55];[.$D71]);[.$D$21];[.$D$22])/[.$B$12])" office:value-type="float" office:value="539">
            <text:p>539</text:p>
          </table:table-cell>
          <table:table-cell table:formula="of:=ROUND(IF(BITAND([.Z$55];[.$D71]);[.$C$21];[.$C$22])/[.$B$12])" office:value-type="float" office:value="658">
            <text:p>658</text:p>
          </table:table-cell>
          <table:table-cell table:formula="of:=ROUND(IF(BITAND([.Z$55];[.$D71]);[.$D$21];[.$D$22])/[.$B$12])" office:value-type="float" office:value="539">
            <text:p>539</text:p>
          </table:table-cell>
          <table:table-cell table:formula="of:=ROUND(IF(BITAND([.AB$55];[.$D71]);[.$C$21];[.$C$22])/[.$B$12])" office:value-type="float" office:value="1252">
            <text:p>1252</text:p>
          </table:table-cell>
          <table:table-cell table:formula="of:=ROUND(IF(BITAND([.AB$55];[.$D71]);[.$D$21];[.$D$22])/[.$B$12])" office:value-type="float" office:value="539">
            <text:p>539</text:p>
          </table:table-cell>
          <table:table-cell table:formula="of:=ROUND(IF(BITAND([.AD$55];[.$D71]);[.$C$21];[.$C$22])/[.$B$12])" office:value-type="float" office:value="658">
            <text:p>658</text:p>
          </table:table-cell>
          <table:table-cell table:formula="of:=ROUND(IF(BITAND([.AD$55];[.$D71]);[.$D$21];[.$D$22])/[.$B$12])" office:value-type="float" office:value="539">
            <text:p>539</text:p>
          </table:table-cell>
          <table:table-cell table:formula="of:=ROUND(IF(BITAND([.AF$55];[.$D71]);[.$C$21];[.$C$22])/[.$B$12])" office:value-type="float" office:value="658">
            <text:p>658</text:p>
          </table:table-cell>
          <table:table-cell table:formula="of:=ROUND(IF(BITAND([.AF$55];[.$D71]);[.$D$21];[.$D$22])/[.$B$12])" office:value-type="float" office:value="539">
            <text:p>539</text:p>
          </table:table-cell>
          <table:table-cell table:formula="of:=ROUND(IF(BITAND([.AH$55];[.$D71]);[.$C$21];[.$C$22])/[.$B$12])" office:value-type="float" office:value="1252">
            <text:p>1252</text:p>
          </table:table-cell>
          <table:table-cell table:formula="of:=ROUND(IF(BITAND([.AH$55];[.$D71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back</text:p>
          </table:table-cell>
          <table:table-cell office:value-type="string">
            <text:p>RETURN</text:p>
          </table:table-cell>
          <table:table-cell office:value-type="string">
            <text:p>0x62E9</text:p>
          </table:table-cell>
          <table:table-cell table:formula="of:=DECIMAL(RIGHT([.C72];4); 16)" office:value-type="float" office:value="25321">
            <text:p>25321</text:p>
          </table:table-cell>
          <table:table-cell/>
          <table:table-cell table:formula="of:=ROUND(IF(BITAND([.F$55];[.$D72]);[.$C$21];[.$C$22])/[.$B$12])" office:value-type="float" office:value="1252">
            <text:p>1252</text:p>
          </table:table-cell>
          <table:table-cell table:formula="of:=ROUND(IF(BITAND([.F$55];[.$D72]);[.$D$21];[.$D$22])/[.$B$12])" office:value-type="float" office:value="539">
            <text:p>539</text:p>
          </table:table-cell>
          <table:table-cell table:formula="of:=ROUND(IF(BITAND([.H$55];[.$D72]);[.$C$21];[.$C$22])/[.$B$12])" office:value-type="float" office:value="1252">
            <text:p>1252</text:p>
          </table:table-cell>
          <table:table-cell table:formula="of:=ROUND(IF(BITAND([.H$55];[.$D72]);[.$D$21];[.$D$22])/[.$B$12])" office:value-type="float" office:value="539">
            <text:p>539</text:p>
          </table:table-cell>
          <table:table-cell table:formula="of:=ROUND(IF(BITAND([.J$55];[.$D72]);[.$C$21];[.$C$22])/[.$B$12])" office:value-type="float" office:value="658">
            <text:p>658</text:p>
          </table:table-cell>
          <table:table-cell table:formula="of:=ROUND(IF(BITAND([.J$55];[.$D72]);[.$D$21];[.$D$22])/[.$B$12])" office:value-type="float" office:value="539">
            <text:p>539</text:p>
          </table:table-cell>
          <table:table-cell table:formula="of:=ROUND(IF(BITAND([.L$55];[.$D72]);[.$C$21];[.$C$22])/[.$B$12])" office:value-type="float" office:value="658">
            <text:p>658</text:p>
          </table:table-cell>
          <table:table-cell table:formula="of:=ROUND(IF(BITAND([.L$55];[.$D72]);[.$D$21];[.$D$22])/[.$B$12])" office:value-type="float" office:value="539">
            <text:p>539</text:p>
          </table:table-cell>
          <table:table-cell table:formula="of:=ROUND(IF(BITAND([.N$55];[.$D72]);[.$C$21];[.$C$22])/[.$B$12])" office:value-type="float" office:value="658">
            <text:p>658</text:p>
          </table:table-cell>
          <table:table-cell table:formula="of:=ROUND(IF(BITAND([.N$55];[.$D72]);[.$D$21];[.$D$22])/[.$B$12])" office:value-type="float" office:value="539">
            <text:p>539</text:p>
          </table:table-cell>
          <table:table-cell table:formula="of:=ROUND(IF(BITAND([.P$55];[.$D72]);[.$C$21];[.$C$22])/[.$B$12])" office:value-type="float" office:value="1252">
            <text:p>1252</text:p>
          </table:table-cell>
          <table:table-cell table:formula="of:=ROUND(IF(BITAND([.P$55];[.$D72]);[.$D$21];[.$D$22])/[.$B$12])" office:value-type="float" office:value="539">
            <text:p>539</text:p>
          </table:table-cell>
          <table:table-cell table:formula="of:=ROUND(IF(BITAND([.R$55];[.$D72]);[.$C$21];[.$C$22])/[.$B$12])" office:value-type="float" office:value="658">
            <text:p>658</text:p>
          </table:table-cell>
          <table:table-cell table:formula="of:=ROUND(IF(BITAND([.R$55];[.$D72]);[.$D$21];[.$D$22])/[.$B$12])" office:value-type="float" office:value="539">
            <text:p>539</text:p>
          </table:table-cell>
          <table:table-cell table:formula="of:=ROUND(IF(BITAND([.T$55];[.$D72]);[.$C$21];[.$C$22])/[.$B$12])" office:value-type="float" office:value="1252">
            <text:p>1252</text:p>
          </table:table-cell>
          <table:table-cell table:formula="of:=ROUND(IF(BITAND([.T$55];[.$D72]);[.$D$21];[.$D$22])/[.$B$12])" office:value-type="float" office:value="539">
            <text:p>539</text:p>
          </table:table-cell>
          <table:table-cell table:formula="of:=ROUND(IF(BITAND([.V$55];[.$D72]);[.$C$21];[.$C$22])/[.$B$12])" office:value-type="float" office:value="1252">
            <text:p>1252</text:p>
          </table:table-cell>
          <table:table-cell table:formula="of:=ROUND(IF(BITAND([.V$55];[.$D72]);[.$D$21];[.$D$22])/[.$B$12])" office:value-type="float" office:value="539">
            <text:p>539</text:p>
          </table:table-cell>
          <table:table-cell table:formula="of:=ROUND(IF(BITAND([.X$55];[.$D72]);[.$C$21];[.$C$22])/[.$B$12])" office:value-type="float" office:value="1252">
            <text:p>1252</text:p>
          </table:table-cell>
          <table:table-cell table:formula="of:=ROUND(IF(BITAND([.X$55];[.$D72]);[.$D$21];[.$D$22])/[.$B$12])" office:value-type="float" office:value="539">
            <text:p>539</text:p>
          </table:table-cell>
          <table:table-cell table:formula="of:=ROUND(IF(BITAND([.Z$55];[.$D72]);[.$C$21];[.$C$22])/[.$B$12])" office:value-type="float" office:value="658">
            <text:p>658</text:p>
          </table:table-cell>
          <table:table-cell table:formula="of:=ROUND(IF(BITAND([.Z$55];[.$D72]);[.$D$21];[.$D$22])/[.$B$12])" office:value-type="float" office:value="539">
            <text:p>539</text:p>
          </table:table-cell>
          <table:table-cell table:formula="of:=ROUND(IF(BITAND([.AB$55];[.$D72]);[.$C$21];[.$C$22])/[.$B$12])" office:value-type="float" office:value="1252">
            <text:p>1252</text:p>
          </table:table-cell>
          <table:table-cell table:formula="of:=ROUND(IF(BITAND([.AB$55];[.$D72]);[.$D$21];[.$D$22])/[.$B$12])" office:value-type="float" office:value="539">
            <text:p>539</text:p>
          </table:table-cell>
          <table:table-cell table:formula="of:=ROUND(IF(BITAND([.AD$55];[.$D72]);[.$C$21];[.$C$22])/[.$B$12])" office:value-type="float" office:value="658">
            <text:p>658</text:p>
          </table:table-cell>
          <table:table-cell table:formula="of:=ROUND(IF(BITAND([.AD$55];[.$D72]);[.$D$21];[.$D$22])/[.$B$12])" office:value-type="float" office:value="539">
            <text:p>539</text:p>
          </table:table-cell>
          <table:table-cell table:formula="of:=ROUND(IF(BITAND([.AF$55];[.$D72]);[.$C$21];[.$C$22])/[.$B$12])" office:value-type="float" office:value="658">
            <text:p>658</text:p>
          </table:table-cell>
          <table:table-cell table:formula="of:=ROUND(IF(BITAND([.AF$55];[.$D72]);[.$D$21];[.$D$22])/[.$B$12])" office:value-type="float" office:value="539">
            <text:p>539</text:p>
          </table:table-cell>
          <table:table-cell table:formula="of:=ROUND(IF(BITAND([.AH$55];[.$D72]);[.$C$21];[.$C$22])/[.$B$12])" office:value-type="float" office:value="1252">
            <text:p>1252</text:p>
          </table:table-cell>
          <table:table-cell table:formula="of:=ROUND(IF(BITAND([.AH$55];[.$D72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0x52E9</text:p>
          </table:table-cell>
          <table:table-cell table:formula="of:=DECIMAL(RIGHT([.C73];4); 16)" office:value-type="float" office:value="21225">
            <text:p>21225</text:p>
          </table:table-cell>
          <table:table-cell/>
          <table:table-cell table:formula="of:=ROUND(IF(BITAND([.F$55];[.$D73]);[.$C$21];[.$C$22])/[.$B$12])" office:value-type="float" office:value="1252">
            <text:p>1252</text:p>
          </table:table-cell>
          <table:table-cell table:formula="of:=ROUND(IF(BITAND([.F$55];[.$D73]);[.$D$21];[.$D$22])/[.$B$12])" office:value-type="float" office:value="539">
            <text:p>539</text:p>
          </table:table-cell>
          <table:table-cell table:formula="of:=ROUND(IF(BITAND([.H$55];[.$D73]);[.$C$21];[.$C$22])/[.$B$12])" office:value-type="float" office:value="658">
            <text:p>658</text:p>
          </table:table-cell>
          <table:table-cell table:formula="of:=ROUND(IF(BITAND([.H$55];[.$D73]);[.$D$21];[.$D$22])/[.$B$12])" office:value-type="float" office:value="539">
            <text:p>539</text:p>
          </table:table-cell>
          <table:table-cell table:formula="of:=ROUND(IF(BITAND([.J$55];[.$D73]);[.$C$21];[.$C$22])/[.$B$12])" office:value-type="float" office:value="1252">
            <text:p>1252</text:p>
          </table:table-cell>
          <table:table-cell table:formula="of:=ROUND(IF(BITAND([.J$55];[.$D73]);[.$D$21];[.$D$22])/[.$B$12])" office:value-type="float" office:value="539">
            <text:p>539</text:p>
          </table:table-cell>
          <table:table-cell table:formula="of:=ROUND(IF(BITAND([.L$55];[.$D73]);[.$C$21];[.$C$22])/[.$B$12])" office:value-type="float" office:value="658">
            <text:p>658</text:p>
          </table:table-cell>
          <table:table-cell table:formula="of:=ROUND(IF(BITAND([.L$55];[.$D73]);[.$D$21];[.$D$22])/[.$B$12])" office:value-type="float" office:value="539">
            <text:p>539</text:p>
          </table:table-cell>
          <table:table-cell table:formula="of:=ROUND(IF(BITAND([.N$55];[.$D73]);[.$C$21];[.$C$22])/[.$B$12])" office:value-type="float" office:value="658">
            <text:p>658</text:p>
          </table:table-cell>
          <table:table-cell table:formula="of:=ROUND(IF(BITAND([.N$55];[.$D73]);[.$D$21];[.$D$22])/[.$B$12])" office:value-type="float" office:value="539">
            <text:p>539</text:p>
          </table:table-cell>
          <table:table-cell table:formula="of:=ROUND(IF(BITAND([.P$55];[.$D73]);[.$C$21];[.$C$22])/[.$B$12])" office:value-type="float" office:value="1252">
            <text:p>1252</text:p>
          </table:table-cell>
          <table:table-cell table:formula="of:=ROUND(IF(BITAND([.P$55];[.$D73]);[.$D$21];[.$D$22])/[.$B$12])" office:value-type="float" office:value="539">
            <text:p>539</text:p>
          </table:table-cell>
          <table:table-cell table:formula="of:=ROUND(IF(BITAND([.R$55];[.$D73]);[.$C$21];[.$C$22])/[.$B$12])" office:value-type="float" office:value="658">
            <text:p>658</text:p>
          </table:table-cell>
          <table:table-cell table:formula="of:=ROUND(IF(BITAND([.R$55];[.$D73]);[.$D$21];[.$D$22])/[.$B$12])" office:value-type="float" office:value="539">
            <text:p>539</text:p>
          </table:table-cell>
          <table:table-cell table:formula="of:=ROUND(IF(BITAND([.T$55];[.$D73]);[.$C$21];[.$C$22])/[.$B$12])" office:value-type="float" office:value="1252">
            <text:p>1252</text:p>
          </table:table-cell>
          <table:table-cell table:formula="of:=ROUND(IF(BITAND([.T$55];[.$D73]);[.$D$21];[.$D$22])/[.$B$12])" office:value-type="float" office:value="539">
            <text:p>539</text:p>
          </table:table-cell>
          <table:table-cell table:formula="of:=ROUND(IF(BITAND([.V$55];[.$D73]);[.$C$21];[.$C$22])/[.$B$12])" office:value-type="float" office:value="1252">
            <text:p>1252</text:p>
          </table:table-cell>
          <table:table-cell table:formula="of:=ROUND(IF(BITAND([.V$55];[.$D73]);[.$D$21];[.$D$22])/[.$B$12])" office:value-type="float" office:value="539">
            <text:p>539</text:p>
          </table:table-cell>
          <table:table-cell table:formula="of:=ROUND(IF(BITAND([.X$55];[.$D73]);[.$C$21];[.$C$22])/[.$B$12])" office:value-type="float" office:value="1252">
            <text:p>1252</text:p>
          </table:table-cell>
          <table:table-cell table:formula="of:=ROUND(IF(BITAND([.X$55];[.$D73]);[.$D$21];[.$D$22])/[.$B$12])" office:value-type="float" office:value="539">
            <text:p>539</text:p>
          </table:table-cell>
          <table:table-cell table:formula="of:=ROUND(IF(BITAND([.Z$55];[.$D73]);[.$C$21];[.$C$22])/[.$B$12])" office:value-type="float" office:value="658">
            <text:p>658</text:p>
          </table:table-cell>
          <table:table-cell table:formula="of:=ROUND(IF(BITAND([.Z$55];[.$D73]);[.$D$21];[.$D$22])/[.$B$12])" office:value-type="float" office:value="539">
            <text:p>539</text:p>
          </table:table-cell>
          <table:table-cell table:formula="of:=ROUND(IF(BITAND([.AB$55];[.$D73]);[.$C$21];[.$C$22])/[.$B$12])" office:value-type="float" office:value="1252">
            <text:p>1252</text:p>
          </table:table-cell>
          <table:table-cell table:formula="of:=ROUND(IF(BITAND([.AB$55];[.$D73]);[.$D$21];[.$D$22])/[.$B$12])" office:value-type="float" office:value="539">
            <text:p>539</text:p>
          </table:table-cell>
          <table:table-cell table:formula="of:=ROUND(IF(BITAND([.AD$55];[.$D73]);[.$C$21];[.$C$22])/[.$B$12])" office:value-type="float" office:value="658">
            <text:p>658</text:p>
          </table:table-cell>
          <table:table-cell table:formula="of:=ROUND(IF(BITAND([.AD$55];[.$D73]);[.$D$21];[.$D$22])/[.$B$12])" office:value-type="float" office:value="539">
            <text:p>539</text:p>
          </table:table-cell>
          <table:table-cell table:formula="of:=ROUND(IF(BITAND([.AF$55];[.$D73]);[.$C$21];[.$C$22])/[.$B$12])" office:value-type="float" office:value="658">
            <text:p>658</text:p>
          </table:table-cell>
          <table:table-cell table:formula="of:=ROUND(IF(BITAND([.AF$55];[.$D73]);[.$D$21];[.$D$22])/[.$B$12])" office:value-type="float" office:value="539">
            <text:p>539</text:p>
          </table:table-cell>
          <table:table-cell table:formula="of:=ROUND(IF(BITAND([.AH$55];[.$D73]);[.$C$21];[.$C$22])/[.$B$12])" office:value-type="float" office:value="1252">
            <text:p>1252</text:p>
          </table:table-cell>
          <table:table-cell table:formula="of:=ROUND(IF(BITAND([.AH$55];[.$D73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0x32E9</text:p>
          </table:table-cell>
          <table:table-cell table:formula="of:=DECIMAL(RIGHT([.C74];4); 16)" office:value-type="float" office:value="13033">
            <text:p>13033</text:p>
          </table:table-cell>
          <table:table-cell/>
          <table:table-cell table:formula="of:=ROUND(IF(BITAND([.F$55];[.$D74]);[.$C$21];[.$C$22])/[.$B$12])" office:value-type="float" office:value="658">
            <text:p>658</text:p>
          </table:table-cell>
          <table:table-cell table:formula="of:=ROUND(IF(BITAND([.F$55];[.$D74]);[.$D$21];[.$D$22])/[.$B$12])" office:value-type="float" office:value="539">
            <text:p>539</text:p>
          </table:table-cell>
          <table:table-cell table:formula="of:=ROUND(IF(BITAND([.H$55];[.$D74]);[.$C$21];[.$C$22])/[.$B$12])" office:value-type="float" office:value="1252">
            <text:p>1252</text:p>
          </table:table-cell>
          <table:table-cell table:formula="of:=ROUND(IF(BITAND([.H$55];[.$D74]);[.$D$21];[.$D$22])/[.$B$12])" office:value-type="float" office:value="539">
            <text:p>539</text:p>
          </table:table-cell>
          <table:table-cell table:formula="of:=ROUND(IF(BITAND([.J$55];[.$D74]);[.$C$21];[.$C$22])/[.$B$12])" office:value-type="float" office:value="1252">
            <text:p>1252</text:p>
          </table:table-cell>
          <table:table-cell table:formula="of:=ROUND(IF(BITAND([.J$55];[.$D74]);[.$D$21];[.$D$22])/[.$B$12])" office:value-type="float" office:value="539">
            <text:p>539</text:p>
          </table:table-cell>
          <table:table-cell table:formula="of:=ROUND(IF(BITAND([.L$55];[.$D74]);[.$C$21];[.$C$22])/[.$B$12])" office:value-type="float" office:value="658">
            <text:p>658</text:p>
          </table:table-cell>
          <table:table-cell table:formula="of:=ROUND(IF(BITAND([.L$55];[.$D74]);[.$D$21];[.$D$22])/[.$B$12])" office:value-type="float" office:value="539">
            <text:p>539</text:p>
          </table:table-cell>
          <table:table-cell table:formula="of:=ROUND(IF(BITAND([.N$55];[.$D74]);[.$C$21];[.$C$22])/[.$B$12])" office:value-type="float" office:value="658">
            <text:p>658</text:p>
          </table:table-cell>
          <table:table-cell table:formula="of:=ROUND(IF(BITAND([.N$55];[.$D74]);[.$D$21];[.$D$22])/[.$B$12])" office:value-type="float" office:value="539">
            <text:p>539</text:p>
          </table:table-cell>
          <table:table-cell table:formula="of:=ROUND(IF(BITAND([.P$55];[.$D74]);[.$C$21];[.$C$22])/[.$B$12])" office:value-type="float" office:value="1252">
            <text:p>1252</text:p>
          </table:table-cell>
          <table:table-cell table:formula="of:=ROUND(IF(BITAND([.P$55];[.$D74]);[.$D$21];[.$D$22])/[.$B$12])" office:value-type="float" office:value="539">
            <text:p>539</text:p>
          </table:table-cell>
          <table:table-cell table:formula="of:=ROUND(IF(BITAND([.R$55];[.$D74]);[.$C$21];[.$C$22])/[.$B$12])" office:value-type="float" office:value="658">
            <text:p>658</text:p>
          </table:table-cell>
          <table:table-cell table:formula="of:=ROUND(IF(BITAND([.R$55];[.$D74]);[.$D$21];[.$D$22])/[.$B$12])" office:value-type="float" office:value="539">
            <text:p>539</text:p>
          </table:table-cell>
          <table:table-cell table:formula="of:=ROUND(IF(BITAND([.T$55];[.$D74]);[.$C$21];[.$C$22])/[.$B$12])" office:value-type="float" office:value="1252">
            <text:p>1252</text:p>
          </table:table-cell>
          <table:table-cell table:formula="of:=ROUND(IF(BITAND([.T$55];[.$D74]);[.$D$21];[.$D$22])/[.$B$12])" office:value-type="float" office:value="539">
            <text:p>539</text:p>
          </table:table-cell>
          <table:table-cell table:formula="of:=ROUND(IF(BITAND([.V$55];[.$D74]);[.$C$21];[.$C$22])/[.$B$12])" office:value-type="float" office:value="1252">
            <text:p>1252</text:p>
          </table:table-cell>
          <table:table-cell table:formula="of:=ROUND(IF(BITAND([.V$55];[.$D74]);[.$D$21];[.$D$22])/[.$B$12])" office:value-type="float" office:value="539">
            <text:p>539</text:p>
          </table:table-cell>
          <table:table-cell table:formula="of:=ROUND(IF(BITAND([.X$55];[.$D74]);[.$C$21];[.$C$22])/[.$B$12])" office:value-type="float" office:value="1252">
            <text:p>1252</text:p>
          </table:table-cell>
          <table:table-cell table:formula="of:=ROUND(IF(BITAND([.X$55];[.$D74]);[.$D$21];[.$D$22])/[.$B$12])" office:value-type="float" office:value="539">
            <text:p>539</text:p>
          </table:table-cell>
          <table:table-cell table:formula="of:=ROUND(IF(BITAND([.Z$55];[.$D74]);[.$C$21];[.$C$22])/[.$B$12])" office:value-type="float" office:value="658">
            <text:p>658</text:p>
          </table:table-cell>
          <table:table-cell table:formula="of:=ROUND(IF(BITAND([.Z$55];[.$D74]);[.$D$21];[.$D$22])/[.$B$12])" office:value-type="float" office:value="539">
            <text:p>539</text:p>
          </table:table-cell>
          <table:table-cell table:formula="of:=ROUND(IF(BITAND([.AB$55];[.$D74]);[.$C$21];[.$C$22])/[.$B$12])" office:value-type="float" office:value="1252">
            <text:p>1252</text:p>
          </table:table-cell>
          <table:table-cell table:formula="of:=ROUND(IF(BITAND([.AB$55];[.$D74]);[.$D$21];[.$D$22])/[.$B$12])" office:value-type="float" office:value="539">
            <text:p>539</text:p>
          </table:table-cell>
          <table:table-cell table:formula="of:=ROUND(IF(BITAND([.AD$55];[.$D74]);[.$C$21];[.$C$22])/[.$B$12])" office:value-type="float" office:value="658">
            <text:p>658</text:p>
          </table:table-cell>
          <table:table-cell table:formula="of:=ROUND(IF(BITAND([.AD$55];[.$D74]);[.$D$21];[.$D$22])/[.$B$12])" office:value-type="float" office:value="539">
            <text:p>539</text:p>
          </table:table-cell>
          <table:table-cell table:formula="of:=ROUND(IF(BITAND([.AF$55];[.$D74]);[.$C$21];[.$C$22])/[.$B$12])" office:value-type="float" office:value="658">
            <text:p>658</text:p>
          </table:table-cell>
          <table:table-cell table:formula="of:=ROUND(IF(BITAND([.AF$55];[.$D74]);[.$D$21];[.$D$22])/[.$B$12])" office:value-type="float" office:value="539">
            <text:p>539</text:p>
          </table:table-cell>
          <table:table-cell table:formula="of:=ROUND(IF(BITAND([.AH$55];[.$D74]);[.$C$21];[.$C$22])/[.$B$12])" office:value-type="float" office:value="1252">
            <text:p>1252</text:p>
          </table:table-cell>
          <table:table-cell table:formula="of:=ROUND(IF(BITAND([.AH$55];[.$D74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0x72E9</text:p>
          </table:table-cell>
          <table:table-cell table:formula="of:=DECIMAL(RIGHT([.C75];4); 16)" office:value-type="float" office:value="29417">
            <text:p>29417</text:p>
          </table:table-cell>
          <table:table-cell/>
          <table:table-cell table:formula="of:=ROUND(IF(BITAND([.F$55];[.$D75]);[.$C$21];[.$C$22])/[.$B$12])" office:value-type="float" office:value="1252">
            <text:p>1252</text:p>
          </table:table-cell>
          <table:table-cell table:formula="of:=ROUND(IF(BITAND([.F$55];[.$D75]);[.$D$21];[.$D$22])/[.$B$12])" office:value-type="float" office:value="539">
            <text:p>539</text:p>
          </table:table-cell>
          <table:table-cell table:formula="of:=ROUND(IF(BITAND([.H$55];[.$D75]);[.$C$21];[.$C$22])/[.$B$12])" office:value-type="float" office:value="1252">
            <text:p>1252</text:p>
          </table:table-cell>
          <table:table-cell table:formula="of:=ROUND(IF(BITAND([.H$55];[.$D75]);[.$D$21];[.$D$22])/[.$B$12])" office:value-type="float" office:value="539">
            <text:p>539</text:p>
          </table:table-cell>
          <table:table-cell table:formula="of:=ROUND(IF(BITAND([.J$55];[.$D75]);[.$C$21];[.$C$22])/[.$B$12])" office:value-type="float" office:value="1252">
            <text:p>1252</text:p>
          </table:table-cell>
          <table:table-cell table:formula="of:=ROUND(IF(BITAND([.J$55];[.$D75]);[.$D$21];[.$D$22])/[.$B$12])" office:value-type="float" office:value="539">
            <text:p>539</text:p>
          </table:table-cell>
          <table:table-cell table:formula="of:=ROUND(IF(BITAND([.L$55];[.$D75]);[.$C$21];[.$C$22])/[.$B$12])" office:value-type="float" office:value="658">
            <text:p>658</text:p>
          </table:table-cell>
          <table:table-cell table:formula="of:=ROUND(IF(BITAND([.L$55];[.$D75]);[.$D$21];[.$D$22])/[.$B$12])" office:value-type="float" office:value="539">
            <text:p>539</text:p>
          </table:table-cell>
          <table:table-cell table:formula="of:=ROUND(IF(BITAND([.N$55];[.$D75]);[.$C$21];[.$C$22])/[.$B$12])" office:value-type="float" office:value="658">
            <text:p>658</text:p>
          </table:table-cell>
          <table:table-cell table:formula="of:=ROUND(IF(BITAND([.N$55];[.$D75]);[.$D$21];[.$D$22])/[.$B$12])" office:value-type="float" office:value="539">
            <text:p>539</text:p>
          </table:table-cell>
          <table:table-cell table:formula="of:=ROUND(IF(BITAND([.P$55];[.$D75]);[.$C$21];[.$C$22])/[.$B$12])" office:value-type="float" office:value="1252">
            <text:p>1252</text:p>
          </table:table-cell>
          <table:table-cell table:formula="of:=ROUND(IF(BITAND([.P$55];[.$D75]);[.$D$21];[.$D$22])/[.$B$12])" office:value-type="float" office:value="539">
            <text:p>539</text:p>
          </table:table-cell>
          <table:table-cell table:formula="of:=ROUND(IF(BITAND([.R$55];[.$D75]);[.$C$21];[.$C$22])/[.$B$12])" office:value-type="float" office:value="658">
            <text:p>658</text:p>
          </table:table-cell>
          <table:table-cell table:formula="of:=ROUND(IF(BITAND([.R$55];[.$D75]);[.$D$21];[.$D$22])/[.$B$12])" office:value-type="float" office:value="539">
            <text:p>539</text:p>
          </table:table-cell>
          <table:table-cell table:formula="of:=ROUND(IF(BITAND([.T$55];[.$D75]);[.$C$21];[.$C$22])/[.$B$12])" office:value-type="float" office:value="1252">
            <text:p>1252</text:p>
          </table:table-cell>
          <table:table-cell table:formula="of:=ROUND(IF(BITAND([.T$55];[.$D75]);[.$D$21];[.$D$22])/[.$B$12])" office:value-type="float" office:value="539">
            <text:p>539</text:p>
          </table:table-cell>
          <table:table-cell table:formula="of:=ROUND(IF(BITAND([.V$55];[.$D75]);[.$C$21];[.$C$22])/[.$B$12])" office:value-type="float" office:value="1252">
            <text:p>1252</text:p>
          </table:table-cell>
          <table:table-cell table:formula="of:=ROUND(IF(BITAND([.V$55];[.$D75]);[.$D$21];[.$D$22])/[.$B$12])" office:value-type="float" office:value="539">
            <text:p>539</text:p>
          </table:table-cell>
          <table:table-cell table:formula="of:=ROUND(IF(BITAND([.X$55];[.$D75]);[.$C$21];[.$C$22])/[.$B$12])" office:value-type="float" office:value="1252">
            <text:p>1252</text:p>
          </table:table-cell>
          <table:table-cell table:formula="of:=ROUND(IF(BITAND([.X$55];[.$D75]);[.$D$21];[.$D$22])/[.$B$12])" office:value-type="float" office:value="539">
            <text:p>539</text:p>
          </table:table-cell>
          <table:table-cell table:formula="of:=ROUND(IF(BITAND([.Z$55];[.$D75]);[.$C$21];[.$C$22])/[.$B$12])" office:value-type="float" office:value="658">
            <text:p>658</text:p>
          </table:table-cell>
          <table:table-cell table:formula="of:=ROUND(IF(BITAND([.Z$55];[.$D75]);[.$D$21];[.$D$22])/[.$B$12])" office:value-type="float" office:value="539">
            <text:p>539</text:p>
          </table:table-cell>
          <table:table-cell table:formula="of:=ROUND(IF(BITAND([.AB$55];[.$D75]);[.$C$21];[.$C$22])/[.$B$12])" office:value-type="float" office:value="1252">
            <text:p>1252</text:p>
          </table:table-cell>
          <table:table-cell table:formula="of:=ROUND(IF(BITAND([.AB$55];[.$D75]);[.$D$21];[.$D$22])/[.$B$12])" office:value-type="float" office:value="539">
            <text:p>539</text:p>
          </table:table-cell>
          <table:table-cell table:formula="of:=ROUND(IF(BITAND([.AD$55];[.$D75]);[.$C$21];[.$C$22])/[.$B$12])" office:value-type="float" office:value="658">
            <text:p>658</text:p>
          </table:table-cell>
          <table:table-cell table:formula="of:=ROUND(IF(BITAND([.AD$55];[.$D75]);[.$D$21];[.$D$22])/[.$B$12])" office:value-type="float" office:value="539">
            <text:p>539</text:p>
          </table:table-cell>
          <table:table-cell table:formula="of:=ROUND(IF(BITAND([.AF$55];[.$D75]);[.$C$21];[.$C$22])/[.$B$12])" office:value-type="float" office:value="658">
            <text:p>658</text:p>
          </table:table-cell>
          <table:table-cell table:formula="of:=ROUND(IF(BITAND([.AF$55];[.$D75]);[.$D$21];[.$D$22])/[.$B$12])" office:value-type="float" office:value="539">
            <text:p>539</text:p>
          </table:table-cell>
          <table:table-cell table:formula="of:=ROUND(IF(BITAND([.AH$55];[.$D75]);[.$C$21];[.$C$22])/[.$B$12])" office:value-type="float" office:value="1252">
            <text:p>1252</text:p>
          </table:table-cell>
          <table:table-cell table:formula="of:=ROUND(IF(BITAND([.AH$55];[.$D75]);[.$D$21];[.$D$22])/[.$B$12])" office:value-type="float" office:value="539">
            <text:p>539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0x12E9</text:p>
          </table:table-cell>
          <table:table-cell table:formula="of:=DECIMAL(RIGHT([.C76];4); 16)" office:value-type="float" office:value="4841">
            <text:p>4841</text:p>
          </table:table-cell>
          <table:table-cell/>
          <table:table-cell table:formula="of:=ROUND(IF(BITAND([.F$55];[.$D76]);[.$C$21];[.$C$22])/[.$B$12])" office:value-type="float" office:value="658">
            <text:p>658</text:p>
          </table:table-cell>
          <table:table-cell table:formula="of:=ROUND(IF(BITAND([.F$55];[.$D76]);[.$D$21];[.$D$22])/[.$B$12])" office:value-type="float" office:value="539">
            <text:p>539</text:p>
          </table:table-cell>
          <table:table-cell table:formula="of:=ROUND(IF(BITAND([.H$55];[.$D76]);[.$C$21];[.$C$22])/[.$B$12])" office:value-type="float" office:value="658">
            <text:p>658</text:p>
          </table:table-cell>
          <table:table-cell table:formula="of:=ROUND(IF(BITAND([.H$55];[.$D76]);[.$D$21];[.$D$22])/[.$B$12])" office:value-type="float" office:value="539">
            <text:p>539</text:p>
          </table:table-cell>
          <table:table-cell table:formula="of:=ROUND(IF(BITAND([.J$55];[.$D76]);[.$C$21];[.$C$22])/[.$B$12])" office:value-type="float" office:value="1252">
            <text:p>1252</text:p>
          </table:table-cell>
          <table:table-cell table:formula="of:=ROUND(IF(BITAND([.J$55];[.$D76]);[.$D$21];[.$D$22])/[.$B$12])" office:value-type="float" office:value="539">
            <text:p>539</text:p>
          </table:table-cell>
          <table:table-cell table:formula="of:=ROUND(IF(BITAND([.L$55];[.$D76]);[.$C$21];[.$C$22])/[.$B$12])" office:value-type="float" office:value="658">
            <text:p>658</text:p>
          </table:table-cell>
          <table:table-cell table:formula="of:=ROUND(IF(BITAND([.L$55];[.$D76]);[.$D$21];[.$D$22])/[.$B$12])" office:value-type="float" office:value="539">
            <text:p>539</text:p>
          </table:table-cell>
          <table:table-cell table:formula="of:=ROUND(IF(BITAND([.N$55];[.$D76]);[.$C$21];[.$C$22])/[.$B$12])" office:value-type="float" office:value="658">
            <text:p>658</text:p>
          </table:table-cell>
          <table:table-cell table:formula="of:=ROUND(IF(BITAND([.N$55];[.$D76]);[.$D$21];[.$D$22])/[.$B$12])" office:value-type="float" office:value="539">
            <text:p>539</text:p>
          </table:table-cell>
          <table:table-cell table:formula="of:=ROUND(IF(BITAND([.P$55];[.$D76]);[.$C$21];[.$C$22])/[.$B$12])" office:value-type="float" office:value="1252">
            <text:p>1252</text:p>
          </table:table-cell>
          <table:table-cell table:formula="of:=ROUND(IF(BITAND([.P$55];[.$D76]);[.$D$21];[.$D$22])/[.$B$12])" office:value-type="float" office:value="539">
            <text:p>539</text:p>
          </table:table-cell>
          <table:table-cell table:formula="of:=ROUND(IF(BITAND([.R$55];[.$D76]);[.$C$21];[.$C$22])/[.$B$12])" office:value-type="float" office:value="658">
            <text:p>658</text:p>
          </table:table-cell>
          <table:table-cell table:formula="of:=ROUND(IF(BITAND([.R$55];[.$D76]);[.$D$21];[.$D$22])/[.$B$12])" office:value-type="float" office:value="539">
            <text:p>539</text:p>
          </table:table-cell>
          <table:table-cell table:formula="of:=ROUND(IF(BITAND([.T$55];[.$D76]);[.$C$21];[.$C$22])/[.$B$12])" office:value-type="float" office:value="1252">
            <text:p>1252</text:p>
          </table:table-cell>
          <table:table-cell table:formula="of:=ROUND(IF(BITAND([.T$55];[.$D76]);[.$D$21];[.$D$22])/[.$B$12])" office:value-type="float" office:value="539">
            <text:p>539</text:p>
          </table:table-cell>
          <table:table-cell table:formula="of:=ROUND(IF(BITAND([.V$55];[.$D76]);[.$C$21];[.$C$22])/[.$B$12])" office:value-type="float" office:value="1252">
            <text:p>1252</text:p>
          </table:table-cell>
          <table:table-cell table:formula="of:=ROUND(IF(BITAND([.V$55];[.$D76]);[.$D$21];[.$D$22])/[.$B$12])" office:value-type="float" office:value="539">
            <text:p>539</text:p>
          </table:table-cell>
          <table:table-cell table:formula="of:=ROUND(IF(BITAND([.X$55];[.$D76]);[.$C$21];[.$C$22])/[.$B$12])" office:value-type="float" office:value="1252">
            <text:p>1252</text:p>
          </table:table-cell>
          <table:table-cell table:formula="of:=ROUND(IF(BITAND([.X$55];[.$D76]);[.$D$21];[.$D$22])/[.$B$12])" office:value-type="float" office:value="539">
            <text:p>539</text:p>
          </table:table-cell>
          <table:table-cell table:formula="of:=ROUND(IF(BITAND([.Z$55];[.$D76]);[.$C$21];[.$C$22])/[.$B$12])" office:value-type="float" office:value="658">
            <text:p>658</text:p>
          </table:table-cell>
          <table:table-cell table:formula="of:=ROUND(IF(BITAND([.Z$55];[.$D76]);[.$D$21];[.$D$22])/[.$B$12])" office:value-type="float" office:value="539">
            <text:p>539</text:p>
          </table:table-cell>
          <table:table-cell table:formula="of:=ROUND(IF(BITAND([.AB$55];[.$D76]);[.$C$21];[.$C$22])/[.$B$12])" office:value-type="float" office:value="1252">
            <text:p>1252</text:p>
          </table:table-cell>
          <table:table-cell table:formula="of:=ROUND(IF(BITAND([.AB$55];[.$D76]);[.$D$21];[.$D$22])/[.$B$12])" office:value-type="float" office:value="539">
            <text:p>539</text:p>
          </table:table-cell>
          <table:table-cell table:formula="of:=ROUND(IF(BITAND([.AD$55];[.$D76]);[.$C$21];[.$C$22])/[.$B$12])" office:value-type="float" office:value="658">
            <text:p>658</text:p>
          </table:table-cell>
          <table:table-cell table:formula="of:=ROUND(IF(BITAND([.AD$55];[.$D76]);[.$D$21];[.$D$22])/[.$B$12])" office:value-type="float" office:value="539">
            <text:p>539</text:p>
          </table:table-cell>
          <table:table-cell table:formula="of:=ROUND(IF(BITAND([.AF$55];[.$D76]);[.$C$21];[.$C$22])/[.$B$12])" office:value-type="float" office:value="658">
            <text:p>658</text:p>
          </table:table-cell>
          <table:table-cell table:formula="of:=ROUND(IF(BITAND([.AF$55];[.$D76]);[.$D$21];[.$D$22])/[.$B$12])" office:value-type="float" office:value="539">
            <text:p>539</text:p>
          </table:table-cell>
          <table:table-cell table:formula="of:=ROUND(IF(BITAND([.AH$55];[.$D76]);[.$C$21];[.$C$22])/[.$B$12])" office:value-type="float" office:value="1252">
            <text:p>1252</text:p>
          </table:table-cell>
          <table:table-cell table:formula="of:=ROUND(IF(BITAND([.AH$55];[.$D76]);[.$D$21];[.$D$22])/[.$B$12])"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string">
            <text:p>SUBTITLES</text:p>
          </table:table-cell>
          <table:table-cell office:value-type="string">
            <text:p>0x0AE9</text:p>
          </table:table-cell>
          <table:table-cell table:formula="of:=DECIMAL(RIGHT([.C77];4); 16)" office:value-type="float" office:value="2793">
            <text:p>2793</text:p>
          </table:table-cell>
          <table:table-cell/>
          <table:table-cell table:formula="of:=ROUND(IF(BITAND([.F$55];[.$D77]);[.$C$21];[.$C$22])/[.$B$12])" office:value-type="float" office:value="658">
            <text:p>658</text:p>
          </table:table-cell>
          <table:table-cell table:formula="of:=ROUND(IF(BITAND([.F$55];[.$D77]);[.$D$21];[.$D$22])/[.$B$12])" office:value-type="float" office:value="539">
            <text:p>539</text:p>
          </table:table-cell>
          <table:table-cell table:formula="of:=ROUND(IF(BITAND([.H$55];[.$D77]);[.$C$21];[.$C$22])/[.$B$12])" office:value-type="float" office:value="658">
            <text:p>658</text:p>
          </table:table-cell>
          <table:table-cell table:formula="of:=ROUND(IF(BITAND([.H$55];[.$D77]);[.$D$21];[.$D$22])/[.$B$12])" office:value-type="float" office:value="539">
            <text:p>539</text:p>
          </table:table-cell>
          <table:table-cell table:formula="of:=ROUND(IF(BITAND([.J$55];[.$D77]);[.$C$21];[.$C$22])/[.$B$12])" office:value-type="float" office:value="658">
            <text:p>658</text:p>
          </table:table-cell>
          <table:table-cell table:formula="of:=ROUND(IF(BITAND([.J$55];[.$D77]);[.$D$21];[.$D$22])/[.$B$12])" office:value-type="float" office:value="539">
            <text:p>539</text:p>
          </table:table-cell>
          <table:table-cell table:formula="of:=ROUND(IF(BITAND([.L$55];[.$D77]);[.$C$21];[.$C$22])/[.$B$12])" office:value-type="float" office:value="1252">
            <text:p>1252</text:p>
          </table:table-cell>
          <table:table-cell table:formula="of:=ROUND(IF(BITAND([.L$55];[.$D77]);[.$D$21];[.$D$22])/[.$B$12])" office:value-type="float" office:value="539">
            <text:p>539</text:p>
          </table:table-cell>
          <table:table-cell table:formula="of:=ROUND(IF(BITAND([.N$55];[.$D77]);[.$C$21];[.$C$22])/[.$B$12])" office:value-type="float" office:value="658">
            <text:p>658</text:p>
          </table:table-cell>
          <table:table-cell table:formula="of:=ROUND(IF(BITAND([.N$55];[.$D77]);[.$D$21];[.$D$22])/[.$B$12])" office:value-type="float" office:value="539">
            <text:p>539</text:p>
          </table:table-cell>
          <table:table-cell table:formula="of:=ROUND(IF(BITAND([.P$55];[.$D77]);[.$C$21];[.$C$22])/[.$B$12])" office:value-type="float" office:value="1252">
            <text:p>1252</text:p>
          </table:table-cell>
          <table:table-cell table:formula="of:=ROUND(IF(BITAND([.P$55];[.$D77]);[.$D$21];[.$D$22])/[.$B$12])" office:value-type="float" office:value="539">
            <text:p>539</text:p>
          </table:table-cell>
          <table:table-cell table:formula="of:=ROUND(IF(BITAND([.R$55];[.$D77]);[.$C$21];[.$C$22])/[.$B$12])" office:value-type="float" office:value="658">
            <text:p>658</text:p>
          </table:table-cell>
          <table:table-cell table:formula="of:=ROUND(IF(BITAND([.R$55];[.$D77]);[.$D$21];[.$D$22])/[.$B$12])" office:value-type="float" office:value="539">
            <text:p>539</text:p>
          </table:table-cell>
          <table:table-cell table:formula="of:=ROUND(IF(BITAND([.T$55];[.$D77]);[.$C$21];[.$C$22])/[.$B$12])" office:value-type="float" office:value="1252">
            <text:p>1252</text:p>
          </table:table-cell>
          <table:table-cell table:formula="of:=ROUND(IF(BITAND([.T$55];[.$D77]);[.$D$21];[.$D$22])/[.$B$12])" office:value-type="float" office:value="539">
            <text:p>539</text:p>
          </table:table-cell>
          <table:table-cell table:formula="of:=ROUND(IF(BITAND([.V$55];[.$D77]);[.$C$21];[.$C$22])/[.$B$12])" office:value-type="float" office:value="1252">
            <text:p>1252</text:p>
          </table:table-cell>
          <table:table-cell table:formula="of:=ROUND(IF(BITAND([.V$55];[.$D77]);[.$D$21];[.$D$22])/[.$B$12])" office:value-type="float" office:value="539">
            <text:p>539</text:p>
          </table:table-cell>
          <table:table-cell table:formula="of:=ROUND(IF(BITAND([.X$55];[.$D77]);[.$C$21];[.$C$22])/[.$B$12])" office:value-type="float" office:value="1252">
            <text:p>1252</text:p>
          </table:table-cell>
          <table:table-cell table:formula="of:=ROUND(IF(BITAND([.X$55];[.$D77]);[.$D$21];[.$D$22])/[.$B$12])" office:value-type="float" office:value="539">
            <text:p>539</text:p>
          </table:table-cell>
          <table:table-cell table:formula="of:=ROUND(IF(BITAND([.Z$55];[.$D77]);[.$C$21];[.$C$22])/[.$B$12])" office:value-type="float" office:value="658">
            <text:p>658</text:p>
          </table:table-cell>
          <table:table-cell table:formula="of:=ROUND(IF(BITAND([.Z$55];[.$D77]);[.$D$21];[.$D$22])/[.$B$12])" office:value-type="float" office:value="539">
            <text:p>539</text:p>
          </table:table-cell>
          <table:table-cell table:formula="of:=ROUND(IF(BITAND([.AB$55];[.$D77]);[.$C$21];[.$C$22])/[.$B$12])" office:value-type="float" office:value="1252">
            <text:p>1252</text:p>
          </table:table-cell>
          <table:table-cell table:formula="of:=ROUND(IF(BITAND([.AB$55];[.$D77]);[.$D$21];[.$D$22])/[.$B$12])" office:value-type="float" office:value="539">
            <text:p>539</text:p>
          </table:table-cell>
          <table:table-cell table:formula="of:=ROUND(IF(BITAND([.AD$55];[.$D77]);[.$C$21];[.$C$22])/[.$B$12])" office:value-type="float" office:value="658">
            <text:p>658</text:p>
          </table:table-cell>
          <table:table-cell table:formula="of:=ROUND(IF(BITAND([.AD$55];[.$D77]);[.$D$21];[.$D$22])/[.$B$12])" office:value-type="float" office:value="539">
            <text:p>539</text:p>
          </table:table-cell>
          <table:table-cell table:formula="of:=ROUND(IF(BITAND([.AF$55];[.$D77]);[.$C$21];[.$C$22])/[.$B$12])" office:value-type="float" office:value="658">
            <text:p>658</text:p>
          </table:table-cell>
          <table:table-cell table:formula="of:=ROUND(IF(BITAND([.AF$55];[.$D77]);[.$D$21];[.$D$22])/[.$B$12])" office:value-type="float" office:value="539">
            <text:p>539</text:p>
          </table:table-cell>
          <table:table-cell table:formula="of:=ROUND(IF(BITAND([.AH$55];[.$D77]);[.$C$21];[.$C$22])/[.$B$12])" office:value-type="float" office:value="1252">
            <text:p>1252</text:p>
          </table:table-cell>
          <table:table-cell table:formula="of:=ROUND(IF(BITAND([.AH$55];[.$D77]);[.$D$21];[.$D$22])/[.$B$12])" office:value-type="float" office:value="539">
            <text:p>539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2"/>
        </table:table-row>
      </table:table>
      <table:table table:name="dvdk7" table:style-name="ta1"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32" table:default-cell-style-name="Default"/>
        <table:table-row table:style-name="ro1" table:number-rows-repeated="11">
          <table:table-cell table:number-columns-repeated="37"/>
        </table:table-row>
        <table:table-row table:style-name="ro1">
          <table:table-cell table:style-name="ce1" office:value-type="string">
            <text:p>period</text:p>
          </table:table-cell>
          <table:table-cell table:style-name="ce1" office:value-type="float" office:value="1">
            <text:p>1</text:p>
          </table:table-cell>
          <table:table-cell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amsung_00008E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bits</text:p>
          </table:table-cell>
          <table:table-cell office:value-type="float" office:value="16">
            <text:p>16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SPACE_ENC|CONST_LENGTH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eps</text:p>
          </table:table-cell>
          <table:table-cell office:value-type="float" office:value="30">
            <text:p>30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aeps</text:p>
          </table:table-cell>
          <table:table-cell office:value-type="float" office:value="100">
            <text:p>100</text:p>
          </table:table-cell>
          <table:table-cell table:number-columns-repeated="34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 office:value-type="string">
            <text:p>header</text:p>
          </table:table-cell>
          <table:table-cell office:value-type="float" office:value="4551">
            <text:p>4551</text:p>
          </table:table-cell>
          <table:table-cell office:value-type="float" office:value="4448">
            <text:p>4448</text:p>
          </table:table-cell>
          <table:table-cell/>
          <table:table-cell table:style-name="ce1" table:formula="of:=ROUND([.C20]/[.$B$12])" office:value-type="float" office:value="4551">
            <text:p>4551</text:p>
          </table:table-cell>
          <table:table-cell table:style-name="ce1" table:formula="of:=ROUND([.D20]/[.$B$12])" office:value-type="float" office:value="4448">
            <text:p>4448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one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1654">
            <text:p>1654</text:p>
          </table:table-cell>
          <table:table-cell/>
          <table:table-cell table:style-name="ce1" table:formula="of:=ROUND([.C21]/[.$B$12])" office:value-type="float" office:value="597">
            <text:p>597</text:p>
          </table:table-cell>
          <table:table-cell table:style-name="ce1" table:formula="of:=ROUND([.D21]/[.$B$12])" office:value-type="float" office:value="1654">
            <text:p>1654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zero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25">
            <text:p>525</text:p>
          </table:table-cell>
          <table:table-cell/>
          <table:table-cell table:style-name="ce1" table:formula="of:=ROUND([.C22]/[.$B$12])" office:value-type="float" office:value="597">
            <text:p>597</text:p>
          </table:table-cell>
          <table:table-cell table:style-name="ce1" table:formula="of:=ROUND([.D22]/[.$B$12])" office:value-type="float" office:value="525">
            <text:p>525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ptrail</text:p>
          </table:table-cell>
          <table:table-cell office:value-type="float" office:value="635">
            <text:p>635</text:p>
          </table:table-cell>
          <table:table-cell table:number-columns-repeated="34"/>
        </table:table-row>
        <table:table-row table:style-name="ro1">
          <table:table-cell table:number-columns-repeated="37"/>
        </table:table-row>
        <table:table-row table:style-name="ro2">
          <table:table-cell/>
          <table:table-cell office:value-type="string">
            <text:p>pre_data_bit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H25]*2" office:value-type="float" office:value="32768">
            <text:p>32768</text:p>
          </table:table-cell>
          <table:table-cell/>
          <table:table-cell table:formula="of:=[.J25]*2" office:value-type="float" office:value="16384">
            <text:p>16384</text:p>
          </table:table-cell>
          <table:table-cell/>
          <table:table-cell table:formula="of:=[.L25]*2" office:value-type="float" office:value="8192">
            <text:p>8192</text:p>
          </table:table-cell>
          <table:table-cell/>
          <table:table-cell table:formula="of:=[.N25]*2" office:value-type="float" office:value="4096">
            <text:p>4096</text:p>
          </table:table-cell>
          <table:table-cell/>
          <table:table-cell table:formula="of:=[.P25]*2" office:value-type="float" office:value="2048">
            <text:p>2048</text:p>
          </table:table-cell>
          <table:table-cell/>
          <table:table-cell table:formula="of:=[.R25]*2" office:value-type="float" office:value="1024">
            <text:p>1024</text:p>
          </table:table-cell>
          <table:table-cell/>
          <table:table-cell table:formula="of:=[.T25]*2" office:value-type="float" office:value="512">
            <text:p>512</text:p>
          </table:table-cell>
          <table:table-cell/>
          <table:table-cell table:formula="of:=[.V25]*2" office:value-type="float" office:value="256">
            <text:p>256</text:p>
          </table:table-cell>
          <table:table-cell/>
          <table:table-cell table:formula="of:=[.X25]*2" office:value-type="float" office:value="128">
            <text:p>128</text:p>
          </table:table-cell>
          <table:table-cell/>
          <table:table-cell table:formula="of:=[.Z25]*2" office:value-type="float" office:value="64">
            <text:p>64</text:p>
          </table:table-cell>
          <table:table-cell/>
          <table:table-cell table:formula="of:=[.AB25]*2" office:value-type="float" office:value="32">
            <text:p>32</text:p>
          </table:table-cell>
          <table:table-cell/>
          <table:table-cell table:formula="of:=[.AD25]*2" office:value-type="float" office:value="16">
            <text:p>16</text:p>
          </table:table-cell>
          <table:table-cell/>
          <table:table-cell table:formula="of:=[.AF25]*2" office:value-type="float" office:value="8">
            <text:p>8</text:p>
          </table:table-cell>
          <table:table-cell/>
          <table:table-cell table:formula="of:=[.AH25]*2" office:value-type="float" office:value="4">
            <text:p>4</text:p>
          </table:table-cell>
          <table:table-cell/>
          <table:table-cell table:formula="of:=[.AJ25]*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efix</text:p>
          </table:table-cell>
          <table:table-cell office:value-type="string">
            <text:p>pre_data</text:p>
          </table:table-cell>
          <table:table-cell office:value-type="string">
            <text:p>0xA0A0</text:p>
          </table:table-cell>
          <table:table-cell table:style-name="ce1" table:formula="of:=DECIMAL(RIGHT([.C26];4); 16)" office:value-type="float" office:value="41120">
            <text:p>41120</text:p>
          </table:table-cell>
          <table:table-cell/>
          <table:table-cell table:formula="of:=ROUND([.$C$21]/[.$B$12])" office:value-type="float" office:value="597">
            <text:p>597</text:p>
          </table:table-cell>
          <table:table-cell table:formula="of:=ROUND(IF(BITAND([.F$25];[.$D2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2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2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2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2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26]);[.$D$21];[.$D$22])/[.$B$12])" office:value-type="float" office:value="525">
            <text:p>525</text:p>
          </table:table-cell>
        </table:table-row>
        <table:table-row table:style-name="ro1">
          <table:table-cell/>
          <table:table-cell office:value-type="string">
            <text:p>gap</text:p>
          </table:table-cell>
          <table:table-cell office:value-type="float" office:value="113837">
            <text:p>113837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toggle_bit_mask</text:p>
          </table:table-cell>
          <table:table-cell office:value-type="string">
            <text:p>0x0</text:p>
          </table:table-cell>
          <table:table-cell table:number-columns-repeated="34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open</text:p>
          </table:table-cell>
          <table:table-cell office:value-type="string">
            <text:p>OPEN/CLOSE</text:p>
          </table:table-cell>
          <table:table-cell office:value-type="string">
            <text:p>0x4CB3</text:p>
          </table:table-cell>
          <table:table-cell table:style-name="ce1" table:formula="of:=DECIMAL(RIGHT([.C30];4); 16)" office:value-type="float" office:value="19635">
            <text:p>1963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0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0x8C73</text:p>
          </table:table-cell>
          <table:table-cell table:style-name="ce1" table:formula="of:=DECIMAL(RIGHT([.C31];4); 16)" office:value-type="float" office:value="35955">
            <text:p>359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1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tv_vcr</text:p>
          </table:table-cell>
          <table:table-cell office:value-type="string">
            <text:p>TV/VCR</text:p>
          </table:table-cell>
          <table:table-cell office:value-type="string">
            <text:p>0x807F</text:p>
          </table:table-cell>
          <table:table-cell table:style-name="ce1" table:formula="of:=DECIMAL(RIGHT([.C32];4); 16)" office:value-type="float" office:value="32895">
            <text:p>3289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2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dvd</text:p>
          </table:table-cell>
          <table:table-cell office:value-type="string">
            <text:p>DVD</text:p>
          </table:table-cell>
          <table:table-cell office:value-type="string">
            <text:p>0xAA55</text:p>
          </table:table-cell>
          <table:table-cell table:style-name="ce1" table:formula="of:=DECIMAL(RIGHT([.C33];4); 16)" office:value-type="float" office:value="43605">
            <text:p>4360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3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vcr</text:p>
          </table:table-cell>
          <table:table-cell office:value-type="string">
            <text:p>VCR</text:p>
          </table:table-cell>
          <table:table-cell office:value-type="string">
            <text:p>0x14EB</text:p>
          </table:table-cell>
          <table:table-cell table:style-name="ce1" table:formula="of:=DECIMAL(RIGHT([.C34];4); 16)" office:value-type="float" office:value="5355">
            <text:p>53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4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backward</text:p>
          </table:table-cell>
          <table:table-cell office:value-type="string">
            <text:p>FBACKWARD</text:p>
          </table:table-cell>
          <table:table-cell office:value-type="string">
            <text:p>0x18E7</text:p>
          </table:table-cell>
          <table:table-cell table:style-name="ce1" table:formula="of:=DECIMAL(RIGHT([.C35];4); 16)" office:value-type="float" office:value="6375">
            <text:p>637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5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playpause</text:p>
          </table:table-cell>
          <table:table-cell office:value-type="string">
            <text:p>PLAY_PAUSE</text:p>
          </table:table-cell>
          <table:table-cell office:value-type="string">
            <text:p>0x9867</text:p>
          </table:table-cell>
          <table:table-cell table:style-name="ce1" table:formula="of:=DECIMAL(RIGHT([.C36];4); 16)" office:value-type="float" office:value="39015">
            <text:p>3901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6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stop</text:p>
          </table:table-cell>
          <table:table-cell office:value-type="string">
            <text:p>STOP</text:p>
          </table:table-cell>
          <table:table-cell office:value-type="string">
            <text:p>0xA857</text:p>
          </table:table-cell>
          <table:table-cell table:style-name="ce1" table:formula="of:=DECIMAL(RIGHT([.C37];4); 16)" office:value-type="float" office:value="43095">
            <text:p>4309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7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FFORWARD</text:p>
          </table:table-cell>
          <table:table-cell office:value-type="string">
            <text:p>0x58A7</text:p>
          </table:table-cell>
          <table:table-cell table:style-name="ce1" table:formula="of:=DECIMAL(RIGHT([.C38];4); 16)" office:value-type="float" office:value="22695">
            <text:p>2269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8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menu</text:p>
          </table:table-cell>
          <table:table-cell office:value-type="string">
            <text:p>MENU</text:p>
          </table:table-cell>
          <table:table-cell office:value-type="string">
            <text:p>0x16E9</text:p>
          </table:table-cell>
          <table:table-cell table:style-name="ce1" table:formula="of:=DECIMAL(RIGHT([.C39];4); 16)" office:value-type="float" office:value="5865">
            <text:p>586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3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3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39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subtitle</text:p>
          </table:table-cell>
          <table:table-cell office:value-type="string">
            <text:p>SUBTITLE</text:p>
          </table:table-cell>
          <table:table-cell office:value-type="string">
            <text:p>0x44BB</text:p>
          </table:table-cell>
          <table:table-cell table:style-name="ce1" table:formula="of:=DECIMAL(RIGHT([.C40];4); 16)" office:value-type="float" office:value="17595">
            <text:p>1759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0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INFO</text:p>
          </table:table-cell>
          <table:table-cell office:value-type="string">
            <text:p>0x7887</text:p>
          </table:table-cell>
          <table:table-cell table:style-name="ce1" table:formula="of:=DECIMAL(RIGHT([.C41];4); 16)" office:value-type="float" office:value="30855">
            <text:p>308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1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RETURN</text:p>
          </table:table-cell>
          <table:table-cell office:value-type="string">
            <text:p>0xB847</text:p>
          </table:table-cell>
          <table:table-cell table:style-name="ce1" table:formula="of:=DECIMAL(RIGHT([.C42];4); 16)" office:value-type="float" office:value="47175">
            <text:p>4717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2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string">
            <text:p>UP</text:p>
          </table:table-cell>
          <table:table-cell office:value-type="string">
            <text:p>0x34CB</text:p>
          </table:table-cell>
          <table:table-cell table:style-name="ce1" table:formula="of:=DECIMAL(RIGHT([.C43];4); 16)" office:value-type="float" office:value="13515">
            <text:p>1351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3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string">
            <text:p>DOWN</text:p>
          </table:table-cell>
          <table:table-cell office:value-type="string">
            <text:p>0xB44B</text:p>
          </table:table-cell>
          <table:table-cell table:style-name="ce1" table:formula="of:=DECIMAL(RIGHT([.C44];4); 16)" office:value-type="float" office:value="46155">
            <text:p>461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4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left</text:p>
          </table:table-cell>
          <table:table-cell office:value-type="string">
            <text:p>LEFT</text:p>
          </table:table-cell>
          <table:table-cell office:value-type="string">
            <text:p>0xE817</text:p>
          </table:table-cell>
          <table:table-cell table:style-name="ce1" table:formula="of:=DECIMAL(RIGHT([.C45];4); 16)" office:value-type="float" office:value="59415">
            <text:p>5941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5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RIGHT</text:p>
          </table:table-cell>
          <table:table-cell office:value-type="string">
            <text:p>0xC837</text:p>
          </table:table-cell>
          <table:table-cell table:style-name="ce1" table:formula="of:=DECIMAL(RIGHT([.C46];4); 16)" office:value-type="float" office:value="51255">
            <text:p>512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6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0xC23D</text:p>
          </table:table-cell>
          <table:table-cell table:style-name="ce1" table:formula="of:=DECIMAL(RIGHT([.C47];4); 16)" office:value-type="float" office:value="49725">
            <text:p>4972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7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7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7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REC</text:p>
          </table:table-cell>
          <table:table-cell office:value-type="string">
            <text:p>0x28D7</text:p>
          </table:table-cell>
          <table:table-cell table:style-name="ce1" table:formula="of:=DECIMAL(RIGHT([.C48];4); 16)" office:value-type="float" office:value="10455">
            <text:p>1045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8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8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8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ED</text:p>
          </table:table-cell>
          <table:table-cell office:value-type="string">
            <text:p>0x5CA3</text:p>
          </table:table-cell>
          <table:table-cell table:style-name="ce1" table:formula="of:=DECIMAL(RIGHT([.C49];4); 16)" office:value-type="float" office:value="23715">
            <text:p>2371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49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49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49]);[.$D$21];[.$D$22])/[.$B$12])" office:value-type="float" office:value="1654">
            <text:p>1654</text:p>
          </table:table-cell>
        </table:table-row>
        <table:table-row table:style-name="ro2">
          <table:table-cell office:value-type="string">
            <text:p>ez_view</text:p>
          </table:table-cell>
          <table:table-cell office:value-type="string">
            <text:p>EZ_VIEW</text:p>
          </table:table-cell>
          <table:table-cell office:value-type="string">
            <text:p>0xF807</text:p>
          </table:table-cell>
          <table:table-cell table:style-name="ce1" table:formula="of:=DECIMAL(RIGHT([.C50];4); 16)" office:value-type="float" office:value="63495">
            <text:p>6349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0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0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0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disc_menu</text:p>
          </table:table-cell>
          <table:table-cell office:value-type="string">
            <text:p>DISC_MENU</text:p>
          </table:table-cell>
          <table:table-cell office:value-type="string">
            <text:p>0x06F9</text:p>
          </table:table-cell>
          <table:table-cell table:style-name="ce1" table:formula="of:=DECIMAL(RIGHT([.C51];4); 16)" office:value-type="float" office:value="1785">
            <text:p>178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1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1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1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timer</text:p>
          </table:table-cell>
          <table:table-cell office:value-type="string">
            <text:p>TIMER</text:p>
          </table:table-cell>
          <table:table-cell office:value-type="string">
            <text:p>0xA25D</text:p>
          </table:table-cell>
          <table:table-cell table:style-name="ce1" table:formula="of:=DECIMAL(RIGHT([.C52];4); 16)" office:value-type="float" office:value="41565">
            <text:p>4156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2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2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2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ANGLE</text:p>
          </table:table-cell>
          <table:table-cell office:value-type="string">
            <text:p>0x6897</text:p>
          </table:table-cell>
          <table:table-cell table:style-name="ce1" table:formula="of:=DECIMAL(RIGHT([.C53];4); 16)" office:value-type="float" office:value="26775">
            <text:p>2677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3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3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3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string">
            <text:p>MODE_REPEAT</text:p>
          </table:table-cell>
          <table:table-cell office:value-type="string">
            <text:p>0x6699</text:p>
          </table:table-cell>
          <table:table-cell table:style-name="ce1" table:formula="of:=DECIMAL(RIGHT([.C54];4); 16)" office:value-type="float" office:value="26265">
            <text:p>2626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4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4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4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MARK_SEARCH</text:p>
          </table:table-cell>
          <table:table-cell office:value-type="string">
            <text:p>0xD42B</text:p>
          </table:table-cell>
          <table:table-cell table:style-name="ce1" table:formula="of:=DECIMAL(RIGHT([.C55];4); 16)" office:value-type="float" office:value="54315">
            <text:p>5431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5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5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5]);[.$D$21];[.$D$22])/[.$B$12])" office:value-type="float" office:value="1654">
            <text:p>1654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POWER</text:p>
          </table:table-cell>
          <table:table-cell office:value-type="string">
            <text:p>0x12ED</text:p>
          </table:table-cell>
          <table:table-cell table:style-name="ce1" table:formula="of:=DECIMAL(RIGHT([.C56];4); 16)" office:value-type="float" office:value="4845">
            <text:p>4845</text:p>
          </table:table-cell>
          <table:table-cell/>
          <table:table-cell table:formula="of:=[.$F$21]" office:value-type="float" office:value="597">
            <text:p>597</text:p>
          </table:table-cell>
          <table:table-cell table:formula="of:=ROUND(IF(BITAND([.F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H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J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L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N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P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R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T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V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X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Z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B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D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F$25];[.$D56]);[.$D$21];[.$D$22])/[.$B$12])" office:value-type="float" office:value="1654">
            <text:p>1654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H$25];[.$D56]);[.$D$21];[.$D$22])/[.$B$12])" office:value-type="float" office:value="525">
            <text:p>525</text:p>
          </table:table-cell>
          <table:table-cell table:formula="of:=ROUND([.$C$21]/[.$B$12])" office:value-type="float" office:value="597">
            <text:p>597</text:p>
          </table:table-cell>
          <table:table-cell table:formula="of:=ROUND(IF(BITAND([.AJ$25];[.$D56]);[.$D$21];[.$D$22])/[.$B$12])" office:value-type="float" office:value="1654">
            <text:p>1654</text:p>
          </table:table-cell>
        </table:table-row>
        <table:table-row table:style-name="ro1" table:number-rows-repeated="13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9T19:37:11</meta:creation-date>
    <dc:date>2013-08-24T23:08:33</dc:date>
    <meta:editing-duration>PT3H48M8S</meta:editing-duration>
    <meta:editing-cycles>20</meta:editing-cycles>
    <meta:generator>LibreOffice/3.5$Linux_X86_64 LibreOffice_project/350m1$Build-2</meta:generator>
    <meta:document-statistic meta:table-count="5" meta:cell-count="10417" meta:object-count="0"/>
  </office:meta>
</office:document-meta>
</file>